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453in"/>
    </style:style>
    <style:style style:name="co2" style:family="table-column">
      <style:table-column-properties fo:break-before="auto" style:column-width="1.0429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0.881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ench-all-sav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Memory usage</text:p>
          </table:table-cell>
          <table:table-cell office:value-type="string" calcext:value-type="string">
            <text:p>Memory size</text:p>
          </table:table-cell>
          <table:table-cell office:value-type="string" calcext:value-type="string">
            <text:p>Block 1 ratio</text:p>
          </table:table-cell>
          <table:table-cell office:value-type="string" calcext:value-type="string">
            <text:p>Average (us)</text:p>
          </table:table-cell>
          <table:table-cell office:value-type="string" calcext:value-type="string">
            <text:p>Low 95th (us)</text:p>
          </table:table-cell>
          <table:table-cell office:value-type="string" calcext:value-type="string">
            <text:p>High 95th (us)</text:p>
          </table:table-cell>
          <table:table-cell office:value-type="string" calcext:value-type="string">
            <text:p>Std dev (us)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78.145108" calcext:value-type="float">
            <text:p>78.145108</text:p>
          </table:table-cell>
          <table:table-cell office:value-type="float" office:value="87.966" calcext:value-type="float">
            <text:p>87.966</text:p>
          </table:table-cell>
          <table:table-cell office:value-type="float" office:value="69.349" calcext:value-type="float">
            <text:p>69.349</text:p>
          </table:table-cell>
          <table:table-cell office:value-type="float" office:value="5.8063512" calcext:value-type="float">
            <text:p>5.8063512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85.382336" calcext:value-type="float">
            <text:p>85.382336</text:p>
          </table:table-cell>
          <table:table-cell office:value-type="float" office:value="97.555" calcext:value-type="float">
            <text:p>97.555</text:p>
          </table:table-cell>
          <table:table-cell office:value-type="float" office:value="70.621" calcext:value-type="float">
            <text:p>70.621</text:p>
          </table:table-cell>
          <table:table-cell office:value-type="float" office:value="8.423979" calcext:value-type="float">
            <text:p>8.423979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90.602548" calcext:value-type="float">
            <text:p>90.602548</text:p>
          </table:table-cell>
          <table:table-cell office:value-type="float" office:value="108.131" calcext:value-type="float">
            <text:p>108.131</text:p>
          </table:table-cell>
          <table:table-cell office:value-type="float" office:value="72.976" calcext:value-type="float">
            <text:p>72.976</text:p>
          </table:table-cell>
          <table:table-cell office:value-type="float" office:value="10.686424" calcext:value-type="float">
            <text:p>10.686424</text:p>
          </table:table-cell>
        </table:table-row>
        <table:table-row table:style-name="ro1">
          <table:table-cell office:value-type="string" calcext:value-type="string">
            <text:p>23AllocatorBenchmark_FreeI23BitmapAllocatorFirstFit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31.73808" calcext:value-type="float">
            <text:p>31.73808</text:p>
          </table:table-cell>
          <table:table-cell office:value-type="float" office:value="32.733" calcext:value-type="float">
            <text:p>32.733</text:p>
          </table:table-cell>
          <table:table-cell office:value-type="float" office:value="31.208" calcext:value-type="float">
            <text:p>31.208</text:p>
          </table:table-cell>
          <table:table-cell office:value-type="float" office:value="0.53248078" calcext:value-type="float">
            <text:p>0.53248078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46.724288" calcext:value-type="float">
            <text:p>46.724288</text:p>
          </table:table-cell>
          <table:table-cell office:value-type="float" office:value="57.508" calcext:value-type="float">
            <text:p>57.508</text:p>
          </table:table-cell>
          <table:table-cell office:value-type="float" office:value="39.855" calcext:value-type="float">
            <text:p>39.855</text:p>
          </table:table-cell>
          <table:table-cell office:value-type="float" office:value="5.970143" calcext:value-type="float">
            <text:p>5.970143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46.603848" calcext:value-type="float">
            <text:p>46.603848</text:p>
          </table:table-cell>
          <table:table-cell office:value-type="float" office:value="64.426" calcext:value-type="float">
            <text:p>64.426</text:p>
          </table:table-cell>
          <table:table-cell office:value-type="float" office:value="39.415" calcext:value-type="float">
            <text:p>39.415</text:p>
          </table:table-cell>
          <table:table-cell office:value-type="float" office:value="8.1511216" calcext:value-type="float">
            <text:p>8.1511216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78.854416" calcext:value-type="float">
            <text:p>78.854416</text:p>
          </table:table-cell>
          <table:table-cell office:value-type="float" office:value="125.521" calcext:value-type="float">
            <text:p>125.521</text:p>
          </table:table-cell>
          <table:table-cell office:value-type="float" office:value="49.776" calcext:value-type="float">
            <text:p>49.776</text:p>
          </table:table-cell>
          <table:table-cell office:value-type="float" office:value="26.86997" calcext:value-type="float">
            <text:p>26.86997</text:p>
          </table:table-cell>
        </table:table-row>
        <table:table-row table:style-name="ro1">
          <table:table-cell office:value-type="string" calcext:value-type="string">
            <text:p>23AllocatorBenchmark_FreeI22BitmapAllocatorNextFit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31.790772" calcext:value-type="float">
            <text:p>31.790772</text:p>
          </table:table-cell>
          <table:table-cell office:value-type="float" office:value="32.774" calcext:value-type="float">
            <text:p>32.774</text:p>
          </table:table-cell>
          <table:table-cell office:value-type="float" office:value="31.327" calcext:value-type="float">
            <text:p>31.327</text:p>
          </table:table-cell>
          <table:table-cell office:value-type="float" office:value="0.50682047" calcext:value-type="float">
            <text:p>0.50682047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165.60716" calcext:value-type="float">
            <text:p>165.60716</text:p>
          </table:table-cell>
          <table:table-cell office:value-type="float" office:value="179.569" calcext:value-type="float">
            <text:p>179.569</text:p>
          </table:table-cell>
          <table:table-cell office:value-type="float" office:value="153.957" calcext:value-type="float">
            <text:p>153.957</text:p>
          </table:table-cell>
          <table:table-cell office:value-type="float" office:value="7.7221533" calcext:value-type="float">
            <text:p>7.7221533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197.54397" calcext:value-type="float">
            <text:p>197.54397</text:p>
          </table:table-cell>
          <table:table-cell office:value-type="float" office:value="216.297" calcext:value-type="float">
            <text:p>216.297</text:p>
          </table:table-cell>
          <table:table-cell office:value-type="float" office:value="180.519" calcext:value-type="float">
            <text:p>180.519</text:p>
          </table:table-cell>
          <table:table-cell office:value-type="float" office:value="11.619896" calcext:value-type="float">
            <text:p>11.619896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214.4328" calcext:value-type="float">
            <text:p>214.4328</text:p>
          </table:table-cell>
          <table:table-cell office:value-type="float" office:value="238.929" calcext:value-type="float">
            <text:p>238.929</text:p>
          </table:table-cell>
          <table:table-cell office:value-type="float" office:value="191.349" calcext:value-type="float">
            <text:p>191.349</text:p>
          </table:table-cell>
          <table:table-cell office:value-type="float" office:value="15.518824" calcext:value-type="float">
            <text:p>15.518824</text:p>
          </table:table-cell>
        </table:table-row>
        <table:table-row table:style-name="ro1">
          <table:table-cell office:value-type="string" calcext:value-type="string">
            <text:p>23AllocatorBenchmark_FreeI22BitmapAllocatorBestFit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31.888548" calcext:value-type="float">
            <text:p>31.888548</text:p>
          </table:table-cell>
          <table:table-cell office:value-type="float" office:value="33.005" calcext:value-type="float">
            <text:p>33.005</text:p>
          </table:table-cell>
          <table:table-cell office:value-type="float" office:value="31.207" calcext:value-type="float">
            <text:p>31.207</text:p>
          </table:table-cell>
          <table:table-cell office:value-type="float" office:value="0.62224108" calcext:value-type="float">
            <text:p>0.62224108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245.44285" calcext:value-type="float">
            <text:p>245.44285</text:p>
          </table:table-cell>
          <table:table-cell office:value-type="float" office:value="267.563" calcext:value-type="float">
            <text:p>267.563</text:p>
          </table:table-cell>
          <table:table-cell office:value-type="float" office:value="223.972" calcext:value-type="float">
            <text:p>223.972</text:p>
          </table:table-cell>
          <table:table-cell office:value-type="float" office:value="13.229542" calcext:value-type="float">
            <text:p>13.229542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281.9223" calcext:value-type="float">
            <text:p>281.9223</text:p>
          </table:table-cell>
          <table:table-cell office:value-type="float" office:value="327.595" calcext:value-type="float">
            <text:p>327.595</text:p>
          </table:table-cell>
          <table:table-cell office:value-type="float" office:value="234.64" calcext:value-type="float">
            <text:p>234.64</text:p>
          </table:table-cell>
          <table:table-cell office:value-type="float" office:value="30.138786" calcext:value-type="float">
            <text:p>30.138786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278.33978" calcext:value-type="float">
            <text:p>278.33978</text:p>
          </table:table-cell>
          <table:table-cell office:value-type="float" office:value="325.961" calcext:value-type="float">
            <text:p>325.961</text:p>
          </table:table-cell>
          <table:table-cell office:value-type="float" office:value="245.675" calcext:value-type="float">
            <text:p>245.675</text:p>
          </table:table-cell>
          <table:table-cell office:value-type="float" office:value="24.499197" calcext:value-type="float">
            <text:p>24.499197</text:p>
          </table:table-cell>
        </table:table-row>
        <table:table-row table:style-name="ro1">
          <table:table-cell office:value-type="string" calcext:value-type="string">
            <text:p>23AllocatorBenchmark_FreeI23BitmapAllocatorWorstFit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31.553464" calcext:value-type="float">
            <text:p>31.553464</text:p>
          </table:table-cell>
          <table:table-cell office:value-type="float" office:value="32.201" calcext:value-type="float">
            <text:p>32.201</text:p>
          </table:table-cell>
          <table:table-cell office:value-type="float" office:value="31.056" calcext:value-type="float">
            <text:p>31.056</text:p>
          </table:table-cell>
          <table:table-cell office:value-type="float" office:value="0.51753248" calcext:value-type="float">
            <text:p>0.51753248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37.213604" calcext:value-type="float">
            <text:p>37.213604</text:p>
          </table:table-cell>
          <table:table-cell office:value-type="float" office:value="39.014" calcext:value-type="float">
            <text:p>39.014</text:p>
          </table:table-cell>
          <table:table-cell office:value-type="float" office:value="35.653" calcext:value-type="float">
            <text:p>35.653</text:p>
          </table:table-cell>
          <table:table-cell office:value-type="float" office:value="1.0801984" calcext:value-type="float">
            <text:p>1.0801984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39.004228" calcext:value-type="float">
            <text:p>39.004228</text:p>
          </table:table-cell>
          <table:table-cell office:value-type="float" office:value="41.147" calcext:value-type="float">
            <text:p>41.147</text:p>
          </table:table-cell>
          <table:table-cell office:value-type="float" office:value="37.01" calcext:value-type="float">
            <text:p>37.01</text:p>
          </table:table-cell>
          <table:table-cell office:value-type="float" office:value="1.2876508" calcext:value-type="float">
            <text:p>1.2876508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39.413996" calcext:value-type="float">
            <text:p>39.413996</text:p>
          </table:table-cell>
          <table:table-cell office:value-type="float" office:value="42.211" calcext:value-type="float">
            <text:p>42.211</text:p>
          </table:table-cell>
          <table:table-cell office:value-type="float" office:value="37.248" calcext:value-type="float">
            <text:p>37.248</text:p>
          </table:table-cell>
          <table:table-cell office:value-type="float" office:value="1.6355864" calcext:value-type="float">
            <text:p>1.6355864</text:p>
          </table:table-cell>
        </table:table-row>
        <table:table-row table:style-name="ro1">
          <table:table-cell office:value-type="string" calcext:value-type="string">
            <text:p>23AllocatorBenchmark_FreeI14BuddyAllocator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37.843" calcext:value-type="float">
            <text:p>37.843</text:p>
          </table:table-cell>
          <table:table-cell office:value-type="float" office:value="39.508" calcext:value-type="float">
            <text:p>39.508</text:p>
          </table:table-cell>
          <table:table-cell office:value-type="float" office:value="36.65" calcext:value-type="float">
            <text:p>36.65</text:p>
          </table:table-cell>
          <table:table-cell office:value-type="float" office:value="0.88008086" calcext:value-type="float">
            <text:p>0.88008086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50.77866" calcext:value-type="float">
            <text:p>50.77866</text:p>
          </table:table-cell>
          <table:table-cell office:value-type="float" office:value="53.624" calcext:value-type="float">
            <text:p>53.624</text:p>
          </table:table-cell>
          <table:table-cell office:value-type="float" office:value="48.214" calcext:value-type="float">
            <text:p>48.214</text:p>
          </table:table-cell>
          <table:table-cell office:value-type="float" office:value="1.626032" calcext:value-type="float">
            <text:p>1.626032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60.880912" calcext:value-type="float">
            <text:p>60.880912</text:p>
          </table:table-cell>
          <table:table-cell office:value-type="float" office:value="64.264" calcext:value-type="float">
            <text:p>64.264</text:p>
          </table:table-cell>
          <table:table-cell office:value-type="float" office:value="57.418" calcext:value-type="float">
            <text:p>57.418</text:p>
          </table:table-cell>
          <table:table-cell office:value-type="float" office:value="3.632215" calcext:value-type="float">
            <text:p>3.632215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68.80406" calcext:value-type="float">
            <text:p>68.80406</text:p>
          </table:table-cell>
          <table:table-cell office:value-type="float" office:value="73.428" calcext:value-type="float">
            <text:p>73.428</text:p>
          </table:table-cell>
          <table:table-cell office:value-type="float" office:value="64.555" calcext:value-type="float">
            <text:p>64.555</text:p>
          </table:table-cell>
          <table:table-cell office:value-type="float" office:value="2.7815431" calcext:value-type="float">
            <text:p>2.7815431</text:p>
          </table:table-cell>
        </table:table-row>
        <table:table-row table:style-name="ro1">
          <table:table-cell office:value-type="string" calcext:value-type="string">
            <text:p>23AllocatorBenchmark_FreeI27LinkedListAllocatorFirstFit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31.183524" calcext:value-type="float">
            <text:p>31.183524</text:p>
          </table:table-cell>
          <table:table-cell office:value-type="float" office:value="32.214" calcext:value-type="float">
            <text:p>32.214</text:p>
          </table:table-cell>
          <table:table-cell office:value-type="float" office:value="30.589" calcext:value-type="float">
            <text:p>30.589</text:p>
          </table:table-cell>
          <table:table-cell office:value-type="float" office:value="0.56063655" calcext:value-type="float">
            <text:p>0.56063655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31.146088" calcext:value-type="float">
            <text:p>31.146088</text:p>
          </table:table-cell>
          <table:table-cell office:value-type="float" office:value="33.206" calcext:value-type="float">
            <text:p>33.206</text:p>
          </table:table-cell>
          <table:table-cell office:value-type="float" office:value="29.602" calcext:value-type="float">
            <text:p>29.602</text:p>
          </table:table-cell>
          <table:table-cell office:value-type="float" office:value="1.1504811" calcext:value-type="float">
            <text:p>1.1504811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31.557996" calcext:value-type="float">
            <text:p>31.557996</text:p>
          </table:table-cell>
          <table:table-cell office:value-type="float" office:value="33.679" calcext:value-type="float">
            <text:p>33.679</text:p>
          </table:table-cell>
          <table:table-cell office:value-type="float" office:value="29.921" calcext:value-type="float">
            <text:p>29.921</text:p>
          </table:table-cell>
          <table:table-cell office:value-type="float" office:value="1.1449371" calcext:value-type="float">
            <text:p>1.1449371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33.782092" calcext:value-type="float">
            <text:p>33.782092</text:p>
          </table:table-cell>
          <table:table-cell office:value-type="float" office:value="36.451" calcext:value-type="float">
            <text:p>36.451</text:p>
          </table:table-cell>
          <table:table-cell office:value-type="float" office:value="31.53" calcext:value-type="float">
            <text:p>31.53</text:p>
          </table:table-cell>
          <table:table-cell office:value-type="float" office:value="1.4468586" calcext:value-type="float">
            <text:p>1.4468586</text:p>
          </table:table-cell>
        </table:table-row>
        <table:table-row table:style-name="ro1">
          <table:table-cell office:value-type="string" calcext:value-type="string">
            <text:p>23AllocatorBenchmark_FreeI26LinkedListAllocatorNextFit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31.415608" calcext:value-type="float">
            <text:p>31.415608</text:p>
          </table:table-cell>
          <table:table-cell office:value-type="float" office:value="32.652" calcext:value-type="float">
            <text:p>32.652</text:p>
          </table:table-cell>
          <table:table-cell office:value-type="float" office:value="30.744" calcext:value-type="float">
            <text:p>30.744</text:p>
          </table:table-cell>
          <table:table-cell office:value-type="float" office:value="0.65736409" calcext:value-type="float">
            <text:p>0.65736409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74.326268" calcext:value-type="float">
            <text:p>74.326268</text:p>
          </table:table-cell>
          <table:table-cell office:value-type="float" office:value="79.116" calcext:value-type="float">
            <text:p>79.116</text:p>
          </table:table-cell>
          <table:table-cell office:value-type="float" office:value="70.227" calcext:value-type="float">
            <text:p>70.227</text:p>
          </table:table-cell>
          <table:table-cell office:value-type="float" office:value="2.9403248" calcext:value-type="float">
            <text:p>2.9403248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91.028616" calcext:value-type="float">
            <text:p>91.028616</text:p>
          </table:table-cell>
          <table:table-cell office:value-type="float" office:value="98.418" calcext:value-type="float">
            <text:p>98.418</text:p>
          </table:table-cell>
          <table:table-cell office:value-type="float" office:value="85.434" calcext:value-type="float">
            <text:p>85.434</text:p>
          </table:table-cell>
          <table:table-cell office:value-type="float" office:value="4.3725158" calcext:value-type="float">
            <text:p>4.3725158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108.8944" calcext:value-type="float">
            <text:p>108.8944</text:p>
          </table:table-cell>
          <table:table-cell office:value-type="float" office:value="118.802" calcext:value-type="float">
            <text:p>118.802</text:p>
          </table:table-cell>
          <table:table-cell office:value-type="float" office:value="102.443" calcext:value-type="float">
            <text:p>102.443</text:p>
          </table:table-cell>
          <table:table-cell office:value-type="float" office:value="5.3463774" calcext:value-type="float">
            <text:p>5.3463774</text:p>
          </table:table-cell>
        </table:table-row>
        <table:table-row table:style-name="ro1">
          <table:table-cell office:value-type="string" calcext:value-type="string">
            <text:p>23AllocatorBenchmark_FreeI26LinkedListAllocatorBestFit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31.451492" calcext:value-type="float">
            <text:p>31.451492</text:p>
          </table:table-cell>
          <table:table-cell office:value-type="float" office:value="32.674" calcext:value-type="float">
            <text:p>32.674</text:p>
          </table:table-cell>
          <table:table-cell office:value-type="float" office:value="30.817" calcext:value-type="float">
            <text:p>30.817</text:p>
          </table:table-cell>
          <table:table-cell office:value-type="float" office:value="0.63742603" calcext:value-type="float">
            <text:p>0.63742603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76.769692" calcext:value-type="float">
            <text:p>76.769692</text:p>
          </table:table-cell>
          <table:table-cell office:value-type="float" office:value="82.113" calcext:value-type="float">
            <text:p>82.113</text:p>
          </table:table-cell>
          <table:table-cell office:value-type="float" office:value="71.35" calcext:value-type="float">
            <text:p>71.35</text:p>
          </table:table-cell>
          <table:table-cell office:value-type="float" office:value="3.4375072" calcext:value-type="float">
            <text:p>3.4375072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100.85748" calcext:value-type="float">
            <text:p>100.85748</text:p>
          </table:table-cell>
          <table:table-cell office:value-type="float" office:value="109.43" calcext:value-type="float">
            <text:p>109.43</text:p>
          </table:table-cell>
          <table:table-cell office:value-type="float" office:value="93.244" calcext:value-type="float">
            <text:p>93.244</text:p>
          </table:table-cell>
          <table:table-cell office:value-type="float" office:value="5.066819" calcext:value-type="float">
            <text:p>5.066819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122.78956" calcext:value-type="float">
            <text:p>122.78956</text:p>
          </table:table-cell>
          <table:table-cell office:value-type="float" office:value="134.173" calcext:value-type="float">
            <text:p>134.173</text:p>
          </table:table-cell>
          <table:table-cell office:value-type="float" office:value="114.051" calcext:value-type="float">
            <text:p>114.051</text:p>
          </table:table-cell>
          <table:table-cell office:value-type="float" office:value="6.6086404" calcext:value-type="float">
            <text:p>6.6086404</text:p>
          </table:table-cell>
        </table:table-row>
        <table:table-row table:style-name="ro1">
          <table:table-cell office:value-type="string" calcext:value-type="string">
            <text:p>23AllocatorBenchmark_FreeI27LinkedListAllocatorWorstFit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31.30136" calcext:value-type="float">
            <text:p>31.30136</text:p>
          </table:table-cell>
          <table:table-cell office:value-type="float" office:value="32.51" calcext:value-type="float">
            <text:p>32.51</text:p>
          </table:table-cell>
          <table:table-cell office:value-type="float" office:value="30.596" calcext:value-type="float">
            <text:p>30.596</text:p>
          </table:table-cell>
          <table:table-cell office:value-type="float" office:value="0.69671975" calcext:value-type="float">
            <text:p>0.69671975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70.207516" calcext:value-type="float">
            <text:p>70.207516</text:p>
          </table:table-cell>
          <table:table-cell office:value-type="float" office:value="75.949" calcext:value-type="float">
            <text:p>75.949</text:p>
          </table:table-cell>
          <table:table-cell office:value-type="float" office:value="64.87" calcext:value-type="float">
            <text:p>64.87</text:p>
          </table:table-cell>
          <table:table-cell office:value-type="float" office:value="3.2374366" calcext:value-type="float">
            <text:p>3.2374366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97.249636" calcext:value-type="float">
            <text:p>97.249636</text:p>
          </table:table-cell>
          <table:table-cell office:value-type="float" office:value="107.203" calcext:value-type="float">
            <text:p>107.203</text:p>
          </table:table-cell>
          <table:table-cell office:value-type="float" office:value="87.534" calcext:value-type="float">
            <text:p>87.534</text:p>
          </table:table-cell>
          <table:table-cell office:value-type="float" office:value="6.1643756" calcext:value-type="float">
            <text:p>6.1643756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125.53819" calcext:value-type="float">
            <text:p>125.53819</text:p>
          </table:table-cell>
          <table:table-cell office:value-type="float" office:value="140.527" calcext:value-type="float">
            <text:p>140.527</text:p>
          </table:table-cell>
          <table:table-cell office:value-type="float" office:value="111.369" calcext:value-type="float">
            <text:p>111.369</text:p>
          </table:table-cell>
          <table:table-cell office:value-type="float" office:value="8.5867166" calcext:value-type="float">
            <text:p>8.5867166</text:p>
          </table:table-cell>
        </table:table-row>
        <table:table-row table:style-name="ro1">
          <table:table-cell office:value-type="string" calcext:value-type="string">
            <text:p>23AllocatorBenchmark_FreeI12BSTAllocator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31.873084" calcext:value-type="float">
            <text:p>31.873084</text:p>
          </table:table-cell>
          <table:table-cell office:value-type="float" office:value="32.938" calcext:value-type="float">
            <text:p>32.938</text:p>
          </table:table-cell>
          <table:table-cell office:value-type="float" office:value="31.058" calcext:value-type="float">
            <text:p>31.058</text:p>
          </table:table-cell>
          <table:table-cell office:value-type="float" office:value="0.70092388" calcext:value-type="float">
            <text:p>0.70092388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98.476096" calcext:value-type="float">
            <text:p>98.476096</text:p>
          </table:table-cell>
          <table:table-cell office:value-type="float" office:value="105.119" calcext:value-type="float">
            <text:p>105.119</text:p>
          </table:table-cell>
          <table:table-cell office:value-type="float" office:value="91.882" calcext:value-type="float">
            <text:p>91.882</text:p>
          </table:table-cell>
          <table:table-cell office:value-type="float" office:value="4.1348593" calcext:value-type="float">
            <text:p>4.1348593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125.53653" calcext:value-type="float">
            <text:p>125.53653</text:p>
          </table:table-cell>
          <table:table-cell office:value-type="float" office:value="134.095" calcext:value-type="float">
            <text:p>134.095</text:p>
          </table:table-cell>
          <table:table-cell office:value-type="float" office:value="117.45" calcext:value-type="float">
            <text:p>117.45</text:p>
          </table:table-cell>
          <table:table-cell office:value-type="float" office:value="5.4156526" calcext:value-type="float">
            <text:p>5.4156526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148.1066" calcext:value-type="float">
            <text:p>148.1066</text:p>
          </table:table-cell>
          <table:table-cell office:value-type="float" office:value="158.866" calcext:value-type="float">
            <text:p>158.866</text:p>
          </table:table-cell>
          <table:table-cell office:value-type="float" office:value="138.191" calcext:value-type="float">
            <text:p>138.191</text:p>
          </table:table-cell>
          <table:table-cell office:value-type="float" office:value="6.4187359" calcext:value-type="float">
            <text:p>6.4187359</text:p>
          </table:table-cell>
        </table:table-row>
        <table:table-row table:style-name="ro1">
          <table:table-cell office:value-type="string" calcext:value-type="string">
            <text:p>23AllocatorBenchmark_FreeI13BBSTAllocator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35.982452" calcext:value-type="float">
            <text:p>35.982452</text:p>
          </table:table-cell>
          <table:table-cell office:value-type="float" office:value="37.026" calcext:value-type="float">
            <text:p>37.026</text:p>
          </table:table-cell>
          <table:table-cell office:value-type="float" office:value="35.167" calcext:value-type="float">
            <text:p>35.167</text:p>
          </table:table-cell>
          <table:table-cell office:value-type="float" office:value="0.66643044" calcext:value-type="float">
            <text:p>0.66643044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49.771896" calcext:value-type="float">
            <text:p>49.771896</text:p>
          </table:table-cell>
          <table:table-cell office:value-type="float" office:value="51.735" calcext:value-type="float">
            <text:p>51.735</text:p>
          </table:table-cell>
          <table:table-cell office:value-type="float" office:value="47.801" calcext:value-type="float">
            <text:p>47.801</text:p>
          </table:table-cell>
          <table:table-cell office:value-type="float" office:value="1.1701982" calcext:value-type="float">
            <text:p>1.1701982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51.244396" calcext:value-type="float">
            <text:p>51.244396</text:p>
          </table:table-cell>
          <table:table-cell office:value-type="float" office:value="53.72" calcext:value-type="float">
            <text:p>53.72</text:p>
          </table:table-cell>
          <table:table-cell office:value-type="float" office:value="48.871" calcext:value-type="float">
            <text:p>48.871</text:p>
          </table:table-cell>
          <table:table-cell office:value-type="float" office:value="1.5174199" calcext:value-type="float">
            <text:p>1.5174199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51.622256" calcext:value-type="float">
            <text:p>51.622256</text:p>
          </table:table-cell>
          <table:table-cell office:value-type="float" office:value="54.682" calcext:value-type="float">
            <text:p>54.682</text:p>
          </table:table-cell>
          <table:table-cell office:value-type="float" office:value="49.161" calcext:value-type="float">
            <text:p>49.161</text:p>
          </table:table-cell>
          <table:table-cell office:value-type="float" office:value="1.6738967" calcext:value-type="float">
            <text:p>1.6738967</text:p>
          </table:table-cell>
        </table:table-row>
        <table:table-row table:style-name="ro1">
          <table:table-cell office:value-type="string" calcext:value-type="string">
            <text:p>23AllocatorBenchmark_FreeI17DualBBSTAllocator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40.235212" calcext:value-type="float">
            <text:p>40.235212</text:p>
          </table:table-cell>
          <table:table-cell office:value-type="float" office:value="41.768" calcext:value-type="float">
            <text:p>41.768</text:p>
          </table:table-cell>
          <table:table-cell office:value-type="float" office:value="39.222" calcext:value-type="float">
            <text:p>39.222</text:p>
          </table:table-cell>
          <table:table-cell office:value-type="float" office:value="0.90969706" calcext:value-type="float">
            <text:p>0.90969706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5" calcext:value-type="float">
            <text:p>25</text:p>
          </table:table-cell>
          <table:table-cell office:value-type="float" office:value="61.913744" calcext:value-type="float">
            <text:p>61.913744</text:p>
          </table:table-cell>
          <table:table-cell office:value-type="float" office:value="70.17" calcext:value-type="float">
            <text:p>70.17</text:p>
          </table:table-cell>
          <table:table-cell office:value-type="float" office:value="53.651" calcext:value-type="float">
            <text:p>53.651</text:p>
          </table:table-cell>
          <table:table-cell office:value-type="float" office:value="4.8947131" calcext:value-type="float">
            <text:p>4.8947131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5" calcext:value-type="float">
            <text:p>25</text:p>
          </table:table-cell>
          <table:table-cell office:value-type="float" office:value="68.468416" calcext:value-type="float">
            <text:p>68.468416</text:p>
          </table:table-cell>
          <table:table-cell office:value-type="float" office:value="80.206" calcext:value-type="float">
            <text:p>80.206</text:p>
          </table:table-cell>
          <table:table-cell office:value-type="float" office:value="56.991" calcext:value-type="float">
            <text:p>56.991</text:p>
          </table:table-cell>
          <table:table-cell office:value-type="float" office:value="7.0619439" calcext:value-type="float">
            <text:p>7.0619439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5" calcext:value-type="float">
            <text:p>25</text:p>
          </table:table-cell>
          <table:table-cell office:value-type="float" office:value="71.120884" calcext:value-type="float">
            <text:p>71.120884</text:p>
          </table:table-cell>
          <table:table-cell office:value-type="float" office:value="85.35" calcext:value-type="float">
            <text:p>85.35</text:p>
          </table:table-cell>
          <table:table-cell office:value-type="float" office:value="59.065" calcext:value-type="float">
            <text:p>59.065</text:p>
          </table:table-cell>
          <table:table-cell office:value-type="float" office:value="7.9218639" calcext:value-type="float">
            <text:p>7.9218639</text:p>
          </table:table-cell>
        </table:table-row>
        <table:table-row table:style-name="ro1">
          <table:table-cell office:value-type="string" calcext:value-type="string">
            <text:p>23AllocatorBenchmark_FreeI23BitmapAllocatorFirstFit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25" calcext:value-type="float">
            <text:p>25</text:p>
          </table:table-cell>
          <table:table-cell office:value-type="float" office:value="32.282604" calcext:value-type="float">
            <text:p>32.282604</text:p>
          </table:table-cell>
          <table:table-cell office:value-type="float" office:value="32.916" calcext:value-type="float">
            <text:p>32.916</text:p>
          </table:table-cell>
          <table:table-cell office:value-type="float" office:value="30.998" calcext:value-type="float">
            <text:p>30.998</text:p>
          </table:table-cell>
          <table:table-cell office:value-type="float" office:value="4.4895309" calcext:value-type="float">
            <text:p>4.4895309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5" calcext:value-type="float">
            <text:p>25</text:p>
          </table:table-cell>
          <table:table-cell office:value-type="float" office:value="43.669988" calcext:value-type="float">
            <text:p>43.669988</text:p>
          </table:table-cell>
          <table:table-cell office:value-type="float" office:value="55.203" calcext:value-type="float">
            <text:p>55.203</text:p>
          </table:table-cell>
          <table:table-cell office:value-type="float" office:value="37.03" calcext:value-type="float">
            <text:p>37.03</text:p>
          </table:table-cell>
          <table:table-cell office:value-type="float" office:value="6.0353785" calcext:value-type="float">
            <text:p>6.0353785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5" calcext:value-type="float">
            <text:p>25</text:p>
          </table:table-cell>
          <table:table-cell office:value-type="float" office:value="42.947224" calcext:value-type="float">
            <text:p>42.947224</text:p>
          </table:table-cell>
          <table:table-cell office:value-type="float" office:value="55.57" calcext:value-type="float">
            <text:p>55.57</text:p>
          </table:table-cell>
          <table:table-cell office:value-type="float" office:value="36.903" calcext:value-type="float">
            <text:p>36.903</text:p>
          </table:table-cell>
          <table:table-cell office:value-type="float" office:value="7.1563596" calcext:value-type="float">
            <text:p>7.1563596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5" calcext:value-type="float">
            <text:p>25</text:p>
          </table:table-cell>
          <table:table-cell office:value-type="float" office:value="61.273444" calcext:value-type="float">
            <text:p>61.273444</text:p>
          </table:table-cell>
          <table:table-cell office:value-type="float" office:value="103.328" calcext:value-type="float">
            <text:p>103.328</text:p>
          </table:table-cell>
          <table:table-cell office:value-type="float" office:value="42.863" calcext:value-type="float">
            <text:p>42.863</text:p>
          </table:table-cell>
          <table:table-cell office:value-type="float" office:value="19.290666" calcext:value-type="float">
            <text:p>19.290666</text:p>
          </table:table-cell>
        </table:table-row>
        <table:table-row table:style-name="ro1">
          <table:table-cell office:value-type="string" calcext:value-type="string">
            <text:p>23AllocatorBenchmark_FreeI22BitmapAllocatorNextFit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25" calcext:value-type="float">
            <text:p>25</text:p>
          </table:table-cell>
          <table:table-cell office:value-type="float" office:value="31.06672" calcext:value-type="float">
            <text:p>31.06672</text:p>
          </table:table-cell>
          <table:table-cell office:value-type="float" office:value="32.16" calcext:value-type="float">
            <text:p>32.16</text:p>
          </table:table-cell>
          <table:table-cell office:value-type="float" office:value="30.445" calcext:value-type="float">
            <text:p>30.445</text:p>
          </table:table-cell>
          <table:table-cell office:value-type="float" office:value="0.56276318" calcext:value-type="float">
            <text:p>0.56276318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5" calcext:value-type="float">
            <text:p>25</text:p>
          </table:table-cell>
          <table:table-cell office:value-type="float" office:value="145.70505" calcext:value-type="float">
            <text:p>145.70505</text:p>
          </table:table-cell>
          <table:table-cell office:value-type="float" office:value="159.723" calcext:value-type="float">
            <text:p>159.723</text:p>
          </table:table-cell>
          <table:table-cell office:value-type="float" office:value="131.373" calcext:value-type="float">
            <text:p>131.373</text:p>
          </table:table-cell>
          <table:table-cell office:value-type="float" office:value="8.080472" calcext:value-type="float">
            <text:p>8.080472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5" calcext:value-type="float">
            <text:p>25</text:p>
          </table:table-cell>
          <table:table-cell office:value-type="float" office:value="171.54054" calcext:value-type="float">
            <text:p>171.54054</text:p>
          </table:table-cell>
          <table:table-cell office:value-type="float" office:value="192.197" calcext:value-type="float">
            <text:p>192.197</text:p>
          </table:table-cell>
          <table:table-cell office:value-type="float" office:value="153.573" calcext:value-type="float">
            <text:p>153.573</text:p>
          </table:table-cell>
          <table:table-cell office:value-type="float" office:value="12.459919" calcext:value-type="float">
            <text:p>12.459919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5" calcext:value-type="float">
            <text:p>25</text:p>
          </table:table-cell>
          <table:table-cell office:value-type="float" office:value="182.64439" calcext:value-type="float">
            <text:p>182.64439</text:p>
          </table:table-cell>
          <table:table-cell office:value-type="float" office:value="208.363" calcext:value-type="float">
            <text:p>208.363</text:p>
          </table:table-cell>
          <table:table-cell office:value-type="float" office:value="157.201" calcext:value-type="float">
            <text:p>157.201</text:p>
          </table:table-cell>
          <table:table-cell office:value-type="float" office:value="15.628137" calcext:value-type="float">
            <text:p>15.628137</text:p>
          </table:table-cell>
        </table:table-row>
        <table:table-row table:style-name="ro1">
          <table:table-cell office:value-type="string" calcext:value-type="string">
            <text:p>23AllocatorBenchmark_FreeI22BitmapAllocatorBestFit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25" calcext:value-type="float">
            <text:p>25</text:p>
          </table:table-cell>
          <table:table-cell office:value-type="float" office:value="31.741892" calcext:value-type="float">
            <text:p>31.741892</text:p>
          </table:table-cell>
          <table:table-cell office:value-type="float" office:value="33.272" calcext:value-type="float">
            <text:p>33.272</text:p>
          </table:table-cell>
          <table:table-cell office:value-type="float" office:value="31.019" calcext:value-type="float">
            <text:p>31.019</text:p>
          </table:table-cell>
          <table:table-cell office:value-type="float" office:value="1.1314339" calcext:value-type="float">
            <text:p>1.1314339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5" calcext:value-type="float">
            <text:p>25</text:p>
          </table:table-cell>
          <table:table-cell office:value-type="float" office:value="307.45709" calcext:value-type="float">
            <text:p>307.45709</text:p>
          </table:table-cell>
          <table:table-cell office:value-type="float" office:value="354.598" calcext:value-type="float">
            <text:p>354.598</text:p>
          </table:table-cell>
          <table:table-cell office:value-type="float" office:value="258.183" calcext:value-type="float">
            <text:p>258.183</text:p>
          </table:table-cell>
          <table:table-cell office:value-type="float" office:value="30.763398" calcext:value-type="float">
            <text:p>30.763398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5" calcext:value-type="float">
            <text:p>25</text:p>
          </table:table-cell>
          <table:table-cell office:value-type="float" office:value="371.5562" calcext:value-type="float">
            <text:p>371.5562</text:p>
          </table:table-cell>
          <table:table-cell office:value-type="float" office:value="421.254" calcext:value-type="float">
            <text:p>421.254</text:p>
          </table:table-cell>
          <table:table-cell office:value-type="float" office:value="326.837" calcext:value-type="float">
            <text:p>326.837</text:p>
          </table:table-cell>
          <table:table-cell office:value-type="float" office:value="30.245518" calcext:value-type="float">
            <text:p>30.245518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5" calcext:value-type="float">
            <text:p>25</text:p>
          </table:table-cell>
          <table:table-cell office:value-type="float" office:value="391.6126" calcext:value-type="float">
            <text:p>391.6126</text:p>
          </table:table-cell>
          <table:table-cell office:value-type="float" office:value="460.392" calcext:value-type="float">
            <text:p>460.392</text:p>
          </table:table-cell>
          <table:table-cell office:value-type="float" office:value="337.74" calcext:value-type="float">
            <text:p>337.74</text:p>
          </table:table-cell>
          <table:table-cell office:value-type="float" office:value="38.653291" calcext:value-type="float">
            <text:p>38.653291</text:p>
          </table:table-cell>
        </table:table-row>
        <table:table-row table:style-name="ro1">
          <table:table-cell office:value-type="string" calcext:value-type="string">
            <text:p>23AllocatorBenchmark_FreeI23BitmapAllocatorWorstFit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25" calcext:value-type="float">
            <text:p>25</text:p>
          </table:table-cell>
          <table:table-cell office:value-type="float" office:value="31.477644" calcext:value-type="float">
            <text:p>31.477644</text:p>
          </table:table-cell>
          <table:table-cell office:value-type="float" office:value="32.409" calcext:value-type="float">
            <text:p>32.409</text:p>
          </table:table-cell>
          <table:table-cell office:value-type="float" office:value="30.827" calcext:value-type="float">
            <text:p>30.827</text:p>
          </table:table-cell>
          <table:table-cell office:value-type="float" office:value="0.54654245" calcext:value-type="float">
            <text:p>0.54654245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5" calcext:value-type="float">
            <text:p>25</text:p>
          </table:table-cell>
          <table:table-cell office:value-type="float" office:value="42.275032" calcext:value-type="float">
            <text:p>42.275032</text:p>
          </table:table-cell>
          <table:table-cell office:value-type="float" office:value="45.822" calcext:value-type="float">
            <text:p>45.822</text:p>
          </table:table-cell>
          <table:table-cell office:value-type="float" office:value="39.608" calcext:value-type="float">
            <text:p>39.608</text:p>
          </table:table-cell>
          <table:table-cell office:value-type="float" office:value="1.8675213" calcext:value-type="float">
            <text:p>1.8675213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5" calcext:value-type="float">
            <text:p>25</text:p>
          </table:table-cell>
          <table:table-cell office:value-type="float" office:value="46.143188" calcext:value-type="float">
            <text:p>46.143188</text:p>
          </table:table-cell>
          <table:table-cell office:value-type="float" office:value="49.934" calcext:value-type="float">
            <text:p>49.934</text:p>
          </table:table-cell>
          <table:table-cell office:value-type="float" office:value="42.724" calcext:value-type="float">
            <text:p>42.724</text:p>
          </table:table-cell>
          <table:table-cell office:value-type="float" office:value="2.1828637" calcext:value-type="float">
            <text:p>2.1828637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5" calcext:value-type="float">
            <text:p>25</text:p>
          </table:table-cell>
          <table:table-cell office:value-type="float" office:value="46.832992" calcext:value-type="float">
            <text:p>46.832992</text:p>
          </table:table-cell>
          <table:table-cell office:value-type="float" office:value="50.603" calcext:value-type="float">
            <text:p>50.603</text:p>
          </table:table-cell>
          <table:table-cell office:value-type="float" office:value="43.366" calcext:value-type="float">
            <text:p>43.366</text:p>
          </table:table-cell>
          <table:table-cell office:value-type="float" office:value="2.1262521" calcext:value-type="float">
            <text:p>2.1262521</text:p>
          </table:table-cell>
        </table:table-row>
        <table:table-row table:style-name="ro1">
          <table:table-cell office:value-type="string" calcext:value-type="string">
            <text:p>23AllocatorBenchmark_FreeI14BuddyAllocator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25" calcext:value-type="float">
            <text:p>25</text:p>
          </table:table-cell>
          <table:table-cell office:value-type="float" office:value="36.545052" calcext:value-type="float">
            <text:p>36.545052</text:p>
          </table:table-cell>
          <table:table-cell office:value-type="float" office:value="37.723" calcext:value-type="float">
            <text:p>37.723</text:p>
          </table:table-cell>
          <table:table-cell office:value-type="float" office:value="35.494" calcext:value-type="float">
            <text:p>35.494</text:p>
          </table:table-cell>
          <table:table-cell office:value-type="float" office:value="1.2254784" calcext:value-type="float">
            <text:p>1.2254784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5" calcext:value-type="float">
            <text:p>25</text:p>
          </table:table-cell>
          <table:table-cell office:value-type="float" office:value="51.7897" calcext:value-type="float">
            <text:p>51.7897</text:p>
          </table:table-cell>
          <table:table-cell office:value-type="float" office:value="55.755" calcext:value-type="float">
            <text:p>55.755</text:p>
          </table:table-cell>
          <table:table-cell office:value-type="float" office:value="48.416" calcext:value-type="float">
            <text:p>48.416</text:p>
          </table:table-cell>
          <table:table-cell office:value-type="float" office:value="2.1801721" calcext:value-type="float">
            <text:p>2.1801721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5" calcext:value-type="float">
            <text:p>25</text:p>
          </table:table-cell>
          <table:table-cell office:value-type="float" office:value="62.439644" calcext:value-type="float">
            <text:p>62.439644</text:p>
          </table:table-cell>
          <table:table-cell office:value-type="float" office:value="68.102" calcext:value-type="float">
            <text:p>68.102</text:p>
          </table:table-cell>
          <table:table-cell office:value-type="float" office:value="58.214" calcext:value-type="float">
            <text:p>58.214</text:p>
          </table:table-cell>
          <table:table-cell office:value-type="float" office:value="2.9517969" calcext:value-type="float">
            <text:p>2.9517969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5" calcext:value-type="float">
            <text:p>25</text:p>
          </table:table-cell>
          <table:table-cell office:value-type="float" office:value="72.183856" calcext:value-type="float">
            <text:p>72.183856</text:p>
          </table:table-cell>
          <table:table-cell office:value-type="float" office:value="78.565" calcext:value-type="float">
            <text:p>78.565</text:p>
          </table:table-cell>
          <table:table-cell office:value-type="float" office:value="65.924" calcext:value-type="float">
            <text:p>65.924</text:p>
          </table:table-cell>
          <table:table-cell office:value-type="float" office:value="3.8665975" calcext:value-type="float">
            <text:p>3.8665975</text:p>
          </table:table-cell>
        </table:table-row>
        <table:table-row table:style-name="ro1">
          <table:table-cell office:value-type="string" calcext:value-type="string">
            <text:p>23AllocatorBenchmark_FreeI27LinkedListAllocatorFirstFit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25" calcext:value-type="float">
            <text:p>25</text:p>
          </table:table-cell>
          <table:table-cell office:value-type="float" office:value="31.3601" calcext:value-type="float">
            <text:p>31.3601</text:p>
          </table:table-cell>
          <table:table-cell office:value-type="float" office:value="32.526" calcext:value-type="float">
            <text:p>32.526</text:p>
          </table:table-cell>
          <table:table-cell office:value-type="float" office:value="30.661" calcext:value-type="float">
            <text:p>30.661</text:p>
          </table:table-cell>
          <table:table-cell office:value-type="float" office:value="0.63516936" calcext:value-type="float">
            <text:p>0.63516936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5" calcext:value-type="float">
            <text:p>25</text:p>
          </table:table-cell>
          <table:table-cell office:value-type="float" office:value="31.458112" calcext:value-type="float">
            <text:p>31.458112</text:p>
          </table:table-cell>
          <table:table-cell office:value-type="float" office:value="33.476" calcext:value-type="float">
            <text:p>33.476</text:p>
          </table:table-cell>
          <table:table-cell office:value-type="float" office:value="29.826" calcext:value-type="float">
            <text:p>29.826</text:p>
          </table:table-cell>
          <table:table-cell office:value-type="float" office:value="1.1395148" calcext:value-type="float">
            <text:p>1.1395148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5" calcext:value-type="float">
            <text:p>25</text:p>
          </table:table-cell>
          <table:table-cell office:value-type="float" office:value="32.097448" calcext:value-type="float">
            <text:p>32.097448</text:p>
          </table:table-cell>
          <table:table-cell office:value-type="float" office:value="34.406" calcext:value-type="float">
            <text:p>34.406</text:p>
          </table:table-cell>
          <table:table-cell office:value-type="float" office:value="30.193" calcext:value-type="float">
            <text:p>30.193</text:p>
          </table:table-cell>
          <table:table-cell office:value-type="float" office:value="1.2373711" calcext:value-type="float">
            <text:p>1.2373711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5" calcext:value-type="float">
            <text:p>25</text:p>
          </table:table-cell>
          <table:table-cell office:value-type="float" office:value="33.137" calcext:value-type="float">
            <text:p>33.137</text:p>
          </table:table-cell>
          <table:table-cell office:value-type="float" office:value="36.379" calcext:value-type="float">
            <text:p>36.379</text:p>
          </table:table-cell>
          <table:table-cell office:value-type="float" office:value="30.965" calcext:value-type="float">
            <text:p>30.965</text:p>
          </table:table-cell>
          <table:table-cell office:value-type="float" office:value="1.6275628" calcext:value-type="float">
            <text:p>1.6275628</text:p>
          </table:table-cell>
        </table:table-row>
        <table:table-row table:style-name="ro1">
          <table:table-cell office:value-type="string" calcext:value-type="string">
            <text:p>23AllocatorBenchmark_FreeI26LinkedListAllocatorNextFit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25" calcext:value-type="float">
            <text:p>25</text:p>
          </table:table-cell>
          <table:table-cell office:value-type="float" office:value="31.463648" calcext:value-type="float">
            <text:p>31.463648</text:p>
          </table:table-cell>
          <table:table-cell office:value-type="float" office:value="32.799" calcext:value-type="float">
            <text:p>32.799</text:p>
          </table:table-cell>
          <table:table-cell office:value-type="float" office:value="30.749" calcext:value-type="float">
            <text:p>30.749</text:p>
          </table:table-cell>
          <table:table-cell office:value-type="float" office:value="0.72415626" calcext:value-type="float">
            <text:p>0.72415626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5" calcext:value-type="float">
            <text:p>25</text:p>
          </table:table-cell>
          <table:table-cell office:value-type="float" office:value="78.406848" calcext:value-type="float">
            <text:p>78.406848</text:p>
          </table:table-cell>
          <table:table-cell office:value-type="float" office:value="84.064" calcext:value-type="float">
            <text:p>84.064</text:p>
          </table:table-cell>
          <table:table-cell office:value-type="float" office:value="73.735" calcext:value-type="float">
            <text:p>73.735</text:p>
          </table:table-cell>
          <table:table-cell office:value-type="float" office:value="3.3281544" calcext:value-type="float">
            <text:p>3.3281544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5" calcext:value-type="float">
            <text:p>25</text:p>
          </table:table-cell>
          <table:table-cell office:value-type="float" office:value="101.91649" calcext:value-type="float">
            <text:p>101.91649</text:p>
          </table:table-cell>
          <table:table-cell office:value-type="float" office:value="112.153" calcext:value-type="float">
            <text:p>112.153</text:p>
          </table:table-cell>
          <table:table-cell office:value-type="float" office:value="94.295" calcext:value-type="float">
            <text:p>94.295</text:p>
          </table:table-cell>
          <table:table-cell office:value-type="float" office:value="6.1976659" calcext:value-type="float">
            <text:p>6.1976659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5" calcext:value-type="float">
            <text:p>25</text:p>
          </table:table-cell>
          <table:table-cell office:value-type="float" office:value="125.69791" calcext:value-type="float">
            <text:p>125.69791</text:p>
          </table:table-cell>
          <table:table-cell office:value-type="float" office:value="138.434" calcext:value-type="float">
            <text:p>138.434</text:p>
          </table:table-cell>
          <table:table-cell office:value-type="float" office:value="115.78" calcext:value-type="float">
            <text:p>115.78</text:p>
          </table:table-cell>
          <table:table-cell office:value-type="float" office:value="7.3042024" calcext:value-type="float">
            <text:p>7.3042024</text:p>
          </table:table-cell>
        </table:table-row>
        <table:table-row table:style-name="ro1">
          <table:table-cell office:value-type="string" calcext:value-type="string">
            <text:p>23AllocatorBenchmark_FreeI26LinkedListAllocatorBestFit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25" calcext:value-type="float">
            <text:p>25</text:p>
          </table:table-cell>
          <table:table-cell office:value-type="float" office:value="31.269084" calcext:value-type="float">
            <text:p>31.269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0.54" calcext:value-type="float">
            <text:p>30.54</text:p>
          </table:table-cell>
          <table:table-cell office:value-type="float" office:value="0.68028546" calcext:value-type="float">
            <text:p>0.68028546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5" calcext:value-type="float">
            <text:p>25</text:p>
          </table:table-cell>
          <table:table-cell office:value-type="float" office:value="82.489592" calcext:value-type="float">
            <text:p>82.489592</text:p>
          </table:table-cell>
          <table:table-cell office:value-type="float" office:value="88.609" calcext:value-type="float">
            <text:p>88.609</text:p>
          </table:table-cell>
          <table:table-cell office:value-type="float" office:value="76.151" calcext:value-type="float">
            <text:p>76.151</text:p>
          </table:table-cell>
          <table:table-cell office:value-type="float" office:value="3.8569542" calcext:value-type="float">
            <text:p>3.8569542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5" calcext:value-type="float">
            <text:p>25</text:p>
          </table:table-cell>
          <table:table-cell office:value-type="float" office:value="110.62652" calcext:value-type="float">
            <text:p>110.62652</text:p>
          </table:table-cell>
          <table:table-cell office:value-type="float" office:value="122.016" calcext:value-type="float">
            <text:p>122.016</text:p>
          </table:table-cell>
          <table:table-cell office:value-type="float" office:value="101.038" calcext:value-type="float">
            <text:p>101.038</text:p>
          </table:table-cell>
          <table:table-cell office:value-type="float" office:value="6.0733997" calcext:value-type="float">
            <text:p>6.0733997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5" calcext:value-type="float">
            <text:p>25</text:p>
          </table:table-cell>
          <table:table-cell office:value-type="float" office:value="138.45931" calcext:value-type="float">
            <text:p>138.45931</text:p>
          </table:table-cell>
          <table:table-cell office:value-type="float" office:value="152.27" calcext:value-type="float">
            <text:p>152.27</text:p>
          </table:table-cell>
          <table:table-cell office:value-type="float" office:value="125.31" calcext:value-type="float">
            <text:p>125.31</text:p>
          </table:table-cell>
          <table:table-cell office:value-type="float" office:value="8.249493" calcext:value-type="float">
            <text:p>8.249493</text:p>
          </table:table-cell>
        </table:table-row>
        <table:table-row table:style-name="ro1">
          <table:table-cell office:value-type="string" calcext:value-type="string">
            <text:p>23AllocatorBenchmark_FreeI27LinkedListAllocatorWorstFit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25" calcext:value-type="float">
            <text:p>25</text:p>
          </table:table-cell>
          <table:table-cell office:value-type="float" office:value="31.093296" calcext:value-type="float">
            <text:p>31.093296</text:p>
          </table:table-cell>
          <table:table-cell office:value-type="float" office:value="32.608" calcext:value-type="float">
            <text:p>32.608</text:p>
          </table:table-cell>
          <table:table-cell office:value-type="float" office:value="30.238" calcext:value-type="float">
            <text:p>30.238</text:p>
          </table:table-cell>
          <table:table-cell office:value-type="float" office:value="0.8051639" calcext:value-type="float">
            <text:p>0.8051639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5" calcext:value-type="float">
            <text:p>25</text:p>
          </table:table-cell>
          <table:table-cell office:value-type="float" office:value="70.062948" calcext:value-type="float">
            <text:p>70.062948</text:p>
          </table:table-cell>
          <table:table-cell office:value-type="float" office:value="77.862" calcext:value-type="float">
            <text:p>77.862</text:p>
          </table:table-cell>
          <table:table-cell office:value-type="float" office:value="63.178" calcext:value-type="float">
            <text:p>63.178</text:p>
          </table:table-cell>
          <table:table-cell office:value-type="float" office:value="4.5079995" calcext:value-type="float">
            <text:p>4.5079995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5" calcext:value-type="float">
            <text:p>25</text:p>
          </table:table-cell>
          <table:table-cell office:value-type="float" office:value="101.91886" calcext:value-type="float">
            <text:p>101.91886</text:p>
          </table:table-cell>
          <table:table-cell office:value-type="float" office:value="116.825" calcext:value-type="float">
            <text:p>116.825</text:p>
          </table:table-cell>
          <table:table-cell office:value-type="float" office:value="90.3" calcext:value-type="float">
            <text:p>90.3</text:p>
          </table:table-cell>
          <table:table-cell office:value-type="float" office:value="8.2359232" calcext:value-type="float">
            <text:p>8.2359232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5" calcext:value-type="float">
            <text:p>25</text:p>
          </table:table-cell>
          <table:table-cell office:value-type="float" office:value="136.33789" calcext:value-type="float">
            <text:p>136.33789</text:p>
          </table:table-cell>
          <table:table-cell office:value-type="float" office:value="157.121" calcext:value-type="float">
            <text:p>157.121</text:p>
          </table:table-cell>
          <table:table-cell office:value-type="float" office:value="117.369" calcext:value-type="float">
            <text:p>117.369</text:p>
          </table:table-cell>
          <table:table-cell office:value-type="float" office:value="12.410889" calcext:value-type="float">
            <text:p>12.410889</text:p>
          </table:table-cell>
        </table:table-row>
        <table:table-row table:style-name="ro1">
          <table:table-cell office:value-type="string" calcext:value-type="string">
            <text:p>23AllocatorBenchmark_FreeI12BSTAllocator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25" calcext:value-type="float">
            <text:p>25</text:p>
          </table:table-cell>
          <table:table-cell office:value-type="float" office:value="32.270532" calcext:value-type="float">
            <text:p>32.270532</text:p>
          </table:table-cell>
          <table:table-cell office:value-type="float" office:value="33.541" calcext:value-type="float">
            <text:p>33.541</text:p>
          </table:table-cell>
          <table:table-cell office:value-type="float" office:value="31.497" calcext:value-type="float">
            <text:p>31.497</text:p>
          </table:table-cell>
          <table:table-cell office:value-type="float" office:value="0.76567557" calcext:value-type="float">
            <text:p>0.76567557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5" calcext:value-type="float">
            <text:p>25</text:p>
          </table:table-cell>
          <table:table-cell office:value-type="float" office:value="97.067868" calcext:value-type="float">
            <text:p>97.067868</text:p>
          </table:table-cell>
          <table:table-cell office:value-type="float" office:value="106.292" calcext:value-type="float">
            <text:p>106.292</text:p>
          </table:table-cell>
          <table:table-cell office:value-type="float" office:value="88.583" calcext:value-type="float">
            <text:p>88.583</text:p>
          </table:table-cell>
          <table:table-cell office:value-type="float" office:value="5.0509266" calcext:value-type="float">
            <text:p>5.0509266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5" calcext:value-type="float">
            <text:p>25</text:p>
          </table:table-cell>
          <table:table-cell office:value-type="float" office:value="126.47345" calcext:value-type="float">
            <text:p>126.47345</text:p>
          </table:table-cell>
          <table:table-cell office:value-type="float" office:value="137.91" calcext:value-type="float">
            <text:p>137.91</text:p>
          </table:table-cell>
          <table:table-cell office:value-type="float" office:value="115.079" calcext:value-type="float">
            <text:p>115.079</text:p>
          </table:table-cell>
          <table:table-cell office:value-type="float" office:value="6.8353792" calcext:value-type="float">
            <text:p>6.8353792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5" calcext:value-type="float">
            <text:p>25</text:p>
          </table:table-cell>
          <table:table-cell office:value-type="float" office:value="151.1942" calcext:value-type="float">
            <text:p>151.1942</text:p>
          </table:table-cell>
          <table:table-cell office:value-type="float" office:value="165.238" calcext:value-type="float">
            <text:p>165.238</text:p>
          </table:table-cell>
          <table:table-cell office:value-type="float" office:value="137.729" calcext:value-type="float">
            <text:p>137.729</text:p>
          </table:table-cell>
          <table:table-cell office:value-type="float" office:value="8.4477596" calcext:value-type="float">
            <text:p>8.4477596</text:p>
          </table:table-cell>
        </table:table-row>
        <table:table-row table:style-name="ro1">
          <table:table-cell office:value-type="string" calcext:value-type="string">
            <text:p>23AllocatorBenchmark_FreeI13BBSTAllocator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25" calcext:value-type="float">
            <text:p>25</text:p>
          </table:table-cell>
          <table:table-cell office:value-type="float" office:value="35.716036" calcext:value-type="float">
            <text:p>35.716036</text:p>
          </table:table-cell>
          <table:table-cell office:value-type="float" office:value="37.039" calcext:value-type="float">
            <text:p>37.039</text:p>
          </table:table-cell>
          <table:table-cell office:value-type="float" office:value="34.814" calcext:value-type="float">
            <text:p>34.814</text:p>
          </table:table-cell>
          <table:table-cell office:value-type="float" office:value="0.72116955" calcext:value-type="float">
            <text:p>0.72116955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5" calcext:value-type="float">
            <text:p>25</text:p>
          </table:table-cell>
          <table:table-cell office:value-type="float" office:value="47.808388" calcext:value-type="float">
            <text:p>47.808388</text:p>
          </table:table-cell>
          <table:table-cell office:value-type="float" office:value="50.174" calcext:value-type="float">
            <text:p>50.174</text:p>
          </table:table-cell>
          <table:table-cell office:value-type="float" office:value="45.834" calcext:value-type="float">
            <text:p>45.834</text:p>
          </table:table-cell>
          <table:table-cell office:value-type="float" office:value="1.324696" calcext:value-type="float">
            <text:p>1.324696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5" calcext:value-type="float">
            <text:p>25</text:p>
          </table:table-cell>
          <table:table-cell office:value-type="float" office:value="48.964748" calcext:value-type="float">
            <text:p>48.964748</text:p>
          </table:table-cell>
          <table:table-cell office:value-type="float" office:value="51.792" calcext:value-type="float">
            <text:p>51.792</text:p>
          </table:table-cell>
          <table:table-cell office:value-type="float" office:value="46.619" calcext:value-type="float">
            <text:p>46.619</text:p>
          </table:table-cell>
          <table:table-cell office:value-type="float" office:value="1.6744644" calcext:value-type="float">
            <text:p>1.6744644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5" calcext:value-type="float">
            <text:p>25</text:p>
          </table:table-cell>
          <table:table-cell office:value-type="float" office:value="49.61412" calcext:value-type="float">
            <text:p>49.61412</text:p>
          </table:table-cell>
          <table:table-cell office:value-type="float" office:value="53.088" calcext:value-type="float">
            <text:p>53.088</text:p>
          </table:table-cell>
          <table:table-cell office:value-type="float" office:value="46.963" calcext:value-type="float">
            <text:p>46.963</text:p>
          </table:table-cell>
          <table:table-cell office:value-type="float" office:value="1.81654" calcext:value-type="float">
            <text:p>1.81654</text:p>
          </table:table-cell>
        </table:table-row>
        <table:table-row table:style-name="ro1">
          <table:table-cell office:value-type="string" calcext:value-type="string">
            <text:p>23AllocatorBenchmark_FreeI17DualBBSTAllocator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25" calcext:value-type="float">
            <text:p>25</text:p>
          </table:table-cell>
          <table:table-cell office:value-type="float" office:value="40.393256" calcext:value-type="float">
            <text:p>40.393256</text:p>
          </table:table-cell>
          <table:table-cell office:value-type="float" office:value="42.253" calcext:value-type="float">
            <text:p>42.253</text:p>
          </table:table-cell>
          <table:table-cell office:value-type="float" office:value="39.272" calcext:value-type="float">
            <text:p>39.272</text:p>
          </table:table-cell>
          <table:table-cell office:value-type="float" office:value="0.88672383" calcext:value-type="float">
            <text:p>0.88672383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49.232964" calcext:value-type="float">
            <text:p>49.232964</text:p>
          </table:table-cell>
          <table:table-cell office:value-type="float" office:value="56.93" calcext:value-type="float">
            <text:p>56.93</text:p>
          </table:table-cell>
          <table:table-cell office:value-type="float" office:value="43.359" calcext:value-type="float">
            <text:p>43.359</text:p>
          </table:table-cell>
          <table:table-cell office:value-type="float" office:value="4.0006692" calcext:value-type="float">
            <text:p>4.0006692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51.750268" calcext:value-type="float">
            <text:p>51.750268</text:p>
          </table:table-cell>
          <table:table-cell office:value-type="float" office:value="61.732" calcext:value-type="float">
            <text:p>61.732</text:p>
          </table:table-cell>
          <table:table-cell office:value-type="float" office:value="43.752" calcext:value-type="float">
            <text:p>43.752</text:p>
          </table:table-cell>
          <table:table-cell office:value-type="float" office:value="5.8071268" calcext:value-type="float">
            <text:p>5.8071268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55.20318" calcext:value-type="float">
            <text:p>55.20318</text:p>
          </table:table-cell>
          <table:table-cell office:value-type="float" office:value="66.578" calcext:value-type="float">
            <text:p>66.578</text:p>
          </table:table-cell>
          <table:table-cell office:value-type="float" office:value="44.248" calcext:value-type="float">
            <text:p>44.248</text:p>
          </table:table-cell>
          <table:table-cell office:value-type="float" office:value="6.9453987" calcext:value-type="float">
            <text:p>6.9453987</text:p>
          </table:table-cell>
        </table:table-row>
        <table:table-row table:style-name="ro1">
          <table:table-cell office:value-type="string" calcext:value-type="string">
            <text:p>23AllocatorBenchmark_FreeI23BitmapAllocatorFirstFit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29.157328" calcext:value-type="float">
            <text:p>29.157328</text:p>
          </table:table-cell>
          <table:table-cell office:value-type="float" office:value="29.899" calcext:value-type="float">
            <text:p>29.899</text:p>
          </table:table-cell>
          <table:table-cell office:value-type="float" office:value="28.632" calcext:value-type="float">
            <text:p>28.632</text:p>
          </table:table-cell>
          <table:table-cell office:value-type="float" office:value="0.57158485" calcext:value-type="float">
            <text:p>0.57158485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38.52968" calcext:value-type="float">
            <text:p>38.52968</text:p>
          </table:table-cell>
          <table:table-cell office:value-type="float" office:value="48.693" calcext:value-type="float">
            <text:p>48.693</text:p>
          </table:table-cell>
          <table:table-cell office:value-type="float" office:value="32.889" calcext:value-type="float">
            <text:p>32.889</text:p>
          </table:table-cell>
          <table:table-cell office:value-type="float" office:value="5.6468959" calcext:value-type="float">
            <text:p>5.6468959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38.178776" calcext:value-type="float">
            <text:p>38.178776</text:p>
          </table:table-cell>
          <table:table-cell office:value-type="float" office:value="52.646" calcext:value-type="float">
            <text:p>52.646</text:p>
          </table:table-cell>
          <table:table-cell office:value-type="float" office:value="32.808" calcext:value-type="float">
            <text:p>32.808</text:p>
          </table:table-cell>
          <table:table-cell office:value-type="float" office:value="6.826144" calcext:value-type="float">
            <text:p>6.826144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42.990376" calcext:value-type="float">
            <text:p>42.990376</text:p>
          </table:table-cell>
          <table:table-cell office:value-type="float" office:value="63.365" calcext:value-type="float">
            <text:p>63.365</text:p>
          </table:table-cell>
          <table:table-cell office:value-type="float" office:value="32.892" calcext:value-type="float">
            <text:p>32.892</text:p>
          </table:table-cell>
          <table:table-cell office:value-type="float" office:value="9.6393516" calcext:value-type="float">
            <text:p>9.6393516</text:p>
          </table:table-cell>
        </table:table-row>
        <table:table-row table:style-name="ro1">
          <table:table-cell office:value-type="string" calcext:value-type="string">
            <text:p>23AllocatorBenchmark_FreeI22BitmapAllocatorNextFit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29.253472" calcext:value-type="float">
            <text:p>29.253472</text:p>
          </table:table-cell>
          <table:table-cell office:value-type="float" office:value="31.834" calcext:value-type="float">
            <text:p>31.834</text:p>
          </table:table-cell>
          <table:table-cell office:value-type="float" office:value="28.451" calcext:value-type="float">
            <text:p>28.451</text:p>
          </table:table-cell>
          <table:table-cell office:value-type="float" office:value="1.2830187" calcext:value-type="float">
            <text:p>1.2830187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134.81349" calcext:value-type="float">
            <text:p>134.81349</text:p>
          </table:table-cell>
          <table:table-cell office:value-type="float" office:value="151.057" calcext:value-type="float">
            <text:p>151.057</text:p>
          </table:table-cell>
          <table:table-cell office:value-type="float" office:value="120.988" calcext:value-type="float">
            <text:p>120.988</text:p>
          </table:table-cell>
          <table:table-cell office:value-type="float" office:value="9.3003648" calcext:value-type="float">
            <text:p>9.3003648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155.49129" calcext:value-type="float">
            <text:p>155.49129</text:p>
          </table:table-cell>
          <table:table-cell office:value-type="float" office:value="184.096" calcext:value-type="float">
            <text:p>184.096</text:p>
          </table:table-cell>
          <table:table-cell office:value-type="float" office:value="133.545" calcext:value-type="float">
            <text:p>133.545</text:p>
          </table:table-cell>
          <table:table-cell office:value-type="float" office:value="17.295124" calcext:value-type="float">
            <text:p>17.295124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169.55548" calcext:value-type="float">
            <text:p>169.55548</text:p>
          </table:table-cell>
          <table:table-cell office:value-type="float" office:value="200.598" calcext:value-type="float">
            <text:p>200.598</text:p>
          </table:table-cell>
          <table:table-cell office:value-type="float" office:value="141.544" calcext:value-type="float">
            <text:p>141.544</text:p>
          </table:table-cell>
          <table:table-cell office:value-type="float" office:value="19.385899" calcext:value-type="float">
            <text:p>19.385899</text:p>
          </table:table-cell>
        </table:table-row>
        <table:table-row table:style-name="ro1">
          <table:table-cell office:value-type="string" calcext:value-type="string">
            <text:p>23AllocatorBenchmark_FreeI22BitmapAllocatorBestFit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29.886008" calcext:value-type="float">
            <text:p>29.886008</text:p>
          </table:table-cell>
          <table:table-cell office:value-type="float" office:value="31.61" calcext:value-type="float">
            <text:p>31.61</text:p>
          </table:table-cell>
          <table:table-cell office:value-type="float" office:value="29.008" calcext:value-type="float">
            <text:p>29.008</text:p>
          </table:table-cell>
          <table:table-cell office:value-type="float" office:value="1.2487025" calcext:value-type="float">
            <text:p>1.2487025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214.8521" calcext:value-type="float">
            <text:p>214.8521</text:p>
          </table:table-cell>
          <table:table-cell office:value-type="float" office:value="237.95" calcext:value-type="float">
            <text:p>237.95</text:p>
          </table:table-cell>
          <table:table-cell office:value-type="float" office:value="193.886" calcext:value-type="float">
            <text:p>193.886</text:p>
          </table:table-cell>
          <table:table-cell office:value-type="float" office:value="14.094297" calcext:value-type="float">
            <text:p>14.094297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388.74371" calcext:value-type="float">
            <text:p>388.74371</text:p>
          </table:table-cell>
          <table:table-cell office:value-type="float" office:value="447.981" calcext:value-type="float">
            <text:p>447.981</text:p>
          </table:table-cell>
          <table:table-cell office:value-type="float" office:value="336.641" calcext:value-type="float">
            <text:p>336.641</text:p>
          </table:table-cell>
          <table:table-cell office:value-type="float" office:value="35.301558" calcext:value-type="float">
            <text:p>35.301558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389.93046" calcext:value-type="float">
            <text:p>389.93046</text:p>
          </table:table-cell>
          <table:table-cell office:value-type="float" office:value="451.127" calcext:value-type="float">
            <text:p>451.127</text:p>
          </table:table-cell>
          <table:table-cell office:value-type="float" office:value="326.01" calcext:value-type="float">
            <text:p>326.01</text:p>
          </table:table-cell>
          <table:table-cell office:value-type="float" office:value="37.211353" calcext:value-type="float">
            <text:p>37.211353</text:p>
          </table:table-cell>
        </table:table-row>
        <table:table-row table:style-name="ro1">
          <table:table-cell office:value-type="string" calcext:value-type="string">
            <text:p>23AllocatorBenchmark_FreeI23BitmapAllocatorWorstFit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29.820664" calcext:value-type="float">
            <text:p>29.820664</text:p>
          </table:table-cell>
          <table:table-cell office:value-type="float" office:value="32.55" calcext:value-type="float">
            <text:p>32.55</text:p>
          </table:table-cell>
          <table:table-cell office:value-type="float" office:value="28.924" calcext:value-type="float">
            <text:p>28.924</text:p>
          </table:table-cell>
          <table:table-cell office:value-type="float" office:value="1.1863969" calcext:value-type="float">
            <text:p>1.1863969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42.452704" calcext:value-type="float">
            <text:p>42.452704</text:p>
          </table:table-cell>
          <table:table-cell office:value-type="float" office:value="46.862" calcext:value-type="float">
            <text:p>46.862</text:p>
          </table:table-cell>
          <table:table-cell office:value-type="float" office:value="38.457" calcext:value-type="float">
            <text:p>38.457</text:p>
          </table:table-cell>
          <table:table-cell office:value-type="float" office:value="2.6122341" calcext:value-type="float">
            <text:p>2.6122341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48.218636" calcext:value-type="float">
            <text:p>48.218636</text:p>
          </table:table-cell>
          <table:table-cell office:value-type="float" office:value="52.81" calcext:value-type="float">
            <text:p>52.81</text:p>
          </table:table-cell>
          <table:table-cell office:value-type="float" office:value="44.309" calcext:value-type="float">
            <text:p>44.309</text:p>
          </table:table-cell>
          <table:table-cell office:value-type="float" office:value="2.6931851" calcext:value-type="float">
            <text:p>2.6931851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49.191212" calcext:value-type="float">
            <text:p>49.191212</text:p>
          </table:table-cell>
          <table:table-cell office:value-type="float" office:value="53.448" calcext:value-type="float">
            <text:p>53.448</text:p>
          </table:table-cell>
          <table:table-cell office:value-type="float" office:value="44.748" calcext:value-type="float">
            <text:p>44.748</text:p>
          </table:table-cell>
          <table:table-cell office:value-type="float" office:value="3.3651059" calcext:value-type="float">
            <text:p>3.3651059</text:p>
          </table:table-cell>
        </table:table-row>
        <table:table-row table:style-name="ro1">
          <table:table-cell office:value-type="string" calcext:value-type="string">
            <text:p>23AllocatorBenchmark_FreeI14BuddyAllocator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34.193232" calcext:value-type="float">
            <text:p>34.193232</text:p>
          </table:table-cell>
          <table:table-cell office:value-type="float" office:value="37.65" calcext:value-type="float">
            <text:p>37.65</text:p>
          </table:table-cell>
          <table:table-cell office:value-type="float" office:value="32.843" calcext:value-type="float">
            <text:p>32.843</text:p>
          </table:table-cell>
          <table:table-cell office:value-type="float" office:value="1.5608264" calcext:value-type="float">
            <text:p>1.5608264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49.863456" calcext:value-type="float">
            <text:p>49.863456</text:p>
          </table:table-cell>
          <table:table-cell office:value-type="float" office:value="54.943" calcext:value-type="float">
            <text:p>54.943</text:p>
          </table:table-cell>
          <table:table-cell office:value-type="float" office:value="46.077" calcext:value-type="float">
            <text:p>46.077</text:p>
          </table:table-cell>
          <table:table-cell office:value-type="float" office:value="2.7250996" calcext:value-type="float">
            <text:p>2.7250996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62.2324" calcext:value-type="float">
            <text:p>62.2324</text:p>
          </table:table-cell>
          <table:table-cell office:value-type="float" office:value="68.877" calcext:value-type="float">
            <text:p>68.877</text:p>
          </table:table-cell>
          <table:table-cell office:value-type="float" office:value="56.093" calcext:value-type="float">
            <text:p>56.093</text:p>
          </table:table-cell>
          <table:table-cell office:value-type="float" office:value="3.7934102" calcext:value-type="float">
            <text:p>3.7934102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76.866624" calcext:value-type="float">
            <text:p>76.866624</text:p>
          </table:table-cell>
          <table:table-cell office:value-type="float" office:value="86.439" calcext:value-type="float">
            <text:p>86.439</text:p>
          </table:table-cell>
          <table:table-cell office:value-type="float" office:value="69.116" calcext:value-type="float">
            <text:p>69.116</text:p>
          </table:table-cell>
          <table:table-cell office:value-type="float" office:value="8.2553515" calcext:value-type="float">
            <text:p>8.2553515</text:p>
          </table:table-cell>
        </table:table-row>
        <table:table-row table:style-name="ro1">
          <table:table-cell office:value-type="string" calcext:value-type="string">
            <text:p>23AllocatorBenchmark_FreeI27LinkedListAllocatorFirstFit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32.378488" calcext:value-type="float">
            <text:p>32.378488</text:p>
          </table:table-cell>
          <table:table-cell office:value-type="float" office:value="40.283" calcext:value-type="float">
            <text:p>40.283</text:p>
          </table:table-cell>
          <table:table-cell office:value-type="float" office:value="31.057" calcext:value-type="float">
            <text:p>31.057</text:p>
          </table:table-cell>
          <table:table-cell office:value-type="float" office:value="2.4760972" calcext:value-type="float">
            <text:p>2.4760972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32.878964" calcext:value-type="float">
            <text:p>32.878964</text:p>
          </table:table-cell>
          <table:table-cell office:value-type="float" office:value="42.032" calcext:value-type="float">
            <text:p>42.032</text:p>
          </table:table-cell>
          <table:table-cell office:value-type="float" office:value="30.522" calcext:value-type="float">
            <text:p>30.522</text:p>
          </table:table-cell>
          <table:table-cell office:value-type="float" office:value="2.9336029" calcext:value-type="float">
            <text:p>2.9336029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32.6045" calcext:value-type="float">
            <text:p>32.6045</text:p>
          </table:table-cell>
          <table:table-cell office:value-type="float" office:value="34.801" calcext:value-type="float">
            <text:p>34.801</text:p>
          </table:table-cell>
          <table:table-cell office:value-type="float" office:value="30.724" calcext:value-type="float">
            <text:p>30.724</text:p>
          </table:table-cell>
          <table:table-cell office:value-type="float" office:value="1.4930984" calcext:value-type="float">
            <text:p>1.4930984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31.749956" calcext:value-type="float">
            <text:p>31.749956</text:p>
          </table:table-cell>
          <table:table-cell office:value-type="float" office:value="35.023" calcext:value-type="float">
            <text:p>35.023</text:p>
          </table:table-cell>
          <table:table-cell office:value-type="float" office:value="29.384" calcext:value-type="float">
            <text:p>29.384</text:p>
          </table:table-cell>
          <table:table-cell office:value-type="float" office:value="2.0140864" calcext:value-type="float">
            <text:p>2.0140864</text:p>
          </table:table-cell>
        </table:table-row>
        <table:table-row table:style-name="ro1">
          <table:table-cell office:value-type="string" calcext:value-type="string">
            <text:p>23AllocatorBenchmark_FreeI26LinkedListAllocatorNextFit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30.936044" calcext:value-type="float">
            <text:p>30.936044</text:p>
          </table:table-cell>
          <table:table-cell office:value-type="float" office:value="33.712" calcext:value-type="float">
            <text:p>33.712</text:p>
          </table:table-cell>
          <table:table-cell office:value-type="float" office:value="29.826" calcext:value-type="float">
            <text:p>29.826</text:p>
          </table:table-cell>
          <table:table-cell office:value-type="float" office:value="1.2645267" calcext:value-type="float">
            <text:p>1.2645267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82.799536" calcext:value-type="float">
            <text:p>82.799536</text:p>
          </table:table-cell>
          <table:table-cell office:value-type="float" office:value="94.905" calcext:value-type="float">
            <text:p>94.905</text:p>
          </table:table-cell>
          <table:table-cell office:value-type="float" office:value="75.706" calcext:value-type="float">
            <text:p>75.706</text:p>
          </table:table-cell>
          <table:table-cell office:value-type="float" office:value="5.7677595" calcext:value-type="float">
            <text:p>5.7677595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114.79478" calcext:value-type="float">
            <text:p>114.79478</text:p>
          </table:table-cell>
          <table:table-cell office:value-type="float" office:value="128.521" calcext:value-type="float">
            <text:p>128.521</text:p>
          </table:table-cell>
          <table:table-cell office:value-type="float" office:value="104.993" calcext:value-type="float">
            <text:p>104.993</text:p>
          </table:table-cell>
          <table:table-cell office:value-type="float" office:value="7.3227452" calcext:value-type="float">
            <text:p>7.3227452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146.9284" calcext:value-type="float">
            <text:p>146.9284</text:p>
          </table:table-cell>
          <table:table-cell office:value-type="float" office:value="161.493" calcext:value-type="float">
            <text:p>161.493</text:p>
          </table:table-cell>
          <table:table-cell office:value-type="float" office:value="135.388" calcext:value-type="float">
            <text:p>135.388</text:p>
          </table:table-cell>
          <table:table-cell office:value-type="float" office:value="8.4377925" calcext:value-type="float">
            <text:p>8.4377925</text:p>
          </table:table-cell>
        </table:table-row>
        <table:table-row table:style-name="ro1">
          <table:table-cell office:value-type="string" calcext:value-type="string">
            <text:p>23AllocatorBenchmark_FreeI26LinkedListAllocatorBestFit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29.893436" calcext:value-type="float">
            <text:p>29.893436</text:p>
          </table:table-cell>
          <table:table-cell office:value-type="float" office:value="31.419" calcext:value-type="float">
            <text:p>31.419</text:p>
          </table:table-cell>
          <table:table-cell office:value-type="float" office:value="28.983" calcext:value-type="float">
            <text:p>28.983</text:p>
          </table:table-cell>
          <table:table-cell office:value-type="float" office:value="1.0482709" calcext:value-type="float">
            <text:p>1.0482709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85.865668" calcext:value-type="float">
            <text:p>85.865668</text:p>
          </table:table-cell>
          <table:table-cell office:value-type="float" office:value="96.523" calcext:value-type="float">
            <text:p>96.523</text:p>
          </table:table-cell>
          <table:table-cell office:value-type="float" office:value="76.922" calcext:value-type="float">
            <text:p>76.922</text:p>
          </table:table-cell>
          <table:table-cell office:value-type="float" office:value="5.8547482" calcext:value-type="float">
            <text:p>5.8547482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119.97504" calcext:value-type="float">
            <text:p>119.97504</text:p>
          </table:table-cell>
          <table:table-cell office:value-type="float" office:value="131.827" calcext:value-type="float">
            <text:p>131.827</text:p>
          </table:table-cell>
          <table:table-cell office:value-type="float" office:value="108.913" calcext:value-type="float">
            <text:p>108.913</text:p>
          </table:table-cell>
          <table:table-cell office:value-type="float" office:value="7.6925546" calcext:value-type="float">
            <text:p>7.6925546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163.62497" calcext:value-type="float">
            <text:p>163.62497</text:p>
          </table:table-cell>
          <table:table-cell office:value-type="float" office:value="184.559" calcext:value-type="float">
            <text:p>184.559</text:p>
          </table:table-cell>
          <table:table-cell office:value-type="float" office:value="145.036" calcext:value-type="float">
            <text:p>145.036</text:p>
          </table:table-cell>
          <table:table-cell office:value-type="float" office:value="15.637793" calcext:value-type="float">
            <text:p>15.637793</text:p>
          </table:table-cell>
        </table:table-row>
        <table:table-row table:style-name="ro1">
          <table:table-cell office:value-type="string" calcext:value-type="string">
            <text:p>23AllocatorBenchmark_FreeI27LinkedListAllocatorWorstFit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31.61382" calcext:value-type="float">
            <text:p>31.61382</text:p>
          </table:table-cell>
          <table:table-cell office:value-type="float" office:value="33.084" calcext:value-type="float">
            <text:p>33.084</text:p>
          </table:table-cell>
          <table:table-cell office:value-type="float" office:value="30.796" calcext:value-type="float">
            <text:p>30.796</text:p>
          </table:table-cell>
          <table:table-cell office:value-type="float" office:value="0.72720044" calcext:value-type="float">
            <text:p>0.72720044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73.642392" calcext:value-type="float">
            <text:p>73.642392</text:p>
          </table:table-cell>
          <table:table-cell office:value-type="float" office:value="84.596" calcext:value-type="float">
            <text:p>84.596</text:p>
          </table:table-cell>
          <table:table-cell office:value-type="float" office:value="64.373" calcext:value-type="float">
            <text:p>64.373</text:p>
          </table:table-cell>
          <table:table-cell office:value-type="float" office:value="8.5268104" calcext:value-type="float">
            <text:p>8.5268104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116.78566" calcext:value-type="float">
            <text:p>116.78566</text:p>
          </table:table-cell>
          <table:table-cell office:value-type="float" office:value="137.041" calcext:value-type="float">
            <text:p>137.041</text:p>
          </table:table-cell>
          <table:table-cell office:value-type="float" office:value="98.523" calcext:value-type="float">
            <text:p>98.523</text:p>
          </table:table-cell>
          <table:table-cell office:value-type="float" office:value="11.74881" calcext:value-type="float">
            <text:p>11.74881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168.23644" calcext:value-type="float">
            <text:p>168.23644</text:p>
          </table:table-cell>
          <table:table-cell office:value-type="float" office:value="197.107" calcext:value-type="float">
            <text:p>197.107</text:p>
          </table:table-cell>
          <table:table-cell office:value-type="float" office:value="144.245" calcext:value-type="float">
            <text:p>144.245</text:p>
          </table:table-cell>
          <table:table-cell office:value-type="float" office:value="16.269454" calcext:value-type="float">
            <text:p>16.269454</text:p>
          </table:table-cell>
        </table:table-row>
        <table:table-row table:style-name="ro1">
          <table:table-cell office:value-type="string" calcext:value-type="string">
            <text:p>23AllocatorBenchmark_FreeI12BSTAllocator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32.304508" calcext:value-type="float">
            <text:p>32.304508</text:p>
          </table:table-cell>
          <table:table-cell office:value-type="float" office:value="33.542" calcext:value-type="float">
            <text:p>33.542</text:p>
          </table:table-cell>
          <table:table-cell office:value-type="float" office:value="31.541" calcext:value-type="float">
            <text:p>31.541</text:p>
          </table:table-cell>
          <table:table-cell office:value-type="float" office:value="0.61105809" calcext:value-type="float">
            <text:p>0.61105809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98.01746" calcext:value-type="float">
            <text:p>98.01746</text:p>
          </table:table-cell>
          <table:table-cell office:value-type="float" office:value="108.198" calcext:value-type="float">
            <text:p>108.198</text:p>
          </table:table-cell>
          <table:table-cell office:value-type="float" office:value="88.141" calcext:value-type="float">
            <text:p>88.141</text:p>
          </table:table-cell>
          <table:table-cell office:value-type="float" office:value="5.9883216" calcext:value-type="float">
            <text:p>5.9883216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129.0103" calcext:value-type="float">
            <text:p>129.0103</text:p>
          </table:table-cell>
          <table:table-cell office:value-type="float" office:value="143.73" calcext:value-type="float">
            <text:p>143.73</text:p>
          </table:table-cell>
          <table:table-cell office:value-type="float" office:value="113.936" calcext:value-type="float">
            <text:p>113.936</text:p>
          </table:table-cell>
          <table:table-cell office:value-type="float" office:value="15.365168" calcext:value-type="float">
            <text:p>15.365168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160.5145" calcext:value-type="float">
            <text:p>160.5145</text:p>
          </table:table-cell>
          <table:table-cell office:value-type="float" office:value="177.635" calcext:value-type="float">
            <text:p>177.635</text:p>
          </table:table-cell>
          <table:table-cell office:value-type="float" office:value="142.135" calcext:value-type="float">
            <text:p>142.135</text:p>
          </table:table-cell>
          <table:table-cell office:value-type="float" office:value="11.14294" calcext:value-type="float">
            <text:p>11.14294</text:p>
          </table:table-cell>
        </table:table-row>
        <table:table-row table:style-name="ro1">
          <table:table-cell office:value-type="string" calcext:value-type="string">
            <text:p>23AllocatorBenchmark_FreeI13BBSTAllocator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34.7155" calcext:value-type="float">
            <text:p>34.7155</text:p>
          </table:table-cell>
          <table:table-cell office:value-type="float" office:value="36.651" calcext:value-type="float">
            <text:p>36.651</text:p>
          </table:table-cell>
          <table:table-cell office:value-type="float" office:value="33.761" calcext:value-type="float">
            <text:p>33.761</text:p>
          </table:table-cell>
          <table:table-cell office:value-type="float" office:value="0.94494759" calcext:value-type="float">
            <text:p>0.94494759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43.514768" calcext:value-type="float">
            <text:p>43.514768</text:p>
          </table:table-cell>
          <table:table-cell office:value-type="float" office:value="45.898" calcext:value-type="float">
            <text:p>45.898</text:p>
          </table:table-cell>
          <table:table-cell office:value-type="float" office:value="41.362" calcext:value-type="float">
            <text:p>41.362</text:p>
          </table:table-cell>
          <table:table-cell office:value-type="float" office:value="1.3954621" calcext:value-type="float">
            <text:p>1.3954621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44.671812" calcext:value-type="float">
            <text:p>44.671812</text:p>
          </table:table-cell>
          <table:table-cell office:value-type="float" office:value="47.656" calcext:value-type="float">
            <text:p>47.656</text:p>
          </table:table-cell>
          <table:table-cell office:value-type="float" office:value="42.322" calcext:value-type="float">
            <text:p>42.322</text:p>
          </table:table-cell>
          <table:table-cell office:value-type="float" office:value="1.7082824" calcext:value-type="float">
            <text:p>1.7082824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45.308616" calcext:value-type="float">
            <text:p>45.308616</text:p>
          </table:table-cell>
          <table:table-cell office:value-type="float" office:value="48.634" calcext:value-type="float">
            <text:p>48.634</text:p>
          </table:table-cell>
          <table:table-cell office:value-type="float" office:value="42.514" calcext:value-type="float">
            <text:p>42.514</text:p>
          </table:table-cell>
          <table:table-cell office:value-type="float" office:value="1.8144241" calcext:value-type="float">
            <text:p>1.8144241</text:p>
          </table:table-cell>
        </table:table-row>
        <table:table-row table:style-name="ro1">
          <table:table-cell office:value-type="string" calcext:value-type="string">
            <text:p>23AllocatorBenchmark_FreeI17DualBBSTAllocator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38.935528" calcext:value-type="float">
            <text:p>38.935528</text:p>
          </table:table-cell>
          <table:table-cell office:value-type="float" office:value="40.49" calcext:value-type="float">
            <text:p>40.49</text:p>
          </table:table-cell>
          <table:table-cell office:value-type="float" office:value="37.909" calcext:value-type="float">
            <text:p>37.909</text:p>
          </table:table-cell>
          <table:table-cell office:value-type="float" office:value="0.96062248" calcext:value-type="float">
            <text:p>0.96062248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75" calcext:value-type="float">
            <text:p>75</text:p>
          </table:table-cell>
          <table:table-cell office:value-type="float" office:value="39.81866" calcext:value-type="float">
            <text:p>39.81866</text:p>
          </table:table-cell>
          <table:table-cell office:value-type="float" office:value="45.434" calcext:value-type="float">
            <text:p>45.434</text:p>
          </table:table-cell>
          <table:table-cell office:value-type="float" office:value="35.25" calcext:value-type="float">
            <text:p>35.25</text:p>
          </table:table-cell>
          <table:table-cell office:value-type="float" office:value="3.0662976" calcext:value-type="float">
            <text:p>3.0662976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75" calcext:value-type="float">
            <text:p>75</text:p>
          </table:table-cell>
          <table:table-cell office:value-type="float" office:value="41.244752" calcext:value-type="float">
            <text:p>41.244752</text:p>
          </table:table-cell>
          <table:table-cell office:value-type="float" office:value="48.259" calcext:value-type="float">
            <text:p>48.259</text:p>
          </table:table-cell>
          <table:table-cell office:value-type="float" office:value="35.957" calcext:value-type="float">
            <text:p>35.957</text:p>
          </table:table-cell>
          <table:table-cell office:value-type="float" office:value="4.0588211" calcext:value-type="float">
            <text:p>4.0588211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75" calcext:value-type="float">
            <text:p>75</text:p>
          </table:table-cell>
          <table:table-cell office:value-type="float" office:value="42.380064" calcext:value-type="float">
            <text:p>42.380064</text:p>
          </table:table-cell>
          <table:table-cell office:value-type="float" office:value="52.655" calcext:value-type="float">
            <text:p>52.655</text:p>
          </table:table-cell>
          <table:table-cell office:value-type="float" office:value="35.415" calcext:value-type="float">
            <text:p>35.415</text:p>
          </table:table-cell>
          <table:table-cell office:value-type="float" office:value="5.3810495" calcext:value-type="float">
            <text:p>5.3810495</text:p>
          </table:table-cell>
        </table:table-row>
        <table:table-row table:style-name="ro1">
          <table:table-cell office:value-type="string" calcext:value-type="string">
            <text:p>23AllocatorBenchmark_FreeI23BitmapAllocatorFirstFit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75" calcext:value-type="float">
            <text:p>75</text:p>
          </table:table-cell>
          <table:table-cell office:value-type="float" office:value="29.732388" calcext:value-type="float">
            <text:p>29.732388</text:p>
          </table:table-cell>
          <table:table-cell office:value-type="float" office:value="31.26" calcext:value-type="float">
            <text:p>31.26</text:p>
          </table:table-cell>
          <table:table-cell office:value-type="float" office:value="28.994" calcext:value-type="float">
            <text:p>28.994</text:p>
          </table:table-cell>
          <table:table-cell office:value-type="float" office:value="0.66417999" calcext:value-type="float">
            <text:p>0.66417999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75" calcext:value-type="float">
            <text:p>75</text:p>
          </table:table-cell>
          <table:table-cell office:value-type="float" office:value="34.878624" calcext:value-type="float">
            <text:p>34.878624</text:p>
          </table:table-cell>
          <table:table-cell office:value-type="float" office:value="42.562" calcext:value-type="float">
            <text:p>42.562</text:p>
          </table:table-cell>
          <table:table-cell office:value-type="float" office:value="31.465" calcext:value-type="float">
            <text:p>31.465</text:p>
          </table:table-cell>
          <table:table-cell office:value-type="float" office:value="3.6510162" calcext:value-type="float">
            <text:p>3.6510162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75" calcext:value-type="float">
            <text:p>75</text:p>
          </table:table-cell>
          <table:table-cell office:value-type="float" office:value="36.328876" calcext:value-type="float">
            <text:p>36.328876</text:p>
          </table:table-cell>
          <table:table-cell office:value-type="float" office:value="48.425" calcext:value-type="float">
            <text:p>48.425</text:p>
          </table:table-cell>
          <table:table-cell office:value-type="float" office:value="31.484" calcext:value-type="float">
            <text:p>31.484</text:p>
          </table:table-cell>
          <table:table-cell office:value-type="float" office:value="6.7396793" calcext:value-type="float">
            <text:p>6.7396793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75" calcext:value-type="float">
            <text:p>75</text:p>
          </table:table-cell>
          <table:table-cell office:value-type="float" office:value="35.832108" calcext:value-type="float">
            <text:p>35.832108</text:p>
          </table:table-cell>
          <table:table-cell office:value-type="float" office:value="54.609" calcext:value-type="float">
            <text:p>54.609</text:p>
          </table:table-cell>
          <table:table-cell office:value-type="float" office:value="31.744" calcext:value-type="float">
            <text:p>31.744</text:p>
          </table:table-cell>
          <table:table-cell office:value-type="float" office:value="6.7782766" calcext:value-type="float">
            <text:p>6.7782766</text:p>
          </table:table-cell>
        </table:table-row>
        <table:table-row table:style-name="ro1">
          <table:table-cell office:value-type="string" calcext:value-type="string">
            <text:p>23AllocatorBenchmark_FreeI22BitmapAllocatorNextFit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75" calcext:value-type="float">
            <text:p>75</text:p>
          </table:table-cell>
          <table:table-cell office:value-type="float" office:value="29.819952" calcext:value-type="float">
            <text:p>29.819952</text:p>
          </table:table-cell>
          <table:table-cell office:value-type="float" office:value="30.594" calcext:value-type="float">
            <text:p>30.594</text:p>
          </table:table-cell>
          <table:table-cell office:value-type="float" office:value="29.214" calcext:value-type="float">
            <text:p>29.214</text:p>
          </table:table-cell>
          <table:table-cell office:value-type="float" office:value="0.50831124" calcext:value-type="float">
            <text:p>0.50831124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75" calcext:value-type="float">
            <text:p>75</text:p>
          </table:table-cell>
          <table:table-cell office:value-type="float" office:value="129.60066" calcext:value-type="float">
            <text:p>129.60066</text:p>
          </table:table-cell>
          <table:table-cell office:value-type="float" office:value="151.068" calcext:value-type="float">
            <text:p>151.068</text:p>
          </table:table-cell>
          <table:table-cell office:value-type="float" office:value="108.854" calcext:value-type="float">
            <text:p>108.854</text:p>
          </table:table-cell>
          <table:table-cell office:value-type="float" office:value="12.593644" calcext:value-type="float">
            <text:p>12.593644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75" calcext:value-type="float">
            <text:p>75</text:p>
          </table:table-cell>
          <table:table-cell office:value-type="float" office:value="145.80704" calcext:value-type="float">
            <text:p>145.80704</text:p>
          </table:table-cell>
          <table:table-cell office:value-type="float" office:value="181.094" calcext:value-type="float">
            <text:p>181.094</text:p>
          </table:table-cell>
          <table:table-cell office:value-type="float" office:value="116.904" calcext:value-type="float">
            <text:p>116.904</text:p>
          </table:table-cell>
          <table:table-cell office:value-type="float" office:value="19.760114" calcext:value-type="float">
            <text:p>19.760114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75" calcext:value-type="float">
            <text:p>75</text:p>
          </table:table-cell>
          <table:table-cell office:value-type="float" office:value="159.95394" calcext:value-type="float">
            <text:p>159.95394</text:p>
          </table:table-cell>
          <table:table-cell office:value-type="float" office:value="194.573" calcext:value-type="float">
            <text:p>194.573</text:p>
          </table:table-cell>
          <table:table-cell office:value-type="float" office:value="127.38" calcext:value-type="float">
            <text:p>127.38</text:p>
          </table:table-cell>
          <table:table-cell office:value-type="float" office:value="21.822792" calcext:value-type="float">
            <text:p>21.822792</text:p>
          </table:table-cell>
        </table:table-row>
        <table:table-row table:style-name="ro1">
          <table:table-cell office:value-type="string" calcext:value-type="string">
            <text:p>23AllocatorBenchmark_FreeI22BitmapAllocatorBestFit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75" calcext:value-type="float">
            <text:p>75</text:p>
          </table:table-cell>
          <table:table-cell office:value-type="float" office:value="30.200712" calcext:value-type="float">
            <text:p>30.200712</text:p>
          </table:table-cell>
          <table:table-cell office:value-type="float" office:value="31.41" calcext:value-type="float">
            <text:p>31.41</text:p>
          </table:table-cell>
          <table:table-cell office:value-type="float" office:value="29.635" calcext:value-type="float">
            <text:p>29.635</text:p>
          </table:table-cell>
          <table:table-cell office:value-type="float" office:value="0.54302659" calcext:value-type="float">
            <text:p>0.54302659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75" calcext:value-type="float">
            <text:p>75</text:p>
          </table:table-cell>
          <table:table-cell office:value-type="float" office:value="207.57107" calcext:value-type="float">
            <text:p>207.57107</text:p>
          </table:table-cell>
          <table:table-cell office:value-type="float" office:value="233.46" calcext:value-type="float">
            <text:p>233.46</text:p>
          </table:table-cell>
          <table:table-cell office:value-type="float" office:value="183.6" calcext:value-type="float">
            <text:p>183.6</text:p>
          </table:table-cell>
          <table:table-cell office:value-type="float" office:value="15.856026" calcext:value-type="float">
            <text:p>15.856026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75" calcext:value-type="float">
            <text:p>75</text:p>
          </table:table-cell>
          <table:table-cell office:value-type="float" office:value="247.78688" calcext:value-type="float">
            <text:p>247.78688</text:p>
          </table:table-cell>
          <table:table-cell office:value-type="float" office:value="287.915" calcext:value-type="float">
            <text:p>287.915</text:p>
          </table:table-cell>
          <table:table-cell office:value-type="float" office:value="213.629" calcext:value-type="float">
            <text:p>213.629</text:p>
          </table:table-cell>
          <table:table-cell office:value-type="float" office:value="22.778288" calcext:value-type="float">
            <text:p>22.778288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75" calcext:value-type="float">
            <text:p>75</text:p>
          </table:table-cell>
          <table:table-cell office:value-type="float" office:value="409.77156" calcext:value-type="float">
            <text:p>409.77156</text:p>
          </table:table-cell>
          <table:table-cell office:value-type="float" office:value="496.193" calcext:value-type="float">
            <text:p>496.193</text:p>
          </table:table-cell>
          <table:table-cell office:value-type="float" office:value="335.371" calcext:value-type="float">
            <text:p>335.371</text:p>
          </table:table-cell>
          <table:table-cell office:value-type="float" office:value="46.899343" calcext:value-type="float">
            <text:p>46.899343</text:p>
          </table:table-cell>
        </table:table-row>
        <table:table-row table:style-name="ro1">
          <table:table-cell office:value-type="string" calcext:value-type="string">
            <text:p>23AllocatorBenchmark_FreeI23BitmapAllocatorWorstFit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75" calcext:value-type="float">
            <text:p>75</text:p>
          </table:table-cell>
          <table:table-cell office:value-type="float" office:value="29.469548" calcext:value-type="float">
            <text:p>29.469548</text:p>
          </table:table-cell>
          <table:table-cell office:value-type="float" office:value="30.468" calcext:value-type="float">
            <text:p>30.468</text:p>
          </table:table-cell>
          <table:table-cell office:value-type="float" office:value="28.951" calcext:value-type="float">
            <text:p>28.951</text:p>
          </table:table-cell>
          <table:table-cell office:value-type="float" office:value="0.54458989" calcext:value-type="float">
            <text:p>0.54458989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75" calcext:value-type="float">
            <text:p>75</text:p>
          </table:table-cell>
          <table:table-cell office:value-type="float" office:value="43.080408" calcext:value-type="float">
            <text:p>43.080408</text:p>
          </table:table-cell>
          <table:table-cell office:value-type="float" office:value="46.954" calcext:value-type="float">
            <text:p>46.954</text:p>
          </table:table-cell>
          <table:table-cell office:value-type="float" office:value="39.561" calcext:value-type="float">
            <text:p>39.561</text:p>
          </table:table-cell>
          <table:table-cell office:value-type="float" office:value="2.238642" calcext:value-type="float">
            <text:p>2.238642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75" calcext:value-type="float">
            <text:p>75</text:p>
          </table:table-cell>
          <table:table-cell office:value-type="float" office:value="49.191872" calcext:value-type="float">
            <text:p>49.191872</text:p>
          </table:table-cell>
          <table:table-cell office:value-type="float" office:value="53.76" calcext:value-type="float">
            <text:p>53.76</text:p>
          </table:table-cell>
          <table:table-cell office:value-type="float" office:value="45.452" calcext:value-type="float">
            <text:p>45.452</text:p>
          </table:table-cell>
          <table:table-cell office:value-type="float" office:value="2.5891437" calcext:value-type="float">
            <text:p>2.5891437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75" calcext:value-type="float">
            <text:p>75</text:p>
          </table:table-cell>
          <table:table-cell office:value-type="float" office:value="49.679004" calcext:value-type="float">
            <text:p>49.679004</text:p>
          </table:table-cell>
          <table:table-cell office:value-type="float" office:value="57.33" calcext:value-type="float">
            <text:p>57.33</text:p>
          </table:table-cell>
          <table:table-cell office:value-type="float" office:value="43.743" calcext:value-type="float">
            <text:p>43.743</text:p>
          </table:table-cell>
          <table:table-cell office:value-type="float" office:value="8.0605113" calcext:value-type="float">
            <text:p>8.0605113</text:p>
          </table:table-cell>
        </table:table-row>
        <table:table-row table:style-name="ro1">
          <table:table-cell office:value-type="string" calcext:value-type="string">
            <text:p>23AllocatorBenchmark_FreeI14BuddyAllocator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75" calcext:value-type="float">
            <text:p>75</text:p>
          </table:table-cell>
          <table:table-cell office:value-type="float" office:value="33.64388" calcext:value-type="float">
            <text:p>33.64388</text:p>
          </table:table-cell>
          <table:table-cell office:value-type="float" office:value="34.852" calcext:value-type="float">
            <text:p>34.852</text:p>
          </table:table-cell>
          <table:table-cell office:value-type="float" office:value="32.852" calcext:value-type="float">
            <text:p>32.852</text:p>
          </table:table-cell>
          <table:table-cell office:value-type="float" office:value="0.67662373" calcext:value-type="float">
            <text:p>0.67662373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75" calcext:value-type="float">
            <text:p>75</text:p>
          </table:table-cell>
          <table:table-cell office:value-type="float" office:value="53.229224" calcext:value-type="float">
            <text:p>53.229224</text:p>
          </table:table-cell>
          <table:table-cell office:value-type="float" office:value="58.802" calcext:value-type="float">
            <text:p>58.802</text:p>
          </table:table-cell>
          <table:table-cell office:value-type="float" office:value="48.269" calcext:value-type="float">
            <text:p>48.269</text:p>
          </table:table-cell>
          <table:table-cell office:value-type="float" office:value="3.1042349" calcext:value-type="float">
            <text:p>3.1042349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75" calcext:value-type="float">
            <text:p>75</text:p>
          </table:table-cell>
          <table:table-cell office:value-type="float" office:value="73.211984" calcext:value-type="float">
            <text:p>73.211984</text:p>
          </table:table-cell>
          <table:table-cell office:value-type="float" office:value="83.306" calcext:value-type="float">
            <text:p>83.306</text:p>
          </table:table-cell>
          <table:table-cell office:value-type="float" office:value="64.136" calcext:value-type="float">
            <text:p>64.136</text:p>
          </table:table-cell>
          <table:table-cell office:value-type="float" office:value="5.8535701" calcext:value-type="float">
            <text:p>5.8535701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75" calcext:value-type="float">
            <text:p>75</text:p>
          </table:table-cell>
          <table:table-cell office:value-type="float" office:value="93.75804" calcext:value-type="float">
            <text:p>93.75804</text:p>
          </table:table-cell>
          <table:table-cell office:value-type="float" office:value="104.866" calcext:value-type="float">
            <text:p>104.866</text:p>
          </table:table-cell>
          <table:table-cell office:value-type="float" office:value="81.934" calcext:value-type="float">
            <text:p>81.934</text:p>
          </table:table-cell>
          <table:table-cell office:value-type="float" office:value="7.3098044" calcext:value-type="float">
            <text:p>7.3098044</text:p>
          </table:table-cell>
        </table:table-row>
        <table:table-row table:style-name="ro1">
          <table:table-cell office:value-type="string" calcext:value-type="string">
            <text:p>23AllocatorBenchmark_FreeI27LinkedListAllocatorFirstFit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75" calcext:value-type="float">
            <text:p>75</text:p>
          </table:table-cell>
          <table:table-cell office:value-type="float" office:value="31.21242" calcext:value-type="float">
            <text:p>31.21242</text:p>
          </table:table-cell>
          <table:table-cell office:value-type="float" office:value="32.328" calcext:value-type="float">
            <text:p>32.328</text:p>
          </table:table-cell>
          <table:table-cell office:value-type="float" office:value="30.561" calcext:value-type="float">
            <text:p>30.561</text:p>
          </table:table-cell>
          <table:table-cell office:value-type="float" office:value="0.61252999" calcext:value-type="float">
            <text:p>0.61252999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75" calcext:value-type="float">
            <text:p>75</text:p>
          </table:table-cell>
          <table:table-cell office:value-type="float" office:value="31.292572" calcext:value-type="float">
            <text:p>31.292572</text:p>
          </table:table-cell>
          <table:table-cell office:value-type="float" office:value="33.372" calcext:value-type="float">
            <text:p>33.372</text:p>
          </table:table-cell>
          <table:table-cell office:value-type="float" office:value="29.699" calcext:value-type="float">
            <text:p>29.699</text:p>
          </table:table-cell>
          <table:table-cell office:value-type="float" office:value="1.1178879" calcext:value-type="float">
            <text:p>1.1178879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75" calcext:value-type="float">
            <text:p>75</text:p>
          </table:table-cell>
          <table:table-cell office:value-type="float" office:value="31.500924" calcext:value-type="float">
            <text:p>31.500924</text:p>
          </table:table-cell>
          <table:table-cell office:value-type="float" office:value="33.923" calcext:value-type="float">
            <text:p>33.923</text:p>
          </table:table-cell>
          <table:table-cell office:value-type="float" office:value="29.797" calcext:value-type="float">
            <text:p>29.797</text:p>
          </table:table-cell>
          <table:table-cell office:value-type="float" office:value="1.1486858" calcext:value-type="float">
            <text:p>1.1486858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75" calcext:value-type="float">
            <text:p>75</text:p>
          </table:table-cell>
          <table:table-cell office:value-type="float" office:value="32.286828" calcext:value-type="float">
            <text:p>32.286828</text:p>
          </table:table-cell>
          <table:table-cell office:value-type="float" office:value="34.982" calcext:value-type="float">
            <text:p>34.982</text:p>
          </table:table-cell>
          <table:table-cell office:value-type="float" office:value="30.324" calcext:value-type="float">
            <text:p>30.324</text:p>
          </table:table-cell>
          <table:table-cell office:value-type="float" office:value="1.4368421" calcext:value-type="float">
            <text:p>1.4368421</text:p>
          </table:table-cell>
        </table:table-row>
        <table:table-row table:style-name="ro1">
          <table:table-cell office:value-type="string" calcext:value-type="string">
            <text:p>23AllocatorBenchmark_FreeI26LinkedListAllocatorNextFit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75" calcext:value-type="float">
            <text:p>75</text:p>
          </table:table-cell>
          <table:table-cell office:value-type="float" office:value="31.214236" calcext:value-type="float">
            <text:p>31.214236</text:p>
          </table:table-cell>
          <table:table-cell office:value-type="float" office:value="32.33" calcext:value-type="float">
            <text:p>32.33</text:p>
          </table:table-cell>
          <table:table-cell office:value-type="float" office:value="30.57" calcext:value-type="float">
            <text:p>30.57</text:p>
          </table:table-cell>
          <table:table-cell office:value-type="float" office:value="0.54693186" calcext:value-type="float">
            <text:p>0.54693186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75" calcext:value-type="float">
            <text:p>75</text:p>
          </table:table-cell>
          <table:table-cell office:value-type="float" office:value="103.19544" calcext:value-type="float">
            <text:p>103.19544</text:p>
          </table:table-cell>
          <table:table-cell office:value-type="float" office:value="116.314" calcext:value-type="float">
            <text:p>116.314</text:p>
          </table:table-cell>
          <table:table-cell office:value-type="float" office:value="91.092" calcext:value-type="float">
            <text:p>91.092</text:p>
          </table:table-cell>
          <table:table-cell office:value-type="float" office:value="7.7032543" calcext:value-type="float">
            <text:p>7.7032543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75" calcext:value-type="float">
            <text:p>75</text:p>
          </table:table-cell>
          <table:table-cell office:value-type="float" office:value="162.4913" calcext:value-type="float">
            <text:p>162.4913</text:p>
          </table:table-cell>
          <table:table-cell office:value-type="float" office:value="180.141" calcext:value-type="float">
            <text:p>180.141</text:p>
          </table:table-cell>
          <table:table-cell office:value-type="float" office:value="145.476" calcext:value-type="float">
            <text:p>145.476</text:p>
          </table:table-cell>
          <table:table-cell office:value-type="float" office:value="10.646977" calcext:value-type="float">
            <text:p>10.646977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75" calcext:value-type="float">
            <text:p>75</text:p>
          </table:table-cell>
          <table:table-cell office:value-type="float" office:value="217.23498" calcext:value-type="float">
            <text:p>217.23498</text:p>
          </table:table-cell>
          <table:table-cell office:value-type="float" office:value="243.357" calcext:value-type="float">
            <text:p>243.357</text:p>
          </table:table-cell>
          <table:table-cell office:value-type="float" office:value="197.696" calcext:value-type="float">
            <text:p>197.696</text:p>
          </table:table-cell>
          <table:table-cell office:value-type="float" office:value="13.316451" calcext:value-type="float">
            <text:p>13.316451</text:p>
          </table:table-cell>
        </table:table-row>
        <table:table-row table:style-name="ro1">
          <table:table-cell office:value-type="string" calcext:value-type="string">
            <text:p>23AllocatorBenchmark_FreeI26LinkedListAllocatorBestFit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75" calcext:value-type="float">
            <text:p>75</text:p>
          </table:table-cell>
          <table:table-cell office:value-type="float" office:value="31.004808" calcext:value-type="float">
            <text:p>31.004808</text:p>
          </table:table-cell>
          <table:table-cell office:value-type="float" office:value="32.233" calcext:value-type="float">
            <text:p>32.233</text:p>
          </table:table-cell>
          <table:table-cell office:value-type="float" office:value="30.293" calcext:value-type="float">
            <text:p>30.293</text:p>
          </table:table-cell>
          <table:table-cell office:value-type="float" office:value="0.6748818" calcext:value-type="float">
            <text:p>0.6748818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75" calcext:value-type="float">
            <text:p>75</text:p>
          </table:table-cell>
          <table:table-cell office:value-type="float" office:value="105.17601" calcext:value-type="float">
            <text:p>105.17601</text:p>
          </table:table-cell>
          <table:table-cell office:value-type="float" office:value="119.443" calcext:value-type="float">
            <text:p>119.443</text:p>
          </table:table-cell>
          <table:table-cell office:value-type="float" office:value="93.018" calcext:value-type="float">
            <text:p>93.018</text:p>
          </table:table-cell>
          <table:table-cell office:value-type="float" office:value="7.9613684" calcext:value-type="float">
            <text:p>7.9613684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75" calcext:value-type="float">
            <text:p>75</text:p>
          </table:table-cell>
          <table:table-cell office:value-type="float" office:value="159.33684" calcext:value-type="float">
            <text:p>159.33684</text:p>
          </table:table-cell>
          <table:table-cell office:value-type="float" office:value="176.952" calcext:value-type="float">
            <text:p>176.952</text:p>
          </table:table-cell>
          <table:table-cell office:value-type="float" office:value="143.523" calcext:value-type="float">
            <text:p>143.523</text:p>
          </table:table-cell>
          <table:table-cell office:value-type="float" office:value="10.325286" calcext:value-type="float">
            <text:p>10.325286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75" calcext:value-type="float">
            <text:p>75</text:p>
          </table:table-cell>
          <table:table-cell office:value-type="float" office:value="208.89336" calcext:value-type="float">
            <text:p>208.89336</text:p>
          </table:table-cell>
          <table:table-cell office:value-type="float" office:value="234.245" calcext:value-type="float">
            <text:p>234.245</text:p>
          </table:table-cell>
          <table:table-cell office:value-type="float" office:value="188.232" calcext:value-type="float">
            <text:p>188.232</text:p>
          </table:table-cell>
          <table:table-cell office:value-type="float" office:value="16.316507" calcext:value-type="float">
            <text:p>16.316507</text:p>
          </table:table-cell>
        </table:table-row>
        <table:table-row table:style-name="ro1">
          <table:table-cell office:value-type="string" calcext:value-type="string">
            <text:p>23AllocatorBenchmark_FreeI27LinkedListAllocatorWorstFit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75" calcext:value-type="float">
            <text:p>75</text:p>
          </table:table-cell>
          <table:table-cell office:value-type="float" office:value="30.764452" calcext:value-type="float">
            <text:p>30.764452</text:p>
          </table:table-cell>
          <table:table-cell office:value-type="float" office:value="33.405" calcext:value-type="float">
            <text:p>33.405</text:p>
          </table:table-cell>
          <table:table-cell office:value-type="float" office:value="29.676" calcext:value-type="float">
            <text:p>29.676</text:p>
          </table:table-cell>
          <table:table-cell office:value-type="float" office:value="1.1639936" calcext:value-type="float">
            <text:p>1.1639936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75" calcext:value-type="float">
            <text:p>75</text:p>
          </table:table-cell>
          <table:table-cell office:value-type="float" office:value="85.740984" calcext:value-type="float">
            <text:p>85.740984</text:p>
          </table:table-cell>
          <table:table-cell office:value-type="float" office:value="102.977" calcext:value-type="float">
            <text:p>102.977</text:p>
          </table:table-cell>
          <table:table-cell office:value-type="float" office:value="71.216" calcext:value-type="float">
            <text:p>71.216</text:p>
          </table:table-cell>
          <table:table-cell office:value-type="float" office:value="10.306724" calcext:value-type="float">
            <text:p>10.306724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75" calcext:value-type="float">
            <text:p>75</text:p>
          </table:table-cell>
          <table:table-cell office:value-type="float" office:value="156.7618" calcext:value-type="float">
            <text:p>156.7618</text:p>
          </table:table-cell>
          <table:table-cell office:value-type="float" office:value="191.749" calcext:value-type="float">
            <text:p>191.749</text:p>
          </table:table-cell>
          <table:table-cell office:value-type="float" office:value="125.13" calcext:value-type="float">
            <text:p>125.13</text:p>
          </table:table-cell>
          <table:table-cell office:value-type="float" office:value="19.761242" calcext:value-type="float">
            <text:p>19.761242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75" calcext:value-type="float">
            <text:p>75</text:p>
          </table:table-cell>
          <table:table-cell office:value-type="float" office:value="228.72158" calcext:value-type="float">
            <text:p>228.72158</text:p>
          </table:table-cell>
          <table:table-cell office:value-type="float" office:value="267.691" calcext:value-type="float">
            <text:p>267.691</text:p>
          </table:table-cell>
          <table:table-cell office:value-type="float" office:value="191.28" calcext:value-type="float">
            <text:p>191.28</text:p>
          </table:table-cell>
          <table:table-cell office:value-type="float" office:value="26.121965" calcext:value-type="float">
            <text:p>26.121965</text:p>
          </table:table-cell>
        </table:table-row>
        <table:table-row table:style-name="ro1">
          <table:table-cell office:value-type="string" calcext:value-type="string">
            <text:p>23AllocatorBenchmark_FreeI12BSTAllocator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75" calcext:value-type="float">
            <text:p>75</text:p>
          </table:table-cell>
          <table:table-cell office:value-type="float" office:value="31.560608" calcext:value-type="float">
            <text:p>31.560608</text:p>
          </table:table-cell>
          <table:table-cell office:value-type="float" office:value="32.843" calcext:value-type="float">
            <text:p>32.843</text:p>
          </table:table-cell>
          <table:table-cell office:value-type="float" office:value="30.735" calcext:value-type="float">
            <text:p>30.735</text:p>
          </table:table-cell>
          <table:table-cell office:value-type="float" office:value="0.62644996" calcext:value-type="float">
            <text:p>0.62644996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75" calcext:value-type="float">
            <text:p>75</text:p>
          </table:table-cell>
          <table:table-cell office:value-type="float" office:value="100.63632" calcext:value-type="float">
            <text:p>100.63632</text:p>
          </table:table-cell>
          <table:table-cell office:value-type="float" office:value="113.852" calcext:value-type="float">
            <text:p>113.852</text:p>
          </table:table-cell>
          <table:table-cell office:value-type="float" office:value="88.47" calcext:value-type="float">
            <text:p>88.47</text:p>
          </table:table-cell>
          <table:table-cell office:value-type="float" office:value="7.8953406" calcext:value-type="float">
            <text:p>7.8953406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75" calcext:value-type="float">
            <text:p>75</text:p>
          </table:table-cell>
          <table:table-cell office:value-type="float" office:value="151.14303" calcext:value-type="float">
            <text:p>151.14303</text:p>
          </table:table-cell>
          <table:table-cell office:value-type="float" office:value="176.804" calcext:value-type="float">
            <text:p>176.804</text:p>
          </table:table-cell>
          <table:table-cell office:value-type="float" office:value="128.635" calcext:value-type="float">
            <text:p>128.635</text:p>
          </table:table-cell>
          <table:table-cell office:value-type="float" office:value="14.176929" calcext:value-type="float">
            <text:p>14.176929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75" calcext:value-type="float">
            <text:p>75</text:p>
          </table:table-cell>
          <table:table-cell office:value-type="float" office:value="201.4527" calcext:value-type="float">
            <text:p>201.4527</text:p>
          </table:table-cell>
          <table:table-cell office:value-type="float" office:value="228.138" calcext:value-type="float">
            <text:p>228.138</text:p>
          </table:table-cell>
          <table:table-cell office:value-type="float" office:value="173.675" calcext:value-type="float">
            <text:p>173.675</text:p>
          </table:table-cell>
          <table:table-cell office:value-type="float" office:value="17.815062" calcext:value-type="float">
            <text:p>17.815062</text:p>
          </table:table-cell>
        </table:table-row>
        <table:table-row table:style-name="ro1">
          <table:table-cell office:value-type="string" calcext:value-type="string">
            <text:p>23AllocatorBenchmark_FreeI13BBSTAllocator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75" calcext:value-type="float">
            <text:p>75</text:p>
          </table:table-cell>
          <table:table-cell office:value-type="float" office:value="35.206364" calcext:value-type="float">
            <text:p>35.206364</text:p>
          </table:table-cell>
          <table:table-cell office:value-type="float" office:value="38.826" calcext:value-type="float">
            <text:p>38.826</text:p>
          </table:table-cell>
          <table:table-cell office:value-type="float" office:value="33.814" calcext:value-type="float">
            <text:p>33.814</text:p>
          </table:table-cell>
          <table:table-cell office:value-type="float" office:value="2.2486667" calcext:value-type="float">
            <text:p>2.2486667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75" calcext:value-type="float">
            <text:p>75</text:p>
          </table:table-cell>
          <table:table-cell office:value-type="float" office:value="43.25694" calcext:value-type="float">
            <text:p>43.25694</text:p>
          </table:table-cell>
          <table:table-cell office:value-type="float" office:value="56.565" calcext:value-type="float">
            <text:p>56.565</text:p>
          </table:table-cell>
          <table:table-cell office:value-type="float" office:value="38.475" calcext:value-type="float">
            <text:p>38.475</text:p>
          </table:table-cell>
          <table:table-cell office:value-type="float" office:value="6.3943783" calcext:value-type="float">
            <text:p>6.3943783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75" calcext:value-type="float">
            <text:p>75</text:p>
          </table:table-cell>
          <table:table-cell office:value-type="float" office:value="40.750868" calcext:value-type="float">
            <text:p>40.750868</text:p>
          </table:table-cell>
          <table:table-cell office:value-type="float" office:value="44.045" calcext:value-type="float">
            <text:p>44.045</text:p>
          </table:table-cell>
          <table:table-cell office:value-type="float" office:value="38.443" calcext:value-type="float">
            <text:p>38.443</text:p>
          </table:table-cell>
          <table:table-cell office:value-type="float" office:value="1.6295723" calcext:value-type="float">
            <text:p>1.6295723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75" calcext:value-type="float">
            <text:p>75</text:p>
          </table:table-cell>
          <table:table-cell office:value-type="float" office:value="41.96352" calcext:value-type="float">
            <text:p>41.96352</text:p>
          </table:table-cell>
          <table:table-cell office:value-type="float" office:value="45.215" calcext:value-type="float">
            <text:p>45.215</text:p>
          </table:table-cell>
          <table:table-cell office:value-type="float" office:value="39.272" calcext:value-type="float">
            <text:p>39.272</text:p>
          </table:table-cell>
          <table:table-cell office:value-type="float" office:value="1.999081" calcext:value-type="float">
            <text:p>1.999081</text:p>
          </table:table-cell>
        </table:table-row>
        <table:table-row table:style-name="ro1">
          <table:table-cell office:value-type="string" calcext:value-type="string">
            <text:p>23AllocatorBenchmark_FreeI17DualBBSTAllocator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75" calcext:value-type="float">
            <text:p>75</text:p>
          </table:table-cell>
          <table:table-cell office:value-type="float" office:value="38.813656" calcext:value-type="float">
            <text:p>38.813656</text:p>
          </table:table-cell>
          <table:table-cell office:value-type="float" office:value="40.508" calcext:value-type="float">
            <text:p>40.508</text:p>
          </table:table-cell>
          <table:table-cell office:value-type="float" office:value="37.801" calcext:value-type="float">
            <text:p>37.801</text:p>
          </table:table-cell>
          <table:table-cell office:value-type="float" office:value="0.82754918" calcext:value-type="float">
            <text:p>0.82754918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00" calcext:value-type="float">
            <text:p>100</text:p>
          </table:table-cell>
          <table:table-cell office:value-type="float" office:value="30.727156" calcext:value-type="float">
            <text:p>30.727156</text:p>
          </table:table-cell>
          <table:table-cell office:value-type="float" office:value="32.238" calcext:value-type="float">
            <text:p>32.238</text:p>
          </table:table-cell>
          <table:table-cell office:value-type="float" office:value="29.236" calcext:value-type="float">
            <text:p>29.236</text:p>
          </table:table-cell>
          <table:table-cell office:value-type="float" office:value="5.4370753" calcext:value-type="float">
            <text:p>5.4370753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00" calcext:value-type="float">
            <text:p>100</text:p>
          </table:table-cell>
          <table:table-cell office:value-type="float" office:value="30.327532" calcext:value-type="float">
            <text:p>30.327532</text:p>
          </table:table-cell>
          <table:table-cell office:value-type="float" office:value="31.778" calcext:value-type="float">
            <text:p>31.778</text:p>
          </table:table-cell>
          <table:table-cell office:value-type="float" office:value="29.545" calcext:value-type="float">
            <text:p>29.545</text:p>
          </table:table-cell>
          <table:table-cell office:value-type="float" office:value="0.75869208" calcext:value-type="float">
            <text:p>0.75869208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00" calcext:value-type="float">
            <text:p>100</text:p>
          </table:table-cell>
          <table:table-cell office:value-type="float" office:value="30.450272" calcext:value-type="float">
            <text:p>30.450272</text:p>
          </table:table-cell>
          <table:table-cell office:value-type="float" office:value="31.842" calcext:value-type="float">
            <text:p>31.842</text:p>
          </table:table-cell>
          <table:table-cell office:value-type="float" office:value="29.617" calcext:value-type="float">
            <text:p>29.617</text:p>
          </table:table-cell>
          <table:table-cell office:value-type="float" office:value="0.75912237" calcext:value-type="float">
            <text:p>0.75912237</text:p>
          </table:table-cell>
        </table:table-row>
        <table:table-row table:style-name="ro1">
          <table:table-cell office:value-type="string" calcext:value-type="string">
            <text:p>23AllocatorBenchmark_FreeI23BitmapAllocatorFirstFit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100" calcext:value-type="float">
            <text:p>100</text:p>
          </table:table-cell>
          <table:table-cell office:value-type="float" office:value="29.400316" calcext:value-type="float">
            <text:p>29.400316</text:p>
          </table:table-cell>
          <table:table-cell office:value-type="float" office:value="30.483" calcext:value-type="float">
            <text:p>30.483</text:p>
          </table:table-cell>
          <table:table-cell office:value-type="float" office:value="28.909" calcext:value-type="float">
            <text:p>28.909</text:p>
          </table:table-cell>
          <table:table-cell office:value-type="float" office:value="0.59044438" calcext:value-type="float">
            <text:p>0.59044438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00" calcext:value-type="float">
            <text:p>100</text:p>
          </table:table-cell>
          <table:table-cell office:value-type="float" office:value="30.27442" calcext:value-type="float">
            <text:p>30.27442</text:p>
          </table:table-cell>
          <table:table-cell office:value-type="float" office:value="31.232" calcext:value-type="float">
            <text:p>31.232</text:p>
          </table:table-cell>
          <table:table-cell office:value-type="float" office:value="29.565" calcext:value-type="float">
            <text:p>29.565</text:p>
          </table:table-cell>
          <table:table-cell office:value-type="float" office:value="1.3021356" calcext:value-type="float">
            <text:p>1.3021356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00" calcext:value-type="float">
            <text:p>100</text:p>
          </table:table-cell>
          <table:table-cell office:value-type="float" office:value="30.461848" calcext:value-type="float">
            <text:p>30.461848</text:p>
          </table:table-cell>
          <table:table-cell office:value-type="float" office:value="31.259" calcext:value-type="float">
            <text:p>31.259</text:p>
          </table:table-cell>
          <table:table-cell office:value-type="float" office:value="29.656" calcext:value-type="float">
            <text:p>29.656</text:p>
          </table:table-cell>
          <table:table-cell office:value-type="float" office:value="2.2261361" calcext:value-type="float">
            <text:p>2.2261361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00" calcext:value-type="float">
            <text:p>100</text:p>
          </table:table-cell>
          <table:table-cell office:value-type="float" office:value="30.605088" calcext:value-type="float">
            <text:p>30.605088</text:p>
          </table:table-cell>
          <table:table-cell office:value-type="float" office:value="31.719" calcext:value-type="float">
            <text:p>31.719</text:p>
          </table:table-cell>
          <table:table-cell office:value-type="float" office:value="29.56" calcext:value-type="float">
            <text:p>29.56</text:p>
          </table:table-cell>
          <table:table-cell office:value-type="float" office:value="3.0823802" calcext:value-type="float">
            <text:p>3.0823802</text:p>
          </table:table-cell>
        </table:table-row>
        <table:table-row table:style-name="ro1">
          <table:table-cell office:value-type="string" calcext:value-type="string">
            <text:p>23AllocatorBenchmark_FreeI22BitmapAllocatorNextFit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100" calcext:value-type="float">
            <text:p>100</text:p>
          </table:table-cell>
          <table:table-cell office:value-type="float" office:value="29.477956" calcext:value-type="float">
            <text:p>29.477956</text:p>
          </table:table-cell>
          <table:table-cell office:value-type="float" office:value="30.627" calcext:value-type="float">
            <text:p>30.627</text:p>
          </table:table-cell>
          <table:table-cell office:value-type="float" office:value="29.002" calcext:value-type="float">
            <text:p>29.002</text:p>
          </table:table-cell>
          <table:table-cell office:value-type="float" office:value="0.52573066" calcext:value-type="float">
            <text:p>0.52573066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00" calcext:value-type="float">
            <text:p>100</text:p>
          </table:table-cell>
          <table:table-cell office:value-type="float" office:value="77.368284" calcext:value-type="float">
            <text:p>77.368284</text:p>
          </table:table-cell>
          <table:table-cell office:value-type="float" office:value="119.265" calcext:value-type="float">
            <text:p>119.265</text:p>
          </table:table-cell>
          <table:table-cell office:value-type="float" office:value="62.207" calcext:value-type="float">
            <text:p>62.207</text:p>
          </table:table-cell>
          <table:table-cell office:value-type="float" office:value="18.518092" calcext:value-type="float">
            <text:p>18.518092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00" calcext:value-type="float">
            <text:p>100</text:p>
          </table:table-cell>
          <table:table-cell office:value-type="float" office:value="76.431124" calcext:value-type="float">
            <text:p>76.431124</text:p>
          </table:table-cell>
          <table:table-cell office:value-type="float" office:value="115.38" calcext:value-type="float">
            <text:p>115.38</text:p>
          </table:table-cell>
          <table:table-cell office:value-type="float" office:value="61.835" calcext:value-type="float">
            <text:p>61.835</text:p>
          </table:table-cell>
          <table:table-cell office:value-type="float" office:value="20.439512" calcext:value-type="float">
            <text:p>20.439512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00" calcext:value-type="float">
            <text:p>100</text:p>
          </table:table-cell>
          <table:table-cell office:value-type="float" office:value="79.25508" calcext:value-type="float">
            <text:p>79.25508</text:p>
          </table:table-cell>
          <table:table-cell office:value-type="float" office:value="133.931" calcext:value-type="float">
            <text:p>133.931</text:p>
          </table:table-cell>
          <table:table-cell office:value-type="float" office:value="60.991" calcext:value-type="float">
            <text:p>60.991</text:p>
          </table:table-cell>
          <table:table-cell office:value-type="float" office:value="27.083956" calcext:value-type="float">
            <text:p>27.083956</text:p>
          </table:table-cell>
        </table:table-row>
        <table:table-row table:style-name="ro1">
          <table:table-cell office:value-type="string" calcext:value-type="string">
            <text:p>23AllocatorBenchmark_FreeI22BitmapAllocatorBestFit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100" calcext:value-type="float">
            <text:p>100</text:p>
          </table:table-cell>
          <table:table-cell office:value-type="float" office:value="29.100044" calcext:value-type="float">
            <text:p>29.100044</text:p>
          </table:table-cell>
          <table:table-cell office:value-type="float" office:value="30.062" calcext:value-type="float">
            <text:p>30.062</text:p>
          </table:table-cell>
          <table:table-cell office:value-type="float" office:value="28.526" calcext:value-type="float">
            <text:p>28.526</text:p>
          </table:table-cell>
          <table:table-cell office:value-type="float" office:value="0.50063255" calcext:value-type="float">
            <text:p>0.50063255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00" calcext:value-type="float">
            <text:p>100</text:p>
          </table:table-cell>
          <table:table-cell office:value-type="float" office:value="156.16648" calcext:value-type="float">
            <text:p>156.16648</text:p>
          </table:table-cell>
          <table:table-cell office:value-type="float" office:value="186.455" calcext:value-type="float">
            <text:p>186.455</text:p>
          </table:table-cell>
          <table:table-cell office:value-type="float" office:value="141.021" calcext:value-type="float">
            <text:p>141.021</text:p>
          </table:table-cell>
          <table:table-cell office:value-type="float" office:value="13.701712" calcext:value-type="float">
            <text:p>13.701712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00" calcext:value-type="float">
            <text:p>100</text:p>
          </table:table-cell>
          <table:table-cell office:value-type="float" office:value="174.48909" calcext:value-type="float">
            <text:p>174.48909</text:p>
          </table:table-cell>
          <table:table-cell office:value-type="float" office:value="204.545" calcext:value-type="float">
            <text:p>204.545</text:p>
          </table:table-cell>
          <table:table-cell office:value-type="float" office:value="155.488" calcext:value-type="float">
            <text:p>155.488</text:p>
          </table:table-cell>
          <table:table-cell office:value-type="float" office:value="17.3004" calcext:value-type="float">
            <text:p>17.3004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00" calcext:value-type="float">
            <text:p>100</text:p>
          </table:table-cell>
          <table:table-cell office:value-type="float" office:value="186.00328" calcext:value-type="float">
            <text:p>186.00328</text:p>
          </table:table-cell>
          <table:table-cell office:value-type="float" office:value="235.944" calcext:value-type="float">
            <text:p>235.944</text:p>
          </table:table-cell>
          <table:table-cell office:value-type="float" office:value="162.318" calcext:value-type="float">
            <text:p>162.318</text:p>
          </table:table-cell>
          <table:table-cell office:value-type="float" office:value="24.548373" calcext:value-type="float">
            <text:p>24.548373</text:p>
          </table:table-cell>
        </table:table-row>
        <table:table-row table:style-name="ro1">
          <table:table-cell office:value-type="string" calcext:value-type="string">
            <text:p>23AllocatorBenchmark_FreeI23BitmapAllocatorWorstFit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100" calcext:value-type="float">
            <text:p>100</text:p>
          </table:table-cell>
          <table:table-cell office:value-type="float" office:value="29.430564" calcext:value-type="float">
            <text:p>29.430564</text:p>
          </table:table-cell>
          <table:table-cell office:value-type="float" office:value="30.816" calcext:value-type="float">
            <text:p>30.816</text:p>
          </table:table-cell>
          <table:table-cell office:value-type="float" office:value="28.804" calcext:value-type="float">
            <text:p>28.804</text:p>
          </table:table-cell>
          <table:table-cell office:value-type="float" office:value="0.6251778" calcext:value-type="float">
            <text:p>0.6251778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00" calcext:value-type="float">
            <text:p>100</text:p>
          </table:table-cell>
          <table:table-cell office:value-type="float" office:value="37.998444" calcext:value-type="float">
            <text:p>37.998444</text:p>
          </table:table-cell>
          <table:table-cell office:value-type="float" office:value="40.192" calcext:value-type="float">
            <text:p>40.192</text:p>
          </table:table-cell>
          <table:table-cell office:value-type="float" office:value="36.195" calcext:value-type="float">
            <text:p>36.195</text:p>
          </table:table-cell>
          <table:table-cell office:value-type="float" office:value="1.2664179" calcext:value-type="float">
            <text:p>1.2664179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00" calcext:value-type="float">
            <text:p>100</text:p>
          </table:table-cell>
          <table:table-cell office:value-type="float" office:value="44.785068" calcext:value-type="float">
            <text:p>44.785068</text:p>
          </table:table-cell>
          <table:table-cell office:value-type="float" office:value="47.499" calcext:value-type="float">
            <text:p>47.499</text:p>
          </table:table-cell>
          <table:table-cell office:value-type="float" office:value="41.59" calcext:value-type="float">
            <text:p>41.59</text:p>
          </table:table-cell>
          <table:table-cell office:value-type="float" office:value="1.77734" calcext:value-type="float">
            <text:p>1.77734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00" calcext:value-type="float">
            <text:p>100</text:p>
          </table:table-cell>
          <table:table-cell office:value-type="float" office:value="51.5838" calcext:value-type="float">
            <text:p>51.5838</text:p>
          </table:table-cell>
          <table:table-cell office:value-type="float" office:value="55.516" calcext:value-type="float">
            <text:p>55.516</text:p>
          </table:table-cell>
          <table:table-cell office:value-type="float" office:value="46.668" calcext:value-type="float">
            <text:p>46.668</text:p>
          </table:table-cell>
          <table:table-cell office:value-type="float" office:value="2.8609509" calcext:value-type="float">
            <text:p>2.8609509</text:p>
          </table:table-cell>
        </table:table-row>
        <table:table-row table:style-name="ro1">
          <table:table-cell office:value-type="string" calcext:value-type="string">
            <text:p>23AllocatorBenchmark_FreeI14BuddyAllocator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100" calcext:value-type="float">
            <text:p>100</text:p>
          </table:table-cell>
          <table:table-cell office:value-type="float" office:value="32.637356" calcext:value-type="float">
            <text:p>32.637356</text:p>
          </table:table-cell>
          <table:table-cell office:value-type="float" office:value="34.165" calcext:value-type="float">
            <text:p>34.165</text:p>
          </table:table-cell>
          <table:table-cell office:value-type="float" office:value="31.932" calcext:value-type="float">
            <text:p>31.932</text:p>
          </table:table-cell>
          <table:table-cell office:value-type="float" office:value="0.67524719" calcext:value-type="float">
            <text:p>0.67524719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00" calcext:value-type="float">
            <text:p>100</text:p>
          </table:table-cell>
          <table:table-cell office:value-type="float" office:value="123.1939" calcext:value-type="float">
            <text:p>123.1939</text:p>
          </table:table-cell>
          <table:table-cell office:value-type="float" office:value="145.362" calcext:value-type="float">
            <text:p>145.362</text:p>
          </table:table-cell>
          <table:table-cell office:value-type="float" office:value="99.938" calcext:value-type="float">
            <text:p>99.938</text:p>
          </table:table-cell>
          <table:table-cell office:value-type="float" office:value="13.886961" calcext:value-type="float">
            <text:p>13.886961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00" calcext:value-type="float">
            <text:p>100</text:p>
          </table:table-cell>
          <table:table-cell office:value-type="float" office:value="227.21063" calcext:value-type="float">
            <text:p>227.21063</text:p>
          </table:table-cell>
          <table:table-cell office:value-type="float" office:value="266.61" calcext:value-type="float">
            <text:p>266.61</text:p>
          </table:table-cell>
          <table:table-cell office:value-type="float" office:value="180.868" calcext:value-type="float">
            <text:p>180.868</text:p>
          </table:table-cell>
          <table:table-cell office:value-type="float" office:value="26.219043" calcext:value-type="float">
            <text:p>26.219043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00" calcext:value-type="float">
            <text:p>100</text:p>
          </table:table-cell>
          <table:table-cell office:value-type="float" office:value="330.58516" calcext:value-type="float">
            <text:p>330.58516</text:p>
          </table:table-cell>
          <table:table-cell office:value-type="float" office:value="386.626" calcext:value-type="float">
            <text:p>386.626</text:p>
          </table:table-cell>
          <table:table-cell office:value-type="float" office:value="256.194" calcext:value-type="float">
            <text:p>256.194</text:p>
          </table:table-cell>
          <table:table-cell office:value-type="float" office:value="41.466877" calcext:value-type="float">
            <text:p>41.466877</text:p>
          </table:table-cell>
        </table:table-row>
        <table:table-row table:style-name="ro1">
          <table:table-cell office:value-type="string" calcext:value-type="string">
            <text:p>23AllocatorBenchmark_FreeI27LinkedListAllocatorFirstFit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100" calcext:value-type="float">
            <text:p>100</text:p>
          </table:table-cell>
          <table:table-cell office:value-type="float" office:value="31.218336" calcext:value-type="float">
            <text:p>31.218336</text:p>
          </table:table-cell>
          <table:table-cell office:value-type="float" office:value="32.6" calcext:value-type="float">
            <text:p>32.6</text:p>
          </table:table-cell>
          <table:table-cell office:value-type="float" office:value="30.415" calcext:value-type="float">
            <text:p>30.415</text:p>
          </table:table-cell>
          <table:table-cell office:value-type="float" office:value="0.75262835" calcext:value-type="float">
            <text:p>0.75262835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00" calcext:value-type="float">
            <text:p>100</text:p>
          </table:table-cell>
          <table:table-cell office:value-type="float" office:value="31.627928" calcext:value-type="float">
            <text:p>31.627928</text:p>
          </table:table-cell>
          <table:table-cell office:value-type="float" office:value="33.808" calcext:value-type="float">
            <text:p>33.808</text:p>
          </table:table-cell>
          <table:table-cell office:value-type="float" office:value="29.717" calcext:value-type="float">
            <text:p>29.717</text:p>
          </table:table-cell>
          <table:table-cell office:value-type="float" office:value="1.3727709" calcext:value-type="float">
            <text:p>1.3727709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00" calcext:value-type="float">
            <text:p>100</text:p>
          </table:table-cell>
          <table:table-cell office:value-type="float" office:value="32.362348" calcext:value-type="float">
            <text:p>32.362348</text:p>
          </table:table-cell>
          <table:table-cell office:value-type="float" office:value="35.332" calcext:value-type="float">
            <text:p>35.332</text:p>
          </table:table-cell>
          <table:table-cell office:value-type="float" office:value="30.784" calcext:value-type="float">
            <text:p>30.784</text:p>
          </table:table-cell>
          <table:table-cell office:value-type="float" office:value="1.5236743" calcext:value-type="float">
            <text:p>1.5236743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00" calcext:value-type="float">
            <text:p>100</text:p>
          </table:table-cell>
          <table:table-cell office:value-type="float" office:value="33.24142" calcext:value-type="float">
            <text:p>33.24142</text:p>
          </table:table-cell>
          <table:table-cell office:value-type="float" office:value="36.869" calcext:value-type="float">
            <text:p>36.869</text:p>
          </table:table-cell>
          <table:table-cell office:value-type="float" office:value="31.418" calcext:value-type="float">
            <text:p>31.418</text:p>
          </table:table-cell>
          <table:table-cell office:value-type="float" office:value="2.8336407" calcext:value-type="float">
            <text:p>2.8336407</text:p>
          </table:table-cell>
        </table:table-row>
        <table:table-row table:style-name="ro1">
          <table:table-cell office:value-type="string" calcext:value-type="string">
            <text:p>23AllocatorBenchmark_FreeI26LinkedListAllocatorNextFit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100" calcext:value-type="float">
            <text:p>100</text:p>
          </table:table-cell>
          <table:table-cell office:value-type="float" office:value="31.153" calcext:value-type="float">
            <text:p>31.153</text:p>
          </table:table-cell>
          <table:table-cell office:value-type="float" office:value="32.236" calcext:value-type="float">
            <text:p>32.236</text:p>
          </table:table-cell>
          <table:table-cell office:value-type="float" office:value="30.568" calcext:value-type="float">
            <text:p>30.568</text:p>
          </table:table-cell>
          <table:table-cell office:value-type="float" office:value="0.61781972" calcext:value-type="float">
            <text:p>0.61781972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00" calcext:value-type="float">
            <text:p>100</text:p>
          </table:table-cell>
          <table:table-cell office:value-type="float" office:value="271.68928" calcext:value-type="float">
            <text:p>271.68928</text:p>
          </table:table-cell>
          <table:table-cell office:value-type="float" office:value="296.023" calcext:value-type="float">
            <text:p>296.023</text:p>
          </table:table-cell>
          <table:table-cell office:value-type="float" office:value="245.52" calcext:value-type="float">
            <text:p>245.52</text:p>
          </table:table-cell>
          <table:table-cell office:value-type="float" office:value="14.819806" calcext:value-type="float">
            <text:p>14.819806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00" calcext:value-type="float">
            <text:p>100</text:p>
          </table:table-cell>
          <table:table-cell office:value-type="float" office:value="496.81197" calcext:value-type="float">
            <text:p>496.81197</text:p>
          </table:table-cell>
          <table:table-cell office:value-type="float" office:value="535.758" calcext:value-type="float">
            <text:p>535.758</text:p>
          </table:table-cell>
          <table:table-cell office:value-type="float" office:value="465.027" calcext:value-type="float">
            <text:p>465.027</text:p>
          </table:table-cell>
          <table:table-cell office:value-type="float" office:value="21.882357" calcext:value-type="float">
            <text:p>21.882357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00" calcext:value-type="float">
            <text:p>100</text:p>
          </table:table-cell>
          <table:table-cell office:value-type="float" office:value="713.22566" calcext:value-type="float">
            <text:p>713.22566</text:p>
          </table:table-cell>
          <table:table-cell office:value-type="float" office:value="769.26" calcext:value-type="float">
            <text:p>769.26</text:p>
          </table:table-cell>
          <table:table-cell office:value-type="float" office:value="661.594" calcext:value-type="float">
            <text:p>661.594</text:p>
          </table:table-cell>
          <table:table-cell office:value-type="float" office:value="48.516929" calcext:value-type="float">
            <text:p>48.516929</text:p>
          </table:table-cell>
        </table:table-row>
        <table:table-row table:style-name="ro1">
          <table:table-cell office:value-type="string" calcext:value-type="string">
            <text:p>23AllocatorBenchmark_FreeI26LinkedListAllocatorBestFit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100" calcext:value-type="float">
            <text:p>100</text:p>
          </table:table-cell>
          <table:table-cell office:value-type="float" office:value="30.188356" calcext:value-type="float">
            <text:p>30.188356</text:p>
          </table:table-cell>
          <table:table-cell office:value-type="float" office:value="32.293" calcext:value-type="float">
            <text:p>32.293</text:p>
          </table:table-cell>
          <table:table-cell office:value-type="float" office:value="29.01" calcext:value-type="float">
            <text:p>29.01</text:p>
          </table:table-cell>
          <table:table-cell office:value-type="float" office:value="1.1177927" calcext:value-type="float">
            <text:p>1.1177927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00" calcext:value-type="float">
            <text:p>100</text:p>
          </table:table-cell>
          <table:table-cell office:value-type="float" office:value="258.28745" calcext:value-type="float">
            <text:p>258.28745</text:p>
          </table:table-cell>
          <table:table-cell office:value-type="float" office:value="282.082" calcext:value-type="float">
            <text:p>282.082</text:p>
          </table:table-cell>
          <table:table-cell office:value-type="float" office:value="233.807" calcext:value-type="float">
            <text:p>233.807</text:p>
          </table:table-cell>
          <table:table-cell office:value-type="float" office:value="14.6778" calcext:value-type="float">
            <text:p>14.6778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00" calcext:value-type="float">
            <text:p>100</text:p>
          </table:table-cell>
          <table:table-cell office:value-type="float" office:value="478.29268" calcext:value-type="float">
            <text:p>478.29268</text:p>
          </table:table-cell>
          <table:table-cell office:value-type="float" office:value="518.573" calcext:value-type="float">
            <text:p>518.573</text:p>
          </table:table-cell>
          <table:table-cell office:value-type="float" office:value="447.633" calcext:value-type="float">
            <text:p>447.633</text:p>
          </table:table-cell>
          <table:table-cell office:value-type="float" office:value="21.466753" calcext:value-type="float">
            <text:p>21.466753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00" calcext:value-type="float">
            <text:p>100</text:p>
          </table:table-cell>
          <table:table-cell office:value-type="float" office:value="695.36309" calcext:value-type="float">
            <text:p>695.36309</text:p>
          </table:table-cell>
          <table:table-cell office:value-type="float" office:value="741.245" calcext:value-type="float">
            <text:p>741.245</text:p>
          </table:table-cell>
          <table:table-cell office:value-type="float" office:value="654.537" calcext:value-type="float">
            <text:p>654.537</text:p>
          </table:table-cell>
          <table:table-cell office:value-type="float" office:value="26.106877" calcext:value-type="float">
            <text:p>26.106877</text:p>
          </table:table-cell>
        </table:table-row>
        <table:table-row table:style-name="ro1">
          <table:table-cell office:value-type="string" calcext:value-type="string">
            <text:p>23AllocatorBenchmark_FreeI27LinkedListAllocatorWorstFit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100" calcext:value-type="float">
            <text:p>100</text:p>
          </table:table-cell>
          <table:table-cell office:value-type="float" office:value="30.563768" calcext:value-type="float">
            <text:p>30.563768</text:p>
          </table:table-cell>
          <table:table-cell office:value-type="float" office:value="32.974" calcext:value-type="float">
            <text:p>32.974</text:p>
          </table:table-cell>
          <table:table-cell office:value-type="float" office:value="29.396" calcext:value-type="float">
            <text:p>29.396</text:p>
          </table:table-cell>
          <table:table-cell office:value-type="float" office:value="1.2398289" calcext:value-type="float">
            <text:p>1.2398289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00" calcext:value-type="float">
            <text:p>100</text:p>
          </table:table-cell>
          <table:table-cell office:value-type="float" office:value="245.55252" calcext:value-type="float">
            <text:p>245.55252</text:p>
          </table:table-cell>
          <table:table-cell office:value-type="float" office:value="293.058" calcext:value-type="float">
            <text:p>293.058</text:p>
          </table:table-cell>
          <table:table-cell office:value-type="float" office:value="194.973" calcext:value-type="float">
            <text:p>194.973</text:p>
          </table:table-cell>
          <table:table-cell office:value-type="float" office:value="30.701107" calcext:value-type="float">
            <text:p>30.701107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00" calcext:value-type="float">
            <text:p>100</text:p>
          </table:table-cell>
          <table:table-cell office:value-type="float" office:value="504.73806" calcext:value-type="float">
            <text:p>504.73806</text:p>
          </table:table-cell>
          <table:table-cell office:value-type="float" office:value="585.568" calcext:value-type="float">
            <text:p>585.568</text:p>
          </table:table-cell>
          <table:table-cell office:value-type="float" office:value="412.659" calcext:value-type="float">
            <text:p>412.659</text:p>
          </table:table-cell>
          <table:table-cell office:value-type="float" office:value="57.008403" calcext:value-type="float">
            <text:p>57.008403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00" calcext:value-type="float">
            <text:p>100</text:p>
          </table:table-cell>
          <table:table-cell office:value-type="float" office:value="749.78794" calcext:value-type="float">
            <text:p>749.78794</text:p>
          </table:table-cell>
          <table:table-cell office:value-type="float" office:value="866.051" calcext:value-type="float">
            <text:p>866.051</text:p>
          </table:table-cell>
          <table:table-cell office:value-type="float" office:value="578.645" calcext:value-type="float">
            <text:p>578.645</text:p>
          </table:table-cell>
          <table:table-cell office:value-type="float" office:value="88.974512" calcext:value-type="float">
            <text:p>88.974512</text:p>
          </table:table-cell>
        </table:table-row>
        <table:table-row table:style-name="ro1">
          <table:table-cell office:value-type="string" calcext:value-type="string">
            <text:p>23AllocatorBenchmark_FreeI12BSTAllocator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100" calcext:value-type="float">
            <text:p>100</text:p>
          </table:table-cell>
          <table:table-cell office:value-type="float" office:value="31.976852" calcext:value-type="float">
            <text:p>31.976852</text:p>
          </table:table-cell>
          <table:table-cell office:value-type="float" office:value="33.109" calcext:value-type="float">
            <text:p>33.109</text:p>
          </table:table-cell>
          <table:table-cell office:value-type="float" office:value="31.292" calcext:value-type="float">
            <text:p>31.292</text:p>
          </table:table-cell>
          <table:table-cell office:value-type="float" office:value="0.65940457" calcext:value-type="float">
            <text:p>0.65940457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00" calcext:value-type="float">
            <text:p>100</text:p>
          </table:table-cell>
          <table:table-cell office:value-type="float" office:value="291.69346" calcext:value-type="float">
            <text:p>291.69346</text:p>
          </table:table-cell>
          <table:table-cell office:value-type="float" office:value="351.544" calcext:value-type="float">
            <text:p>351.544</text:p>
          </table:table-cell>
          <table:table-cell office:value-type="float" office:value="224.312" calcext:value-type="float">
            <text:p>224.312</text:p>
          </table:table-cell>
          <table:table-cell office:value-type="float" office:value="40.496054" calcext:value-type="float">
            <text:p>40.496054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00" calcext:value-type="float">
            <text:p>100</text:p>
          </table:table-cell>
          <table:table-cell office:value-type="float" office:value="570.85143" calcext:value-type="float">
            <text:p>570.85143</text:p>
          </table:table-cell>
          <table:table-cell office:value-type="float" office:value="679.737" calcext:value-type="float">
            <text:p>679.737</text:p>
          </table:table-cell>
          <table:table-cell office:value-type="float" office:value="448.463" calcext:value-type="float">
            <text:p>448.463</text:p>
          </table:table-cell>
          <table:table-cell office:value-type="float" office:value="71.56296" calcext:value-type="float">
            <text:p>71.56296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00" calcext:value-type="float">
            <text:p>100</text:p>
          </table:table-cell>
          <table:table-cell office:value-type="float" office:value="848.47711" calcext:value-type="float">
            <text:p>848.47711</text:p>
          </table:table-cell>
          <table:table-cell office:value-type="float" office:value="1000.95" calcext:value-type="float">
            <text:p>1000.95</text:p>
          </table:table-cell>
          <table:table-cell office:value-type="float" office:value="622.806" calcext:value-type="float">
            <text:p>622.806</text:p>
          </table:table-cell>
          <table:table-cell office:value-type="float" office:value="115.25973" calcext:value-type="float">
            <text:p>115.25973</text:p>
          </table:table-cell>
        </table:table-row>
        <table:table-row table:style-name="ro1">
          <table:table-cell office:value-type="string" calcext:value-type="string">
            <text:p>23AllocatorBenchmark_FreeI13BBSTAllocator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100" calcext:value-type="float">
            <text:p>100</text:p>
          </table:table-cell>
          <table:table-cell office:value-type="float" office:value="35.161956" calcext:value-type="float">
            <text:p>35.161956</text:p>
          </table:table-cell>
          <table:table-cell office:value-type="float" office:value="36.368" calcext:value-type="float">
            <text:p>36.368</text:p>
          </table:table-cell>
          <table:table-cell office:value-type="float" office:value="34.362" calcext:value-type="float">
            <text:p>34.362</text:p>
          </table:table-cell>
          <table:table-cell office:value-type="float" office:value="0.71481783" calcext:value-type="float">
            <text:p>0.71481783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00" calcext:value-type="float">
            <text:p>100</text:p>
          </table:table-cell>
          <table:table-cell office:value-type="float" office:value="35.302132" calcext:value-type="float">
            <text:p>35.302132</text:p>
          </table:table-cell>
          <table:table-cell office:value-type="float" office:value="37.171" calcext:value-type="float">
            <text:p>37.171</text:p>
          </table:table-cell>
          <table:table-cell office:value-type="float" office:value="34.016" calcext:value-type="float">
            <text:p>34.016</text:p>
          </table:table-cell>
          <table:table-cell office:value-type="float" office:value="1.0973816" calcext:value-type="float">
            <text:p>1.0973816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00" calcext:value-type="float">
            <text:p>100</text:p>
          </table:table-cell>
          <table:table-cell office:value-type="float" office:value="35.582848" calcext:value-type="float">
            <text:p>35.582848</text:p>
          </table:table-cell>
          <table:table-cell office:value-type="float" office:value="37.833" calcext:value-type="float">
            <text:p>37.833</text:p>
          </table:table-cell>
          <table:table-cell office:value-type="float" office:value="34.391" calcext:value-type="float">
            <text:p>34.391</text:p>
          </table:table-cell>
          <table:table-cell office:value-type="float" office:value="1.1049377" calcext:value-type="float">
            <text:p>1.1049377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00" calcext:value-type="float">
            <text:p>100</text:p>
          </table:table-cell>
          <table:table-cell office:value-type="float" office:value="35.560652" calcext:value-type="float">
            <text:p>35.560652</text:p>
          </table:table-cell>
          <table:table-cell office:value-type="float" office:value="37.819" calcext:value-type="float">
            <text:p>37.819</text:p>
          </table:table-cell>
          <table:table-cell office:value-type="float" office:value="34.309" calcext:value-type="float">
            <text:p>34.309</text:p>
          </table:table-cell>
          <table:table-cell office:value-type="float" office:value="1.1332162" calcext:value-type="float">
            <text:p>1.1332162</text:p>
          </table:table-cell>
        </table:table-row>
        <table:table-row table:style-name="ro1">
          <table:table-cell office:value-type="string" calcext:value-type="string">
            <text:p>23AllocatorBenchmark_FreeI17DualBBSTAllocatorE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100" calcext:value-type="float">
            <text:p>100</text:p>
          </table:table-cell>
          <table:table-cell office:value-type="float" office:value="40.070992" calcext:value-type="float">
            <text:p>40.070992</text:p>
          </table:table-cell>
          <table:table-cell office:value-type="float" office:value="41.73" calcext:value-type="float">
            <text:p>41.73</text:p>
          </table:table-cell>
          <table:table-cell office:value-type="float" office:value="38.873" calcext:value-type="float">
            <text:p>38.873</text:p>
          </table:table-cell>
          <table:table-cell office:value-type="float" office:value="0.96380245" calcext:value-type="float">
            <text:p>0.96380245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0" calcext:value-type="float">
            <text:p>0</text:p>
          </table:table-cell>
          <table:table-cell office:value-type="float" office:value="90.89166" calcext:value-type="float">
            <text:p>90.89166</text:p>
          </table:table-cell>
          <table:table-cell office:value-type="float" office:value="108.343" calcext:value-type="float">
            <text:p>108.343</text:p>
          </table:table-cell>
          <table:table-cell office:value-type="float" office:value="71.516" calcext:value-type="float">
            <text:p>71.516</text:p>
          </table:table-cell>
          <table:table-cell office:value-type="float" office:value="10.831805" calcext:value-type="float">
            <text:p>10.831805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0" calcext:value-type="float">
            <text:p>0</text:p>
          </table:table-cell>
          <table:table-cell office:value-type="float" office:value="98.637916" calcext:value-type="float">
            <text:p>98.637916</text:p>
          </table:table-cell>
          <table:table-cell office:value-type="float" office:value="122.03" calcext:value-type="float">
            <text:p>122.03</text:p>
          </table:table-cell>
          <table:table-cell office:value-type="float" office:value="73.166" calcext:value-type="float">
            <text:p>73.166</text:p>
          </table:table-cell>
          <table:table-cell office:value-type="float" office:value="16.57552" calcext:value-type="float">
            <text:p>16.57552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0" calcext:value-type="float">
            <text:p>0</text:p>
          </table:table-cell>
          <table:table-cell office:value-type="float" office:value="104.02164" calcext:value-type="float">
            <text:p>104.02164</text:p>
          </table:table-cell>
          <table:table-cell office:value-type="float" office:value="128.608" calcext:value-type="float">
            <text:p>128.608</text:p>
          </table:table-cell>
          <table:table-cell office:value-type="float" office:value="76.656" calcext:value-type="float">
            <text:p>76.656</text:p>
          </table:table-cell>
          <table:table-cell office:value-type="float" office:value="15.518724" calcext:value-type="float">
            <text:p>15.518724</text:p>
          </table:table-cell>
        </table:table-row>
        <table:table-row table:style-name="ro1">
          <table:table-cell office:value-type="string" calcext:value-type="string">
            <text:p>23AllocatorBenchmark_FreeI23BitmapAllocatorFirstFit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0" calcext:value-type="float">
            <text:p>0</text:p>
          </table:table-cell>
          <table:table-cell office:value-type="float" office:value="30.291432" calcext:value-type="float">
            <text:p>30.291432</text:p>
          </table:table-cell>
          <table:table-cell office:value-type="float" office:value="31.565" calcext:value-type="float">
            <text:p>31.565</text:p>
          </table:table-cell>
          <table:table-cell office:value-type="float" office:value="29.71" calcext:value-type="float">
            <text:p>29.71</text:p>
          </table:table-cell>
          <table:table-cell office:value-type="float" office:value="0.6673657" calcext:value-type="float">
            <text:p>0.6673657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0" calcext:value-type="float">
            <text:p>0</text:p>
          </table:table-cell>
          <table:table-cell office:value-type="float" office:value="45.149076" calcext:value-type="float">
            <text:p>45.149076</text:p>
          </table:table-cell>
          <table:table-cell office:value-type="float" office:value="68.189" calcext:value-type="float">
            <text:p>68.189</text:p>
          </table:table-cell>
          <table:table-cell office:value-type="float" office:value="37.79" calcext:value-type="float">
            <text:p>37.79</text:p>
          </table:table-cell>
          <table:table-cell office:value-type="float" office:value="11.016236" calcext:value-type="float">
            <text:p>11.016236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0" calcext:value-type="float">
            <text:p>0</text:p>
          </table:table-cell>
          <table:table-cell office:value-type="float" office:value="44.2221" calcext:value-type="float">
            <text:p>44.2221</text:p>
          </table:table-cell>
          <table:table-cell office:value-type="float" office:value="82.798" calcext:value-type="float">
            <text:p>82.798</text:p>
          </table:table-cell>
          <table:table-cell office:value-type="float" office:value="37.825" calcext:value-type="float">
            <text:p>37.825</text:p>
          </table:table-cell>
          <table:table-cell office:value-type="float" office:value="15.094648" calcext:value-type="float">
            <text:p>15.094648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0" calcext:value-type="float">
            <text:p>0</text:p>
          </table:table-cell>
          <table:table-cell office:value-type="float" office:value="49.396148" calcext:value-type="float">
            <text:p>49.396148</text:p>
          </table:table-cell>
          <table:table-cell office:value-type="float" office:value="109.838" calcext:value-type="float">
            <text:p>109.838</text:p>
          </table:table-cell>
          <table:table-cell office:value-type="float" office:value="37.77" calcext:value-type="float">
            <text:p>37.77</text:p>
          </table:table-cell>
          <table:table-cell office:value-type="float" office:value="23.40589" calcext:value-type="float">
            <text:p>23.40589</text:p>
          </table:table-cell>
        </table:table-row>
        <table:table-row table:style-name="ro1">
          <table:table-cell office:value-type="string" calcext:value-type="string">
            <text:p>23AllocatorBenchmark_FreeI22BitmapAllocatorNextFit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0" calcext:value-type="float">
            <text:p>0</text:p>
          </table:table-cell>
          <table:table-cell office:value-type="float" office:value="30.238996" calcext:value-type="float">
            <text:p>30.238996</text:p>
          </table:table-cell>
          <table:table-cell office:value-type="float" office:value="31.496" calcext:value-type="float">
            <text:p>31.496</text:p>
          </table:table-cell>
          <table:table-cell office:value-type="float" office:value="29.691" calcext:value-type="float">
            <text:p>29.691</text:p>
          </table:table-cell>
          <table:table-cell office:value-type="float" office:value="0.62846943" calcext:value-type="float">
            <text:p>0.62846943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0" calcext:value-type="float">
            <text:p>0</text:p>
          </table:table-cell>
          <table:table-cell office:value-type="float" office:value="289.72186" calcext:value-type="float">
            <text:p>289.72186</text:p>
          </table:table-cell>
          <table:table-cell office:value-type="float" office:value="320.89" calcext:value-type="float">
            <text:p>320.89</text:p>
          </table:table-cell>
          <table:table-cell office:value-type="float" office:value="263.535" calcext:value-type="float">
            <text:p>263.535</text:p>
          </table:table-cell>
          <table:table-cell office:value-type="float" office:value="18.536782" calcext:value-type="float">
            <text:p>18.536782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0" calcext:value-type="float">
            <text:p>0</text:p>
          </table:table-cell>
          <table:table-cell office:value-type="float" office:value="305.61731" calcext:value-type="float">
            <text:p>305.61731</text:p>
          </table:table-cell>
          <table:table-cell office:value-type="float" office:value="350.017" calcext:value-type="float">
            <text:p>350.017</text:p>
          </table:table-cell>
          <table:table-cell office:value-type="float" office:value="272.035" calcext:value-type="float">
            <text:p>272.035</text:p>
          </table:table-cell>
          <table:table-cell office:value-type="float" office:value="21.750179" calcext:value-type="float">
            <text:p>21.750179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0" calcext:value-type="float">
            <text:p>0</text:p>
          </table:table-cell>
          <table:table-cell office:value-type="float" office:value="311.21328" calcext:value-type="float">
            <text:p>311.21328</text:p>
          </table:table-cell>
          <table:table-cell office:value-type="float" office:value="351.655" calcext:value-type="float">
            <text:p>351.655</text:p>
          </table:table-cell>
          <table:table-cell office:value-type="float" office:value="275.262" calcext:value-type="float">
            <text:p>275.262</text:p>
          </table:table-cell>
          <table:table-cell office:value-type="float" office:value="23.872366" calcext:value-type="float">
            <text:p>23.872366</text:p>
          </table:table-cell>
        </table:table-row>
        <table:table-row table:style-name="ro1">
          <table:table-cell office:value-type="string" calcext:value-type="string">
            <text:p>23AllocatorBenchmark_FreeI22BitmapAllocatorBestFit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0" calcext:value-type="float">
            <text:p>0</text:p>
          </table:table-cell>
          <table:table-cell office:value-type="float" office:value="29.973792" calcext:value-type="float">
            <text:p>29.973792</text:p>
          </table:table-cell>
          <table:table-cell office:value-type="float" office:value="30.774" calcext:value-type="float">
            <text:p>30.774</text:p>
          </table:table-cell>
          <table:table-cell office:value-type="float" office:value="29.394" calcext:value-type="float">
            <text:p>29.394</text:p>
          </table:table-cell>
          <table:table-cell office:value-type="float" office:value="0.44421291" calcext:value-type="float">
            <text:p>0.44421291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0" calcext:value-type="float">
            <text:p>0</text:p>
          </table:table-cell>
          <table:table-cell office:value-type="float" office:value="445.74538" calcext:value-type="float">
            <text:p>445.74538</text:p>
          </table:table-cell>
          <table:table-cell office:value-type="float" office:value="489.252" calcext:value-type="float">
            <text:p>489.252</text:p>
          </table:table-cell>
          <table:table-cell office:value-type="float" office:value="404.794" calcext:value-type="float">
            <text:p>404.794</text:p>
          </table:table-cell>
          <table:table-cell office:value-type="float" office:value="25.751542" calcext:value-type="float">
            <text:p>25.751542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0" calcext:value-type="float">
            <text:p>0</text:p>
          </table:table-cell>
          <table:table-cell office:value-type="float" office:value="502.43544" calcext:value-type="float">
            <text:p>502.43544</text:p>
          </table:table-cell>
          <table:table-cell office:value-type="float" office:value="554.341" calcext:value-type="float">
            <text:p>554.341</text:p>
          </table:table-cell>
          <table:table-cell office:value-type="float" office:value="454.324" calcext:value-type="float">
            <text:p>454.324</text:p>
          </table:table-cell>
          <table:table-cell office:value-type="float" office:value="31.455202" calcext:value-type="float">
            <text:p>31.455202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0" calcext:value-type="float">
            <text:p>0</text:p>
          </table:table-cell>
          <table:table-cell office:value-type="float" office:value="534.09905" calcext:value-type="float">
            <text:p>534.09905</text:p>
          </table:table-cell>
          <table:table-cell office:value-type="float" office:value="590.68" calcext:value-type="float">
            <text:p>590.68</text:p>
          </table:table-cell>
          <table:table-cell office:value-type="float" office:value="477.3" calcext:value-type="float">
            <text:p>477.3</text:p>
          </table:table-cell>
          <table:table-cell office:value-type="float" office:value="37.146317" calcext:value-type="float">
            <text:p>37.146317</text:p>
          </table:table-cell>
        </table:table-row>
        <table:table-row table:style-name="ro1">
          <table:table-cell office:value-type="string" calcext:value-type="string">
            <text:p>23AllocatorBenchmark_FreeI23BitmapAllocatorWorstFit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0" calcext:value-type="float">
            <text:p>0</text:p>
          </table:table-cell>
          <table:table-cell office:value-type="float" office:value="30.727364" calcext:value-type="float">
            <text:p>30.727364</text:p>
          </table:table-cell>
          <table:table-cell office:value-type="float" office:value="31.902" calcext:value-type="float">
            <text:p>31.902</text:p>
          </table:table-cell>
          <table:table-cell office:value-type="float" office:value="30.053" calcext:value-type="float">
            <text:p>30.053</text:p>
          </table:table-cell>
          <table:table-cell office:value-type="float" office:value="0.64566746" calcext:value-type="float">
            <text:p>0.64566746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0" calcext:value-type="float">
            <text:p>0</text:p>
          </table:table-cell>
          <table:table-cell office:value-type="float" office:value="49.781116" calcext:value-type="float">
            <text:p>49.781116</text:p>
          </table:table-cell>
          <table:table-cell office:value-type="float" office:value="57.529" calcext:value-type="float">
            <text:p>57.529</text:p>
          </table:table-cell>
          <table:table-cell office:value-type="float" office:value="42.961" calcext:value-type="float">
            <text:p>42.961</text:p>
          </table:table-cell>
          <table:table-cell office:value-type="float" office:value="4.5775887" calcext:value-type="float">
            <text:p>4.5775887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0" calcext:value-type="float">
            <text:p>0</text:p>
          </table:table-cell>
          <table:table-cell office:value-type="float" office:value="55.004484" calcext:value-type="float">
            <text:p>55.004484</text:p>
          </table:table-cell>
          <table:table-cell office:value-type="float" office:value="63.366" calcext:value-type="float">
            <text:p>63.366</text:p>
          </table:table-cell>
          <table:table-cell office:value-type="float" office:value="47.243" calcext:value-type="float">
            <text:p>47.243</text:p>
          </table:table-cell>
          <table:table-cell office:value-type="float" office:value="4.9900395" calcext:value-type="float">
            <text:p>4.9900395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0" calcext:value-type="float">
            <text:p>0</text:p>
          </table:table-cell>
          <table:table-cell office:value-type="float" office:value="52.54434" calcext:value-type="float">
            <text:p>52.54434</text:p>
          </table:table-cell>
          <table:table-cell office:value-type="float" office:value="59.96" calcext:value-type="float">
            <text:p>59.96</text:p>
          </table:table-cell>
          <table:table-cell office:value-type="float" office:value="45.574" calcext:value-type="float">
            <text:p>45.574</text:p>
          </table:table-cell>
          <table:table-cell office:value-type="float" office:value="4.7174438" calcext:value-type="float">
            <text:p>4.7174438</text:p>
          </table:table-cell>
        </table:table-row>
        <table:table-row table:style-name="ro1">
          <table:table-cell office:value-type="string" calcext:value-type="string">
            <text:p>23AllocatorBenchmark_FreeI14BuddyAllocator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0" calcext:value-type="float">
            <text:p>0</text:p>
          </table:table-cell>
          <table:table-cell office:value-type="float" office:value="36.559608" calcext:value-type="float">
            <text:p>36.559608</text:p>
          </table:table-cell>
          <table:table-cell office:value-type="float" office:value="38.166" calcext:value-type="float">
            <text:p>38.166</text:p>
          </table:table-cell>
          <table:table-cell office:value-type="float" office:value="35.357" calcext:value-type="float">
            <text:p>35.357</text:p>
          </table:table-cell>
          <table:table-cell office:value-type="float" office:value="0.97429565" calcext:value-type="float">
            <text:p>0.97429565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0" calcext:value-type="float">
            <text:p>0</text:p>
          </table:table-cell>
          <table:table-cell office:value-type="float" office:value="74.7751" calcext:value-type="float">
            <text:p>74.7751</text:p>
          </table:table-cell>
          <table:table-cell office:value-type="float" office:value="81.374" calcext:value-type="float">
            <text:p>81.374</text:p>
          </table:table-cell>
          <table:table-cell office:value-type="float" office:value="69.447" calcext:value-type="float">
            <text:p>69.447</text:p>
          </table:table-cell>
          <table:table-cell office:value-type="float" office:value="3.5432485" calcext:value-type="float">
            <text:p>3.5432485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0" calcext:value-type="float">
            <text:p>0</text:p>
          </table:table-cell>
          <table:table-cell office:value-type="float" office:value="106.02127" calcext:value-type="float">
            <text:p>106.02127</text:p>
          </table:table-cell>
          <table:table-cell office:value-type="float" office:value="114.926" calcext:value-type="float">
            <text:p>114.926</text:p>
          </table:table-cell>
          <table:table-cell office:value-type="float" office:value="97.342" calcext:value-type="float">
            <text:p>97.342</text:p>
          </table:table-cell>
          <table:table-cell office:value-type="float" office:value="5.688863" calcext:value-type="float">
            <text:p>5.688863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0" calcext:value-type="float">
            <text:p>0</text:p>
          </table:table-cell>
          <table:table-cell office:value-type="float" office:value="135.08076" calcext:value-type="float">
            <text:p>135.08076</text:p>
          </table:table-cell>
          <table:table-cell office:value-type="float" office:value="148.277" calcext:value-type="float">
            <text:p>148.277</text:p>
          </table:table-cell>
          <table:table-cell office:value-type="float" office:value="124.205" calcext:value-type="float">
            <text:p>124.205</text:p>
          </table:table-cell>
          <table:table-cell office:value-type="float" office:value="7.5464703" calcext:value-type="float">
            <text:p>7.5464703</text:p>
          </table:table-cell>
        </table:table-row>
        <table:table-row table:style-name="ro1">
          <table:table-cell office:value-type="string" calcext:value-type="string">
            <text:p>23AllocatorBenchmark_FreeI27LinkedListAllocatorFirstFit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0" calcext:value-type="float">
            <text:p>0</text:p>
          </table:table-cell>
          <table:table-cell office:value-type="float" office:value="29.881008" calcext:value-type="float">
            <text:p>29.881008</text:p>
          </table:table-cell>
          <table:table-cell office:value-type="float" office:value="30.981" calcext:value-type="float">
            <text:p>30.981</text:p>
          </table:table-cell>
          <table:table-cell office:value-type="float" office:value="29.169" calcext:value-type="float">
            <text:p>29.169</text:p>
          </table:table-cell>
          <table:table-cell office:value-type="float" office:value="0.63210381" calcext:value-type="float">
            <text:p>0.63210381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0" calcext:value-type="float">
            <text:p>0</text:p>
          </table:table-cell>
          <table:table-cell office:value-type="float" office:value="31.157404" calcext:value-type="float">
            <text:p>31.157404</text:p>
          </table:table-cell>
          <table:table-cell office:value-type="float" office:value="33.328" calcext:value-type="float">
            <text:p>33.328</text:p>
          </table:table-cell>
          <table:table-cell office:value-type="float" office:value="29.032" calcext:value-type="float">
            <text:p>29.032</text:p>
          </table:table-cell>
          <table:table-cell office:value-type="float" office:value="1.3243696" calcext:value-type="float">
            <text:p>1.3243696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0" calcext:value-type="float">
            <text:p>0</text:p>
          </table:table-cell>
          <table:table-cell office:value-type="float" office:value="31.746864" calcext:value-type="float">
            <text:p>31.746864</text:p>
          </table:table-cell>
          <table:table-cell office:value-type="float" office:value="35.152" calcext:value-type="float">
            <text:p>35.152</text:p>
          </table:table-cell>
          <table:table-cell office:value-type="float" office:value="29.377" calcext:value-type="float">
            <text:p>29.377</text:p>
          </table:table-cell>
          <table:table-cell office:value-type="float" office:value="1.7651159" calcext:value-type="float">
            <text:p>1.7651159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0" calcext:value-type="float">
            <text:p>0</text:p>
          </table:table-cell>
          <table:table-cell office:value-type="float" office:value="31.463836" calcext:value-type="float">
            <text:p>31.463836</text:p>
          </table:table-cell>
          <table:table-cell office:value-type="float" office:value="33.839" calcext:value-type="float">
            <text:p>33.839</text:p>
          </table:table-cell>
          <table:table-cell office:value-type="float" office:value="29.378" calcext:value-type="float">
            <text:p>29.378</text:p>
          </table:table-cell>
          <table:table-cell office:value-type="float" office:value="1.4096148" calcext:value-type="float">
            <text:p>1.4096148</text:p>
          </table:table-cell>
        </table:table-row>
        <table:table-row table:style-name="ro1">
          <table:table-cell office:value-type="string" calcext:value-type="string">
            <text:p>23AllocatorBenchmark_FreeI26LinkedListAllocatorNextFit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0" calcext:value-type="float">
            <text:p>0</text:p>
          </table:table-cell>
          <table:table-cell office:value-type="float" office:value="30.4806" calcext:value-type="float">
            <text:p>30.4806</text:p>
          </table:table-cell>
          <table:table-cell office:value-type="float" office:value="32.177" calcext:value-type="float">
            <text:p>32.177</text:p>
          </table:table-cell>
          <table:table-cell office:value-type="float" office:value="29.55" calcext:value-type="float">
            <text:p>29.55</text:p>
          </table:table-cell>
          <table:table-cell office:value-type="float" office:value="0.89627616" calcext:value-type="float">
            <text:p>0.89627616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0" calcext:value-type="float">
            <text:p>0</text:p>
          </table:table-cell>
          <table:table-cell office:value-type="float" office:value="123.50262" calcext:value-type="float">
            <text:p>123.50262</text:p>
          </table:table-cell>
          <table:table-cell office:value-type="float" office:value="137.43" calcext:value-type="float">
            <text:p>137.43</text:p>
          </table:table-cell>
          <table:table-cell office:value-type="float" office:value="114.627" calcext:value-type="float">
            <text:p>114.627</text:p>
          </table:table-cell>
          <table:table-cell office:value-type="float" office:value="6.6897165" calcext:value-type="float">
            <text:p>6.6897165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0" calcext:value-type="float">
            <text:p>0</text:p>
          </table:table-cell>
          <table:table-cell office:value-type="float" office:value="187.83995" calcext:value-type="float">
            <text:p>187.83995</text:p>
          </table:table-cell>
          <table:table-cell office:value-type="float" office:value="202.469" calcext:value-type="float">
            <text:p>202.469</text:p>
          </table:table-cell>
          <table:table-cell office:value-type="float" office:value="175.679" calcext:value-type="float">
            <text:p>175.679</text:p>
          </table:table-cell>
          <table:table-cell office:value-type="float" office:value="8.1409788" calcext:value-type="float">
            <text:p>8.1409788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0" calcext:value-type="float">
            <text:p>0</text:p>
          </table:table-cell>
          <table:table-cell office:value-type="float" office:value="249.10322" calcext:value-type="float">
            <text:p>249.10322</text:p>
          </table:table-cell>
          <table:table-cell office:value-type="float" office:value="265.507" calcext:value-type="float">
            <text:p>265.507</text:p>
          </table:table-cell>
          <table:table-cell office:value-type="float" office:value="234.982" calcext:value-type="float">
            <text:p>234.982</text:p>
          </table:table-cell>
          <table:table-cell office:value-type="float" office:value="8.647421" calcext:value-type="float">
            <text:p>8.647421</text:p>
          </table:table-cell>
        </table:table-row>
        <table:table-row table:style-name="ro1">
          <table:table-cell office:value-type="string" calcext:value-type="string">
            <text:p>23AllocatorBenchmark_FreeI26LinkedListAllocatorBestFit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0" calcext:value-type="float">
            <text:p>0</text:p>
          </table:table-cell>
          <table:table-cell office:value-type="float" office:value="29.540332" calcext:value-type="float">
            <text:p>29.540332</text:p>
          </table:table-cell>
          <table:table-cell office:value-type="float" office:value="30.554" calcext:value-type="float">
            <text:p>30.554</text:p>
          </table:table-cell>
          <table:table-cell office:value-type="float" office:value="28.777" calcext:value-type="float">
            <text:p>28.777</text:p>
          </table:table-cell>
          <table:table-cell office:value-type="float" office:value="0.7265183" calcext:value-type="float">
            <text:p>0.7265183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0" calcext:value-type="float">
            <text:p>0</text:p>
          </table:table-cell>
          <table:table-cell office:value-type="float" office:value="127.72633" calcext:value-type="float">
            <text:p>127.72633</text:p>
          </table:table-cell>
          <table:table-cell office:value-type="float" office:value="137.653" calcext:value-type="float">
            <text:p>137.653</text:p>
          </table:table-cell>
          <table:table-cell office:value-type="float" office:value="119.012" calcext:value-type="float">
            <text:p>119.012</text:p>
          </table:table-cell>
          <table:table-cell office:value-type="float" office:value="5.5844909" calcext:value-type="float">
            <text:p>5.5844909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0" calcext:value-type="float">
            <text:p>0</text:p>
          </table:table-cell>
          <table:table-cell office:value-type="float" office:value="185.91455" calcext:value-type="float">
            <text:p>185.91455</text:p>
          </table:table-cell>
          <table:table-cell office:value-type="float" office:value="199.268" calcext:value-type="float">
            <text:p>199.268</text:p>
          </table:table-cell>
          <table:table-cell office:value-type="float" office:value="174.822" calcext:value-type="float">
            <text:p>174.822</text:p>
          </table:table-cell>
          <table:table-cell office:value-type="float" office:value="7.6243001" calcext:value-type="float">
            <text:p>7.6243001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0" calcext:value-type="float">
            <text:p>0</text:p>
          </table:table-cell>
          <table:table-cell office:value-type="float" office:value="245.47666" calcext:value-type="float">
            <text:p>245.47666</text:p>
          </table:table-cell>
          <table:table-cell office:value-type="float" office:value="265.987" calcext:value-type="float">
            <text:p>265.987</text:p>
          </table:table-cell>
          <table:table-cell office:value-type="float" office:value="230.886" calcext:value-type="float">
            <text:p>230.886</text:p>
          </table:table-cell>
          <table:table-cell office:value-type="float" office:value="10.54979" calcext:value-type="float">
            <text:p>10.54979</text:p>
          </table:table-cell>
        </table:table-row>
        <table:table-row table:style-name="ro1">
          <table:table-cell office:value-type="string" calcext:value-type="string">
            <text:p>23AllocatorBenchmark_FreeI27LinkedListAllocatorWorstFit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0" calcext:value-type="float">
            <text:p>0</text:p>
          </table:table-cell>
          <table:table-cell office:value-type="float" office:value="30.731624" calcext:value-type="float">
            <text:p>30.731624</text:p>
          </table:table-cell>
          <table:table-cell office:value-type="float" office:value="32.109" calcext:value-type="float">
            <text:p>32.109</text:p>
          </table:table-cell>
          <table:table-cell office:value-type="float" office:value="29.771" calcext:value-type="float">
            <text:p>29.771</text:p>
          </table:table-cell>
          <table:table-cell office:value-type="float" office:value="0.80986046" calcext:value-type="float">
            <text:p>0.80986046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0" calcext:value-type="float">
            <text:p>0</text:p>
          </table:table-cell>
          <table:table-cell office:value-type="float" office:value="151.31181" calcext:value-type="float">
            <text:p>151.31181</text:p>
          </table:table-cell>
          <table:table-cell office:value-type="float" office:value="171.731" calcext:value-type="float">
            <text:p>171.731</text:p>
          </table:table-cell>
          <table:table-cell office:value-type="float" office:value="134.519" calcext:value-type="float">
            <text:p>134.519</text:p>
          </table:table-cell>
          <table:table-cell office:value-type="float" office:value="11.111936" calcext:value-type="float">
            <text:p>11.111936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0" calcext:value-type="float">
            <text:p>0</text:p>
          </table:table-cell>
          <table:table-cell office:value-type="float" office:value="281.68842" calcext:value-type="float">
            <text:p>281.68842</text:p>
          </table:table-cell>
          <table:table-cell office:value-type="float" office:value="319.317" calcext:value-type="float">
            <text:p>319.317</text:p>
          </table:table-cell>
          <table:table-cell office:value-type="float" office:value="250.865" calcext:value-type="float">
            <text:p>250.865</text:p>
          </table:table-cell>
          <table:table-cell office:value-type="float" office:value="20.290684" calcext:value-type="float">
            <text:p>20.290684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0" calcext:value-type="float">
            <text:p>0</text:p>
          </table:table-cell>
          <table:table-cell office:value-type="float" office:value="411.5555" calcext:value-type="float">
            <text:p>411.5555</text:p>
          </table:table-cell>
          <table:table-cell office:value-type="float" office:value="460.209" calcext:value-type="float">
            <text:p>460.209</text:p>
          </table:table-cell>
          <table:table-cell office:value-type="float" office:value="370.765" calcext:value-type="float">
            <text:p>370.765</text:p>
          </table:table-cell>
          <table:table-cell office:value-type="float" office:value="29.268495" calcext:value-type="float">
            <text:p>29.268495</text:p>
          </table:table-cell>
        </table:table-row>
        <table:table-row table:style-name="ro1">
          <table:table-cell office:value-type="string" calcext:value-type="string">
            <text:p>23AllocatorBenchmark_FreeI12BSTAllocator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0" calcext:value-type="float">
            <text:p>0</text:p>
          </table:table-cell>
          <table:table-cell office:value-type="float" office:value="30.818072" calcext:value-type="float">
            <text:p>30.818072</text:p>
          </table:table-cell>
          <table:table-cell office:value-type="float" office:value="32.167" calcext:value-type="float">
            <text:p>32.167</text:p>
          </table:table-cell>
          <table:table-cell office:value-type="float" office:value="30.043" calcext:value-type="float">
            <text:p>30.043</text:p>
          </table:table-cell>
          <table:table-cell office:value-type="float" office:value="0.68970966" calcext:value-type="float">
            <text:p>0.68970966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0" calcext:value-type="float">
            <text:p>0</text:p>
          </table:table-cell>
          <table:table-cell office:value-type="float" office:value="163.07859" calcext:value-type="float">
            <text:p>163.07859</text:p>
          </table:table-cell>
          <table:table-cell office:value-type="float" office:value="174.532" calcext:value-type="float">
            <text:p>174.532</text:p>
          </table:table-cell>
          <table:table-cell office:value-type="float" office:value="151.554" calcext:value-type="float">
            <text:p>151.554</text:p>
          </table:table-cell>
          <table:table-cell office:value-type="float" office:value="7.0615915" calcext:value-type="float">
            <text:p>7.0615915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0" calcext:value-type="float">
            <text:p>0</text:p>
          </table:table-cell>
          <table:table-cell office:value-type="float" office:value="247.86448" calcext:value-type="float">
            <text:p>247.86448</text:p>
          </table:table-cell>
          <table:table-cell office:value-type="float" office:value="269.474" calcext:value-type="float">
            <text:p>269.474</text:p>
          </table:table-cell>
          <table:table-cell office:value-type="float" office:value="227.148" calcext:value-type="float">
            <text:p>227.148</text:p>
          </table:table-cell>
          <table:table-cell office:value-type="float" office:value="18.613977" calcext:value-type="float">
            <text:p>18.613977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0" calcext:value-type="float">
            <text:p>0</text:p>
          </table:table-cell>
          <table:table-cell office:value-type="float" office:value="324.73586" calcext:value-type="float">
            <text:p>324.73586</text:p>
          </table:table-cell>
          <table:table-cell office:value-type="float" office:value="353.843" calcext:value-type="float">
            <text:p>353.843</text:p>
          </table:table-cell>
          <table:table-cell office:value-type="float" office:value="296.376" calcext:value-type="float">
            <text:p>296.376</text:p>
          </table:table-cell>
          <table:table-cell office:value-type="float" office:value="18.368802" calcext:value-type="float">
            <text:p>18.368802</text:p>
          </table:table-cell>
        </table:table-row>
        <table:table-row table:style-name="ro1">
          <table:table-cell office:value-type="string" calcext:value-type="string">
            <text:p>23AllocatorBenchmark_FreeI13BBSTAllocator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0" calcext:value-type="float">
            <text:p>0</text:p>
          </table:table-cell>
          <table:table-cell office:value-type="float" office:value="35.423656" calcext:value-type="float">
            <text:p>35.423656</text:p>
          </table:table-cell>
          <table:table-cell office:value-type="float" office:value="37.203" calcext:value-type="float">
            <text:p>37.203</text:p>
          </table:table-cell>
          <table:table-cell office:value-type="float" office:value="33.464" calcext:value-type="float">
            <text:p>33.464</text:p>
          </table:table-cell>
          <table:table-cell office:value-type="float" office:value="4.4544813" calcext:value-type="float">
            <text:p>4.4544813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0" calcext:value-type="float">
            <text:p>0</text:p>
          </table:table-cell>
          <table:table-cell office:value-type="float" office:value="52.33818" calcext:value-type="float">
            <text:p>52.33818</text:p>
          </table:table-cell>
          <table:table-cell office:value-type="float" office:value="54.973" calcext:value-type="float">
            <text:p>54.973</text:p>
          </table:table-cell>
          <table:table-cell office:value-type="float" office:value="49.319" calcext:value-type="float">
            <text:p>49.319</text:p>
          </table:table-cell>
          <table:table-cell office:value-type="float" office:value="4.5177535" calcext:value-type="float">
            <text:p>4.5177535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0" calcext:value-type="float">
            <text:p>0</text:p>
          </table:table-cell>
          <table:table-cell office:value-type="float" office:value="51.853988" calcext:value-type="float">
            <text:p>51.853988</text:p>
          </table:table-cell>
          <table:table-cell office:value-type="float" office:value="56.533" calcext:value-type="float">
            <text:p>56.533</text:p>
          </table:table-cell>
          <table:table-cell office:value-type="float" office:value="48.367" calcext:value-type="float">
            <text:p>48.367</text:p>
          </table:table-cell>
          <table:table-cell office:value-type="float" office:value="2.632932" calcext:value-type="float">
            <text:p>2.632932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0" calcext:value-type="float">
            <text:p>0</text:p>
          </table:table-cell>
          <table:table-cell office:value-type="float" office:value="52.149948" calcext:value-type="float">
            <text:p>52.149948</text:p>
          </table:table-cell>
          <table:table-cell office:value-type="float" office:value="55.474" calcext:value-type="float">
            <text:p>55.474</text:p>
          </table:table-cell>
          <table:table-cell office:value-type="float" office:value="48.367" calcext:value-type="float">
            <text:p>48.367</text:p>
          </table:table-cell>
          <table:table-cell office:value-type="float" office:value="5.0818595" calcext:value-type="float">
            <text:p>5.0818595</text:p>
          </table:table-cell>
        </table:table-row>
        <table:table-row table:style-name="ro1">
          <table:table-cell office:value-type="string" calcext:value-type="string">
            <text:p>23AllocatorBenchmark_FreeI17DualBBSTAllocator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0" calcext:value-type="float">
            <text:p>0</text:p>
          </table:table-cell>
          <table:table-cell office:value-type="float" office:value="39.021756" calcext:value-type="float">
            <text:p>39.021756</text:p>
          </table:table-cell>
          <table:table-cell office:value-type="float" office:value="40.52" calcext:value-type="float">
            <text:p>40.52</text:p>
          </table:table-cell>
          <table:table-cell office:value-type="float" office:value="38.065" calcext:value-type="float">
            <text:p>38.065</text:p>
          </table:table-cell>
          <table:table-cell office:value-type="float" office:value="0.81230723" calcext:value-type="float">
            <text:p>0.81230723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" calcext:value-type="float">
            <text:p>25</text:p>
          </table:table-cell>
          <table:table-cell office:value-type="float" office:value="73.412448" calcext:value-type="float">
            <text:p>73.412448</text:p>
          </table:table-cell>
          <table:table-cell office:value-type="float" office:value="90.552" calcext:value-type="float">
            <text:p>90.552</text:p>
          </table:table-cell>
          <table:table-cell office:value-type="float" office:value="60.281" calcext:value-type="float">
            <text:p>60.281</text:p>
          </table:table-cell>
          <table:table-cell office:value-type="float" office:value="9.2874949" calcext:value-type="float">
            <text:p>9.2874949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" calcext:value-type="float">
            <text:p>25</text:p>
          </table:table-cell>
          <table:table-cell office:value-type="float" office:value="82.4864" calcext:value-type="float">
            <text:p>82.4864</text:p>
          </table:table-cell>
          <table:table-cell office:value-type="float" office:value="103.007" calcext:value-type="float">
            <text:p>103.007</text:p>
          </table:table-cell>
          <table:table-cell office:value-type="float" office:value="59.713" calcext:value-type="float">
            <text:p>59.713</text:p>
          </table:table-cell>
          <table:table-cell office:value-type="float" office:value="12.979562" calcext:value-type="float">
            <text:p>12.979562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" calcext:value-type="float">
            <text:p>25</text:p>
          </table:table-cell>
          <table:table-cell office:value-type="float" office:value="86.745856" calcext:value-type="float">
            <text:p>86.745856</text:p>
          </table:table-cell>
          <table:table-cell office:value-type="float" office:value="112.949" calcext:value-type="float">
            <text:p>112.949</text:p>
          </table:table-cell>
          <table:table-cell office:value-type="float" office:value="66.4" calcext:value-type="float">
            <text:p>66.4</text:p>
          </table:table-cell>
          <table:table-cell office:value-type="float" office:value="13.524539" calcext:value-type="float">
            <text:p>13.524539</text:p>
          </table:table-cell>
        </table:table-row>
        <table:table-row table:style-name="ro1">
          <table:table-cell office:value-type="string" calcext:value-type="string">
            <text:p>23AllocatorBenchmark_FreeI23BitmapAllocatorFirstFit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25" calcext:value-type="float">
            <text:p>25</text:p>
          </table:table-cell>
          <table:table-cell office:value-type="float" office:value="31.01042" calcext:value-type="float">
            <text:p>31.01042</text:p>
          </table:table-cell>
          <table:table-cell office:value-type="float" office:value="31.903" calcext:value-type="float">
            <text:p>31.903</text:p>
          </table:table-cell>
          <table:table-cell office:value-type="float" office:value="30.498" calcext:value-type="float">
            <text:p>30.498</text:p>
          </table:table-cell>
          <table:table-cell office:value-type="float" office:value="0.46241191" calcext:value-type="float">
            <text:p>0.46241191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" calcext:value-type="float">
            <text:p>25</text:p>
          </table:table-cell>
          <table:table-cell office:value-type="float" office:value="42.084768" calcext:value-type="float">
            <text:p>42.084768</text:p>
          </table:table-cell>
          <table:table-cell office:value-type="float" office:value="65.323" calcext:value-type="float">
            <text:p>65.323</text:p>
          </table:table-cell>
          <table:table-cell office:value-type="float" office:value="35.435" calcext:value-type="float">
            <text:p>35.435</text:p>
          </table:table-cell>
          <table:table-cell office:value-type="float" office:value="10.054548" calcext:value-type="float">
            <text:p>10.054548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" calcext:value-type="float">
            <text:p>25</text:p>
          </table:table-cell>
          <table:table-cell office:value-type="float" office:value="42.662264" calcext:value-type="float">
            <text:p>42.662264</text:p>
          </table:table-cell>
          <table:table-cell office:value-type="float" office:value="83.257" calcext:value-type="float">
            <text:p>83.257</text:p>
          </table:table-cell>
          <table:table-cell office:value-type="float" office:value="35.337" calcext:value-type="float">
            <text:p>35.337</text:p>
          </table:table-cell>
          <table:table-cell office:value-type="float" office:value="16.726108" calcext:value-type="float">
            <text:p>16.726108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" calcext:value-type="float">
            <text:p>25</text:p>
          </table:table-cell>
          <table:table-cell office:value-type="float" office:value="41.828332" calcext:value-type="float">
            <text:p>41.828332</text:p>
          </table:table-cell>
          <table:table-cell office:value-type="float" office:value="82.822" calcext:value-type="float">
            <text:p>82.822</text:p>
          </table:table-cell>
          <table:table-cell office:value-type="float" office:value="35.546" calcext:value-type="float">
            <text:p>35.546</text:p>
          </table:table-cell>
          <table:table-cell office:value-type="float" office:value="17.271407" calcext:value-type="float">
            <text:p>17.271407</text:p>
          </table:table-cell>
        </table:table-row>
        <table:table-row table:style-name="ro1">
          <table:table-cell office:value-type="string" calcext:value-type="string">
            <text:p>23AllocatorBenchmark_FreeI22BitmapAllocatorNextFit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25" calcext:value-type="float">
            <text:p>25</text:p>
          </table:table-cell>
          <table:table-cell office:value-type="float" office:value="30.510048" calcext:value-type="float">
            <text:p>30.510048</text:p>
          </table:table-cell>
          <table:table-cell office:value-type="float" office:value="31.228" calcext:value-type="float">
            <text:p>31.228</text:p>
          </table:table-cell>
          <table:table-cell office:value-type="float" office:value="29.95" calcext:value-type="float">
            <text:p>29.95</text:p>
          </table:table-cell>
          <table:table-cell office:value-type="float" office:value="0.50026241" calcext:value-type="float">
            <text:p>0.50026241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" calcext:value-type="float">
            <text:p>25</text:p>
          </table:table-cell>
          <table:table-cell office:value-type="float" office:value="265.87569" calcext:value-type="float">
            <text:p>265.87569</text:p>
          </table:table-cell>
          <table:table-cell office:value-type="float" office:value="296.037" calcext:value-type="float">
            <text:p>296.037</text:p>
          </table:table-cell>
          <table:table-cell office:value-type="float" office:value="239.58" calcext:value-type="float">
            <text:p>239.58</text:p>
          </table:table-cell>
          <table:table-cell office:value-type="float" office:value="17.677384" calcext:value-type="float">
            <text:p>17.677384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" calcext:value-type="float">
            <text:p>25</text:p>
          </table:table-cell>
          <table:table-cell office:value-type="float" office:value="279.49478" calcext:value-type="float">
            <text:p>279.49478</text:p>
          </table:table-cell>
          <table:table-cell office:value-type="float" office:value="315.328" calcext:value-type="float">
            <text:p>315.328</text:p>
          </table:table-cell>
          <table:table-cell office:value-type="float" office:value="245.1" calcext:value-type="float">
            <text:p>245.1</text:p>
          </table:table-cell>
          <table:table-cell office:value-type="float" office:value="20.9959" calcext:value-type="float">
            <text:p>20.9959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" calcext:value-type="float">
            <text:p>25</text:p>
          </table:table-cell>
          <table:table-cell office:value-type="float" office:value="284.40057" calcext:value-type="float">
            <text:p>284.40057</text:p>
          </table:table-cell>
          <table:table-cell office:value-type="float" office:value="320.721" calcext:value-type="float">
            <text:p>320.721</text:p>
          </table:table-cell>
          <table:table-cell office:value-type="float" office:value="249.119" calcext:value-type="float">
            <text:p>249.119</text:p>
          </table:table-cell>
          <table:table-cell office:value-type="float" office:value="21.47267" calcext:value-type="float">
            <text:p>21.47267</text:p>
          </table:table-cell>
        </table:table-row>
        <table:table-row table:style-name="ro1">
          <table:table-cell office:value-type="string" calcext:value-type="string">
            <text:p>23AllocatorBenchmark_FreeI22BitmapAllocatorBestFit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25" calcext:value-type="float">
            <text:p>25</text:p>
          </table:table-cell>
          <table:table-cell office:value-type="float" office:value="31.069248" calcext:value-type="float">
            <text:p>31.069248</text:p>
          </table:table-cell>
          <table:table-cell office:value-type="float" office:value="32.02" calcext:value-type="float">
            <text:p>32.02</text:p>
          </table:table-cell>
          <table:table-cell office:value-type="float" office:value="30.463" calcext:value-type="float">
            <text:p>30.463</text:p>
          </table:table-cell>
          <table:table-cell office:value-type="float" office:value="0.50916838" calcext:value-type="float">
            <text:p>0.50916838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" calcext:value-type="float">
            <text:p>25</text:p>
          </table:table-cell>
          <table:table-cell office:value-type="float" office:value="416.68928" calcext:value-type="float">
            <text:p>416.68928</text:p>
          </table:table-cell>
          <table:table-cell office:value-type="float" office:value="459.131" calcext:value-type="float">
            <text:p>459.131</text:p>
          </table:table-cell>
          <table:table-cell office:value-type="float" office:value="374.966" calcext:value-type="float">
            <text:p>374.966</text:p>
          </table:table-cell>
          <table:table-cell office:value-type="float" office:value="26.475352" calcext:value-type="float">
            <text:p>26.475352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" calcext:value-type="float">
            <text:p>25</text:p>
          </table:table-cell>
          <table:table-cell office:value-type="float" office:value="459.83325" calcext:value-type="float">
            <text:p>459.83325</text:p>
          </table:table-cell>
          <table:table-cell office:value-type="float" office:value="512.649" calcext:value-type="float">
            <text:p>512.649</text:p>
          </table:table-cell>
          <table:table-cell office:value-type="float" office:value="408.875" calcext:value-type="float">
            <text:p>408.875</text:p>
          </table:table-cell>
          <table:table-cell office:value-type="float" office:value="31.540667" calcext:value-type="float">
            <text:p>31.540667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" calcext:value-type="float">
            <text:p>25</text:p>
          </table:table-cell>
          <table:table-cell office:value-type="float" office:value="485.06805" calcext:value-type="float">
            <text:p>485.06805</text:p>
          </table:table-cell>
          <table:table-cell office:value-type="float" office:value="540.245" calcext:value-type="float">
            <text:p>540.245</text:p>
          </table:table-cell>
          <table:table-cell office:value-type="float" office:value="430.118" calcext:value-type="float">
            <text:p>430.118</text:p>
          </table:table-cell>
          <table:table-cell office:value-type="float" office:value="36.44098" calcext:value-type="float">
            <text:p>36.44098</text:p>
          </table:table-cell>
        </table:table-row>
        <table:table-row table:style-name="ro1">
          <table:table-cell office:value-type="string" calcext:value-type="string">
            <text:p>23AllocatorBenchmark_FreeI23BitmapAllocatorWorstFit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25" calcext:value-type="float">
            <text:p>25</text:p>
          </table:table-cell>
          <table:table-cell office:value-type="float" office:value="30.957096" calcext:value-type="float">
            <text:p>30.957096</text:p>
          </table:table-cell>
          <table:table-cell office:value-type="float" office:value="32.288" calcext:value-type="float">
            <text:p>32.288</text:p>
          </table:table-cell>
          <table:table-cell office:value-type="float" office:value="30.277" calcext:value-type="float">
            <text:p>30.277</text:p>
          </table:table-cell>
          <table:table-cell office:value-type="float" office:value="0.66434325" calcext:value-type="float">
            <text:p>0.66434325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" calcext:value-type="float">
            <text:p>25</text:p>
          </table:table-cell>
          <table:table-cell office:value-type="float" office:value="73.288896" calcext:value-type="float">
            <text:p>73.288896</text:p>
          </table:table-cell>
          <table:table-cell office:value-type="float" office:value="88.199" calcext:value-type="float">
            <text:p>88.199</text:p>
          </table:table-cell>
          <table:table-cell office:value-type="float" office:value="60.087" calcext:value-type="float">
            <text:p>60.087</text:p>
          </table:table-cell>
          <table:table-cell office:value-type="float" office:value="8.7923999" calcext:value-type="float">
            <text:p>8.7923999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" calcext:value-type="float">
            <text:p>25</text:p>
          </table:table-cell>
          <table:table-cell office:value-type="float" office:value="87.56322" calcext:value-type="float">
            <text:p>87.56322</text:p>
          </table:table-cell>
          <table:table-cell office:value-type="float" office:value="104.892" calcext:value-type="float">
            <text:p>104.892</text:p>
          </table:table-cell>
          <table:table-cell office:value-type="float" office:value="71.422" calcext:value-type="float">
            <text:p>71.422</text:p>
          </table:table-cell>
          <table:table-cell office:value-type="float" office:value="9.8623071" calcext:value-type="float">
            <text:p>9.8623071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" calcext:value-type="float">
            <text:p>25</text:p>
          </table:table-cell>
          <table:table-cell office:value-type="float" office:value="76.762448" calcext:value-type="float">
            <text:p>76.762448</text:p>
          </table:table-cell>
          <table:table-cell office:value-type="float" office:value="91.385" calcext:value-type="float">
            <text:p>91.385</text:p>
          </table:table-cell>
          <table:table-cell office:value-type="float" office:value="62.957" calcext:value-type="float">
            <text:p>62.957</text:p>
          </table:table-cell>
          <table:table-cell office:value-type="float" office:value="8.7085917" calcext:value-type="float">
            <text:p>8.7085917</text:p>
          </table:table-cell>
        </table:table-row>
        <table:table-row table:style-name="ro1">
          <table:table-cell office:value-type="string" calcext:value-type="string">
            <text:p>23AllocatorBenchmark_FreeI14BuddyAllocator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25" calcext:value-type="float">
            <text:p>25</text:p>
          </table:table-cell>
          <table:table-cell office:value-type="float" office:value="35.223564" calcext:value-type="float">
            <text:p>35.223564</text:p>
          </table:table-cell>
          <table:table-cell office:value-type="float" office:value="37.99" calcext:value-type="float">
            <text:p>37.99</text:p>
          </table:table-cell>
          <table:table-cell office:value-type="float" office:value="33.569" calcext:value-type="float">
            <text:p>33.569</text:p>
          </table:table-cell>
          <table:table-cell office:value-type="float" office:value="1.4279141" calcext:value-type="float">
            <text:p>1.4279141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" calcext:value-type="float">
            <text:p>25</text:p>
          </table:table-cell>
          <table:table-cell office:value-type="float" office:value="77.89986" calcext:value-type="float">
            <text:p>77.89986</text:p>
          </table:table-cell>
          <table:table-cell office:value-type="float" office:value="85.246" calcext:value-type="float">
            <text:p>85.246</text:p>
          </table:table-cell>
          <table:table-cell office:value-type="float" office:value="71.421" calcext:value-type="float">
            <text:p>71.421</text:p>
          </table:table-cell>
          <table:table-cell office:value-type="float" office:value="4.446866" calcext:value-type="float">
            <text:p>4.446866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" calcext:value-type="float">
            <text:p>25</text:p>
          </table:table-cell>
          <table:table-cell office:value-type="float" office:value="115.24846" calcext:value-type="float">
            <text:p>115.24846</text:p>
          </table:table-cell>
          <table:table-cell office:value-type="float" office:value="129.877" calcext:value-type="float">
            <text:p>129.877</text:p>
          </table:table-cell>
          <table:table-cell office:value-type="float" office:value="104.632" calcext:value-type="float">
            <text:p>104.632</text:p>
          </table:table-cell>
          <table:table-cell office:value-type="float" office:value="7.5484102" calcext:value-type="float">
            <text:p>7.5484102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" calcext:value-type="float">
            <text:p>25</text:p>
          </table:table-cell>
          <table:table-cell office:value-type="float" office:value="149.01928" calcext:value-type="float">
            <text:p>149.01928</text:p>
          </table:table-cell>
          <table:table-cell office:value-type="float" office:value="167.295" calcext:value-type="float">
            <text:p>167.295</text:p>
          </table:table-cell>
          <table:table-cell office:value-type="float" office:value="133.613" calcext:value-type="float">
            <text:p>133.613</text:p>
          </table:table-cell>
          <table:table-cell office:value-type="float" office:value="10.079295" calcext:value-type="float">
            <text:p>10.079295</text:p>
          </table:table-cell>
        </table:table-row>
        <table:table-row table:style-name="ro1">
          <table:table-cell office:value-type="string" calcext:value-type="string">
            <text:p>23AllocatorBenchmark_FreeI27LinkedListAllocatorFirstFit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25" calcext:value-type="float">
            <text:p>25</text:p>
          </table:table-cell>
          <table:table-cell office:value-type="float" office:value="30.366288" calcext:value-type="float">
            <text:p>30.366288</text:p>
          </table:table-cell>
          <table:table-cell office:value-type="float" office:value="33.148" calcext:value-type="float">
            <text:p>33.148</text:p>
          </table:table-cell>
          <table:table-cell office:value-type="float" office:value="29.394" calcext:value-type="float">
            <text:p>29.394</text:p>
          </table:table-cell>
          <table:table-cell office:value-type="float" office:value="1.1596424" calcext:value-type="float">
            <text:p>1.1596424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" calcext:value-type="float">
            <text:p>25</text:p>
          </table:table-cell>
          <table:table-cell office:value-type="float" office:value="31.47996" calcext:value-type="float">
            <text:p>31.47996</text:p>
          </table:table-cell>
          <table:table-cell office:value-type="float" office:value="34.332" calcext:value-type="float">
            <text:p>34.332</text:p>
          </table:table-cell>
          <table:table-cell office:value-type="float" office:value="28.611" calcext:value-type="float">
            <text:p>28.611</text:p>
          </table:table-cell>
          <table:table-cell office:value-type="float" office:value="4.3199633" calcext:value-type="float">
            <text:p>4.3199633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" calcext:value-type="float">
            <text:p>25</text:p>
          </table:table-cell>
          <table:table-cell office:value-type="float" office:value="31.272388" calcext:value-type="float">
            <text:p>31.272388</text:p>
          </table:table-cell>
          <table:table-cell office:value-type="float" office:value="33.804" calcext:value-type="float">
            <text:p>33.804</text:p>
          </table:table-cell>
          <table:table-cell office:value-type="float" office:value="29.246" calcext:value-type="float">
            <text:p>29.246</text:p>
          </table:table-cell>
          <table:table-cell office:value-type="float" office:value="1.3289541" calcext:value-type="float">
            <text:p>1.3289541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" calcext:value-type="float">
            <text:p>25</text:p>
          </table:table-cell>
          <table:table-cell office:value-type="float" office:value="32.93094" calcext:value-type="float">
            <text:p>32.93094</text:p>
          </table:table-cell>
          <table:table-cell office:value-type="float" office:value="37.494" calcext:value-type="float">
            <text:p>37.494</text:p>
          </table:table-cell>
          <table:table-cell office:value-type="float" office:value="29.642" calcext:value-type="float">
            <text:p>29.642</text:p>
          </table:table-cell>
          <table:table-cell office:value-type="float" office:value="6.7805166" calcext:value-type="float">
            <text:p>6.7805166</text:p>
          </table:table-cell>
        </table:table-row>
        <table:table-row table:style-name="ro1">
          <table:table-cell office:value-type="string" calcext:value-type="string">
            <text:p>23AllocatorBenchmark_FreeI26LinkedListAllocatorNextFit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25" calcext:value-type="float">
            <text:p>25</text:p>
          </table:table-cell>
          <table:table-cell office:value-type="float" office:value="30.405028" calcext:value-type="float">
            <text:p>30.405028</text:p>
          </table:table-cell>
          <table:table-cell office:value-type="float" office:value="31.827" calcext:value-type="float">
            <text:p>31.827</text:p>
          </table:table-cell>
          <table:table-cell office:value-type="float" office:value="29.563" calcext:value-type="float">
            <text:p>29.563</text:p>
          </table:table-cell>
          <table:table-cell office:value-type="float" office:value="2.0140081" calcext:value-type="float">
            <text:p>2.0140081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" calcext:value-type="float">
            <text:p>25</text:p>
          </table:table-cell>
          <table:table-cell office:value-type="float" office:value="144.94023" calcext:value-type="float">
            <text:p>144.94023</text:p>
          </table:table-cell>
          <table:table-cell office:value-type="float" office:value="160.531" calcext:value-type="float">
            <text:p>160.531</text:p>
          </table:table-cell>
          <table:table-cell office:value-type="float" office:value="133.922" calcext:value-type="float">
            <text:p>133.922</text:p>
          </table:table-cell>
          <table:table-cell office:value-type="float" office:value="7.8208587" calcext:value-type="float">
            <text:p>7.8208587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" calcext:value-type="float">
            <text:p>25</text:p>
          </table:table-cell>
          <table:table-cell office:value-type="float" office:value="224.80276" calcext:value-type="float">
            <text:p>224.80276</text:p>
          </table:table-cell>
          <table:table-cell office:value-type="float" office:value="241.589" calcext:value-type="float">
            <text:p>241.589</text:p>
          </table:table-cell>
          <table:table-cell office:value-type="float" office:value="210.387" calcext:value-type="float">
            <text:p>210.387</text:p>
          </table:table-cell>
          <table:table-cell office:value-type="float" office:value="9.4988944" calcext:value-type="float">
            <text:p>9.4988944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" calcext:value-type="float">
            <text:p>25</text:p>
          </table:table-cell>
          <table:table-cell office:value-type="float" office:value="307.8981" calcext:value-type="float">
            <text:p>307.8981</text:p>
          </table:table-cell>
          <table:table-cell office:value-type="float" office:value="328.285" calcext:value-type="float">
            <text:p>328.285</text:p>
          </table:table-cell>
          <table:table-cell office:value-type="float" office:value="288.82" calcext:value-type="float">
            <text:p>288.82</text:p>
          </table:table-cell>
          <table:table-cell office:value-type="float" office:value="11.895273" calcext:value-type="float">
            <text:p>11.895273</text:p>
          </table:table-cell>
        </table:table-row>
        <table:table-row table:style-name="ro1">
          <table:table-cell office:value-type="string" calcext:value-type="string">
            <text:p>23AllocatorBenchmark_FreeI26LinkedListAllocatorBestFit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25" calcext:value-type="float">
            <text:p>25</text:p>
          </table:table-cell>
          <table:table-cell office:value-type="float" office:value="30.683904" calcext:value-type="float">
            <text:p>30.683904</text:p>
          </table:table-cell>
          <table:table-cell office:value-type="float" office:value="32.995" calcext:value-type="float">
            <text:p>32.995</text:p>
          </table:table-cell>
          <table:table-cell office:value-type="float" office:value="29.35" calcext:value-type="float">
            <text:p>29.35</text:p>
          </table:table-cell>
          <table:table-cell office:value-type="float" office:value="1.2918421" calcext:value-type="float">
            <text:p>1.2918421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" calcext:value-type="float">
            <text:p>25</text:p>
          </table:table-cell>
          <table:table-cell office:value-type="float" office:value="147.96107" calcext:value-type="float">
            <text:p>147.96107</text:p>
          </table:table-cell>
          <table:table-cell office:value-type="float" office:value="163.063" calcext:value-type="float">
            <text:p>163.063</text:p>
          </table:table-cell>
          <table:table-cell office:value-type="float" office:value="136.627" calcext:value-type="float">
            <text:p>136.627</text:p>
          </table:table-cell>
          <table:table-cell office:value-type="float" office:value="8.252965" calcext:value-type="float">
            <text:p>8.252965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" calcext:value-type="float">
            <text:p>25</text:p>
          </table:table-cell>
          <table:table-cell office:value-type="float" office:value="223.8141" calcext:value-type="float">
            <text:p>223.8141</text:p>
          </table:table-cell>
          <table:table-cell office:value-type="float" office:value="240.394" calcext:value-type="float">
            <text:p>240.394</text:p>
          </table:table-cell>
          <table:table-cell office:value-type="float" office:value="208.951" calcext:value-type="float">
            <text:p>208.951</text:p>
          </table:table-cell>
          <table:table-cell office:value-type="float" office:value="10.323374" calcext:value-type="float">
            <text:p>10.323374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" calcext:value-type="float">
            <text:p>25</text:p>
          </table:table-cell>
          <table:table-cell office:value-type="float" office:value="301.82226" calcext:value-type="float">
            <text:p>301.82226</text:p>
          </table:table-cell>
          <table:table-cell office:value-type="float" office:value="327.314" calcext:value-type="float">
            <text:p>327.314</text:p>
          </table:table-cell>
          <table:table-cell office:value-type="float" office:value="281.704" calcext:value-type="float">
            <text:p>281.704</text:p>
          </table:table-cell>
          <table:table-cell office:value-type="float" office:value="12.868607" calcext:value-type="float">
            <text:p>12.868607</text:p>
          </table:table-cell>
        </table:table-row>
        <table:table-row table:style-name="ro1">
          <table:table-cell office:value-type="string" calcext:value-type="string">
            <text:p>23AllocatorBenchmark_FreeI27LinkedListAllocatorWorstFit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25" calcext:value-type="float">
            <text:p>25</text:p>
          </table:table-cell>
          <table:table-cell office:value-type="float" office:value="30.892196" calcext:value-type="float">
            <text:p>30.892196</text:p>
          </table:table-cell>
          <table:table-cell office:value-type="float" office:value="33.08" calcext:value-type="float">
            <text:p>33.08</text:p>
          </table:table-cell>
          <table:table-cell office:value-type="float" office:value="29.943" calcext:value-type="float">
            <text:p>29.943</text:p>
          </table:table-cell>
          <table:table-cell office:value-type="float" office:value="1.1432552" calcext:value-type="float">
            <text:p>1.1432552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" calcext:value-type="float">
            <text:p>25</text:p>
          </table:table-cell>
          <table:table-cell office:value-type="float" office:value="169.62506" calcext:value-type="float">
            <text:p>169.62506</text:p>
          </table:table-cell>
          <table:table-cell office:value-type="float" office:value="196.053" calcext:value-type="float">
            <text:p>196.053</text:p>
          </table:table-cell>
          <table:table-cell office:value-type="float" office:value="148.084" calcext:value-type="float">
            <text:p>148.084</text:p>
          </table:table-cell>
          <table:table-cell office:value-type="float" office:value="15.069878" calcext:value-type="float">
            <text:p>15.069878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" calcext:value-type="float">
            <text:p>25</text:p>
          </table:table-cell>
          <table:table-cell office:value-type="float" office:value="325.51095" calcext:value-type="float">
            <text:p>325.51095</text:p>
          </table:table-cell>
          <table:table-cell office:value-type="float" office:value="373.98" calcext:value-type="float">
            <text:p>373.98</text:p>
          </table:table-cell>
          <table:table-cell office:value-type="float" office:value="285.325" calcext:value-type="float">
            <text:p>285.325</text:p>
          </table:table-cell>
          <table:table-cell office:value-type="float" office:value="26.607273" calcext:value-type="float">
            <text:p>26.607273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" calcext:value-type="float">
            <text:p>25</text:p>
          </table:table-cell>
          <table:table-cell office:value-type="float" office:value="471.83832" calcext:value-type="float">
            <text:p>471.83832</text:p>
          </table:table-cell>
          <table:table-cell office:value-type="float" office:value="532.666" calcext:value-type="float">
            <text:p>532.666</text:p>
          </table:table-cell>
          <table:table-cell office:value-type="float" office:value="419.032" calcext:value-type="float">
            <text:p>419.032</text:p>
          </table:table-cell>
          <table:table-cell office:value-type="float" office:value="36.977593" calcext:value-type="float">
            <text:p>36.977593</text:p>
          </table:table-cell>
        </table:table-row>
        <table:table-row table:style-name="ro1">
          <table:table-cell office:value-type="string" calcext:value-type="string">
            <text:p>23AllocatorBenchmark_FreeI12BSTAllocator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25" calcext:value-type="float">
            <text:p>25</text:p>
          </table:table-cell>
          <table:table-cell office:value-type="float" office:value="31.068584" calcext:value-type="float">
            <text:p>31.068584</text:p>
          </table:table-cell>
          <table:table-cell office:value-type="float" office:value="33.331" calcext:value-type="float">
            <text:p>33.331</text:p>
          </table:table-cell>
          <table:table-cell office:value-type="float" office:value="30.049" calcext:value-type="float">
            <text:p>30.049</text:p>
          </table:table-cell>
          <table:table-cell office:value-type="float" office:value="1.0237767" calcext:value-type="float">
            <text:p>1.0237767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" calcext:value-type="float">
            <text:p>25</text:p>
          </table:table-cell>
          <table:table-cell office:value-type="float" office:value="170.40145" calcext:value-type="float">
            <text:p>170.40145</text:p>
          </table:table-cell>
          <table:table-cell office:value-type="float" office:value="185.961" calcext:value-type="float">
            <text:p>185.961</text:p>
          </table:table-cell>
          <table:table-cell office:value-type="float" office:value="154.635" calcext:value-type="float">
            <text:p>154.635</text:p>
          </table:table-cell>
          <table:table-cell office:value-type="float" office:value="9.8515824" calcext:value-type="float">
            <text:p>9.8515824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" calcext:value-type="float">
            <text:p>25</text:p>
          </table:table-cell>
          <table:table-cell office:value-type="float" office:value="267.06875" calcext:value-type="float">
            <text:p>267.06875</text:p>
          </table:table-cell>
          <table:table-cell office:value-type="float" office:value="300.026" calcext:value-type="float">
            <text:p>300.026</text:p>
          </table:table-cell>
          <table:table-cell office:value-type="float" office:value="242.462" calcext:value-type="float">
            <text:p>242.462</text:p>
          </table:table-cell>
          <table:table-cell office:value-type="float" office:value="17.184246" calcext:value-type="float">
            <text:p>17.184246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" calcext:value-type="float">
            <text:p>25</text:p>
          </table:table-cell>
          <table:table-cell office:value-type="float" office:value="358.93376" calcext:value-type="float">
            <text:p>358.93376</text:p>
          </table:table-cell>
          <table:table-cell office:value-type="float" office:value="396.5" calcext:value-type="float">
            <text:p>396.5</text:p>
          </table:table-cell>
          <table:table-cell office:value-type="float" office:value="324.213" calcext:value-type="float">
            <text:p>324.213</text:p>
          </table:table-cell>
          <table:table-cell office:value-type="float" office:value="23.380553" calcext:value-type="float">
            <text:p>23.380553</text:p>
          </table:table-cell>
        </table:table-row>
        <table:table-row table:style-name="ro1">
          <table:table-cell office:value-type="string" calcext:value-type="string">
            <text:p>23AllocatorBenchmark_FreeI13BBSTAllocator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25" calcext:value-type="float">
            <text:p>25</text:p>
          </table:table-cell>
          <table:table-cell office:value-type="float" office:value="34.573484" calcext:value-type="float">
            <text:p>34.573484</text:p>
          </table:table-cell>
          <table:table-cell office:value-type="float" office:value="37.151" calcext:value-type="float">
            <text:p>37.151</text:p>
          </table:table-cell>
          <table:table-cell office:value-type="float" office:value="33.431" calcext:value-type="float">
            <text:p>33.431</text:p>
          </table:table-cell>
          <table:table-cell office:value-type="float" office:value="1.1537358" calcext:value-type="float">
            <text:p>1.1537358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" calcext:value-type="float">
            <text:p>25</text:p>
          </table:table-cell>
          <table:table-cell office:value-type="float" office:value="48.554864" calcext:value-type="float">
            <text:p>48.554864</text:p>
          </table:table-cell>
          <table:table-cell office:value-type="float" office:value="52.819" calcext:value-type="float">
            <text:p>52.819</text:p>
          </table:table-cell>
          <table:table-cell office:value-type="float" office:value="45.584" calcext:value-type="float">
            <text:p>45.584</text:p>
          </table:table-cell>
          <table:table-cell office:value-type="float" office:value="2.442673" calcext:value-type="float">
            <text:p>2.442673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" calcext:value-type="float">
            <text:p>25</text:p>
          </table:table-cell>
          <table:table-cell office:value-type="float" office:value="49.376188" calcext:value-type="float">
            <text:p>49.376188</text:p>
          </table:table-cell>
          <table:table-cell office:value-type="float" office:value="53.763" calcext:value-type="float">
            <text:p>53.763</text:p>
          </table:table-cell>
          <table:table-cell office:value-type="float" office:value="46.012" calcext:value-type="float">
            <text:p>46.012</text:p>
          </table:table-cell>
          <table:table-cell office:value-type="float" office:value="2.4167131" calcext:value-type="float">
            <text:p>2.4167131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" calcext:value-type="float">
            <text:p>25</text:p>
          </table:table-cell>
          <table:table-cell office:value-type="float" office:value="50.113488" calcext:value-type="float">
            <text:p>50.113488</text:p>
          </table:table-cell>
          <table:table-cell office:value-type="float" office:value="54.194" calcext:value-type="float">
            <text:p>54.194</text:p>
          </table:table-cell>
          <table:table-cell office:value-type="float" office:value="46.927" calcext:value-type="float">
            <text:p>46.927</text:p>
          </table:table-cell>
          <table:table-cell office:value-type="float" office:value="2.3452054" calcext:value-type="float">
            <text:p>2.3452054</text:p>
          </table:table-cell>
        </table:table-row>
        <table:table-row table:style-name="ro1">
          <table:table-cell office:value-type="string" calcext:value-type="string">
            <text:p>23AllocatorBenchmark_FreeI17DualBBSTAllocator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25" calcext:value-type="float">
            <text:p>25</text:p>
          </table:table-cell>
          <table:table-cell office:value-type="float" office:value="38.988736" calcext:value-type="float">
            <text:p>38.988736</text:p>
          </table:table-cell>
          <table:table-cell office:value-type="float" office:value="40.834" calcext:value-type="float">
            <text:p>40.834</text:p>
          </table:table-cell>
          <table:table-cell office:value-type="float" office:value="37.89" calcext:value-type="float">
            <text:p>37.89</text:p>
          </table:table-cell>
          <table:table-cell office:value-type="float" office:value="1.0520861" calcext:value-type="float">
            <text:p>1.0520861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0" calcext:value-type="float">
            <text:p>50</text:p>
          </table:table-cell>
          <table:table-cell office:value-type="float" office:value="59.37046" calcext:value-type="float">
            <text:p>59.37046</text:p>
          </table:table-cell>
          <table:table-cell office:value-type="float" office:value="73.141" calcext:value-type="float">
            <text:p>73.141</text:p>
          </table:table-cell>
          <table:table-cell office:value-type="float" office:value="45.778" calcext:value-type="float">
            <text:p>45.778</text:p>
          </table:table-cell>
          <table:table-cell office:value-type="float" office:value="8.1952568" calcext:value-type="float">
            <text:p>8.1952568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0" calcext:value-type="float">
            <text:p>50</text:p>
          </table:table-cell>
          <table:table-cell office:value-type="float" office:value="64.992032" calcext:value-type="float">
            <text:p>64.992032</text:p>
          </table:table-cell>
          <table:table-cell office:value-type="float" office:value="83.813" calcext:value-type="float">
            <text:p>83.813</text:p>
          </table:table-cell>
          <table:table-cell office:value-type="float" office:value="48.658" calcext:value-type="float">
            <text:p>48.658</text:p>
          </table:table-cell>
          <table:table-cell office:value-type="float" office:value="10.675355" calcext:value-type="float">
            <text:p>10.675355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0" calcext:value-type="float">
            <text:p>50</text:p>
          </table:table-cell>
          <table:table-cell office:value-type="float" office:value="69.208936" calcext:value-type="float">
            <text:p>69.208936</text:p>
          </table:table-cell>
          <table:table-cell office:value-type="float" office:value="90.168" calcext:value-type="float">
            <text:p>90.168</text:p>
          </table:table-cell>
          <table:table-cell office:value-type="float" office:value="50.25" calcext:value-type="float">
            <text:p>50.25</text:p>
          </table:table-cell>
          <table:table-cell office:value-type="float" office:value="12.75646" calcext:value-type="float">
            <text:p>12.75646</text:p>
          </table:table-cell>
        </table:table-row>
        <table:table-row table:style-name="ro1">
          <table:table-cell office:value-type="string" calcext:value-type="string">
            <text:p>23AllocatorBenchmark_FreeI23BitmapAllocatorFirstFit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50" calcext:value-type="float">
            <text:p>50</text:p>
          </table:table-cell>
          <table:table-cell office:value-type="float" office:value="30.398732" calcext:value-type="float">
            <text:p>30.398732</text:p>
          </table:table-cell>
          <table:table-cell office:value-type="float" office:value="30.98" calcext:value-type="float">
            <text:p>30.98</text:p>
          </table:table-cell>
          <table:table-cell office:value-type="float" office:value="29.94" calcext:value-type="float">
            <text:p>29.94</text:p>
          </table:table-cell>
          <table:table-cell office:value-type="float" office:value="0.43275569" calcext:value-type="float">
            <text:p>0.43275569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0" calcext:value-type="float">
            <text:p>50</text:p>
          </table:table-cell>
          <table:table-cell office:value-type="float" office:value="39.29568" calcext:value-type="float">
            <text:p>39.29568</text:p>
          </table:table-cell>
          <table:table-cell office:value-type="float" office:value="61.131" calcext:value-type="float">
            <text:p>61.131</text:p>
          </table:table-cell>
          <table:table-cell office:value-type="float" office:value="33.635" calcext:value-type="float">
            <text:p>33.635</text:p>
          </table:table-cell>
          <table:table-cell office:value-type="float" office:value="9.496693" calcext:value-type="float">
            <text:p>9.496693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0" calcext:value-type="float">
            <text:p>50</text:p>
          </table:table-cell>
          <table:table-cell office:value-type="float" office:value="38.663744" calcext:value-type="float">
            <text:p>38.663744</text:p>
          </table:table-cell>
          <table:table-cell office:value-type="float" office:value="65.619" calcext:value-type="float">
            <text:p>65.619</text:p>
          </table:table-cell>
          <table:table-cell office:value-type="float" office:value="33.785" calcext:value-type="float">
            <text:p>33.785</text:p>
          </table:table-cell>
          <table:table-cell office:value-type="float" office:value="11.819936" calcext:value-type="float">
            <text:p>11.819936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0" calcext:value-type="float">
            <text:p>50</text:p>
          </table:table-cell>
          <table:table-cell office:value-type="float" office:value="39.02332" calcext:value-type="float">
            <text:p>39.02332</text:p>
          </table:table-cell>
          <table:table-cell office:value-type="float" office:value="74.803" calcext:value-type="float">
            <text:p>74.803</text:p>
          </table:table-cell>
          <table:table-cell office:value-type="float" office:value="34.04" calcext:value-type="float">
            <text:p>34.04</text:p>
          </table:table-cell>
          <table:table-cell office:value-type="float" office:value="15.108364" calcext:value-type="float">
            <text:p>15.108364</text:p>
          </table:table-cell>
        </table:table-row>
        <table:table-row table:style-name="ro1">
          <table:table-cell office:value-type="string" calcext:value-type="string">
            <text:p>23AllocatorBenchmark_FreeI22BitmapAllocatorNextFit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50" calcext:value-type="float">
            <text:p>50</text:p>
          </table:table-cell>
          <table:table-cell office:value-type="float" office:value="30.433228" calcext:value-type="float">
            <text:p>30.433228</text:p>
          </table:table-cell>
          <table:table-cell office:value-type="float" office:value="31.164" calcext:value-type="float">
            <text:p>31.164</text:p>
          </table:table-cell>
          <table:table-cell office:value-type="float" office:value="29.938" calcext:value-type="float">
            <text:p>29.938</text:p>
          </table:table-cell>
          <table:table-cell office:value-type="float" office:value="0.44637869" calcext:value-type="float">
            <text:p>0.44637869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0" calcext:value-type="float">
            <text:p>50</text:p>
          </table:table-cell>
          <table:table-cell office:value-type="float" office:value="256.71837" calcext:value-type="float">
            <text:p>256.71837</text:p>
          </table:table-cell>
          <table:table-cell office:value-type="float" office:value="291.937" calcext:value-type="float">
            <text:p>291.937</text:p>
          </table:table-cell>
          <table:table-cell office:value-type="float" office:value="231.929" calcext:value-type="float">
            <text:p>231.929</text:p>
          </table:table-cell>
          <table:table-cell office:value-type="float" office:value="20.138367" calcext:value-type="float">
            <text:p>20.138367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0" calcext:value-type="float">
            <text:p>50</text:p>
          </table:table-cell>
          <table:table-cell office:value-type="float" office:value="270.1165" calcext:value-type="float">
            <text:p>270.1165</text:p>
          </table:table-cell>
          <table:table-cell office:value-type="float" office:value="316.549" calcext:value-type="float">
            <text:p>316.549</text:p>
          </table:table-cell>
          <table:table-cell office:value-type="float" office:value="227.357" calcext:value-type="float">
            <text:p>227.357</text:p>
          </table:table-cell>
          <table:table-cell office:value-type="float" office:value="27.104016" calcext:value-type="float">
            <text:p>27.104016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0" calcext:value-type="float">
            <text:p>50</text:p>
          </table:table-cell>
          <table:table-cell office:value-type="float" office:value="275.33064" calcext:value-type="float">
            <text:p>275.33064</text:p>
          </table:table-cell>
          <table:table-cell office:value-type="float" office:value="320.653" calcext:value-type="float">
            <text:p>320.653</text:p>
          </table:table-cell>
          <table:table-cell office:value-type="float" office:value="236.383" calcext:value-type="float">
            <text:p>236.383</text:p>
          </table:table-cell>
          <table:table-cell office:value-type="float" office:value="26.276487" calcext:value-type="float">
            <text:p>26.276487</text:p>
          </table:table-cell>
        </table:table-row>
        <table:table-row table:style-name="ro1">
          <table:table-cell office:value-type="string" calcext:value-type="string">
            <text:p>23AllocatorBenchmark_FreeI22BitmapAllocatorBestFit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50" calcext:value-type="float">
            <text:p>50</text:p>
          </table:table-cell>
          <table:table-cell office:value-type="float" office:value="31.158332" calcext:value-type="float">
            <text:p>31.158332</text:p>
          </table:table-cell>
          <table:table-cell office:value-type="float" office:value="32.333" calcext:value-type="float">
            <text:p>32.333</text:p>
          </table:table-cell>
          <table:table-cell office:value-type="float" office:value="30.528" calcext:value-type="float">
            <text:p>30.528</text:p>
          </table:table-cell>
          <table:table-cell office:value-type="float" office:value="0.60494297" calcext:value-type="float">
            <text:p>0.60494297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0" calcext:value-type="float">
            <text:p>50</text:p>
          </table:table-cell>
          <table:table-cell office:value-type="float" office:value="402.73401" calcext:value-type="float">
            <text:p>402.73401</text:p>
          </table:table-cell>
          <table:table-cell office:value-type="float" office:value="452.272" calcext:value-type="float">
            <text:p>452.272</text:p>
          </table:table-cell>
          <table:table-cell office:value-type="float" office:value="362.053" calcext:value-type="float">
            <text:p>362.053</text:p>
          </table:table-cell>
          <table:table-cell office:value-type="float" office:value="27.866191" calcext:value-type="float">
            <text:p>27.866191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0" calcext:value-type="float">
            <text:p>50</text:p>
          </table:table-cell>
          <table:table-cell office:value-type="float" office:value="440.81599" calcext:value-type="float">
            <text:p>440.81599</text:p>
          </table:table-cell>
          <table:table-cell office:value-type="float" office:value="505.826" calcext:value-type="float">
            <text:p>505.826</text:p>
          </table:table-cell>
          <table:table-cell office:value-type="float" office:value="389.604" calcext:value-type="float">
            <text:p>389.604</text:p>
          </table:table-cell>
          <table:table-cell office:value-type="float" office:value="36.877245" calcext:value-type="float">
            <text:p>36.877245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0" calcext:value-type="float">
            <text:p>50</text:p>
          </table:table-cell>
          <table:table-cell office:value-type="float" office:value="447.8673" calcext:value-type="float">
            <text:p>447.8673</text:p>
          </table:table-cell>
          <table:table-cell office:value-type="float" office:value="514.338" calcext:value-type="float">
            <text:p>514.338</text:p>
          </table:table-cell>
          <table:table-cell office:value-type="float" office:value="386.151" calcext:value-type="float">
            <text:p>386.151</text:p>
          </table:table-cell>
          <table:table-cell office:value-type="float" office:value="37.757178" calcext:value-type="float">
            <text:p>37.757178</text:p>
          </table:table-cell>
        </table:table-row>
        <table:table-row table:style-name="ro1">
          <table:table-cell office:value-type="string" calcext:value-type="string">
            <text:p>23AllocatorBenchmark_FreeI23BitmapAllocatorWorstFit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50" calcext:value-type="float">
            <text:p>50</text:p>
          </table:table-cell>
          <table:table-cell office:value-type="float" office:value="29.45602" calcext:value-type="float">
            <text:p>29.45602</text:p>
          </table:table-cell>
          <table:table-cell office:value-type="float" office:value="30.424" calcext:value-type="float">
            <text:p>30.424</text:p>
          </table:table-cell>
          <table:table-cell office:value-type="float" office:value="28.835" calcext:value-type="float">
            <text:p>28.835</text:p>
          </table:table-cell>
          <table:table-cell office:value-type="float" office:value="0.91658134" calcext:value-type="float">
            <text:p>0.91658134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0" calcext:value-type="float">
            <text:p>50</text:p>
          </table:table-cell>
          <table:table-cell office:value-type="float" office:value="82.158608" calcext:value-type="float">
            <text:p>82.158608</text:p>
          </table:table-cell>
          <table:table-cell office:value-type="float" office:value="97.287" calcext:value-type="float">
            <text:p>97.287</text:p>
          </table:table-cell>
          <table:table-cell office:value-type="float" office:value="68.375" calcext:value-type="float">
            <text:p>68.375</text:p>
          </table:table-cell>
          <table:table-cell office:value-type="float" office:value="8.6594678" calcext:value-type="float">
            <text:p>8.6594678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0" calcext:value-type="float">
            <text:p>50</text:p>
          </table:table-cell>
          <table:table-cell office:value-type="float" office:value="100.6697" calcext:value-type="float">
            <text:p>100.6697</text:p>
          </table:table-cell>
          <table:table-cell office:value-type="float" office:value="116.68" calcext:value-type="float">
            <text:p>116.68</text:p>
          </table:table-cell>
          <table:table-cell office:value-type="float" office:value="86.412" calcext:value-type="float">
            <text:p>86.412</text:p>
          </table:table-cell>
          <table:table-cell office:value-type="float" office:value="10.157146" calcext:value-type="float">
            <text:p>10.157146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0" calcext:value-type="float">
            <text:p>50</text:p>
          </table:table-cell>
          <table:table-cell office:value-type="float" office:value="73.09004" calcext:value-type="float">
            <text:p>73.09004</text:p>
          </table:table-cell>
          <table:table-cell office:value-type="float" office:value="85.056" calcext:value-type="float">
            <text:p>85.056</text:p>
          </table:table-cell>
          <table:table-cell office:value-type="float" office:value="62.1" calcext:value-type="float">
            <text:p>62.1</text:p>
          </table:table-cell>
          <table:table-cell office:value-type="float" office:value="7.2400651" calcext:value-type="float">
            <text:p>7.2400651</text:p>
          </table:table-cell>
        </table:table-row>
        <table:table-row table:style-name="ro1">
          <table:table-cell office:value-type="string" calcext:value-type="string">
            <text:p>23AllocatorBenchmark_FreeI14BuddyAllocator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50" calcext:value-type="float">
            <text:p>50</text:p>
          </table:table-cell>
          <table:table-cell office:value-type="float" office:value="34.05008" calcext:value-type="float">
            <text:p>34.05008</text:p>
          </table:table-cell>
          <table:table-cell office:value-type="float" office:value="35.567" calcext:value-type="float">
            <text:p>35.567</text:p>
          </table:table-cell>
          <table:table-cell office:value-type="float" office:value="32.798" calcext:value-type="float">
            <text:p>32.798</text:p>
          </table:table-cell>
          <table:table-cell office:value-type="float" office:value="0.86415917" calcext:value-type="float">
            <text:p>0.86415917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0" calcext:value-type="float">
            <text:p>50</text:p>
          </table:table-cell>
          <table:table-cell office:value-type="float" office:value="86.087588" calcext:value-type="float">
            <text:p>86.087588</text:p>
          </table:table-cell>
          <table:table-cell office:value-type="float" office:value="96.191" calcext:value-type="float">
            <text:p>96.191</text:p>
          </table:table-cell>
          <table:table-cell office:value-type="float" office:value="76.645" calcext:value-type="float">
            <text:p>76.645</text:p>
          </table:table-cell>
          <table:table-cell office:value-type="float" office:value="5.9490441" calcext:value-type="float">
            <text:p>5.9490441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0" calcext:value-type="float">
            <text:p>50</text:p>
          </table:table-cell>
          <table:table-cell office:value-type="float" office:value="133.70935" calcext:value-type="float">
            <text:p>133.70935</text:p>
          </table:table-cell>
          <table:table-cell office:value-type="float" office:value="152.057" calcext:value-type="float">
            <text:p>152.057</text:p>
          </table:table-cell>
          <table:table-cell office:value-type="float" office:value="116.827" calcext:value-type="float">
            <text:p>116.827</text:p>
          </table:table-cell>
          <table:table-cell office:value-type="float" office:value="10.351931" calcext:value-type="float">
            <text:p>10.351931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0" calcext:value-type="float">
            <text:p>50</text:p>
          </table:table-cell>
          <table:table-cell office:value-type="float" office:value="186.53041" calcext:value-type="float">
            <text:p>186.53041</text:p>
          </table:table-cell>
          <table:table-cell office:value-type="float" office:value="208.16" calcext:value-type="float">
            <text:p>208.16</text:p>
          </table:table-cell>
          <table:table-cell office:value-type="float" office:value="164.104" calcext:value-type="float">
            <text:p>164.104</text:p>
          </table:table-cell>
          <table:table-cell office:value-type="float" office:value="14.374676" calcext:value-type="float">
            <text:p>14.374676</text:p>
          </table:table-cell>
        </table:table-row>
        <table:table-row table:style-name="ro1">
          <table:table-cell office:value-type="string" calcext:value-type="string">
            <text:p>23AllocatorBenchmark_FreeI27LinkedListAllocatorFirstFit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50" calcext:value-type="float">
            <text:p>50</text:p>
          </table:table-cell>
          <table:table-cell office:value-type="float" office:value="31.581456" calcext:value-type="float">
            <text:p>31.581456</text:p>
          </table:table-cell>
          <table:table-cell office:value-type="float" office:value="32.662" calcext:value-type="float">
            <text:p>32.662</text:p>
          </table:table-cell>
          <table:table-cell office:value-type="float" office:value="30.865" calcext:value-type="float">
            <text:p>30.865</text:p>
          </table:table-cell>
          <table:table-cell office:value-type="float" office:value="0.65329658" calcext:value-type="float">
            <text:p>0.65329658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0" calcext:value-type="float">
            <text:p>50</text:p>
          </table:table-cell>
          <table:table-cell office:value-type="float" office:value="34.35562" calcext:value-type="float">
            <text:p>34.35562</text:p>
          </table:table-cell>
          <table:table-cell office:value-type="float" office:value="45.015" calcext:value-type="float">
            <text:p>45.015</text:p>
          </table:table-cell>
          <table:table-cell office:value-type="float" office:value="30.599" calcext:value-type="float">
            <text:p>30.599</text:p>
          </table:table-cell>
          <table:table-cell office:value-type="float" office:value="5.1758177" calcext:value-type="float">
            <text:p>5.1758177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0" calcext:value-type="float">
            <text:p>50</text:p>
          </table:table-cell>
          <table:table-cell office:value-type="float" office:value="32.973864" calcext:value-type="float">
            <text:p>32.973864</text:p>
          </table:table-cell>
          <table:table-cell office:value-type="float" office:value="35.692" calcext:value-type="float">
            <text:p>35.692</text:p>
          </table:table-cell>
          <table:table-cell office:value-type="float" office:value="31.007" calcext:value-type="float">
            <text:p>31.007</text:p>
          </table:table-cell>
          <table:table-cell office:value-type="float" office:value="1.4541921" calcext:value-type="float">
            <text:p>1.4541921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0" calcext:value-type="float">
            <text:p>50</text:p>
          </table:table-cell>
          <table:table-cell office:value-type="float" office:value="33.316936" calcext:value-type="float">
            <text:p>33.316936</text:p>
          </table:table-cell>
          <table:table-cell office:value-type="float" office:value="36.081" calcext:value-type="float">
            <text:p>36.081</text:p>
          </table:table-cell>
          <table:table-cell office:value-type="float" office:value="31.116" calcext:value-type="float">
            <text:p>31.116</text:p>
          </table:table-cell>
          <table:table-cell office:value-type="float" office:value="1.523032" calcext:value-type="float">
            <text:p>1.523032</text:p>
          </table:table-cell>
        </table:table-row>
        <table:table-row table:style-name="ro1">
          <table:table-cell office:value-type="string" calcext:value-type="string">
            <text:p>23AllocatorBenchmark_FreeI26LinkedListAllocatorNextFit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50" calcext:value-type="float">
            <text:p>50</text:p>
          </table:table-cell>
          <table:table-cell office:value-type="float" office:value="31.346216" calcext:value-type="float">
            <text:p>31.346216</text:p>
          </table:table-cell>
          <table:table-cell office:value-type="float" office:value="32.842" calcext:value-type="float">
            <text:p>32.842</text:p>
          </table:table-cell>
          <table:table-cell office:value-type="float" office:value="30.709" calcext:value-type="float">
            <text:p>30.709</text:p>
          </table:table-cell>
          <table:table-cell office:value-type="float" office:value="0.76637052" calcext:value-type="float">
            <text:p>0.76637052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0" calcext:value-type="float">
            <text:p>50</text:p>
          </table:table-cell>
          <table:table-cell office:value-type="float" office:value="185.0253" calcext:value-type="float">
            <text:p>185.0253</text:p>
          </table:table-cell>
          <table:table-cell office:value-type="float" office:value="200.13" calcext:value-type="float">
            <text:p>200.13</text:p>
          </table:table-cell>
          <table:table-cell office:value-type="float" office:value="170.838" calcext:value-type="float">
            <text:p>170.838</text:p>
          </table:table-cell>
          <table:table-cell office:value-type="float" office:value="9.3409131" calcext:value-type="float">
            <text:p>9.3409131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0" calcext:value-type="float">
            <text:p>50</text:p>
          </table:table-cell>
          <table:table-cell office:value-type="float" office:value="306.21524" calcext:value-type="float">
            <text:p>306.21524</text:p>
          </table:table-cell>
          <table:table-cell office:value-type="float" office:value="331.738" calcext:value-type="float">
            <text:p>331.738</text:p>
          </table:table-cell>
          <table:table-cell office:value-type="float" office:value="286.501" calcext:value-type="float">
            <text:p>286.501</text:p>
          </table:table-cell>
          <table:table-cell office:value-type="float" office:value="13.815399" calcext:value-type="float">
            <text:p>13.815399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0" calcext:value-type="float">
            <text:p>50</text:p>
          </table:table-cell>
          <table:table-cell office:value-type="float" office:value="426.03582" calcext:value-type="float">
            <text:p>426.03582</text:p>
          </table:table-cell>
          <table:table-cell office:value-type="float" office:value="456.919" calcext:value-type="float">
            <text:p>456.919</text:p>
          </table:table-cell>
          <table:table-cell office:value-type="float" office:value="403.172" calcext:value-type="float">
            <text:p>403.172</text:p>
          </table:table-cell>
          <table:table-cell office:value-type="float" office:value="16.042131" calcext:value-type="float">
            <text:p>16.042131</text:p>
          </table:table-cell>
        </table:table-row>
        <table:table-row table:style-name="ro1">
          <table:table-cell office:value-type="string" calcext:value-type="string">
            <text:p>23AllocatorBenchmark_FreeI26LinkedListAllocatorBestFit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50" calcext:value-type="float">
            <text:p>50</text:p>
          </table:table-cell>
          <table:table-cell office:value-type="float" office:value="31.398172" calcext:value-type="float">
            <text:p>31.398172</text:p>
          </table:table-cell>
          <table:table-cell office:value-type="float" office:value="33.17" calcext:value-type="float">
            <text:p>33.17</text:p>
          </table:table-cell>
          <table:table-cell office:value-type="float" office:value="30.521" calcext:value-type="float">
            <text:p>30.521</text:p>
          </table:table-cell>
          <table:table-cell office:value-type="float" office:value="0.86875073" calcext:value-type="float">
            <text:p>0.86875073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0" calcext:value-type="float">
            <text:p>50</text:p>
          </table:table-cell>
          <table:table-cell office:value-type="float" office:value="181.87303" calcext:value-type="float">
            <text:p>181.87303</text:p>
          </table:table-cell>
          <table:table-cell office:value-type="float" office:value="199.066" calcext:value-type="float">
            <text:p>199.066</text:p>
          </table:table-cell>
          <table:table-cell office:value-type="float" office:value="167.388" calcext:value-type="float">
            <text:p>167.388</text:p>
          </table:table-cell>
          <table:table-cell office:value-type="float" office:value="9.8886631" calcext:value-type="float">
            <text:p>9.8886631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0" calcext:value-type="float">
            <text:p>50</text:p>
          </table:table-cell>
          <table:table-cell office:value-type="float" office:value="298.93152" calcext:value-type="float">
            <text:p>298.93152</text:p>
          </table:table-cell>
          <table:table-cell office:value-type="float" office:value="325.4" calcext:value-type="float">
            <text:p>325.4</text:p>
          </table:table-cell>
          <table:table-cell office:value-type="float" office:value="277.641" calcext:value-type="float">
            <text:p>277.641</text:p>
          </table:table-cell>
          <table:table-cell office:value-type="float" office:value="15.516311" calcext:value-type="float">
            <text:p>15.516311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0" calcext:value-type="float">
            <text:p>50</text:p>
          </table:table-cell>
          <table:table-cell office:value-type="float" office:value="415.66498" calcext:value-type="float">
            <text:p>415.66498</text:p>
          </table:table-cell>
          <table:table-cell office:value-type="float" office:value="449.666" calcext:value-type="float">
            <text:p>449.666</text:p>
          </table:table-cell>
          <table:table-cell office:value-type="float" office:value="392.649" calcext:value-type="float">
            <text:p>392.649</text:p>
          </table:table-cell>
          <table:table-cell office:value-type="float" office:value="18.161023" calcext:value-type="float">
            <text:p>18.161023</text:p>
          </table:table-cell>
        </table:table-row>
        <table:table-row table:style-name="ro1">
          <table:table-cell office:value-type="string" calcext:value-type="string">
            <text:p>23AllocatorBenchmark_FreeI27LinkedListAllocatorWorstFit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50" calcext:value-type="float">
            <text:p>50</text:p>
          </table:table-cell>
          <table:table-cell office:value-type="float" office:value="31.37086" calcext:value-type="float">
            <text:p>31.37086</text:p>
          </table:table-cell>
          <table:table-cell office:value-type="float" office:value="32.588" calcext:value-type="float">
            <text:p>32.588</text:p>
          </table:table-cell>
          <table:table-cell office:value-type="float" office:value="30.543" calcext:value-type="float">
            <text:p>30.543</text:p>
          </table:table-cell>
          <table:table-cell office:value-type="float" office:value="0.72912286" calcext:value-type="float">
            <text:p>0.72912286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0" calcext:value-type="float">
            <text:p>50</text:p>
          </table:table-cell>
          <table:table-cell office:value-type="float" office:value="216.15152" calcext:value-type="float">
            <text:p>216.15152</text:p>
          </table:table-cell>
          <table:table-cell office:value-type="float" office:value="251.22" calcext:value-type="float">
            <text:p>251.22</text:p>
          </table:table-cell>
          <table:table-cell office:value-type="float" office:value="183.418" calcext:value-type="float">
            <text:p>183.418</text:p>
          </table:table-cell>
          <table:table-cell office:value-type="float" office:value="21.605433" calcext:value-type="float">
            <text:p>21.605433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0" calcext:value-type="float">
            <text:p>50</text:p>
          </table:table-cell>
          <table:table-cell office:value-type="float" office:value="412.13275" calcext:value-type="float">
            <text:p>412.13275</text:p>
          </table:table-cell>
          <table:table-cell office:value-type="float" office:value="477.997" calcext:value-type="float">
            <text:p>477.997</text:p>
          </table:table-cell>
          <table:table-cell office:value-type="float" office:value="346.509" calcext:value-type="float">
            <text:p>346.509</text:p>
          </table:table-cell>
          <table:table-cell office:value-type="float" office:value="38.831344" calcext:value-type="float">
            <text:p>38.831344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0" calcext:value-type="float">
            <text:p>50</text:p>
          </table:table-cell>
          <table:table-cell office:value-type="float" office:value="608.03152" calcext:value-type="float">
            <text:p>608.03152</text:p>
          </table:table-cell>
          <table:table-cell office:value-type="float" office:value="694.456" calcext:value-type="float">
            <text:p>694.456</text:p>
          </table:table-cell>
          <table:table-cell office:value-type="float" office:value="516.977" calcext:value-type="float">
            <text:p>516.977</text:p>
          </table:table-cell>
          <table:table-cell office:value-type="float" office:value="55.651696" calcext:value-type="float">
            <text:p>55.651696</text:p>
          </table:table-cell>
        </table:table-row>
        <table:table-row table:style-name="ro1">
          <table:table-cell office:value-type="string" calcext:value-type="string">
            <text:p>23AllocatorBenchmark_FreeI12BSTAllocator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50" calcext:value-type="float">
            <text:p>50</text:p>
          </table:table-cell>
          <table:table-cell office:value-type="float" office:value="32.338636" calcext:value-type="float">
            <text:p>32.338636</text:p>
          </table:table-cell>
          <table:table-cell office:value-type="float" office:value="34.239" calcext:value-type="float">
            <text:p>34.239</text:p>
          </table:table-cell>
          <table:table-cell office:value-type="float" office:value="31.44" calcext:value-type="float">
            <text:p>31.44</text:p>
          </table:table-cell>
          <table:table-cell office:value-type="float" office:value="0.86035837" calcext:value-type="float">
            <text:p>0.86035837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0" calcext:value-type="float">
            <text:p>50</text:p>
          </table:table-cell>
          <table:table-cell office:value-type="float" office:value="196.04921" calcext:value-type="float">
            <text:p>196.04921</text:p>
          </table:table-cell>
          <table:table-cell office:value-type="float" office:value="219.073" calcext:value-type="float">
            <text:p>219.073</text:p>
          </table:table-cell>
          <table:table-cell office:value-type="float" office:value="173.088" calcext:value-type="float">
            <text:p>173.088</text:p>
          </table:table-cell>
          <table:table-cell office:value-type="float" office:value="14.418811" calcext:value-type="float">
            <text:p>14.418811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0" calcext:value-type="float">
            <text:p>50</text:p>
          </table:table-cell>
          <table:table-cell office:value-type="float" office:value="322.76708" calcext:value-type="float">
            <text:p>322.76708</text:p>
          </table:table-cell>
          <table:table-cell office:value-type="float" office:value="366.339" calcext:value-type="float">
            <text:p>366.339</text:p>
          </table:table-cell>
          <table:table-cell office:value-type="float" office:value="283.401" calcext:value-type="float">
            <text:p>283.401</text:p>
          </table:table-cell>
          <table:table-cell office:value-type="float" office:value="24.889237" calcext:value-type="float">
            <text:p>24.889237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0" calcext:value-type="float">
            <text:p>50</text:p>
          </table:table-cell>
          <table:table-cell office:value-type="float" office:value="449.87294" calcext:value-type="float">
            <text:p>449.87294</text:p>
          </table:table-cell>
          <table:table-cell office:value-type="float" office:value="503.9" calcext:value-type="float">
            <text:p>503.9</text:p>
          </table:table-cell>
          <table:table-cell office:value-type="float" office:value="389.924" calcext:value-type="float">
            <text:p>389.924</text:p>
          </table:table-cell>
          <table:table-cell office:value-type="float" office:value="35.645948" calcext:value-type="float">
            <text:p>35.645948</text:p>
          </table:table-cell>
        </table:table-row>
        <table:table-row table:style-name="ro1">
          <table:table-cell office:value-type="string" calcext:value-type="string">
            <text:p>23AllocatorBenchmark_FreeI13BBSTAllocator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50" calcext:value-type="float">
            <text:p>50</text:p>
          </table:table-cell>
          <table:table-cell office:value-type="float" office:value="36.007328" calcext:value-type="float">
            <text:p>36.007328</text:p>
          </table:table-cell>
          <table:table-cell office:value-type="float" office:value="37.508" calcext:value-type="float">
            <text:p>37.508</text:p>
          </table:table-cell>
          <table:table-cell office:value-type="float" office:value="35.007" calcext:value-type="float">
            <text:p>35.007</text:p>
          </table:table-cell>
          <table:table-cell office:value-type="float" office:value="0.85378712" calcext:value-type="float">
            <text:p>0.85378712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0" calcext:value-type="float">
            <text:p>50</text:p>
          </table:table-cell>
          <table:table-cell office:value-type="float" office:value="46.966444" calcext:value-type="float">
            <text:p>46.966444</text:p>
          </table:table-cell>
          <table:table-cell office:value-type="float" office:value="50.627" calcext:value-type="float">
            <text:p>50.627</text:p>
          </table:table-cell>
          <table:table-cell office:value-type="float" office:value="44.151" calcext:value-type="float">
            <text:p>44.151</text:p>
          </table:table-cell>
          <table:table-cell office:value-type="float" office:value="1.9986062" calcext:value-type="float">
            <text:p>1.9986062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0" calcext:value-type="float">
            <text:p>50</text:p>
          </table:table-cell>
          <table:table-cell office:value-type="float" office:value="48.42704" calcext:value-type="float">
            <text:p>48.42704</text:p>
          </table:table-cell>
          <table:table-cell office:value-type="float" office:value="52.862" calcext:value-type="float">
            <text:p>52.862</text:p>
          </table:table-cell>
          <table:table-cell office:value-type="float" office:value="44.901" calcext:value-type="float">
            <text:p>44.901</text:p>
          </table:table-cell>
          <table:table-cell office:value-type="float" office:value="2.4689961" calcext:value-type="float">
            <text:p>2.4689961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0" calcext:value-type="float">
            <text:p>50</text:p>
          </table:table-cell>
          <table:table-cell office:value-type="float" office:value="48.609356" calcext:value-type="float">
            <text:p>48.609356</text:p>
          </table:table-cell>
          <table:table-cell office:value-type="float" office:value="53.033" calcext:value-type="float">
            <text:p>53.033</text:p>
          </table:table-cell>
          <table:table-cell office:value-type="float" office:value="45.12" calcext:value-type="float">
            <text:p>45.12</text:p>
          </table:table-cell>
          <table:table-cell office:value-type="float" office:value="2.471054" calcext:value-type="float">
            <text:p>2.471054</text:p>
          </table:table-cell>
        </table:table-row>
        <table:table-row table:style-name="ro1">
          <table:table-cell office:value-type="string" calcext:value-type="string">
            <text:p>23AllocatorBenchmark_FreeI17DualBBSTAllocator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50" calcext:value-type="float">
            <text:p>50</text:p>
          </table:table-cell>
          <table:table-cell office:value-type="float" office:value="39.54016" calcext:value-type="float">
            <text:p>39.54016</text:p>
          </table:table-cell>
          <table:table-cell office:value-type="float" office:value="41.07" calcext:value-type="float">
            <text:p>41.07</text:p>
          </table:table-cell>
          <table:table-cell office:value-type="float" office:value="38.345" calcext:value-type="float">
            <text:p>38.345</text:p>
          </table:table-cell>
          <table:table-cell office:value-type="float" office:value="0.89629869" calcext:value-type="float">
            <text:p>0.89629869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5" calcext:value-type="float">
            <text:p>75</text:p>
          </table:table-cell>
          <table:table-cell office:value-type="float" office:value="44.609352" calcext:value-type="float">
            <text:p>44.609352</text:p>
          </table:table-cell>
          <table:table-cell office:value-type="float" office:value="55.808" calcext:value-type="float">
            <text:p>55.808</text:p>
          </table:table-cell>
          <table:table-cell office:value-type="float" office:value="37.284" calcext:value-type="float">
            <text:p>37.284</text:p>
          </table:table-cell>
          <table:table-cell office:value-type="float" office:value="5.7789534" calcext:value-type="float">
            <text:p>5.7789534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5" calcext:value-type="float">
            <text:p>75</text:p>
          </table:table-cell>
          <table:table-cell office:value-type="float" office:value="47.669884" calcext:value-type="float">
            <text:p>47.669884</text:p>
          </table:table-cell>
          <table:table-cell office:value-type="float" office:value="60.675" calcext:value-type="float">
            <text:p>60.675</text:p>
          </table:table-cell>
          <table:table-cell office:value-type="float" office:value="38.099" calcext:value-type="float">
            <text:p>38.099</text:p>
          </table:table-cell>
          <table:table-cell office:value-type="float" office:value="7.1994162" calcext:value-type="float">
            <text:p>7.1994162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5" calcext:value-type="float">
            <text:p>75</text:p>
          </table:table-cell>
          <table:table-cell office:value-type="float" office:value="49.989468" calcext:value-type="float">
            <text:p>49.989468</text:p>
          </table:table-cell>
          <table:table-cell office:value-type="float" office:value="65.889" calcext:value-type="float">
            <text:p>65.889</text:p>
          </table:table-cell>
          <table:table-cell office:value-type="float" office:value="37.532" calcext:value-type="float">
            <text:p>37.532</text:p>
          </table:table-cell>
          <table:table-cell office:value-type="float" office:value="8.9469715" calcext:value-type="float">
            <text:p>8.9469715</text:p>
          </table:table-cell>
        </table:table-row>
        <table:table-row table:style-name="ro1">
          <table:table-cell office:value-type="string" calcext:value-type="string">
            <text:p>23AllocatorBenchmark_FreeI23BitmapAllocatorFirstFit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75" calcext:value-type="float">
            <text:p>75</text:p>
          </table:table-cell>
          <table:table-cell office:value-type="float" office:value="30.668968" calcext:value-type="float">
            <text:p>30.668968</text:p>
          </table:table-cell>
          <table:table-cell office:value-type="float" office:value="31.746" calcext:value-type="float">
            <text:p>31.746</text:p>
          </table:table-cell>
          <table:table-cell office:value-type="float" office:value="29.997" calcext:value-type="float">
            <text:p>29.997</text:p>
          </table:table-cell>
          <table:table-cell office:value-type="float" office:value="0.64828868" calcext:value-type="float">
            <text:p>0.64828868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5" calcext:value-type="float">
            <text:p>75</text:p>
          </table:table-cell>
          <table:table-cell office:value-type="float" office:value="36.450728" calcext:value-type="float">
            <text:p>36.450728</text:p>
          </table:table-cell>
          <table:table-cell office:value-type="float" office:value="57.951" calcext:value-type="float">
            <text:p>57.951</text:p>
          </table:table-cell>
          <table:table-cell office:value-type="float" office:value="32.1" calcext:value-type="float">
            <text:p>32.1</text:p>
          </table:table-cell>
          <table:table-cell office:value-type="float" office:value="8.1088031" calcext:value-type="float">
            <text:p>8.1088031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5" calcext:value-type="float">
            <text:p>75</text:p>
          </table:table-cell>
          <table:table-cell office:value-type="float" office:value="35.890776" calcext:value-type="float">
            <text:p>35.890776</text:p>
          </table:table-cell>
          <table:table-cell office:value-type="float" office:value="52.032" calcext:value-type="float">
            <text:p>52.032</text:p>
          </table:table-cell>
          <table:table-cell office:value-type="float" office:value="32.225" calcext:value-type="float">
            <text:p>32.225</text:p>
          </table:table-cell>
          <table:table-cell office:value-type="float" office:value="10.252376" calcext:value-type="float">
            <text:p>10.252376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5" calcext:value-type="float">
            <text:p>75</text:p>
          </table:table-cell>
          <table:table-cell office:value-type="float" office:value="35.58142" calcext:value-type="float">
            <text:p>35.58142</text:p>
          </table:table-cell>
          <table:table-cell office:value-type="float" office:value="35.798" calcext:value-type="float">
            <text:p>35.798</text:p>
          </table:table-cell>
          <table:table-cell office:value-type="float" office:value="32.285" calcext:value-type="float">
            <text:p>32.285</text:p>
          </table:table-cell>
          <table:table-cell office:value-type="float" office:value="11.33444" calcext:value-type="float">
            <text:p>11.33444</text:p>
          </table:table-cell>
        </table:table-row>
        <table:table-row table:style-name="ro1">
          <table:table-cell office:value-type="string" calcext:value-type="string">
            <text:p>23AllocatorBenchmark_FreeI22BitmapAllocatorNextFit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75" calcext:value-type="float">
            <text:p>75</text:p>
          </table:table-cell>
          <table:table-cell office:value-type="float" office:value="30.208404" calcext:value-type="float">
            <text:p>30.208404</text:p>
          </table:table-cell>
          <table:table-cell office:value-type="float" office:value="30.815" calcext:value-type="float">
            <text:p>30.815</text:p>
          </table:table-cell>
          <table:table-cell office:value-type="float" office:value="29.635" calcext:value-type="float">
            <text:p>29.635</text:p>
          </table:table-cell>
          <table:table-cell office:value-type="float" office:value="0.70416647" calcext:value-type="float">
            <text:p>0.70416647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5" calcext:value-type="float">
            <text:p>75</text:p>
          </table:table-cell>
          <table:table-cell office:value-type="float" office:value="245.43618" calcext:value-type="float">
            <text:p>245.43618</text:p>
          </table:table-cell>
          <table:table-cell office:value-type="float" office:value="290.502" calcext:value-type="float">
            <text:p>290.502</text:p>
          </table:table-cell>
          <table:table-cell office:value-type="float" office:value="203.269" calcext:value-type="float">
            <text:p>203.269</text:p>
          </table:table-cell>
          <table:table-cell office:value-type="float" office:value="29.006415" calcext:value-type="float">
            <text:p>29.006415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5" calcext:value-type="float">
            <text:p>75</text:p>
          </table:table-cell>
          <table:table-cell office:value-type="float" office:value="258.05062" calcext:value-type="float">
            <text:p>258.05062</text:p>
          </table:table-cell>
          <table:table-cell office:value-type="float" office:value="315.901" calcext:value-type="float">
            <text:p>315.901</text:p>
          </table:table-cell>
          <table:table-cell office:value-type="float" office:value="210.545" calcext:value-type="float">
            <text:p>210.545</text:p>
          </table:table-cell>
          <table:table-cell office:value-type="float" office:value="30.934061" calcext:value-type="float">
            <text:p>30.934061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5" calcext:value-type="float">
            <text:p>75</text:p>
          </table:table-cell>
          <table:table-cell office:value-type="float" office:value="262.60249" calcext:value-type="float">
            <text:p>262.60249</text:p>
          </table:table-cell>
          <table:table-cell office:value-type="float" office:value="328.182" calcext:value-type="float">
            <text:p>328.182</text:p>
          </table:table-cell>
          <table:table-cell office:value-type="float" office:value="212.035" calcext:value-type="float">
            <text:p>212.035</text:p>
          </table:table-cell>
          <table:table-cell office:value-type="float" office:value="35.959584" calcext:value-type="float">
            <text:p>35.959584</text:p>
          </table:table-cell>
        </table:table-row>
        <table:table-row table:style-name="ro1">
          <table:table-cell office:value-type="string" calcext:value-type="string">
            <text:p>23AllocatorBenchmark_FreeI22BitmapAllocatorBestFit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75" calcext:value-type="float">
            <text:p>75</text:p>
          </table:table-cell>
          <table:table-cell office:value-type="float" office:value="29.981716" calcext:value-type="float">
            <text:p>29.981716</text:p>
          </table:table-cell>
          <table:table-cell office:value-type="float" office:value="30.862" calcext:value-type="float">
            <text:p>30.862</text:p>
          </table:table-cell>
          <table:table-cell office:value-type="float" office:value="29.473" calcext:value-type="float">
            <text:p>29.473</text:p>
          </table:table-cell>
          <table:table-cell office:value-type="float" office:value="0.46031672" calcext:value-type="float">
            <text:p>0.46031672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5" calcext:value-type="float">
            <text:p>75</text:p>
          </table:table-cell>
          <table:table-cell office:value-type="float" office:value="374.8804" calcext:value-type="float">
            <text:p>374.8804</text:p>
          </table:table-cell>
          <table:table-cell office:value-type="float" office:value="432.92" calcext:value-type="float">
            <text:p>432.92</text:p>
          </table:table-cell>
          <table:table-cell office:value-type="float" office:value="327.806" calcext:value-type="float">
            <text:p>327.806</text:p>
          </table:table-cell>
          <table:table-cell office:value-type="float" office:value="33.090571" calcext:value-type="float">
            <text:p>33.090571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5" calcext:value-type="float">
            <text:p>75</text:p>
          </table:table-cell>
          <table:table-cell office:value-type="float" office:value="415.40092" calcext:value-type="float">
            <text:p>415.40092</text:p>
          </table:table-cell>
          <table:table-cell office:value-type="float" office:value="475.072" calcext:value-type="float">
            <text:p>475.072</text:p>
          </table:table-cell>
          <table:table-cell office:value-type="float" office:value="352.435" calcext:value-type="float">
            <text:p>352.435</text:p>
          </table:table-cell>
          <table:table-cell office:value-type="float" office:value="41.852014" calcext:value-type="float">
            <text:p>41.852014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5" calcext:value-type="float">
            <text:p>75</text:p>
          </table:table-cell>
          <table:table-cell office:value-type="float" office:value="428.31126" calcext:value-type="float">
            <text:p>428.31126</text:p>
          </table:table-cell>
          <table:table-cell office:value-type="float" office:value="509.877" calcext:value-type="float">
            <text:p>509.877</text:p>
          </table:table-cell>
          <table:table-cell office:value-type="float" office:value="362.633" calcext:value-type="float">
            <text:p>362.633</text:p>
          </table:table-cell>
          <table:table-cell office:value-type="float" office:value="46.279221" calcext:value-type="float">
            <text:p>46.279221</text:p>
          </table:table-cell>
        </table:table-row>
        <table:table-row table:style-name="ro1">
          <table:table-cell office:value-type="string" calcext:value-type="string">
            <text:p>23AllocatorBenchmark_FreeI23BitmapAllocatorWorstFit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75" calcext:value-type="float">
            <text:p>75</text:p>
          </table:table-cell>
          <table:table-cell office:value-type="float" office:value="30.318756" calcext:value-type="float">
            <text:p>30.318756</text:p>
          </table:table-cell>
          <table:table-cell office:value-type="float" office:value="31.157" calcext:value-type="float">
            <text:p>31.157</text:p>
          </table:table-cell>
          <table:table-cell office:value-type="float" office:value="29.846" calcext:value-type="float">
            <text:p>29.846</text:p>
          </table:table-cell>
          <table:table-cell office:value-type="float" office:value="0.48743337" calcext:value-type="float">
            <text:p>0.48743337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5" calcext:value-type="float">
            <text:p>75</text:p>
          </table:table-cell>
          <table:table-cell office:value-type="float" office:value="82.32686" calcext:value-type="float">
            <text:p>82.32686</text:p>
          </table:table-cell>
          <table:table-cell office:value-type="float" office:value="99.552" calcext:value-type="float">
            <text:p>99.552</text:p>
          </table:table-cell>
          <table:table-cell office:value-type="float" office:value="67.902" calcext:value-type="float">
            <text:p>67.902</text:p>
          </table:table-cell>
          <table:table-cell office:value-type="float" office:value="9.1528467" calcext:value-type="float">
            <text:p>9.1528467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5" calcext:value-type="float">
            <text:p>75</text:p>
          </table:table-cell>
          <table:table-cell office:value-type="float" office:value="104.34352" calcext:value-type="float">
            <text:p>104.34352</text:p>
          </table:table-cell>
          <table:table-cell office:value-type="float" office:value="121.934" calcext:value-type="float">
            <text:p>121.934</text:p>
          </table:table-cell>
          <table:table-cell office:value-type="float" office:value="89.789" calcext:value-type="float">
            <text:p>89.789</text:p>
          </table:table-cell>
          <table:table-cell office:value-type="float" office:value="9.8211793" calcext:value-type="float">
            <text:p>9.8211793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5" calcext:value-type="float">
            <text:p>75</text:p>
          </table:table-cell>
          <table:table-cell office:value-type="float" office:value="63.864372" calcext:value-type="float">
            <text:p>63.864372</text:p>
          </table:table-cell>
          <table:table-cell office:value-type="float" office:value="73.335" calcext:value-type="float">
            <text:p>73.335</text:p>
          </table:table-cell>
          <table:table-cell office:value-type="float" office:value="52.397" calcext:value-type="float">
            <text:p>52.397</text:p>
          </table:table-cell>
          <table:table-cell office:value-type="float" office:value="14.201092" calcext:value-type="float">
            <text:p>14.201092</text:p>
          </table:table-cell>
        </table:table-row>
        <table:table-row table:style-name="ro1">
          <table:table-cell office:value-type="string" calcext:value-type="string">
            <text:p>23AllocatorBenchmark_FreeI14BuddyAllocator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75" calcext:value-type="float">
            <text:p>75</text:p>
          </table:table-cell>
          <table:table-cell office:value-type="float" office:value="34.24502" calcext:value-type="float">
            <text:p>34.24502</text:p>
          </table:table-cell>
          <table:table-cell office:value-type="float" office:value="35.617" calcext:value-type="float">
            <text:p>35.617</text:p>
          </table:table-cell>
          <table:table-cell office:value-type="float" office:value="33.372" calcext:value-type="float">
            <text:p>33.372</text:p>
          </table:table-cell>
          <table:table-cell office:value-type="float" office:value="0.7022227" calcext:value-type="float">
            <text:p>0.7022227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5" calcext:value-type="float">
            <text:p>75</text:p>
          </table:table-cell>
          <table:table-cell office:value-type="float" office:value="114.19034" calcext:value-type="float">
            <text:p>114.19034</text:p>
          </table:table-cell>
          <table:table-cell office:value-type="float" office:value="128.672" calcext:value-type="float">
            <text:p>128.672</text:p>
          </table:table-cell>
          <table:table-cell office:value-type="float" office:value="100.919" calcext:value-type="float">
            <text:p>100.919</text:p>
          </table:table-cell>
          <table:table-cell office:value-type="float" office:value="9.0895557" calcext:value-type="float">
            <text:p>9.0895557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5" calcext:value-type="float">
            <text:p>75</text:p>
          </table:table-cell>
          <table:table-cell office:value-type="float" office:value="187.16558" calcext:value-type="float">
            <text:p>187.16558</text:p>
          </table:table-cell>
          <table:table-cell office:value-type="float" office:value="223.229" calcext:value-type="float">
            <text:p>223.229</text:p>
          </table:table-cell>
          <table:table-cell office:value-type="float" office:value="159.163" calcext:value-type="float">
            <text:p>159.163</text:p>
          </table:table-cell>
          <table:table-cell office:value-type="float" office:value="18.688617" calcext:value-type="float">
            <text:p>18.688617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5" calcext:value-type="float">
            <text:p>75</text:p>
          </table:table-cell>
          <table:table-cell office:value-type="float" office:value="259.46434" calcext:value-type="float">
            <text:p>259.46434</text:p>
          </table:table-cell>
          <table:table-cell office:value-type="float" office:value="306.255" calcext:value-type="float">
            <text:p>306.255</text:p>
          </table:table-cell>
          <table:table-cell office:value-type="float" office:value="218.785" calcext:value-type="float">
            <text:p>218.785</text:p>
          </table:table-cell>
          <table:table-cell office:value-type="float" office:value="25.946686" calcext:value-type="float">
            <text:p>25.946686</text:p>
          </table:table-cell>
        </table:table-row>
        <table:table-row table:style-name="ro1">
          <table:table-cell office:value-type="string" calcext:value-type="string">
            <text:p>23AllocatorBenchmark_FreeI27LinkedListAllocatorFirstFit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75" calcext:value-type="float">
            <text:p>75</text:p>
          </table:table-cell>
          <table:table-cell office:value-type="float" office:value="31.7534" calcext:value-type="float">
            <text:p>31.7534</text:p>
          </table:table-cell>
          <table:table-cell office:value-type="float" office:value="32.601" calcext:value-type="float">
            <text:p>32.601</text:p>
          </table:table-cell>
          <table:table-cell office:value-type="float" office:value="30.986" calcext:value-type="float">
            <text:p>30.986</text:p>
          </table:table-cell>
          <table:table-cell office:value-type="float" office:value="0.5281774" calcext:value-type="float">
            <text:p>0.5281774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5" calcext:value-type="float">
            <text:p>75</text:p>
          </table:table-cell>
          <table:table-cell office:value-type="float" office:value="32.693008" calcext:value-type="float">
            <text:p>32.693008</text:p>
          </table:table-cell>
          <table:table-cell office:value-type="float" office:value="34.864" calcext:value-type="float">
            <text:p>34.864</text:p>
          </table:table-cell>
          <table:table-cell office:value-type="float" office:value="30.766" calcext:value-type="float">
            <text:p>30.766</text:p>
          </table:table-cell>
          <table:table-cell office:value-type="float" office:value="1.2314897" calcext:value-type="float">
            <text:p>1.2314897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5" calcext:value-type="float">
            <text:p>75</text:p>
          </table:table-cell>
          <table:table-cell office:value-type="float" office:value="33.705412" calcext:value-type="float">
            <text:p>33.705412</text:p>
          </table:table-cell>
          <table:table-cell office:value-type="float" office:value="36.414" calcext:value-type="float">
            <text:p>36.414</text:p>
          </table:table-cell>
          <table:table-cell office:value-type="float" office:value="31.622" calcext:value-type="float">
            <text:p>31.622</text:p>
          </table:table-cell>
          <table:table-cell office:value-type="float" office:value="1.4366292" calcext:value-type="float">
            <text:p>1.4366292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5" calcext:value-type="float">
            <text:p>75</text:p>
          </table:table-cell>
          <table:table-cell office:value-type="float" office:value="33.951696" calcext:value-type="float">
            <text:p>33.951696</text:p>
          </table:table-cell>
          <table:table-cell office:value-type="float" office:value="36.952" calcext:value-type="float">
            <text:p>36.952</text:p>
          </table:table-cell>
          <table:table-cell office:value-type="float" office:value="31.845" calcext:value-type="float">
            <text:p>31.845</text:p>
          </table:table-cell>
          <table:table-cell office:value-type="float" office:value="1.6749049" calcext:value-type="float">
            <text:p>1.6749049</text:p>
          </table:table-cell>
        </table:table-row>
        <table:table-row table:style-name="ro1">
          <table:table-cell office:value-type="string" calcext:value-type="string">
            <text:p>23AllocatorBenchmark_FreeI26LinkedListAllocatorNextFit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75" calcext:value-type="float">
            <text:p>75</text:p>
          </table:table-cell>
          <table:table-cell office:value-type="float" office:value="32.131576" calcext:value-type="float">
            <text:p>32.131576</text:p>
          </table:table-cell>
          <table:table-cell office:value-type="float" office:value="33.404" calcext:value-type="float">
            <text:p>33.404</text:p>
          </table:table-cell>
          <table:table-cell office:value-type="float" office:value="31.184" calcext:value-type="float">
            <text:p>31.184</text:p>
          </table:table-cell>
          <table:table-cell office:value-type="float" office:value="0.70445196" calcext:value-type="float">
            <text:p>0.70445196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5" calcext:value-type="float">
            <text:p>75</text:p>
          </table:table-cell>
          <table:table-cell office:value-type="float" office:value="274.15162" calcext:value-type="float">
            <text:p>274.15162</text:p>
          </table:table-cell>
          <table:table-cell office:value-type="float" office:value="300.486" calcext:value-type="float">
            <text:p>300.486</text:p>
          </table:table-cell>
          <table:table-cell office:value-type="float" office:value="251.086" calcext:value-type="float">
            <text:p>251.086</text:p>
          </table:table-cell>
          <table:table-cell office:value-type="float" office:value="15.698655" calcext:value-type="float">
            <text:p>15.698655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5" calcext:value-type="float">
            <text:p>75</text:p>
          </table:table-cell>
          <table:table-cell office:value-type="float" office:value="480.33926" calcext:value-type="float">
            <text:p>480.33926</text:p>
          </table:table-cell>
          <table:table-cell office:value-type="float" office:value="523.857" calcext:value-type="float">
            <text:p>523.857</text:p>
          </table:table-cell>
          <table:table-cell office:value-type="float" office:value="443.846" calcext:value-type="float">
            <text:p>443.846</text:p>
          </table:table-cell>
          <table:table-cell office:value-type="float" office:value="23.770352" calcext:value-type="float">
            <text:p>23.770352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5" calcext:value-type="float">
            <text:p>75</text:p>
          </table:table-cell>
          <table:table-cell office:value-type="float" office:value="673.44307" calcext:value-type="float">
            <text:p>673.44307</text:p>
          </table:table-cell>
          <table:table-cell office:value-type="float" office:value="726.279" calcext:value-type="float">
            <text:p>726.279</text:p>
          </table:table-cell>
          <table:table-cell office:value-type="float" office:value="631.724" calcext:value-type="float">
            <text:p>631.724</text:p>
          </table:table-cell>
          <table:table-cell office:value-type="float" office:value="27.580902" calcext:value-type="float">
            <text:p>27.580902</text:p>
          </table:table-cell>
        </table:table-row>
        <table:table-row table:style-name="ro1">
          <table:table-cell office:value-type="string" calcext:value-type="string">
            <text:p>23AllocatorBenchmark_FreeI26LinkedListAllocatorBestFit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75" calcext:value-type="float">
            <text:p>75</text:p>
          </table:table-cell>
          <table:table-cell office:value-type="float" office:value="30.9346" calcext:value-type="float">
            <text:p>30.9346</text:p>
          </table:table-cell>
          <table:table-cell office:value-type="float" office:value="32.551" calcext:value-type="float">
            <text:p>32.551</text:p>
          </table:table-cell>
          <table:table-cell office:value-type="float" office:value="29.704" calcext:value-type="float">
            <text:p>29.704</text:p>
          </table:table-cell>
          <table:table-cell office:value-type="float" office:value="3.6582673" calcext:value-type="float">
            <text:p>3.6582673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5" calcext:value-type="float">
            <text:p>75</text:p>
          </table:table-cell>
          <table:table-cell office:value-type="float" office:value="262.31915" calcext:value-type="float">
            <text:p>262.31915</text:p>
          </table:table-cell>
          <table:table-cell office:value-type="float" office:value="287.912" calcext:value-type="float">
            <text:p>287.912</text:p>
          </table:table-cell>
          <table:table-cell office:value-type="float" office:value="237.232" calcext:value-type="float">
            <text:p>237.232</text:p>
          </table:table-cell>
          <table:table-cell office:value-type="float" office:value="15.215443" calcext:value-type="float">
            <text:p>15.215443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5" calcext:value-type="float">
            <text:p>75</text:p>
          </table:table-cell>
          <table:table-cell office:value-type="float" office:value="469.58353" calcext:value-type="float">
            <text:p>469.58353</text:p>
          </table:table-cell>
          <table:table-cell office:value-type="float" office:value="505.499" calcext:value-type="float">
            <text:p>505.499</text:p>
          </table:table-cell>
          <table:table-cell office:value-type="float" office:value="432.312" calcext:value-type="float">
            <text:p>432.312</text:p>
          </table:table-cell>
          <table:table-cell office:value-type="float" office:value="22.861917" calcext:value-type="float">
            <text:p>22.861917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5" calcext:value-type="float">
            <text:p>75</text:p>
          </table:table-cell>
          <table:table-cell office:value-type="float" office:value="662.99726" calcext:value-type="float">
            <text:p>662.99726</text:p>
          </table:table-cell>
          <table:table-cell office:value-type="float" office:value="710.034" calcext:value-type="float">
            <text:p>710.034</text:p>
          </table:table-cell>
          <table:table-cell office:value-type="float" office:value="622.371" calcext:value-type="float">
            <text:p>622.371</text:p>
          </table:table-cell>
          <table:table-cell office:value-type="float" office:value="27.053361" calcext:value-type="float">
            <text:p>27.053361</text:p>
          </table:table-cell>
        </table:table-row>
        <table:table-row table:style-name="ro1">
          <table:table-cell office:value-type="string" calcext:value-type="string">
            <text:p>23AllocatorBenchmark_FreeI27LinkedListAllocatorWorstFit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75" calcext:value-type="float">
            <text:p>75</text:p>
          </table:table-cell>
          <table:table-cell office:value-type="float" office:value="31.049392" calcext:value-type="float">
            <text:p>31.049392</text:p>
          </table:table-cell>
          <table:table-cell office:value-type="float" office:value="32.334" calcext:value-type="float">
            <text:p>32.334</text:p>
          </table:table-cell>
          <table:table-cell office:value-type="float" office:value="30.138" calcext:value-type="float">
            <text:p>30.138</text:p>
          </table:table-cell>
          <table:table-cell office:value-type="float" office:value="0.76988499" calcext:value-type="float">
            <text:p>0.76988499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5" calcext:value-type="float">
            <text:p>75</text:p>
          </table:table-cell>
          <table:table-cell office:value-type="float" office:value="299.83038" calcext:value-type="float">
            <text:p>299.83038</text:p>
          </table:table-cell>
          <table:table-cell office:value-type="float" office:value="351.644" calcext:value-type="float">
            <text:p>351.644</text:p>
          </table:table-cell>
          <table:table-cell office:value-type="float" office:value="248.76" calcext:value-type="float">
            <text:p>248.76</text:p>
          </table:table-cell>
          <table:table-cell office:value-type="float" office:value="31.240017" calcext:value-type="float">
            <text:p>31.240017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5" calcext:value-type="float">
            <text:p>75</text:p>
          </table:table-cell>
          <table:table-cell office:value-type="float" office:value="575.18508" calcext:value-type="float">
            <text:p>575.18508</text:p>
          </table:table-cell>
          <table:table-cell office:value-type="float" office:value="686.248" calcext:value-type="float">
            <text:p>686.248</text:p>
          </table:table-cell>
          <table:table-cell office:value-type="float" office:value="471.891" calcext:value-type="float">
            <text:p>471.891</text:p>
          </table:table-cell>
          <table:table-cell office:value-type="float" office:value="65.379409" calcext:value-type="float">
            <text:p>65.379409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5" calcext:value-type="float">
            <text:p>75</text:p>
          </table:table-cell>
          <table:table-cell office:value-type="float" office:value="854.43545" calcext:value-type="float">
            <text:p>854.43545</text:p>
          </table:table-cell>
          <table:table-cell office:value-type="float" office:value="1029.982" calcext:value-type="float">
            <text:p>1029.982</text:p>
          </table:table-cell>
          <table:table-cell office:value-type="float" office:value="713.113" calcext:value-type="float">
            <text:p>713.113</text:p>
          </table:table-cell>
          <table:table-cell office:value-type="float" office:value="98.136028" calcext:value-type="float">
            <text:p>98.136028</text:p>
          </table:table-cell>
        </table:table-row>
        <table:table-row table:style-name="ro1">
          <table:table-cell office:value-type="string" calcext:value-type="string">
            <text:p>23AllocatorBenchmark_FreeI12BSTAllocator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75" calcext:value-type="float">
            <text:p>75</text:p>
          </table:table-cell>
          <table:table-cell office:value-type="float" office:value="31.93212" calcext:value-type="float">
            <text:p>31.93212</text:p>
          </table:table-cell>
          <table:table-cell office:value-type="float" office:value="33.326" calcext:value-type="float">
            <text:p>33.326</text:p>
          </table:table-cell>
          <table:table-cell office:value-type="float" office:value="31.136" calcext:value-type="float">
            <text:p>31.136</text:p>
          </table:table-cell>
          <table:table-cell office:value-type="float" office:value="0.72151573" calcext:value-type="float">
            <text:p>0.72151573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5" calcext:value-type="float">
            <text:p>75</text:p>
          </table:table-cell>
          <table:table-cell office:value-type="float" office:value="252.52888" calcext:value-type="float">
            <text:p>252.52888</text:p>
          </table:table-cell>
          <table:table-cell office:value-type="float" office:value="289.773" calcext:value-type="float">
            <text:p>289.773</text:p>
          </table:table-cell>
          <table:table-cell office:value-type="float" office:value="217.487" calcext:value-type="float">
            <text:p>217.487</text:p>
          </table:table-cell>
          <table:table-cell office:value-type="float" office:value="21.712069" calcext:value-type="float">
            <text:p>21.712069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5" calcext:value-type="float">
            <text:p>75</text:p>
          </table:table-cell>
          <table:table-cell office:value-type="float" office:value="446.9277" calcext:value-type="float">
            <text:p>446.9277</text:p>
          </table:table-cell>
          <table:table-cell office:value-type="float" office:value="529.302" calcext:value-type="float">
            <text:p>529.302</text:p>
          </table:table-cell>
          <table:table-cell office:value-type="float" office:value="376.816" calcext:value-type="float">
            <text:p>376.816</text:p>
          </table:table-cell>
          <table:table-cell office:value-type="float" office:value="46.432319" calcext:value-type="float">
            <text:p>46.432319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5" calcext:value-type="float">
            <text:p>75</text:p>
          </table:table-cell>
          <table:table-cell office:value-type="float" office:value="640.78289" calcext:value-type="float">
            <text:p>640.78289</text:p>
          </table:table-cell>
          <table:table-cell office:value-type="float" office:value="758.333" calcext:value-type="float">
            <text:p>758.333</text:p>
          </table:table-cell>
          <table:table-cell office:value-type="float" office:value="538.574" calcext:value-type="float">
            <text:p>538.574</text:p>
          </table:table-cell>
          <table:table-cell office:value-type="float" office:value="67.354443" calcext:value-type="float">
            <text:p>67.354443</text:p>
          </table:table-cell>
        </table:table-row>
        <table:table-row table:style-name="ro1">
          <table:table-cell office:value-type="string" calcext:value-type="string">
            <text:p>23AllocatorBenchmark_FreeI13BBSTAllocator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75" calcext:value-type="float">
            <text:p>75</text:p>
          </table:table-cell>
          <table:table-cell office:value-type="float" office:value="35.02558" calcext:value-type="float">
            <text:p>35.02558</text:p>
          </table:table-cell>
          <table:table-cell office:value-type="float" office:value="36.388" calcext:value-type="float">
            <text:p>36.388</text:p>
          </table:table-cell>
          <table:table-cell office:value-type="float" office:value="34.241" calcext:value-type="float">
            <text:p>34.241</text:p>
          </table:table-cell>
          <table:table-cell office:value-type="float" office:value="0.73827045" calcext:value-type="float">
            <text:p>0.73827045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5" calcext:value-type="float">
            <text:p>75</text:p>
          </table:table-cell>
          <table:table-cell office:value-type="float" office:value="42.869868" calcext:value-type="float">
            <text:p>42.869868</text:p>
          </table:table-cell>
          <table:table-cell office:value-type="float" office:value="46.597" calcext:value-type="float">
            <text:p>46.597</text:p>
          </table:table-cell>
          <table:table-cell office:value-type="float" office:value="40.236" calcext:value-type="float">
            <text:p>40.236</text:p>
          </table:table-cell>
          <table:table-cell office:value-type="float" office:value="2.133009" calcext:value-type="float">
            <text:p>2.133009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5" calcext:value-type="float">
            <text:p>75</text:p>
          </table:table-cell>
          <table:table-cell office:value-type="float" office:value="43.678464" calcext:value-type="float">
            <text:p>43.678464</text:p>
          </table:table-cell>
          <table:table-cell office:value-type="float" office:value="47.406" calcext:value-type="float">
            <text:p>47.406</text:p>
          </table:table-cell>
          <table:table-cell office:value-type="float" office:value="40.358" calcext:value-type="float">
            <text:p>40.358</text:p>
          </table:table-cell>
          <table:table-cell office:value-type="float" office:value="2.1225073" calcext:value-type="float">
            <text:p>2.1225073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5" calcext:value-type="float">
            <text:p>75</text:p>
          </table:table-cell>
          <table:table-cell office:value-type="float" office:value="44.259536" calcext:value-type="float">
            <text:p>44.259536</text:p>
          </table:table-cell>
          <table:table-cell office:value-type="float" office:value="48.55" calcext:value-type="float">
            <text:p>48.55</text:p>
          </table:table-cell>
          <table:table-cell office:value-type="float" office:value="41.008" calcext:value-type="float">
            <text:p>41.008</text:p>
          </table:table-cell>
          <table:table-cell office:value-type="float" office:value="2.3897332" calcext:value-type="float">
            <text:p>2.3897332</text:p>
          </table:table-cell>
        </table:table-row>
        <table:table-row table:style-name="ro1">
          <table:table-cell office:value-type="string" calcext:value-type="string">
            <text:p>23AllocatorBenchmark_FreeI17DualBBSTAllocator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75" calcext:value-type="float">
            <text:p>75</text:p>
          </table:table-cell>
          <table:table-cell office:value-type="float" office:value="39.217316" calcext:value-type="float">
            <text:p>39.217316</text:p>
          </table:table-cell>
          <table:table-cell office:value-type="float" office:value="40.535" calcext:value-type="float">
            <text:p>40.535</text:p>
          </table:table-cell>
          <table:table-cell office:value-type="float" office:value="38.144" calcext:value-type="float">
            <text:p>38.144</text:p>
          </table:table-cell>
          <table:table-cell office:value-type="float" office:value="1.0123169" calcext:value-type="float">
            <text:p>1.0123169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0" calcext:value-type="float">
            <text:p>100</text:p>
          </table:table-cell>
          <table:table-cell office:value-type="float" office:value="29.945272" calcext:value-type="float">
            <text:p>29.945272</text:p>
          </table:table-cell>
          <table:table-cell office:value-type="float" office:value="31.589" calcext:value-type="float">
            <text:p>31.589</text:p>
          </table:table-cell>
          <table:table-cell office:value-type="float" office:value="28.705" calcext:value-type="float">
            <text:p>28.705</text:p>
          </table:table-cell>
          <table:table-cell office:value-type="float" office:value="1.015532" calcext:value-type="float">
            <text:p>1.015532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0" calcext:value-type="float">
            <text:p>100</text:p>
          </table:table-cell>
          <table:table-cell office:value-type="float" office:value="30.026916" calcext:value-type="float">
            <text:p>30.026916</text:p>
          </table:table-cell>
          <table:table-cell office:value-type="float" office:value="31.636" calcext:value-type="float">
            <text:p>31.636</text:p>
          </table:table-cell>
          <table:table-cell office:value-type="float" office:value="28.482" calcext:value-type="float">
            <text:p>28.482</text:p>
          </table:table-cell>
          <table:table-cell office:value-type="float" office:value="1.0491278" calcext:value-type="float">
            <text:p>1.0491278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0" calcext:value-type="float">
            <text:p>100</text:p>
          </table:table-cell>
          <table:table-cell office:value-type="float" office:value="30.924008" calcext:value-type="float">
            <text:p>30.924008</text:p>
          </table:table-cell>
          <table:table-cell office:value-type="float" office:value="32.563" calcext:value-type="float">
            <text:p>32.563</text:p>
          </table:table-cell>
          <table:table-cell office:value-type="float" office:value="28.977" calcext:value-type="float">
            <text:p>28.977</text:p>
          </table:table-cell>
          <table:table-cell office:value-type="float" office:value="1.1206878" calcext:value-type="float">
            <text:p>1.1206878</text:p>
          </table:table-cell>
        </table:table-row>
        <table:table-row table:style-name="ro1">
          <table:table-cell office:value-type="string" calcext:value-type="string">
            <text:p>23AllocatorBenchmark_FreeI23BitmapAllocatorFirstFit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100" calcext:value-type="float">
            <text:p>100</text:p>
          </table:table-cell>
          <table:table-cell office:value-type="float" office:value="28.525364" calcext:value-type="float">
            <text:p>28.525364</text:p>
          </table:table-cell>
          <table:table-cell office:value-type="float" office:value="29.261" calcext:value-type="float">
            <text:p>29.261</text:p>
          </table:table-cell>
          <table:table-cell office:value-type="float" office:value="27.968" calcext:value-type="float">
            <text:p>27.968</text:p>
          </table:table-cell>
          <table:table-cell office:value-type="float" office:value="0.75970449" calcext:value-type="float">
            <text:p>0.75970449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0" calcext:value-type="float">
            <text:p>100</text:p>
          </table:table-cell>
          <table:table-cell office:value-type="float" office:value="28.90948" calcext:value-type="float">
            <text:p>28.90948</text:p>
          </table:table-cell>
          <table:table-cell office:value-type="float" office:value="29.916" calcext:value-type="float">
            <text:p>29.916</text:p>
          </table:table-cell>
          <table:table-cell office:value-type="float" office:value="28.306" calcext:value-type="float">
            <text:p>28.306</text:p>
          </table:table-cell>
          <table:table-cell office:value-type="float" office:value="1.9057291" calcext:value-type="float">
            <text:p>1.9057291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0" calcext:value-type="float">
            <text:p>100</text:p>
          </table:table-cell>
          <table:table-cell office:value-type="float" office:value="29.523844" calcext:value-type="float">
            <text:p>29.523844</text:p>
          </table:table-cell>
          <table:table-cell office:value-type="float" office:value="30.266" calcext:value-type="float">
            <text:p>30.266</text:p>
          </table:table-cell>
          <table:table-cell office:value-type="float" office:value="28.402" calcext:value-type="float">
            <text:p>28.402</text:p>
          </table:table-cell>
          <table:table-cell office:value-type="float" office:value="5.8236077" calcext:value-type="float">
            <text:p>5.8236077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0" calcext:value-type="float">
            <text:p>100</text:p>
          </table:table-cell>
          <table:table-cell office:value-type="float" office:value="29.686364" calcext:value-type="float">
            <text:p>29.686364</text:p>
          </table:table-cell>
          <table:table-cell office:value-type="float" office:value="30.455" calcext:value-type="float">
            <text:p>30.455</text:p>
          </table:table-cell>
          <table:table-cell office:value-type="float" office:value="28.566" calcext:value-type="float">
            <text:p>28.566</text:p>
          </table:table-cell>
          <table:table-cell office:value-type="float" office:value="5.6063293" calcext:value-type="float">
            <text:p>5.6063293</text:p>
          </table:table-cell>
        </table:table-row>
        <table:table-row table:style-name="ro1">
          <table:table-cell office:value-type="string" calcext:value-type="string">
            <text:p>23AllocatorBenchmark_FreeI22BitmapAllocatorNextFit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100" calcext:value-type="float">
            <text:p>100</text:p>
          </table:table-cell>
          <table:table-cell office:value-type="float" office:value="27.998364" calcext:value-type="float">
            <text:p>27.998364</text:p>
          </table:table-cell>
          <table:table-cell office:value-type="float" office:value="28.549" calcext:value-type="float">
            <text:p>28.549</text:p>
          </table:table-cell>
          <table:table-cell office:value-type="float" office:value="27.614" calcext:value-type="float">
            <text:p>27.614</text:p>
          </table:table-cell>
          <table:table-cell office:value-type="float" office:value="0.43805017" calcext:value-type="float">
            <text:p>0.43805017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0" calcext:value-type="float">
            <text:p>100</text:p>
          </table:table-cell>
          <table:table-cell office:value-type="float" office:value="151.08618" calcext:value-type="float">
            <text:p>151.08618</text:p>
          </table:table-cell>
          <table:table-cell office:value-type="float" office:value="196.925" calcext:value-type="float">
            <text:p>196.925</text:p>
          </table:table-cell>
          <table:table-cell office:value-type="float" office:value="132.106" calcext:value-type="float">
            <text:p>132.106</text:p>
          </table:table-cell>
          <table:table-cell office:value-type="float" office:value="26.394098" calcext:value-type="float">
            <text:p>26.394098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0" calcext:value-type="float">
            <text:p>100</text:p>
          </table:table-cell>
          <table:table-cell office:value-type="float" office:value="150.89651" calcext:value-type="float">
            <text:p>150.89651</text:p>
          </table:table-cell>
          <table:table-cell office:value-type="float" office:value="199.317" calcext:value-type="float">
            <text:p>199.317</text:p>
          </table:table-cell>
          <table:table-cell office:value-type="float" office:value="131.416" calcext:value-type="float">
            <text:p>131.416</text:p>
          </table:table-cell>
          <table:table-cell office:value-type="float" office:value="26.575495" calcext:value-type="float">
            <text:p>26.575495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0" calcext:value-type="float">
            <text:p>100</text:p>
          </table:table-cell>
          <table:table-cell office:value-type="float" office:value="156.58558" calcext:value-type="float">
            <text:p>156.58558</text:p>
          </table:table-cell>
          <table:table-cell office:value-type="float" office:value="215.766" calcext:value-type="float">
            <text:p>215.766</text:p>
          </table:table-cell>
          <table:table-cell office:value-type="float" office:value="136.218" calcext:value-type="float">
            <text:p>136.218</text:p>
          </table:table-cell>
          <table:table-cell office:value-type="float" office:value="31.353299" calcext:value-type="float">
            <text:p>31.353299</text:p>
          </table:table-cell>
        </table:table-row>
        <table:table-row table:style-name="ro1">
          <table:table-cell office:value-type="string" calcext:value-type="string">
            <text:p>23AllocatorBenchmark_FreeI22BitmapAllocatorBestFit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100" calcext:value-type="float">
            <text:p>100</text:p>
          </table:table-cell>
          <table:table-cell office:value-type="float" office:value="29.084876" calcext:value-type="float">
            <text:p>29.084876</text:p>
          </table:table-cell>
          <table:table-cell office:value-type="float" office:value="30.127" calcext:value-type="float">
            <text:p>30.127</text:p>
          </table:table-cell>
          <table:table-cell office:value-type="float" office:value="28.443" calcext:value-type="float">
            <text:p>28.443</text:p>
          </table:table-cell>
          <table:table-cell office:value-type="float" office:value="0.48704541" calcext:value-type="float">
            <text:p>0.48704541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0" calcext:value-type="float">
            <text:p>100</text:p>
          </table:table-cell>
          <table:table-cell office:value-type="float" office:value="263.6295" calcext:value-type="float">
            <text:p>263.6295</text:p>
          </table:table-cell>
          <table:table-cell office:value-type="float" office:value="306.178" calcext:value-type="float">
            <text:p>306.178</text:p>
          </table:table-cell>
          <table:table-cell office:value-type="float" office:value="240.923" calcext:value-type="float">
            <text:p>240.923</text:p>
          </table:table-cell>
          <table:table-cell office:value-type="float" office:value="21.576373" calcext:value-type="float">
            <text:p>21.576373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0" calcext:value-type="float">
            <text:p>100</text:p>
          </table:table-cell>
          <table:table-cell office:value-type="float" office:value="271.69292" calcext:value-type="float">
            <text:p>271.69292</text:p>
          </table:table-cell>
          <table:table-cell office:value-type="float" office:value="312.131" calcext:value-type="float">
            <text:p>312.131</text:p>
          </table:table-cell>
          <table:table-cell office:value-type="float" office:value="248.041" calcext:value-type="float">
            <text:p>248.041</text:p>
          </table:table-cell>
          <table:table-cell office:value-type="float" office:value="25.853484" calcext:value-type="float">
            <text:p>25.853484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0" calcext:value-type="float">
            <text:p>100</text:p>
          </table:table-cell>
          <table:table-cell office:value-type="float" office:value="278.02314" calcext:value-type="float">
            <text:p>278.02314</text:p>
          </table:table-cell>
          <table:table-cell office:value-type="float" office:value="334.646" calcext:value-type="float">
            <text:p>334.646</text:p>
          </table:table-cell>
          <table:table-cell office:value-type="float" office:value="250.405" calcext:value-type="float">
            <text:p>250.405</text:p>
          </table:table-cell>
          <table:table-cell office:value-type="float" office:value="30.712032" calcext:value-type="float">
            <text:p>30.712032</text:p>
          </table:table-cell>
        </table:table-row>
        <table:table-row table:style-name="ro1">
          <table:table-cell office:value-type="string" calcext:value-type="string">
            <text:p>23AllocatorBenchmark_FreeI23BitmapAllocatorWorstFit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100" calcext:value-type="float">
            <text:p>100</text:p>
          </table:table-cell>
          <table:table-cell office:value-type="float" office:value="28.914952" calcext:value-type="float">
            <text:p>28.914952</text:p>
          </table:table-cell>
          <table:table-cell office:value-type="float" office:value="29.714" calcext:value-type="float">
            <text:p>29.714</text:p>
          </table:table-cell>
          <table:table-cell office:value-type="float" office:value="28.234" calcext:value-type="float">
            <text:p>28.234</text:p>
          </table:table-cell>
          <table:table-cell office:value-type="float" office:value="0.53309005" calcext:value-type="float">
            <text:p>0.53309005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0" calcext:value-type="float">
            <text:p>100</text:p>
          </table:table-cell>
          <table:table-cell office:value-type="float" office:value="60.006248" calcext:value-type="float">
            <text:p>60.006248</text:p>
          </table:table-cell>
          <table:table-cell office:value-type="float" office:value="68.133" calcext:value-type="float">
            <text:p>68.133</text:p>
          </table:table-cell>
          <table:table-cell office:value-type="float" office:value="52.522" calcext:value-type="float">
            <text:p>52.522</text:p>
          </table:table-cell>
          <table:table-cell office:value-type="float" office:value="4.5594862" calcext:value-type="float">
            <text:p>4.5594862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0" calcext:value-type="float">
            <text:p>100</text:p>
          </table:table-cell>
          <table:table-cell office:value-type="float" office:value="85.831448" calcext:value-type="float">
            <text:p>85.831448</text:p>
          </table:table-cell>
          <table:table-cell office:value-type="float" office:value="97.34" calcext:value-type="float">
            <text:p>97.34</text:p>
          </table:table-cell>
          <table:table-cell office:value-type="float" office:value="71.78" calcext:value-type="float">
            <text:p>71.78</text:p>
          </table:table-cell>
          <table:table-cell office:value-type="float" office:value="8.0354467" calcext:value-type="float">
            <text:p>8.0354467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0" calcext:value-type="float">
            <text:p>100</text:p>
          </table:table-cell>
          <table:table-cell office:value-type="float" office:value="111.26947" calcext:value-type="float">
            <text:p>111.26947</text:p>
          </table:table-cell>
          <table:table-cell office:value-type="float" office:value="123.923" calcext:value-type="float">
            <text:p>123.923</text:p>
          </table:table-cell>
          <table:table-cell office:value-type="float" office:value="94.89" calcext:value-type="float">
            <text:p>94.89</text:p>
          </table:table-cell>
          <table:table-cell office:value-type="float" office:value="10.0588" calcext:value-type="float">
            <text:p>10.0588</text:p>
          </table:table-cell>
        </table:table-row>
        <table:table-row table:style-name="ro1">
          <table:table-cell office:value-type="string" calcext:value-type="string">
            <text:p>23AllocatorBenchmark_FreeI14BuddyAllocator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100" calcext:value-type="float">
            <text:p>100</text:p>
          </table:table-cell>
          <table:table-cell office:value-type="float" office:value="32.310444" calcext:value-type="float">
            <text:p>32.310444</text:p>
          </table:table-cell>
          <table:table-cell office:value-type="float" office:value="33.418" calcext:value-type="float">
            <text:p>33.418</text:p>
          </table:table-cell>
          <table:table-cell office:value-type="float" office:value="31.621" calcext:value-type="float">
            <text:p>31.621</text:p>
          </table:table-cell>
          <table:table-cell office:value-type="float" office:value="0.57652596" calcext:value-type="float">
            <text:p>0.57652596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0" calcext:value-type="float">
            <text:p>100</text:p>
          </table:table-cell>
          <table:table-cell office:value-type="float" office:value="436.77688" calcext:value-type="float">
            <text:p>436.77688</text:p>
          </table:table-cell>
          <table:table-cell office:value-type="float" office:value="506.96" calcext:value-type="float">
            <text:p>506.96</text:p>
          </table:table-cell>
          <table:table-cell office:value-type="float" office:value="353.223" calcext:value-type="float">
            <text:p>353.223</text:p>
          </table:table-cell>
          <table:table-cell office:value-type="float" office:value="53.127853" calcext:value-type="float">
            <text:p>53.127853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0" calcext:value-type="float">
            <text:p>100</text:p>
          </table:table-cell>
          <table:table-cell office:value-type="float" office:value="908.56065" calcext:value-type="float">
            <text:p>908.56065</text:p>
          </table:table-cell>
          <table:table-cell office:value-type="float" office:value="1058.581" calcext:value-type="float">
            <text:p>1058.581</text:p>
          </table:table-cell>
          <table:table-cell office:value-type="float" office:value="698.527" calcext:value-type="float">
            <text:p>698.527</text:p>
          </table:table-cell>
          <table:table-cell office:value-type="float" office:value="114.1222" calcext:value-type="float">
            <text:p>114.1222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0" calcext:value-type="float">
            <text:p>100</text:p>
          </table:table-cell>
          <table:table-cell office:value-type="float" office:value="1397.9544" calcext:value-type="float">
            <text:p>1397.9544</text:p>
          </table:table-cell>
          <table:table-cell office:value-type="float" office:value="1619.036" calcext:value-type="float">
            <text:p>1619.036</text:p>
          </table:table-cell>
          <table:table-cell office:value-type="float" office:value="1102.529" calcext:value-type="float">
            <text:p>1102.529</text:p>
          </table:table-cell>
          <table:table-cell office:value-type="float" office:value="175.08197" calcext:value-type="float">
            <text:p>175.08197</text:p>
          </table:table-cell>
        </table:table-row>
        <table:table-row table:style-name="ro1">
          <table:table-cell office:value-type="string" calcext:value-type="string">
            <text:p>23AllocatorBenchmark_FreeI27LinkedListAllocatorFirstFit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100" calcext:value-type="float">
            <text:p>100</text:p>
          </table:table-cell>
          <table:table-cell office:value-type="float" office:value="31.261272" calcext:value-type="float">
            <text:p>31.261272</text:p>
          </table:table-cell>
          <table:table-cell office:value-type="float" office:value="32.995" calcext:value-type="float">
            <text:p>32.995</text:p>
          </table:table-cell>
          <table:table-cell office:value-type="float" office:value="30.487" calcext:value-type="float">
            <text:p>30.487</text:p>
          </table:table-cell>
          <table:table-cell office:value-type="float" office:value="0.77880714" calcext:value-type="float">
            <text:p>0.77880714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0" calcext:value-type="float">
            <text:p>100</text:p>
          </table:table-cell>
          <table:table-cell office:value-type="float" office:value="33.776208" calcext:value-type="float">
            <text:p>33.776208</text:p>
          </table:table-cell>
          <table:table-cell office:value-type="float" office:value="35.425" calcext:value-type="float">
            <text:p>35.425</text:p>
          </table:table-cell>
          <table:table-cell office:value-type="float" office:value="32.348" calcext:value-type="float">
            <text:p>32.348</text:p>
          </table:table-cell>
          <table:table-cell office:value-type="float" office:value="1.4039463" calcext:value-type="float">
            <text:p>1.4039463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0" calcext:value-type="float">
            <text:p>100</text:p>
          </table:table-cell>
          <table:table-cell office:value-type="float" office:value="36.211052" calcext:value-type="float">
            <text:p>36.211052</text:p>
          </table:table-cell>
          <table:table-cell office:value-type="float" office:value="38.021" calcext:value-type="float">
            <text:p>38.021</text:p>
          </table:table-cell>
          <table:table-cell office:value-type="float" office:value="34.686" calcext:value-type="float">
            <text:p>34.686</text:p>
          </table:table-cell>
          <table:table-cell office:value-type="float" office:value="1.2869034" calcext:value-type="float">
            <text:p>1.2869034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0" calcext:value-type="float">
            <text:p>100</text:p>
          </table:table-cell>
          <table:table-cell office:value-type="float" office:value="38.341428" calcext:value-type="float">
            <text:p>38.341428</text:p>
          </table:table-cell>
          <table:table-cell office:value-type="float" office:value="40.416" calcext:value-type="float">
            <text:p>40.416</text:p>
          </table:table-cell>
          <table:table-cell office:value-type="float" office:value="36.775" calcext:value-type="float">
            <text:p>36.775</text:p>
          </table:table-cell>
          <table:table-cell office:value-type="float" office:value="1.1753308" calcext:value-type="float">
            <text:p>1.1753308</text:p>
          </table:table-cell>
        </table:table-row>
        <table:table-row table:style-name="ro1">
          <table:table-cell office:value-type="string" calcext:value-type="string">
            <text:p>23AllocatorBenchmark_FreeI26LinkedListAllocatorNextFit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100" calcext:value-type="float">
            <text:p>100</text:p>
          </table:table-cell>
          <table:table-cell office:value-type="float" office:value="31.002456" calcext:value-type="float">
            <text:p>31.002456</text:p>
          </table:table-cell>
          <table:table-cell office:value-type="float" office:value="32.559" calcext:value-type="float">
            <text:p>32.559</text:p>
          </table:table-cell>
          <table:table-cell office:value-type="float" office:value="30.212" calcext:value-type="float">
            <text:p>30.212</text:p>
          </table:table-cell>
          <table:table-cell office:value-type="float" office:value="0.81828565" calcext:value-type="float">
            <text:p>0.81828565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0" calcext:value-type="float">
            <text:p>100</text:p>
          </table:table-cell>
          <table:table-cell office:value-type="float" office:value="974.64787" calcext:value-type="float">
            <text:p>974.64787</text:p>
          </table:table-cell>
          <table:table-cell office:value-type="float" office:value="1028.015" calcext:value-type="float">
            <text:p>1028.015</text:p>
          </table:table-cell>
          <table:table-cell office:value-type="float" office:value="918.621" calcext:value-type="float">
            <text:p>918.621</text:p>
          </table:table-cell>
          <table:table-cell office:value-type="float" office:value="34.036401" calcext:value-type="float">
            <text:p>34.036401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0" calcext:value-type="float">
            <text:p>100</text:p>
          </table:table-cell>
          <table:table-cell office:value-type="float" office:value="2022.7226" calcext:value-type="float">
            <text:p>2022.7226</text:p>
          </table:table-cell>
          <table:table-cell office:value-type="float" office:value="2114.449" calcext:value-type="float">
            <text:p>2114.449</text:p>
          </table:table-cell>
          <table:table-cell office:value-type="float" office:value="1949.843" calcext:value-type="float">
            <text:p>1949.843</text:p>
          </table:table-cell>
          <table:table-cell office:value-type="float" office:value="48.768273" calcext:value-type="float">
            <text:p>48.768273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0" calcext:value-type="float">
            <text:p>100</text:p>
          </table:table-cell>
          <table:table-cell office:value-type="float" office:value="2978.1491" calcext:value-type="float">
            <text:p>2978.1491</text:p>
          </table:table-cell>
          <table:table-cell office:value-type="float" office:value="3142.176" calcext:value-type="float">
            <text:p>3142.176</text:p>
          </table:table-cell>
          <table:table-cell office:value-type="float" office:value="2829.91" calcext:value-type="float">
            <text:p>2829.91</text:p>
          </table:table-cell>
          <table:table-cell office:value-type="float" office:value="97.377041" calcext:value-type="float">
            <text:p>97.377041</text:p>
          </table:table-cell>
        </table:table-row>
        <table:table-row table:style-name="ro1">
          <table:table-cell office:value-type="string" calcext:value-type="string">
            <text:p>23AllocatorBenchmark_FreeI26LinkedListAllocatorBestFit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100" calcext:value-type="float">
            <text:p>100</text:p>
          </table:table-cell>
          <table:table-cell office:value-type="float" office:value="29.708864" calcext:value-type="float">
            <text:p>29.708864</text:p>
          </table:table-cell>
          <table:table-cell office:value-type="float" office:value="31.396" calcext:value-type="float">
            <text:p>31.396</text:p>
          </table:table-cell>
          <table:table-cell office:value-type="float" office:value="28.86" calcext:value-type="float">
            <text:p>28.86</text:p>
          </table:table-cell>
          <table:table-cell office:value-type="float" office:value="0.78798388" calcext:value-type="float">
            <text:p>0.78798388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0" calcext:value-type="float">
            <text:p>100</text:p>
          </table:table-cell>
          <table:table-cell office:value-type="float" office:value="925.86448" calcext:value-type="float">
            <text:p>925.86448</text:p>
          </table:table-cell>
          <table:table-cell office:value-type="float" office:value="978.436" calcext:value-type="float">
            <text:p>978.436</text:p>
          </table:table-cell>
          <table:table-cell office:value-type="float" office:value="873.366" calcext:value-type="float">
            <text:p>873.366</text:p>
          </table:table-cell>
          <table:table-cell office:value-type="float" office:value="33.076903" calcext:value-type="float">
            <text:p>33.076903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0" calcext:value-type="float">
            <text:p>100</text:p>
          </table:table-cell>
          <table:table-cell office:value-type="float" office:value="1960.6045" calcext:value-type="float">
            <text:p>1960.6045</text:p>
          </table:table-cell>
          <table:table-cell office:value-type="float" office:value="2074.287" calcext:value-type="float">
            <text:p>2074.287</text:p>
          </table:table-cell>
          <table:table-cell office:value-type="float" office:value="1865.995" calcext:value-type="float">
            <text:p>1865.995</text:p>
          </table:table-cell>
          <table:table-cell office:value-type="float" office:value="65.534179" calcext:value-type="float">
            <text:p>65.534179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0" calcext:value-type="float">
            <text:p>100</text:p>
          </table:table-cell>
          <table:table-cell office:value-type="float" office:value="3051.9128" calcext:value-type="float">
            <text:p>3051.9128</text:p>
          </table:table-cell>
          <table:table-cell office:value-type="float" office:value="3153.14" calcext:value-type="float">
            <text:p>3153.14</text:p>
          </table:table-cell>
          <table:table-cell office:value-type="float" office:value="2938.144" calcext:value-type="float">
            <text:p>2938.144</text:p>
          </table:table-cell>
          <table:table-cell office:value-type="float" office:value="67.650109" calcext:value-type="float">
            <text:p>67.650109</text:p>
          </table:table-cell>
        </table:table-row>
        <table:table-row table:style-name="ro1">
          <table:table-cell office:value-type="string" calcext:value-type="string">
            <text:p>23AllocatorBenchmark_FreeI27LinkedListAllocatorWorstFit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100" calcext:value-type="float">
            <text:p>100</text:p>
          </table:table-cell>
          <table:table-cell office:value-type="float" office:value="31.466148" calcext:value-type="float">
            <text:p>31.466148</text:p>
          </table:table-cell>
          <table:table-cell office:value-type="float" office:value="32.899" calcext:value-type="float">
            <text:p>32.899</text:p>
          </table:table-cell>
          <table:table-cell office:value-type="float" office:value="30.718" calcext:value-type="float">
            <text:p>30.718</text:p>
          </table:table-cell>
          <table:table-cell office:value-type="float" office:value="0.68695762" calcext:value-type="float">
            <text:p>0.68695762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0" calcext:value-type="float">
            <text:p>100</text:p>
          </table:table-cell>
          <table:table-cell office:value-type="float" office:value="1010.6931" calcext:value-type="float">
            <text:p>1010.6931</text:p>
          </table:table-cell>
          <table:table-cell office:value-type="float" office:value="1173.613" calcext:value-type="float">
            <text:p>1173.613</text:p>
          </table:table-cell>
          <table:table-cell office:value-type="float" office:value="825.608" calcext:value-type="float">
            <text:p>825.608</text:p>
          </table:table-cell>
          <table:table-cell office:value-type="float" office:value="110.56422" calcext:value-type="float">
            <text:p>110.56422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0" calcext:value-type="float">
            <text:p>100</text:p>
          </table:table-cell>
          <table:table-cell office:value-type="float" office:value="2068.2715" calcext:value-type="float">
            <text:p>2068.2715</text:p>
          </table:table-cell>
          <table:table-cell office:value-type="float" office:value="2356.365" calcext:value-type="float">
            <text:p>2356.365</text:p>
          </table:table-cell>
          <table:table-cell office:value-type="float" office:value="1688.505" calcext:value-type="float">
            <text:p>1688.505</text:p>
          </table:table-cell>
          <table:table-cell office:value-type="float" office:value="229.90732" calcext:value-type="float">
            <text:p>229.90732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0" calcext:value-type="float">
            <text:p>100</text:p>
          </table:table-cell>
          <table:table-cell office:value-type="float" office:value="3075.7666" calcext:value-type="float">
            <text:p>3075.7666</text:p>
          </table:table-cell>
          <table:table-cell office:value-type="float" office:value="3559.743" calcext:value-type="float">
            <text:p>3559.743</text:p>
          </table:table-cell>
          <table:table-cell office:value-type="float" office:value="2498.46" calcext:value-type="float">
            <text:p>2498.46</text:p>
          </table:table-cell>
          <table:table-cell office:value-type="float" office:value="337.05874" calcext:value-type="float">
            <text:p>337.05874</text:p>
          </table:table-cell>
        </table:table-row>
        <table:table-row table:style-name="ro1">
          <table:table-cell office:value-type="string" calcext:value-type="string">
            <text:p>23AllocatorBenchmark_FreeI12BSTAllocator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100" calcext:value-type="float">
            <text:p>100</text:p>
          </table:table-cell>
          <table:table-cell office:value-type="float" office:value="32.10326" calcext:value-type="float">
            <text:p>32.10326</text:p>
          </table:table-cell>
          <table:table-cell office:value-type="float" office:value="33.667" calcext:value-type="float">
            <text:p>33.667</text:p>
          </table:table-cell>
          <table:table-cell office:value-type="float" office:value="31.248" calcext:value-type="float">
            <text:p>31.248</text:p>
          </table:table-cell>
          <table:table-cell office:value-type="float" office:value="0.68720335" calcext:value-type="float">
            <text:p>0.68720335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0" calcext:value-type="float">
            <text:p>100</text:p>
          </table:table-cell>
          <table:table-cell office:value-type="float" office:value="1187.8598" calcext:value-type="float">
            <text:p>1187.8598</text:p>
          </table:table-cell>
          <table:table-cell office:value-type="float" office:value="1409.011" calcext:value-type="float">
            <text:p>1409.011</text:p>
          </table:table-cell>
          <table:table-cell office:value-type="float" office:value="910.025" calcext:value-type="float">
            <text:p>910.025</text:p>
          </table:table-cell>
          <table:table-cell office:value-type="float" office:value="164.77182" calcext:value-type="float">
            <text:p>164.77182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0" calcext:value-type="float">
            <text:p>100</text:p>
          </table:table-cell>
          <table:table-cell office:value-type="float" office:value="2652.5002" calcext:value-type="float">
            <text:p>2652.5002</text:p>
          </table:table-cell>
          <table:table-cell office:value-type="float" office:value="3185.187" calcext:value-type="float">
            <text:p>3185.187</text:p>
          </table:table-cell>
          <table:table-cell office:value-type="float" office:value="2003.788" calcext:value-type="float">
            <text:p>2003.788</text:p>
          </table:table-cell>
          <table:table-cell office:value-type="float" office:value="382.62173" calcext:value-type="float">
            <text:p>382.62173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0" calcext:value-type="float">
            <text:p>100</text:p>
          </table:table-cell>
          <table:table-cell office:value-type="float" office:value="4092.2457" calcext:value-type="float">
            <text:p>4092.2457</text:p>
          </table:table-cell>
          <table:table-cell office:value-type="float" office:value="4888.503" calcext:value-type="float">
            <text:p>4888.503</text:p>
          </table:table-cell>
          <table:table-cell office:value-type="float" office:value="3062.951" calcext:value-type="float">
            <text:p>3062.951</text:p>
          </table:table-cell>
          <table:table-cell office:value-type="float" office:value="611.04837" calcext:value-type="float">
            <text:p>611.04837</text:p>
          </table:table-cell>
        </table:table-row>
        <table:table-row table:style-name="ro1">
          <table:table-cell office:value-type="string" calcext:value-type="string">
            <text:p>23AllocatorBenchmark_FreeI13BBSTAllocator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100" calcext:value-type="float">
            <text:p>100</text:p>
          </table:table-cell>
          <table:table-cell office:value-type="float" office:value="35.205992" calcext:value-type="float">
            <text:p>35.205992</text:p>
          </table:table-cell>
          <table:table-cell office:value-type="float" office:value="36.407" calcext:value-type="float">
            <text:p>36.407</text:p>
          </table:table-cell>
          <table:table-cell office:value-type="float" office:value="34.264" calcext:value-type="float">
            <text:p>34.264</text:p>
          </table:table-cell>
          <table:table-cell office:value-type="float" office:value="0.77298218" calcext:value-type="float">
            <text:p>0.77298218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0" calcext:value-type="float">
            <text:p>100</text:p>
          </table:table-cell>
          <table:table-cell office:value-type="float" office:value="35.125656" calcext:value-type="float">
            <text:p>35.125656</text:p>
          </table:table-cell>
          <table:table-cell office:value-type="float" office:value="37.396" calcext:value-type="float">
            <text:p>37.396</text:p>
          </table:table-cell>
          <table:table-cell office:value-type="float" office:value="33.955" calcext:value-type="float">
            <text:p>33.955</text:p>
          </table:table-cell>
          <table:table-cell office:value-type="float" office:value="1.0919538" calcext:value-type="float">
            <text:p>1.0919538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0" calcext:value-type="float">
            <text:p>100</text:p>
          </table:table-cell>
          <table:table-cell office:value-type="float" office:value="35.9996" calcext:value-type="float">
            <text:p>35.9996</text:p>
          </table:table-cell>
          <table:table-cell office:value-type="float" office:value="38.562" calcext:value-type="float">
            <text:p>38.562</text:p>
          </table:table-cell>
          <table:table-cell office:value-type="float" office:value="34.523" calcext:value-type="float">
            <text:p>34.523</text:p>
          </table:table-cell>
          <table:table-cell office:value-type="float" office:value="1.5285998" calcext:value-type="float">
            <text:p>1.5285998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0" calcext:value-type="float">
            <text:p>100</text:p>
          </table:table-cell>
          <table:table-cell office:value-type="float" office:value="36.306012" calcext:value-type="float">
            <text:p>36.306012</text:p>
          </table:table-cell>
          <table:table-cell office:value-type="float" office:value="38.935" calcext:value-type="float">
            <text:p>38.935</text:p>
          </table:table-cell>
          <table:table-cell office:value-type="float" office:value="34.744" calcext:value-type="float">
            <text:p>34.744</text:p>
          </table:table-cell>
          <table:table-cell office:value-type="float" office:value="1.3071374" calcext:value-type="float">
            <text:p>1.3071374</text:p>
          </table:table-cell>
        </table:table-row>
        <table:table-row table:style-name="ro1">
          <table:table-cell office:value-type="string" calcext:value-type="string">
            <text:p>23AllocatorBenchmark_FreeI17DualBBSTAllocatorE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100" calcext:value-type="float">
            <text:p>100</text:p>
          </table:table-cell>
          <table:table-cell office:value-type="float" office:value="38.889752" calcext:value-type="float">
            <text:p>38.889752</text:p>
          </table:table-cell>
          <table:table-cell office:value-type="float" office:value="40.175" calcext:value-type="float">
            <text:p>40.175</text:p>
          </table:table-cell>
          <table:table-cell office:value-type="float" office:value="37.935" calcext:value-type="float">
            <text:p>37.935</text:p>
          </table:table-cell>
          <table:table-cell office:value-type="float" office:value="0.8244768" calcext:value-type="float">
            <text:p>0.8244768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0" calcext:value-type="float">
            <text:p>0</text:p>
          </table:table-cell>
          <table:table-cell office:value-type="float" office:value="114.80287" calcext:value-type="float">
            <text:p>114.80287</text:p>
          </table:table-cell>
          <table:table-cell office:value-type="float" office:value="143.854" calcext:value-type="float">
            <text:p>143.854</text:p>
          </table:table-cell>
          <table:table-cell office:value-type="float" office:value="84.612" calcext:value-type="float">
            <text:p>84.612</text:p>
          </table:table-cell>
          <table:table-cell office:value-type="float" office:value="19.575941" calcext:value-type="float">
            <text:p>19.575941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0" calcext:value-type="float">
            <text:p>0</text:p>
          </table:table-cell>
          <table:table-cell office:value-type="float" office:value="128.21609" calcext:value-type="float">
            <text:p>128.21609</text:p>
          </table:table-cell>
          <table:table-cell office:value-type="float" office:value="163.41" calcext:value-type="float">
            <text:p>163.41</text:p>
          </table:table-cell>
          <table:table-cell office:value-type="float" office:value="89.414" calcext:value-type="float">
            <text:p>89.414</text:p>
          </table:table-cell>
          <table:table-cell office:value-type="float" office:value="21.660152" calcext:value-type="float">
            <text:p>21.660152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0" calcext:value-type="float">
            <text:p>0</text:p>
          </table:table-cell>
          <table:table-cell office:value-type="float" office:value="146.21794" calcext:value-type="float">
            <text:p>146.21794</text:p>
          </table:table-cell>
          <table:table-cell office:value-type="float" office:value="184.851" calcext:value-type="float">
            <text:p>184.851</text:p>
          </table:table-cell>
          <table:table-cell office:value-type="float" office:value="106.966" calcext:value-type="float">
            <text:p>106.966</text:p>
          </table:table-cell>
          <table:table-cell office:value-type="float" office:value="24.72022" calcext:value-type="float">
            <text:p>24.72022</text:p>
          </table:table-cell>
        </table:table-row>
        <table:table-row table:style-name="ro1">
          <table:table-cell office:value-type="string" calcext:value-type="string">
            <text:p>23AllocatorBenchmark_FreeI23BitmapAllocatorFirstFit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0" calcext:value-type="float">
            <text:p>0</text:p>
          </table:table-cell>
          <table:table-cell office:value-type="float" office:value="29.672936" calcext:value-type="float">
            <text:p>29.672936</text:p>
          </table:table-cell>
          <table:table-cell office:value-type="float" office:value="30.434" calcext:value-type="float">
            <text:p>30.434</text:p>
          </table:table-cell>
          <table:table-cell office:value-type="float" office:value="29.115" calcext:value-type="float">
            <text:p>29.115</text:p>
          </table:table-cell>
          <table:table-cell office:value-type="float" office:value="0.64954204" calcext:value-type="float">
            <text:p>0.64954204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0" calcext:value-type="float">
            <text:p>0</text:p>
          </table:table-cell>
          <table:table-cell office:value-type="float" office:value="43.940068" calcext:value-type="float">
            <text:p>43.940068</text:p>
          </table:table-cell>
          <table:table-cell office:value-type="float" office:value="91.542" calcext:value-type="float">
            <text:p>91.542</text:p>
          </table:table-cell>
          <table:table-cell office:value-type="float" office:value="36.99" calcext:value-type="float">
            <text:p>36.99</text:p>
          </table:table-cell>
          <table:table-cell office:value-type="float" office:value="22.747" calcext:value-type="float">
            <text:p>22.747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0" calcext:value-type="float">
            <text:p>0</text:p>
          </table:table-cell>
          <table:table-cell office:value-type="float" office:value="44.142752" calcext:value-type="float">
            <text:p>44.142752</text:p>
          </table:table-cell>
          <table:table-cell office:value-type="float" office:value="43.441" calcext:value-type="float">
            <text:p>43.441</text:p>
          </table:table-cell>
          <table:table-cell office:value-type="float" office:value="37.003" calcext:value-type="float">
            <text:p>37.003</text:p>
          </table:table-cell>
          <table:table-cell office:value-type="float" office:value="29.777564" calcext:value-type="float">
            <text:p>29.777564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0" calcext:value-type="float">
            <text:p>0</text:p>
          </table:table-cell>
          <table:table-cell office:value-type="float" office:value="48.166112" calcext:value-type="float">
            <text:p>48.166112</text:p>
          </table:table-cell>
          <table:table-cell office:value-type="float" office:value="112.068" calcext:value-type="float">
            <text:p>112.068</text:p>
          </table:table-cell>
          <table:table-cell office:value-type="float" office:value="36.719" calcext:value-type="float">
            <text:p>36.719</text:p>
          </table:table-cell>
          <table:table-cell office:value-type="float" office:value="46.827763" calcext:value-type="float">
            <text:p>46.827763</text:p>
          </table:table-cell>
        </table:table-row>
        <table:table-row table:style-name="ro1">
          <table:table-cell office:value-type="string" calcext:value-type="string">
            <text:p>23AllocatorBenchmark_FreeI22BitmapAllocatorNextFit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0" calcext:value-type="float">
            <text:p>0</text:p>
          </table:table-cell>
          <table:table-cell office:value-type="float" office:value="29.906536" calcext:value-type="float">
            <text:p>29.906536</text:p>
          </table:table-cell>
          <table:table-cell office:value-type="float" office:value="31.277" calcext:value-type="float">
            <text:p>31.277</text:p>
          </table:table-cell>
          <table:table-cell office:value-type="float" office:value="29.172" calcext:value-type="float">
            <text:p>29.172</text:p>
          </table:table-cell>
          <table:table-cell office:value-type="float" office:value="0.73524605" calcext:value-type="float">
            <text:p>0.73524605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0" calcext:value-type="float">
            <text:p>0</text:p>
          </table:table-cell>
          <table:table-cell office:value-type="float" office:value="601.35045" calcext:value-type="float">
            <text:p>601.35045</text:p>
          </table:table-cell>
          <table:table-cell office:value-type="float" office:value="645.679" calcext:value-type="float">
            <text:p>645.679</text:p>
          </table:table-cell>
          <table:table-cell office:value-type="float" office:value="561.406" calcext:value-type="float">
            <text:p>561.406</text:p>
          </table:table-cell>
          <table:table-cell office:value-type="float" office:value="32.538746" calcext:value-type="float">
            <text:p>32.538746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0" calcext:value-type="float">
            <text:p>0</text:p>
          </table:table-cell>
          <table:table-cell office:value-type="float" office:value="606.77708" calcext:value-type="float">
            <text:p>606.77708</text:p>
          </table:table-cell>
          <table:table-cell office:value-type="float" office:value="655.356" calcext:value-type="float">
            <text:p>655.356</text:p>
          </table:table-cell>
          <table:table-cell office:value-type="float" office:value="566.495" calcext:value-type="float">
            <text:p>566.495</text:p>
          </table:table-cell>
          <table:table-cell office:value-type="float" office:value="31.534349" calcext:value-type="float">
            <text:p>31.534349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0" calcext:value-type="float">
            <text:p>0</text:p>
          </table:table-cell>
          <table:table-cell office:value-type="float" office:value="617.87104" calcext:value-type="float">
            <text:p>617.87104</text:p>
          </table:table-cell>
          <table:table-cell office:value-type="float" office:value="668.461" calcext:value-type="float">
            <text:p>668.461</text:p>
          </table:table-cell>
          <table:table-cell office:value-type="float" office:value="574.396" calcext:value-type="float">
            <text:p>574.396</text:p>
          </table:table-cell>
          <table:table-cell office:value-type="float" office:value="29.211696" calcext:value-type="float">
            <text:p>29.211696</text:p>
          </table:table-cell>
        </table:table-row>
        <table:table-row table:style-name="ro1">
          <table:table-cell office:value-type="string" calcext:value-type="string">
            <text:p>23AllocatorBenchmark_FreeI22BitmapAllocatorBestFit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0" calcext:value-type="float">
            <text:p>0</text:p>
          </table:table-cell>
          <table:table-cell office:value-type="float" office:value="30.664056" calcext:value-type="float">
            <text:p>30.664056</text:p>
          </table:table-cell>
          <table:table-cell office:value-type="float" office:value="31.943" calcext:value-type="float">
            <text:p>31.943</text:p>
          </table:table-cell>
          <table:table-cell office:value-type="float" office:value="29.899" calcext:value-type="float">
            <text:p>29.899</text:p>
          </table:table-cell>
          <table:table-cell office:value-type="float" office:value="0.76178781" calcext:value-type="float">
            <text:p>0.76178781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0" calcext:value-type="float">
            <text:p>0</text:p>
          </table:table-cell>
          <table:table-cell office:value-type="float" office:value="791.83354" calcext:value-type="float">
            <text:p>791.83354</text:p>
          </table:table-cell>
          <table:table-cell office:value-type="float" office:value="862.954" calcext:value-type="float">
            <text:p>862.954</text:p>
          </table:table-cell>
          <table:table-cell office:value-type="float" office:value="731.991" calcext:value-type="float">
            <text:p>731.991</text:p>
          </table:table-cell>
          <table:table-cell office:value-type="float" office:value="44.545919" calcext:value-type="float">
            <text:p>44.545919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0" calcext:value-type="float">
            <text:p>0</text:p>
          </table:table-cell>
          <table:table-cell office:value-type="float" office:value="819.65226" calcext:value-type="float">
            <text:p>819.65226</text:p>
          </table:table-cell>
          <table:table-cell office:value-type="float" office:value="894.653" calcext:value-type="float">
            <text:p>894.653</text:p>
          </table:table-cell>
          <table:table-cell office:value-type="float" office:value="757.912" calcext:value-type="float">
            <text:p>757.912</text:p>
          </table:table-cell>
          <table:table-cell office:value-type="float" office:value="40.391619" calcext:value-type="float">
            <text:p>40.391619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0" calcext:value-type="float">
            <text:p>0</text:p>
          </table:table-cell>
          <table:table-cell office:value-type="float" office:value="861.6141" calcext:value-type="float">
            <text:p>861.6141</text:p>
          </table:table-cell>
          <table:table-cell office:value-type="float" office:value="944.956" calcext:value-type="float">
            <text:p>944.956</text:p>
          </table:table-cell>
          <table:table-cell office:value-type="float" office:value="787.642" calcext:value-type="float">
            <text:p>787.642</text:p>
          </table:table-cell>
          <table:table-cell office:value-type="float" office:value="52.197934" calcext:value-type="float">
            <text:p>52.197934</text:p>
          </table:table-cell>
        </table:table-row>
        <table:table-row table:style-name="ro1">
          <table:table-cell office:value-type="string" calcext:value-type="string">
            <text:p>23AllocatorBenchmark_FreeI23BitmapAllocatorWorstFit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0" calcext:value-type="float">
            <text:p>0</text:p>
          </table:table-cell>
          <table:table-cell office:value-type="float" office:value="31.161444" calcext:value-type="float">
            <text:p>31.161444</text:p>
          </table:table-cell>
          <table:table-cell office:value-type="float" office:value="32.151" calcext:value-type="float">
            <text:p>32.151</text:p>
          </table:table-cell>
          <table:table-cell office:value-type="float" office:value="30.623" calcext:value-type="float">
            <text:p>30.623</text:p>
          </table:table-cell>
          <table:table-cell office:value-type="float" office:value="0.63549968" calcext:value-type="float">
            <text:p>0.63549968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0" calcext:value-type="float">
            <text:p>0</text:p>
          </table:table-cell>
          <table:table-cell office:value-type="float" office:value="110.97925" calcext:value-type="float">
            <text:p>110.97925</text:p>
          </table:table-cell>
          <table:table-cell office:value-type="float" office:value="152.26" calcext:value-type="float">
            <text:p>152.26</text:p>
          </table:table-cell>
          <table:table-cell office:value-type="float" office:value="80.581" calcext:value-type="float">
            <text:p>80.581</text:p>
          </table:table-cell>
          <table:table-cell office:value-type="float" office:value="20.708531" calcext:value-type="float">
            <text:p>20.708531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0" calcext:value-type="float">
            <text:p>0</text:p>
          </table:table-cell>
          <table:table-cell office:value-type="float" office:value="128.5405" calcext:value-type="float">
            <text:p>128.5405</text:p>
          </table:table-cell>
          <table:table-cell office:value-type="float" office:value="164.24" calcext:value-type="float">
            <text:p>164.24</text:p>
          </table:table-cell>
          <table:table-cell office:value-type="float" office:value="96.471" calcext:value-type="float">
            <text:p>96.471</text:p>
          </table:table-cell>
          <table:table-cell office:value-type="float" office:value="21.39012" calcext:value-type="float">
            <text:p>21.39012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0" calcext:value-type="float">
            <text:p>0</text:p>
          </table:table-cell>
          <table:table-cell office:value-type="float" office:value="83.605236" calcext:value-type="float">
            <text:p>83.605236</text:p>
          </table:table-cell>
          <table:table-cell office:value-type="float" office:value="116" calcext:value-type="float">
            <text:p>116</text:p>
          </table:table-cell>
          <table:table-cell office:value-type="float" office:value="61.185" calcext:value-type="float">
            <text:p>61.185</text:p>
          </table:table-cell>
          <table:table-cell office:value-type="float" office:value="16.268186" calcext:value-type="float">
            <text:p>16.268186</text:p>
          </table:table-cell>
        </table:table-row>
        <table:table-row table:style-name="ro1">
          <table:table-cell office:value-type="string" calcext:value-type="string">
            <text:p>23AllocatorBenchmark_FreeI14BuddyAllocator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0" calcext:value-type="float">
            <text:p>0</text:p>
          </table:table-cell>
          <table:table-cell office:value-type="float" office:value="37.365864" calcext:value-type="float">
            <text:p>37.365864</text:p>
          </table:table-cell>
          <table:table-cell office:value-type="float" office:value="38.729" calcext:value-type="float">
            <text:p>38.729</text:p>
          </table:table-cell>
          <table:table-cell office:value-type="float" office:value="36.018" calcext:value-type="float">
            <text:p>36.018</text:p>
          </table:table-cell>
          <table:table-cell office:value-type="float" office:value="2.1618703" calcext:value-type="float">
            <text:p>2.1618703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0" calcext:value-type="float">
            <text:p>0</text:p>
          </table:table-cell>
          <table:table-cell office:value-type="float" office:value="173.2336" calcext:value-type="float">
            <text:p>173.2336</text:p>
          </table:table-cell>
          <table:table-cell office:value-type="float" office:value="190.519" calcext:value-type="float">
            <text:p>190.519</text:p>
          </table:table-cell>
          <table:table-cell office:value-type="float" office:value="157.869" calcext:value-type="float">
            <text:p>157.869</text:p>
          </table:table-cell>
          <table:table-cell office:value-type="float" office:value="9.791853" calcext:value-type="float">
            <text:p>9.791853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0" calcext:value-type="float">
            <text:p>0</text:p>
          </table:table-cell>
          <table:table-cell office:value-type="float" office:value="290.64961" calcext:value-type="float">
            <text:p>290.64961</text:p>
          </table:table-cell>
          <table:table-cell office:value-type="float" office:value="319.089" calcext:value-type="float">
            <text:p>319.089</text:p>
          </table:table-cell>
          <table:table-cell office:value-type="float" office:value="265.071" calcext:value-type="float">
            <text:p>265.071</text:p>
          </table:table-cell>
          <table:table-cell office:value-type="float" office:value="16.342687" calcext:value-type="float">
            <text:p>16.342687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0" calcext:value-type="float">
            <text:p>0</text:p>
          </table:table-cell>
          <table:table-cell office:value-type="float" office:value="407.84346" calcext:value-type="float">
            <text:p>407.84346</text:p>
          </table:table-cell>
          <table:table-cell office:value-type="float" office:value="450.698" calcext:value-type="float">
            <text:p>450.698</text:p>
          </table:table-cell>
          <table:table-cell office:value-type="float" office:value="367.302" calcext:value-type="float">
            <text:p>367.302</text:p>
          </table:table-cell>
          <table:table-cell office:value-type="float" office:value="24.912958" calcext:value-type="float">
            <text:p>24.912958</text:p>
          </table:table-cell>
        </table:table-row>
        <table:table-row table:style-name="ro1">
          <table:table-cell office:value-type="string" calcext:value-type="string">
            <text:p>23AllocatorBenchmark_FreeI27LinkedListAllocatorFirstFit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0" calcext:value-type="float">
            <text:p>0</text:p>
          </table:table-cell>
          <table:table-cell office:value-type="float" office:value="30.775848" calcext:value-type="float">
            <text:p>30.775848</text:p>
          </table:table-cell>
          <table:table-cell office:value-type="float" office:value="32.205" calcext:value-type="float">
            <text:p>32.205</text:p>
          </table:table-cell>
          <table:table-cell office:value-type="float" office:value="30.089" calcext:value-type="float">
            <text:p>30.089</text:p>
          </table:table-cell>
          <table:table-cell office:value-type="float" office:value="0.69810444" calcext:value-type="float">
            <text:p>0.69810444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0" calcext:value-type="float">
            <text:p>0</text:p>
          </table:table-cell>
          <table:table-cell office:value-type="float" office:value="33.068652" calcext:value-type="float">
            <text:p>33.068652</text:p>
          </table:table-cell>
          <table:table-cell office:value-type="float" office:value="35.604" calcext:value-type="float">
            <text:p>35.604</text:p>
          </table:table-cell>
          <table:table-cell office:value-type="float" office:value="30.78" calcext:value-type="float">
            <text:p>30.78</text:p>
          </table:table-cell>
          <table:table-cell office:value-type="float" office:value="1.5492846" calcext:value-type="float">
            <text:p>1.5492846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0" calcext:value-type="float">
            <text:p>0</text:p>
          </table:table-cell>
          <table:table-cell office:value-type="float" office:value="33.00816" calcext:value-type="float">
            <text:p>33.00816</text:p>
          </table:table-cell>
          <table:table-cell office:value-type="float" office:value="36.043" calcext:value-type="float">
            <text:p>36.043</text:p>
          </table:table-cell>
          <table:table-cell office:value-type="float" office:value="30.925" calcext:value-type="float">
            <text:p>30.925</text:p>
          </table:table-cell>
          <table:table-cell office:value-type="float" office:value="1.5778034" calcext:value-type="float">
            <text:p>1.5778034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0" calcext:value-type="float">
            <text:p>0</text:p>
          </table:table-cell>
          <table:table-cell office:value-type="float" office:value="33.705204" calcext:value-type="float">
            <text:p>33.705204</text:p>
          </table:table-cell>
          <table:table-cell office:value-type="float" office:value="37.687" calcext:value-type="float">
            <text:p>37.687</text:p>
          </table:table-cell>
          <table:table-cell office:value-type="float" office:value="31.127" calcext:value-type="float">
            <text:p>31.127</text:p>
          </table:table-cell>
          <table:table-cell office:value-type="float" office:value="2.0159986" calcext:value-type="float">
            <text:p>2.0159986</text:p>
          </table:table-cell>
        </table:table-row>
        <table:table-row table:style-name="ro1">
          <table:table-cell office:value-type="string" calcext:value-type="string">
            <text:p>23AllocatorBenchmark_FreeI26LinkedListAllocatorNextFit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0" calcext:value-type="float">
            <text:p>0</text:p>
          </table:table-cell>
          <table:table-cell office:value-type="float" office:value="31.1156" calcext:value-type="float">
            <text:p>31.1156</text:p>
          </table:table-cell>
          <table:table-cell office:value-type="float" office:value="32.531" calcext:value-type="float">
            <text:p>32.531</text:p>
          </table:table-cell>
          <table:table-cell office:value-type="float" office:value="30.377" calcext:value-type="float">
            <text:p>30.377</text:p>
          </table:table-cell>
          <table:table-cell office:value-type="float" office:value="0.74537782" calcext:value-type="float">
            <text:p>0.74537782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0" calcext:value-type="float">
            <text:p>0</text:p>
          </table:table-cell>
          <table:table-cell office:value-type="float" office:value="327.81445" calcext:value-type="float">
            <text:p>327.81445</text:p>
          </table:table-cell>
          <table:table-cell office:value-type="float" office:value="345.778" calcext:value-type="float">
            <text:p>345.778</text:p>
          </table:table-cell>
          <table:table-cell office:value-type="float" office:value="311.014" calcext:value-type="float">
            <text:p>311.014</text:p>
          </table:table-cell>
          <table:table-cell office:value-type="float" office:value="11.063127" calcext:value-type="float">
            <text:p>11.063127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0" calcext:value-type="float">
            <text:p>0</text:p>
          </table:table-cell>
          <table:table-cell office:value-type="float" office:value="561.27398" calcext:value-type="float">
            <text:p>561.27398</text:p>
          </table:table-cell>
          <table:table-cell office:value-type="float" office:value="587.603" calcext:value-type="float">
            <text:p>587.603</text:p>
          </table:table-cell>
          <table:table-cell office:value-type="float" office:value="537.58" calcext:value-type="float">
            <text:p>537.58</text:p>
          </table:table-cell>
          <table:table-cell office:value-type="float" office:value="15.402428" calcext:value-type="float">
            <text:p>15.402428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0" calcext:value-type="float">
            <text:p>0</text:p>
          </table:table-cell>
          <table:table-cell office:value-type="float" office:value="790.41144" calcext:value-type="float">
            <text:p>790.41144</text:p>
          </table:table-cell>
          <table:table-cell office:value-type="float" office:value="826.141" calcext:value-type="float">
            <text:p>826.141</text:p>
          </table:table-cell>
          <table:table-cell office:value-type="float" office:value="758.475" calcext:value-type="float">
            <text:p>758.475</text:p>
          </table:table-cell>
          <table:table-cell office:value-type="float" office:value="21.859925" calcext:value-type="float">
            <text:p>21.859925</text:p>
          </table:table-cell>
        </table:table-row>
        <table:table-row table:style-name="ro1">
          <table:table-cell office:value-type="string" calcext:value-type="string">
            <text:p>23AllocatorBenchmark_FreeI26LinkedListAllocatorBestFit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0" calcext:value-type="float">
            <text:p>0</text:p>
          </table:table-cell>
          <table:table-cell office:value-type="float" office:value="31.022708" calcext:value-type="float">
            <text:p>31.022708</text:p>
          </table:table-cell>
          <table:table-cell office:value-type="float" office:value="32.045" calcext:value-type="float">
            <text:p>32.045</text:p>
          </table:table-cell>
          <table:table-cell office:value-type="float" office:value="30.394" calcext:value-type="float">
            <text:p>30.394</text:p>
          </table:table-cell>
          <table:table-cell office:value-type="float" office:value="0.5970826" calcext:value-type="float">
            <text:p>0.5970826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0" calcext:value-type="float">
            <text:p>0</text:p>
          </table:table-cell>
          <table:table-cell office:value-type="float" office:value="316.99971" calcext:value-type="float">
            <text:p>316.99971</text:p>
          </table:table-cell>
          <table:table-cell office:value-type="float" office:value="339.636" calcext:value-type="float">
            <text:p>339.636</text:p>
          </table:table-cell>
          <table:table-cell office:value-type="float" office:value="299.25" calcext:value-type="float">
            <text:p>299.25</text:p>
          </table:table-cell>
          <table:table-cell office:value-type="float" office:value="12.255532" calcext:value-type="float">
            <text:p>12.255532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0" calcext:value-type="float">
            <text:p>0</text:p>
          </table:table-cell>
          <table:table-cell office:value-type="float" office:value="551.57678" calcext:value-type="float">
            <text:p>551.57678</text:p>
          </table:table-cell>
          <table:table-cell office:value-type="float" office:value="581.223" calcext:value-type="float">
            <text:p>581.223</text:p>
          </table:table-cell>
          <table:table-cell office:value-type="float" office:value="522.436" calcext:value-type="float">
            <text:p>522.436</text:p>
          </table:table-cell>
          <table:table-cell office:value-type="float" office:value="18.923952" calcext:value-type="float">
            <text:p>18.923952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0" calcext:value-type="float">
            <text:p>0</text:p>
          </table:table-cell>
          <table:table-cell office:value-type="float" office:value="769.2004" calcext:value-type="float">
            <text:p>769.2004</text:p>
          </table:table-cell>
          <table:table-cell office:value-type="float" office:value="808.019" calcext:value-type="float">
            <text:p>808.019</text:p>
          </table:table-cell>
          <table:table-cell office:value-type="float" office:value="735.933" calcext:value-type="float">
            <text:p>735.933</text:p>
          </table:table-cell>
          <table:table-cell office:value-type="float" office:value="23.013884" calcext:value-type="float">
            <text:p>23.013884</text:p>
          </table:table-cell>
        </table:table-row>
        <table:table-row table:style-name="ro1">
          <table:table-cell office:value-type="string" calcext:value-type="string">
            <text:p>23AllocatorBenchmark_FreeI27LinkedListAllocatorWorstFit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0" calcext:value-type="float">
            <text:p>0</text:p>
          </table:table-cell>
          <table:table-cell office:value-type="float" office:value="31.231592" calcext:value-type="float">
            <text:p>31.231592</text:p>
          </table:table-cell>
          <table:table-cell office:value-type="float" office:value="32.219" calcext:value-type="float">
            <text:p>32.219</text:p>
          </table:table-cell>
          <table:table-cell office:value-type="float" office:value="30.61" calcext:value-type="float">
            <text:p>30.61</text:p>
          </table:table-cell>
          <table:table-cell office:value-type="float" office:value="0.6618058" calcext:value-type="float">
            <text:p>0.6618058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0" calcext:value-type="float">
            <text:p>0</text:p>
          </table:table-cell>
          <table:table-cell office:value-type="float" office:value="567.84301" calcext:value-type="float">
            <text:p>567.84301</text:p>
          </table:table-cell>
          <table:table-cell office:value-type="float" office:value="637.595" calcext:value-type="float">
            <text:p>637.595</text:p>
          </table:table-cell>
          <table:table-cell office:value-type="float" office:value="514.118" calcext:value-type="float">
            <text:p>514.118</text:p>
          </table:table-cell>
          <table:table-cell office:value-type="float" office:value="35.837693" calcext:value-type="float">
            <text:p>35.837693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0" calcext:value-type="float">
            <text:p>0</text:p>
          </table:table-cell>
          <table:table-cell office:value-type="float" office:value="1070.8354" calcext:value-type="float">
            <text:p>1070.8354</text:p>
          </table:table-cell>
          <table:table-cell office:value-type="float" office:value="1184.839" calcext:value-type="float">
            <text:p>1184.839</text:p>
          </table:table-cell>
          <table:table-cell office:value-type="float" office:value="956.696" calcext:value-type="float">
            <text:p>956.696</text:p>
          </table:table-cell>
          <table:table-cell office:value-type="float" office:value="76.262645" calcext:value-type="float">
            <text:p>76.262645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0" calcext:value-type="float">
            <text:p>0</text:p>
          </table:table-cell>
          <table:table-cell office:value-type="float" office:value="1569.6677" calcext:value-type="float">
            <text:p>1569.6677</text:p>
          </table:table-cell>
          <table:table-cell office:value-type="float" office:value="1728.38" calcext:value-type="float">
            <text:p>1728.38</text:p>
          </table:table-cell>
          <table:table-cell office:value-type="float" office:value="1396.747" calcext:value-type="float">
            <text:p>1396.747</text:p>
          </table:table-cell>
          <table:table-cell office:value-type="float" office:value="100.4537" calcext:value-type="float">
            <text:p>100.4537</text:p>
          </table:table-cell>
        </table:table-row>
        <table:table-row table:style-name="ro1">
          <table:table-cell office:value-type="string" calcext:value-type="string">
            <text:p>23AllocatorBenchmark_FreeI12BSTAllocator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0" calcext:value-type="float">
            <text:p>0</text:p>
          </table:table-cell>
          <table:table-cell office:value-type="float" office:value="30.752956" calcext:value-type="float">
            <text:p>30.752956</text:p>
          </table:table-cell>
          <table:table-cell office:value-type="float" office:value="31.744" calcext:value-type="float">
            <text:p>31.744</text:p>
          </table:table-cell>
          <table:table-cell office:value-type="float" office:value="30.007" calcext:value-type="float">
            <text:p>30.007</text:p>
          </table:table-cell>
          <table:table-cell office:value-type="float" office:value="0.58927618" calcext:value-type="float">
            <text:p>0.58927618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0" calcext:value-type="float">
            <text:p>0</text:p>
          </table:table-cell>
          <table:table-cell office:value-type="float" office:value="412.8124" calcext:value-type="float">
            <text:p>412.8124</text:p>
          </table:table-cell>
          <table:table-cell office:value-type="float" office:value="451.164" calcext:value-type="float">
            <text:p>451.164</text:p>
          </table:table-cell>
          <table:table-cell office:value-type="float" office:value="380.037" calcext:value-type="float">
            <text:p>380.037</text:p>
          </table:table-cell>
          <table:table-cell office:value-type="float" office:value="22.215641" calcext:value-type="float">
            <text:p>22.215641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0" calcext:value-type="float">
            <text:p>0</text:p>
          </table:table-cell>
          <table:table-cell office:value-type="float" office:value="731.43772" calcext:value-type="float">
            <text:p>731.43772</text:p>
          </table:table-cell>
          <table:table-cell office:value-type="float" office:value="803.556" calcext:value-type="float">
            <text:p>803.556</text:p>
          </table:table-cell>
          <table:table-cell office:value-type="float" office:value="667.593" calcext:value-type="float">
            <text:p>667.593</text:p>
          </table:table-cell>
          <table:table-cell office:value-type="float" office:value="40.356344" calcext:value-type="float">
            <text:p>40.356344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0" calcext:value-type="float">
            <text:p>0</text:p>
          </table:table-cell>
          <table:table-cell office:value-type="float" office:value="1053.8854" calcext:value-type="float">
            <text:p>1053.8854</text:p>
          </table:table-cell>
          <table:table-cell office:value-type="float" office:value="1155.661" calcext:value-type="float">
            <text:p>1155.661</text:p>
          </table:table-cell>
          <table:table-cell office:value-type="float" office:value="950.024" calcext:value-type="float">
            <text:p>950.024</text:p>
          </table:table-cell>
          <table:table-cell office:value-type="float" office:value="63.051513" calcext:value-type="float">
            <text:p>63.051513</text:p>
          </table:table-cell>
        </table:table-row>
        <table:table-row table:style-name="ro1">
          <table:table-cell office:value-type="string" calcext:value-type="string">
            <text:p>23AllocatorBenchmark_FreeI13BBSTAllocator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0" calcext:value-type="float">
            <text:p>0</text:p>
          </table:table-cell>
          <table:table-cell office:value-type="float" office:value="34.849576" calcext:value-type="float">
            <text:p>34.849576</text:p>
          </table:table-cell>
          <table:table-cell office:value-type="float" office:value="36.327" calcext:value-type="float">
            <text:p>36.327</text:p>
          </table:table-cell>
          <table:table-cell office:value-type="float" office:value="33.922" calcext:value-type="float">
            <text:p>33.922</text:p>
          </table:table-cell>
          <table:table-cell office:value-type="float" office:value="1.3224614" calcext:value-type="float">
            <text:p>1.3224614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0" calcext:value-type="float">
            <text:p>0</text:p>
          </table:table-cell>
          <table:table-cell office:value-type="float" office:value="52.095324" calcext:value-type="float">
            <text:p>52.095324</text:p>
          </table:table-cell>
          <table:table-cell office:value-type="float" office:value="55.872" calcext:value-type="float">
            <text:p>55.872</text:p>
          </table:table-cell>
          <table:table-cell office:value-type="float" office:value="49.11" calcext:value-type="float">
            <text:p>49.11</text:p>
          </table:table-cell>
          <table:table-cell office:value-type="float" office:value="2.012008" calcext:value-type="float">
            <text:p>2.012008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0" calcext:value-type="float">
            <text:p>0</text:p>
          </table:table-cell>
          <table:table-cell office:value-type="float" office:value="53.913196" calcext:value-type="float">
            <text:p>53.913196</text:p>
          </table:table-cell>
          <table:table-cell office:value-type="float" office:value="57.688" calcext:value-type="float">
            <text:p>57.688</text:p>
          </table:table-cell>
          <table:table-cell office:value-type="float" office:value="50.564" calcext:value-type="float">
            <text:p>50.564</text:p>
          </table:table-cell>
          <table:table-cell office:value-type="float" office:value="2.2166357" calcext:value-type="float">
            <text:p>2.2166357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0" calcext:value-type="float">
            <text:p>0</text:p>
          </table:table-cell>
          <table:table-cell office:value-type="float" office:value="54.491328" calcext:value-type="float">
            <text:p>54.491328</text:p>
          </table:table-cell>
          <table:table-cell office:value-type="float" office:value="58.75" calcext:value-type="float">
            <text:p>58.75</text:p>
          </table:table-cell>
          <table:table-cell office:value-type="float" office:value="50.959" calcext:value-type="float">
            <text:p>50.959</text:p>
          </table:table-cell>
          <table:table-cell office:value-type="float" office:value="2.4515439" calcext:value-type="float">
            <text:p>2.4515439</text:p>
          </table:table-cell>
        </table:table-row>
        <table:table-row table:style-name="ro1">
          <table:table-cell office:value-type="string" calcext:value-type="string">
            <text:p>23AllocatorBenchmark_FreeI17DualBBSTAllocator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0" calcext:value-type="float">
            <text:p>0</text:p>
          </table:table-cell>
          <table:table-cell office:value-type="float" office:value="38.952968" calcext:value-type="float">
            <text:p>38.952968</text:p>
          </table:table-cell>
          <table:table-cell office:value-type="float" office:value="40.813" calcext:value-type="float">
            <text:p>40.813</text:p>
          </table:table-cell>
          <table:table-cell office:value-type="float" office:value="37.944" calcext:value-type="float">
            <text:p>37.944</text:p>
          </table:table-cell>
          <table:table-cell office:value-type="float" office:value="0.88620369" calcext:value-type="float">
            <text:p>0.88620369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25" calcext:value-type="float">
            <text:p>25</text:p>
          </table:table-cell>
          <table:table-cell office:value-type="float" office:value="90.616388" calcext:value-type="float">
            <text:p>90.616388</text:p>
          </table:table-cell>
          <table:table-cell office:value-type="float" office:value="115.119" calcext:value-type="float">
            <text:p>115.119</text:p>
          </table:table-cell>
          <table:table-cell office:value-type="float" office:value="65.775" calcext:value-type="float">
            <text:p>65.775</text:p>
          </table:table-cell>
          <table:table-cell office:value-type="float" office:value="14.779166" calcext:value-type="float">
            <text:p>14.779166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25" calcext:value-type="float">
            <text:p>25</text:p>
          </table:table-cell>
          <table:table-cell office:value-type="float" office:value="111.16682" calcext:value-type="float">
            <text:p>111.16682</text:p>
          </table:table-cell>
          <table:table-cell office:value-type="float" office:value="144.719" calcext:value-type="float">
            <text:p>144.719</text:p>
          </table:table-cell>
          <table:table-cell office:value-type="float" office:value="80.475" calcext:value-type="float">
            <text:p>80.475</text:p>
          </table:table-cell>
          <table:table-cell office:value-type="float" office:value="21.439894" calcext:value-type="float">
            <text:p>21.439894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25" calcext:value-type="float">
            <text:p>25</text:p>
          </table:table-cell>
          <table:table-cell office:value-type="float" office:value="123.12661" calcext:value-type="float">
            <text:p>123.12661</text:p>
          </table:table-cell>
          <table:table-cell office:value-type="float" office:value="161.795" calcext:value-type="float">
            <text:p>161.795</text:p>
          </table:table-cell>
          <table:table-cell office:value-type="float" office:value="91.063" calcext:value-type="float">
            <text:p>91.063</text:p>
          </table:table-cell>
          <table:table-cell office:value-type="float" office:value="22.730414" calcext:value-type="float">
            <text:p>22.730414</text:p>
          </table:table-cell>
        </table:table-row>
        <table:table-row table:style-name="ro1">
          <table:table-cell office:value-type="string" calcext:value-type="string">
            <text:p>23AllocatorBenchmark_FreeI23BitmapAllocatorFirstFit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25" calcext:value-type="float">
            <text:p>25</text:p>
          </table:table-cell>
          <table:table-cell office:value-type="float" office:value="30.61684" calcext:value-type="float">
            <text:p>30.61684</text:p>
          </table:table-cell>
          <table:table-cell office:value-type="float" office:value="31.41" calcext:value-type="float">
            <text:p>31.41</text:p>
          </table:table-cell>
          <table:table-cell office:value-type="float" office:value="30.163" calcext:value-type="float">
            <text:p>30.163</text:p>
          </table:table-cell>
          <table:table-cell office:value-type="float" office:value="0.4952024" calcext:value-type="float">
            <text:p>0.4952024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25" calcext:value-type="float">
            <text:p>25</text:p>
          </table:table-cell>
          <table:table-cell office:value-type="float" office:value="43.760588" calcext:value-type="float">
            <text:p>43.760588</text:p>
          </table:table-cell>
          <table:table-cell office:value-type="float" office:value="109.349" calcext:value-type="float">
            <text:p>109.349</text:p>
          </table:table-cell>
          <table:table-cell office:value-type="float" office:value="36.246" calcext:value-type="float">
            <text:p>36.246</text:p>
          </table:table-cell>
          <table:table-cell office:value-type="float" office:value="21.994401" calcext:value-type="float">
            <text:p>21.994401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25" calcext:value-type="float">
            <text:p>25</text:p>
          </table:table-cell>
          <table:table-cell office:value-type="float" office:value="47.75428" calcext:value-type="float">
            <text:p>47.75428</text:p>
          </table:table-cell>
          <table:table-cell office:value-type="float" office:value="169.124" calcext:value-type="float">
            <text:p>169.124</text:p>
          </table:table-cell>
          <table:table-cell office:value-type="float" office:value="36.55" calcext:value-type="float">
            <text:p>36.55</text:p>
          </table:table-cell>
          <table:table-cell office:value-type="float" office:value="40.179112" calcext:value-type="float">
            <text:p>40.179112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25" calcext:value-type="float">
            <text:p>25</text:p>
          </table:table-cell>
          <table:table-cell office:value-type="float" office:value="48.361216" calcext:value-type="float">
            <text:p>48.361216</text:p>
          </table:table-cell>
          <table:table-cell office:value-type="float" office:value="104.705" calcext:value-type="float">
            <text:p>104.705</text:p>
          </table:table-cell>
          <table:table-cell office:value-type="float" office:value="36.454" calcext:value-type="float">
            <text:p>36.454</text:p>
          </table:table-cell>
          <table:table-cell office:value-type="float" office:value="47.567605" calcext:value-type="float">
            <text:p>47.567605</text:p>
          </table:table-cell>
        </table:table-row>
        <table:table-row table:style-name="ro1">
          <table:table-cell office:value-type="string" calcext:value-type="string">
            <text:p>23AllocatorBenchmark_FreeI22BitmapAllocatorNextFit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25" calcext:value-type="float">
            <text:p>25</text:p>
          </table:table-cell>
          <table:table-cell office:value-type="float" office:value="30.155636" calcext:value-type="float">
            <text:p>30.155636</text:p>
          </table:table-cell>
          <table:table-cell office:value-type="float" office:value="30.991" calcext:value-type="float">
            <text:p>30.991</text:p>
          </table:table-cell>
          <table:table-cell office:value-type="float" office:value="29.648" calcext:value-type="float">
            <text:p>29.648</text:p>
          </table:table-cell>
          <table:table-cell office:value-type="float" office:value="0.45525348" calcext:value-type="float">
            <text:p>0.45525348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25" calcext:value-type="float">
            <text:p>25</text:p>
          </table:table-cell>
          <table:table-cell office:value-type="float" office:value="596.51419" calcext:value-type="float">
            <text:p>596.51419</text:p>
          </table:table-cell>
          <table:table-cell office:value-type="float" office:value="633.45" calcext:value-type="float">
            <text:p>633.45</text:p>
          </table:table-cell>
          <table:table-cell office:value-type="float" office:value="560.977" calcext:value-type="float">
            <text:p>560.977</text:p>
          </table:table-cell>
          <table:table-cell office:value-type="float" office:value="22.725373" calcext:value-type="float">
            <text:p>22.725373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25" calcext:value-type="float">
            <text:p>25</text:p>
          </table:table-cell>
          <table:table-cell office:value-type="float" office:value="581.39466" calcext:value-type="float">
            <text:p>581.39466</text:p>
          </table:table-cell>
          <table:table-cell office:value-type="float" office:value="628.84" calcext:value-type="float">
            <text:p>628.84</text:p>
          </table:table-cell>
          <table:table-cell office:value-type="float" office:value="541.426" calcext:value-type="float">
            <text:p>541.426</text:p>
          </table:table-cell>
          <table:table-cell office:value-type="float" office:value="29.31694" calcext:value-type="float">
            <text:p>29.31694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25" calcext:value-type="float">
            <text:p>25</text:p>
          </table:table-cell>
          <table:table-cell office:value-type="float" office:value="587.38647" calcext:value-type="float">
            <text:p>587.38647</text:p>
          </table:table-cell>
          <table:table-cell office:value-type="float" office:value="644.387" calcext:value-type="float">
            <text:p>644.387</text:p>
          </table:table-cell>
          <table:table-cell office:value-type="float" office:value="542.594" calcext:value-type="float">
            <text:p>542.594</text:p>
          </table:table-cell>
          <table:table-cell office:value-type="float" office:value="31.923911" calcext:value-type="float">
            <text:p>31.923911</text:p>
          </table:table-cell>
        </table:table-row>
        <table:table-row table:style-name="ro1">
          <table:table-cell office:value-type="string" calcext:value-type="string">
            <text:p>23AllocatorBenchmark_FreeI22BitmapAllocatorBestFit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25" calcext:value-type="float">
            <text:p>25</text:p>
          </table:table-cell>
          <table:table-cell office:value-type="float" office:value="29.877048" calcext:value-type="float">
            <text:p>29.877048</text:p>
          </table:table-cell>
          <table:table-cell office:value-type="float" office:value="31.396" calcext:value-type="float">
            <text:p>31.396</text:p>
          </table:table-cell>
          <table:table-cell office:value-type="float" office:value="29.201" calcext:value-type="float">
            <text:p>29.201</text:p>
          </table:table-cell>
          <table:table-cell office:value-type="float" office:value="0.91230411" calcext:value-type="float">
            <text:p>0.91230411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25" calcext:value-type="float">
            <text:p>25</text:p>
          </table:table-cell>
          <table:table-cell office:value-type="float" office:value="757.01155" calcext:value-type="float">
            <text:p>757.01155</text:p>
          </table:table-cell>
          <table:table-cell office:value-type="float" office:value="823.823" calcext:value-type="float">
            <text:p>823.823</text:p>
          </table:table-cell>
          <table:table-cell office:value-type="float" office:value="701.855" calcext:value-type="float">
            <text:p>701.855</text:p>
          </table:table-cell>
          <table:table-cell office:value-type="float" office:value="35.901977" calcext:value-type="float">
            <text:p>35.901977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25" calcext:value-type="float">
            <text:p>25</text:p>
          </table:table-cell>
          <table:table-cell office:value-type="float" office:value="791.85051" calcext:value-type="float">
            <text:p>791.85051</text:p>
          </table:table-cell>
          <table:table-cell office:value-type="float" office:value="848.621" calcext:value-type="float">
            <text:p>848.621</text:p>
          </table:table-cell>
          <table:table-cell office:value-type="float" office:value="732.686" calcext:value-type="float">
            <text:p>732.686</text:p>
          </table:table-cell>
          <table:table-cell office:value-type="float" office:value="40.276504" calcext:value-type="float">
            <text:p>40.276504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25" calcext:value-type="float">
            <text:p>25</text:p>
          </table:table-cell>
          <table:table-cell office:value-type="float" office:value="808.12133" calcext:value-type="float">
            <text:p>808.12133</text:p>
          </table:table-cell>
          <table:table-cell office:value-type="float" office:value="878.638" calcext:value-type="float">
            <text:p>878.638</text:p>
          </table:table-cell>
          <table:table-cell office:value-type="float" office:value="745.429" calcext:value-type="float">
            <text:p>745.429</text:p>
          </table:table-cell>
          <table:table-cell office:value-type="float" office:value="44.380592" calcext:value-type="float">
            <text:p>44.380592</text:p>
          </table:table-cell>
        </table:table-row>
        <table:table-row table:style-name="ro1">
          <table:table-cell office:value-type="string" calcext:value-type="string">
            <text:p>23AllocatorBenchmark_FreeI23BitmapAllocatorWorstFit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25" calcext:value-type="float">
            <text:p>25</text:p>
          </table:table-cell>
          <table:table-cell office:value-type="float" office:value="29.859028" calcext:value-type="float">
            <text:p>29.859028</text:p>
          </table:table-cell>
          <table:table-cell office:value-type="float" office:value="30.519" calcext:value-type="float">
            <text:p>30.519</text:p>
          </table:table-cell>
          <table:table-cell office:value-type="float" office:value="29.357" calcext:value-type="float">
            <text:p>29.357</text:p>
          </table:table-cell>
          <table:table-cell office:value-type="float" office:value="0.39503254" calcext:value-type="float">
            <text:p>0.39503254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25" calcext:value-type="float">
            <text:p>25</text:p>
          </table:table-cell>
          <table:table-cell office:value-type="float" office:value="206.67084" calcext:value-type="float">
            <text:p>206.67084</text:p>
          </table:table-cell>
          <table:table-cell office:value-type="float" office:value="266.408" calcext:value-type="float">
            <text:p>266.408</text:p>
          </table:table-cell>
          <table:table-cell office:value-type="float" office:value="151.158" calcext:value-type="float">
            <text:p>151.158</text:p>
          </table:table-cell>
          <table:table-cell office:value-type="float" office:value="37.042363" calcext:value-type="float">
            <text:p>37.042363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25" calcext:value-type="float">
            <text:p>25</text:p>
          </table:table-cell>
          <table:table-cell office:value-type="float" office:value="251.3312" calcext:value-type="float">
            <text:p>251.3312</text:p>
          </table:table-cell>
          <table:table-cell office:value-type="float" office:value="313.808" calcext:value-type="float">
            <text:p>313.808</text:p>
          </table:table-cell>
          <table:table-cell office:value-type="float" office:value="200.361" calcext:value-type="float">
            <text:p>200.361</text:p>
          </table:table-cell>
          <table:table-cell office:value-type="float" office:value="35.119603" calcext:value-type="float">
            <text:p>35.119603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25" calcext:value-type="float">
            <text:p>25</text:p>
          </table:table-cell>
          <table:table-cell office:value-type="float" office:value="93.752824" calcext:value-type="float">
            <text:p>93.752824</text:p>
          </table:table-cell>
          <table:table-cell office:value-type="float" office:value="117.185" calcext:value-type="float">
            <text:p>117.185</text:p>
          </table:table-cell>
          <table:table-cell office:value-type="float" office:value="73.986" calcext:value-type="float">
            <text:p>73.986</text:p>
          </table:table-cell>
          <table:table-cell office:value-type="float" office:value="12.616621" calcext:value-type="float">
            <text:p>12.616621</text:p>
          </table:table-cell>
        </table:table-row>
        <table:table-row table:style-name="ro1">
          <table:table-cell office:value-type="string" calcext:value-type="string">
            <text:p>23AllocatorBenchmark_FreeI14BuddyAllocator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25" calcext:value-type="float">
            <text:p>25</text:p>
          </table:table-cell>
          <table:table-cell office:value-type="float" office:value="35.431404" calcext:value-type="float">
            <text:p>35.431404</text:p>
          </table:table-cell>
          <table:table-cell office:value-type="float" office:value="36.763" calcext:value-type="float">
            <text:p>36.763</text:p>
          </table:table-cell>
          <table:table-cell office:value-type="float" office:value="34.48" calcext:value-type="float">
            <text:p>34.48</text:p>
          </table:table-cell>
          <table:table-cell office:value-type="float" office:value="0.72201176" calcext:value-type="float">
            <text:p>0.72201176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25" calcext:value-type="float">
            <text:p>25</text:p>
          </table:table-cell>
          <table:table-cell office:value-type="float" office:value="186.34986" calcext:value-type="float">
            <text:p>186.34986</text:p>
          </table:table-cell>
          <table:table-cell office:value-type="float" office:value="206.161" calcext:value-type="float">
            <text:p>206.161</text:p>
          </table:table-cell>
          <table:table-cell office:value-type="float" office:value="167.976" calcext:value-type="float">
            <text:p>167.976</text:p>
          </table:table-cell>
          <table:table-cell office:value-type="float" office:value="11.844857" calcext:value-type="float">
            <text:p>11.844857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25" calcext:value-type="float">
            <text:p>25</text:p>
          </table:table-cell>
          <table:table-cell office:value-type="float" office:value="321.15306" calcext:value-type="float">
            <text:p>321.15306</text:p>
          </table:table-cell>
          <table:table-cell office:value-type="float" office:value="356.217" calcext:value-type="float">
            <text:p>356.217</text:p>
          </table:table-cell>
          <table:table-cell office:value-type="float" office:value="289.73" calcext:value-type="float">
            <text:p>289.73</text:p>
          </table:table-cell>
          <table:table-cell office:value-type="float" office:value="19.529048" calcext:value-type="float">
            <text:p>19.529048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25" calcext:value-type="float">
            <text:p>25</text:p>
          </table:table-cell>
          <table:table-cell office:value-type="float" office:value="457.91362" calcext:value-type="float">
            <text:p>457.91362</text:p>
          </table:table-cell>
          <table:table-cell office:value-type="float" office:value="505.481" calcext:value-type="float">
            <text:p>505.481</text:p>
          </table:table-cell>
          <table:table-cell office:value-type="float" office:value="410.631" calcext:value-type="float">
            <text:p>410.631</text:p>
          </table:table-cell>
          <table:table-cell office:value-type="float" office:value="28.887614" calcext:value-type="float">
            <text:p>28.887614</text:p>
          </table:table-cell>
        </table:table-row>
        <table:table-row table:style-name="ro1">
          <table:table-cell office:value-type="string" calcext:value-type="string">
            <text:p>23AllocatorBenchmark_FreeI27LinkedListAllocatorFirstFit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25" calcext:value-type="float">
            <text:p>25</text:p>
          </table:table-cell>
          <table:table-cell office:value-type="float" office:value="30.386824" calcext:value-type="float">
            <text:p>30.386824</text:p>
          </table:table-cell>
          <table:table-cell office:value-type="float" office:value="31.558" calcext:value-type="float">
            <text:p>31.558</text:p>
          </table:table-cell>
          <table:table-cell office:value-type="float" office:value="29.774" calcext:value-type="float">
            <text:p>29.774</text:p>
          </table:table-cell>
          <table:table-cell office:value-type="float" office:value="0.61454484" calcext:value-type="float">
            <text:p>0.61454484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25" calcext:value-type="float">
            <text:p>25</text:p>
          </table:table-cell>
          <table:table-cell office:value-type="float" office:value="31.84924" calcext:value-type="float">
            <text:p>31.84924</text:p>
          </table:table-cell>
          <table:table-cell office:value-type="float" office:value="34.268" calcext:value-type="float">
            <text:p>34.268</text:p>
          </table:table-cell>
          <table:table-cell office:value-type="float" office:value="29.893" calcext:value-type="float">
            <text:p>29.893</text:p>
          </table:table-cell>
          <table:table-cell office:value-type="float" office:value="1.5199583" calcext:value-type="float">
            <text:p>1.5199583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25" calcext:value-type="float">
            <text:p>25</text:p>
          </table:table-cell>
          <table:table-cell office:value-type="float" office:value="32.350208" calcext:value-type="float">
            <text:p>32.350208</text:p>
          </table:table-cell>
          <table:table-cell office:value-type="float" office:value="35.84" calcext:value-type="float">
            <text:p>35.84</text:p>
          </table:table-cell>
          <table:table-cell office:value-type="float" office:value="30.114" calcext:value-type="float">
            <text:p>30.114</text:p>
          </table:table-cell>
          <table:table-cell office:value-type="float" office:value="1.7028614" calcext:value-type="float">
            <text:p>1.7028614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25" calcext:value-type="float">
            <text:p>25</text:p>
          </table:table-cell>
          <table:table-cell office:value-type="float" office:value="33.424912" calcext:value-type="float">
            <text:p>33.424912</text:p>
          </table:table-cell>
          <table:table-cell office:value-type="float" office:value="37.236" calcext:value-type="float">
            <text:p>37.236</text:p>
          </table:table-cell>
          <table:table-cell office:value-type="float" office:value="31.104" calcext:value-type="float">
            <text:p>31.104</text:p>
          </table:table-cell>
          <table:table-cell office:value-type="float" office:value="2.2795954" calcext:value-type="float">
            <text:p>2.2795954</text:p>
          </table:table-cell>
        </table:table-row>
        <table:table-row table:style-name="ro1">
          <table:table-cell office:value-type="string" calcext:value-type="string">
            <text:p>23AllocatorBenchmark_FreeI26LinkedListAllocatorNextFit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25" calcext:value-type="float">
            <text:p>25</text:p>
          </table:table-cell>
          <table:table-cell office:value-type="float" office:value="30.090336" calcext:value-type="float">
            <text:p>30.090336</text:p>
          </table:table-cell>
          <table:table-cell office:value-type="float" office:value="31.498" calcext:value-type="float">
            <text:p>31.498</text:p>
          </table:table-cell>
          <table:table-cell office:value-type="float" office:value="29.393" calcext:value-type="float">
            <text:p>29.393</text:p>
          </table:table-cell>
          <table:table-cell office:value-type="float" office:value="0.70505411" calcext:value-type="float">
            <text:p>0.70505411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25" calcext:value-type="float">
            <text:p>25</text:p>
          </table:table-cell>
          <table:table-cell office:value-type="float" office:value="392.08357" calcext:value-type="float">
            <text:p>392.08357</text:p>
          </table:table-cell>
          <table:table-cell office:value-type="float" office:value="415.462" calcext:value-type="float">
            <text:p>415.462</text:p>
          </table:table-cell>
          <table:table-cell office:value-type="float" office:value="373.974" calcext:value-type="float">
            <text:p>373.974</text:p>
          </table:table-cell>
          <table:table-cell office:value-type="float" office:value="12.873912" calcext:value-type="float">
            <text:p>12.873912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25" calcext:value-type="float">
            <text:p>25</text:p>
          </table:table-cell>
          <table:table-cell office:value-type="float" office:value="679.07234" calcext:value-type="float">
            <text:p>679.07234</text:p>
          </table:table-cell>
          <table:table-cell office:value-type="float" office:value="715.29" calcext:value-type="float">
            <text:p>715.29</text:p>
          </table:table-cell>
          <table:table-cell office:value-type="float" office:value="648.822" calcext:value-type="float">
            <text:p>648.822</text:p>
          </table:table-cell>
          <table:table-cell office:value-type="float" office:value="21.033079" calcext:value-type="float">
            <text:p>21.033079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25" calcext:value-type="float">
            <text:p>25</text:p>
          </table:table-cell>
          <table:table-cell office:value-type="float" office:value="991.03486" calcext:value-type="float">
            <text:p>991.03486</text:p>
          </table:table-cell>
          <table:table-cell office:value-type="float" office:value="1052.012" calcext:value-type="float">
            <text:p>1052.012</text:p>
          </table:table-cell>
          <table:table-cell office:value-type="float" office:value="938.757" calcext:value-type="float">
            <text:p>938.757</text:p>
          </table:table-cell>
          <table:table-cell office:value-type="float" office:value="33.540614" calcext:value-type="float">
            <text:p>33.540614</text:p>
          </table:table-cell>
        </table:table-row>
        <table:table-row table:style-name="ro1">
          <table:table-cell office:value-type="string" calcext:value-type="string">
            <text:p>23AllocatorBenchmark_FreeI26LinkedListAllocatorBestFit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25" calcext:value-type="float">
            <text:p>25</text:p>
          </table:table-cell>
          <table:table-cell office:value-type="float" office:value="31.233912" calcext:value-type="float">
            <text:p>31.233912</text:p>
          </table:table-cell>
          <table:table-cell office:value-type="float" office:value="32.423" calcext:value-type="float">
            <text:p>32.423</text:p>
          </table:table-cell>
          <table:table-cell office:value-type="float" office:value="30.539" calcext:value-type="float">
            <text:p>30.539</text:p>
          </table:table-cell>
          <table:table-cell office:value-type="float" office:value="0.62904661" calcext:value-type="float">
            <text:p>0.62904661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25" calcext:value-type="float">
            <text:p>25</text:p>
          </table:table-cell>
          <table:table-cell office:value-type="float" office:value="396.25582" calcext:value-type="float">
            <text:p>396.25582</text:p>
          </table:table-cell>
          <table:table-cell office:value-type="float" office:value="422.079" calcext:value-type="float">
            <text:p>422.079</text:p>
          </table:table-cell>
          <table:table-cell office:value-type="float" office:value="375.207" calcext:value-type="float">
            <text:p>375.207</text:p>
          </table:table-cell>
          <table:table-cell office:value-type="float" office:value="14.45014" calcext:value-type="float">
            <text:p>14.45014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25" calcext:value-type="float">
            <text:p>25</text:p>
          </table:table-cell>
          <table:table-cell office:value-type="float" office:value="696.34833" calcext:value-type="float">
            <text:p>696.34833</text:p>
          </table:table-cell>
          <table:table-cell office:value-type="float" office:value="738.398" calcext:value-type="float">
            <text:p>738.398</text:p>
          </table:table-cell>
          <table:table-cell office:value-type="float" office:value="659.868" calcext:value-type="float">
            <text:p>659.868</text:p>
          </table:table-cell>
          <table:table-cell office:value-type="float" office:value="22.455476" calcext:value-type="float">
            <text:p>22.455476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25" calcext:value-type="float">
            <text:p>25</text:p>
          </table:table-cell>
          <table:table-cell office:value-type="float" office:value="991.76757" calcext:value-type="float">
            <text:p>991.76757</text:p>
          </table:table-cell>
          <table:table-cell office:value-type="float" office:value="1043.97" calcext:value-type="float">
            <text:p>1043.97</text:p>
          </table:table-cell>
          <table:table-cell office:value-type="float" office:value="949.772" calcext:value-type="float">
            <text:p>949.772</text:p>
          </table:table-cell>
          <table:table-cell office:value-type="float" office:value="30.96869" calcext:value-type="float">
            <text:p>30.96869</text:p>
          </table:table-cell>
        </table:table-row>
        <table:table-row table:style-name="ro1">
          <table:table-cell office:value-type="string" calcext:value-type="string">
            <text:p>23AllocatorBenchmark_FreeI27LinkedListAllocatorWorstFit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25" calcext:value-type="float">
            <text:p>25</text:p>
          </table:table-cell>
          <table:table-cell office:value-type="float" office:value="31.172548" calcext:value-type="float">
            <text:p>31.172548</text:p>
          </table:table-cell>
          <table:table-cell office:value-type="float" office:value="33.188" calcext:value-type="float">
            <text:p>33.188</text:p>
          </table:table-cell>
          <table:table-cell office:value-type="float" office:value="30.5" calcext:value-type="float">
            <text:p>30.5</text:p>
          </table:table-cell>
          <table:table-cell office:value-type="float" office:value="0.77775448" calcext:value-type="float">
            <text:p>0.77775448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25" calcext:value-type="float">
            <text:p>25</text:p>
          </table:table-cell>
          <table:table-cell office:value-type="float" office:value="640.44146" calcext:value-type="float">
            <text:p>640.44146</text:p>
          </table:table-cell>
          <table:table-cell office:value-type="float" office:value="718.452" calcext:value-type="float">
            <text:p>718.452</text:p>
          </table:table-cell>
          <table:table-cell office:value-type="float" office:value="564.691" calcext:value-type="float">
            <text:p>564.691</text:p>
          </table:table-cell>
          <table:table-cell office:value-type="float" office:value="47.193486" calcext:value-type="float">
            <text:p>47.193486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25" calcext:value-type="float">
            <text:p>25</text:p>
          </table:table-cell>
          <table:table-cell office:value-type="float" office:value="1259.1366" calcext:value-type="float">
            <text:p>1259.1366</text:p>
          </table:table-cell>
          <table:table-cell office:value-type="float" office:value="1394.867" calcext:value-type="float">
            <text:p>1394.867</text:p>
          </table:table-cell>
          <table:table-cell office:value-type="float" office:value="1121.418" calcext:value-type="float">
            <text:p>1121.418</text:p>
          </table:table-cell>
          <table:table-cell office:value-type="float" office:value="86.441937" calcext:value-type="float">
            <text:p>86.441937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25" calcext:value-type="float">
            <text:p>25</text:p>
          </table:table-cell>
          <table:table-cell office:value-type="float" office:value="1887.6178" calcext:value-type="float">
            <text:p>1887.6178</text:p>
          </table:table-cell>
          <table:table-cell office:value-type="float" office:value="2083.459" calcext:value-type="float">
            <text:p>2083.459</text:p>
          </table:table-cell>
          <table:table-cell office:value-type="float" office:value="1685.211" calcext:value-type="float">
            <text:p>1685.211</text:p>
          </table:table-cell>
          <table:table-cell office:value-type="float" office:value="122.22178" calcext:value-type="float">
            <text:p>122.22178</text:p>
          </table:table-cell>
        </table:table-row>
        <table:table-row table:style-name="ro1">
          <table:table-cell office:value-type="string" calcext:value-type="string">
            <text:p>23AllocatorBenchmark_FreeI12BSTAllocator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25" calcext:value-type="float">
            <text:p>25</text:p>
          </table:table-cell>
          <table:table-cell office:value-type="float" office:value="31.965664" calcext:value-type="float">
            <text:p>31.965664</text:p>
          </table:table-cell>
          <table:table-cell office:value-type="float" office:value="33.024" calcext:value-type="float">
            <text:p>33.024</text:p>
          </table:table-cell>
          <table:table-cell office:value-type="float" office:value="31.153" calcext:value-type="float">
            <text:p>31.153</text:p>
          </table:table-cell>
          <table:table-cell office:value-type="float" office:value="0.83767133" calcext:value-type="float">
            <text:p>0.83767133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25" calcext:value-type="float">
            <text:p>25</text:p>
          </table:table-cell>
          <table:table-cell office:value-type="float" office:value="467.39598" calcext:value-type="float">
            <text:p>467.39598</text:p>
          </table:table-cell>
          <table:table-cell office:value-type="float" office:value="513.091" calcext:value-type="float">
            <text:p>513.091</text:p>
          </table:table-cell>
          <table:table-cell office:value-type="float" office:value="424.439" calcext:value-type="float">
            <text:p>424.439</text:p>
          </table:table-cell>
          <table:table-cell office:value-type="float" office:value="27.639454" calcext:value-type="float">
            <text:p>27.639454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25" calcext:value-type="float">
            <text:p>25</text:p>
          </table:table-cell>
          <table:table-cell office:value-type="float" office:value="867.80217" calcext:value-type="float">
            <text:p>867.80217</text:p>
          </table:table-cell>
          <table:table-cell office:value-type="float" office:value="953.315" calcext:value-type="float">
            <text:p>953.315</text:p>
          </table:table-cell>
          <table:table-cell office:value-type="float" office:value="784.121" calcext:value-type="float">
            <text:p>784.121</text:p>
          </table:table-cell>
          <table:table-cell office:value-type="float" office:value="55.854471" calcext:value-type="float">
            <text:p>55.854471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25" calcext:value-type="float">
            <text:p>25</text:p>
          </table:table-cell>
          <table:table-cell office:value-type="float" office:value="1285.6075" calcext:value-type="float">
            <text:p>1285.6075</text:p>
          </table:table-cell>
          <table:table-cell office:value-type="float" office:value="1406.659" calcext:value-type="float">
            <text:p>1406.659</text:p>
          </table:table-cell>
          <table:table-cell office:value-type="float" office:value="1139.497" calcext:value-type="float">
            <text:p>1139.497</text:p>
          </table:table-cell>
          <table:table-cell office:value-type="float" office:value="84.172458" calcext:value-type="float">
            <text:p>84.172458</text:p>
          </table:table-cell>
        </table:table-row>
        <table:table-row table:style-name="ro1">
          <table:table-cell office:value-type="string" calcext:value-type="string">
            <text:p>23AllocatorBenchmark_FreeI13BBSTAllocator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25" calcext:value-type="float">
            <text:p>25</text:p>
          </table:table-cell>
          <table:table-cell office:value-type="float" office:value="35.291372" calcext:value-type="float">
            <text:p>35.291372</text:p>
          </table:table-cell>
          <table:table-cell office:value-type="float" office:value="36.574" calcext:value-type="float">
            <text:p>36.574</text:p>
          </table:table-cell>
          <table:table-cell office:value-type="float" office:value="34.455" calcext:value-type="float">
            <text:p>34.455</text:p>
          </table:table-cell>
          <table:table-cell office:value-type="float" office:value="0.69377763" calcext:value-type="float">
            <text:p>0.69377763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25" calcext:value-type="float">
            <text:p>25</text:p>
          </table:table-cell>
          <table:table-cell office:value-type="float" office:value="51.1119" calcext:value-type="float">
            <text:p>51.1119</text:p>
          </table:table-cell>
          <table:table-cell office:value-type="float" office:value="55.46" calcext:value-type="float">
            <text:p>55.46</text:p>
          </table:table-cell>
          <table:table-cell office:value-type="float" office:value="47.694" calcext:value-type="float">
            <text:p>47.694</text:p>
          </table:table-cell>
          <table:table-cell office:value-type="float" office:value="2.4935765" calcext:value-type="float">
            <text:p>2.4935765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25" calcext:value-type="float">
            <text:p>25</text:p>
          </table:table-cell>
          <table:table-cell office:value-type="float" office:value="52.215652" calcext:value-type="float">
            <text:p>52.215652</text:p>
          </table:table-cell>
          <table:table-cell office:value-type="float" office:value="56.473" calcext:value-type="float">
            <text:p>56.473</text:p>
          </table:table-cell>
          <table:table-cell office:value-type="float" office:value="48.256" calcext:value-type="float">
            <text:p>48.256</text:p>
          </table:table-cell>
          <table:table-cell office:value-type="float" office:value="2.493716" calcext:value-type="float">
            <text:p>2.493716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25" calcext:value-type="float">
            <text:p>25</text:p>
          </table:table-cell>
          <table:table-cell office:value-type="float" office:value="52.990636" calcext:value-type="float">
            <text:p>52.990636</text:p>
          </table:table-cell>
          <table:table-cell office:value-type="float" office:value="58.008" calcext:value-type="float">
            <text:p>58.008</text:p>
          </table:table-cell>
          <table:table-cell office:value-type="float" office:value="48.844" calcext:value-type="float">
            <text:p>48.844</text:p>
          </table:table-cell>
          <table:table-cell office:value-type="float" office:value="2.6978268" calcext:value-type="float">
            <text:p>2.6978268</text:p>
          </table:table-cell>
        </table:table-row>
        <table:table-row table:style-name="ro1">
          <table:table-cell office:value-type="string" calcext:value-type="string">
            <text:p>23AllocatorBenchmark_FreeI17DualBBSTAllocator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25" calcext:value-type="float">
            <text:p>25</text:p>
          </table:table-cell>
          <table:table-cell office:value-type="float" office:value="39.498672" calcext:value-type="float">
            <text:p>39.498672</text:p>
          </table:table-cell>
          <table:table-cell office:value-type="float" office:value="41.238" calcext:value-type="float">
            <text:p>41.238</text:p>
          </table:table-cell>
          <table:table-cell office:value-type="float" office:value="38.364" calcext:value-type="float">
            <text:p>38.364</text:p>
          </table:table-cell>
          <table:table-cell office:value-type="float" office:value="0.8947443" calcext:value-type="float">
            <text:p>0.8947443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50" calcext:value-type="float">
            <text:p>50</text:p>
          </table:table-cell>
          <table:table-cell office:value-type="float" office:value="71.116584" calcext:value-type="float">
            <text:p>71.116584</text:p>
          </table:table-cell>
          <table:table-cell office:value-type="float" office:value="93.75" calcext:value-type="float">
            <text:p>93.75</text:p>
          </table:table-cell>
          <table:table-cell office:value-type="float" office:value="49.49" calcext:value-type="float">
            <text:p>49.49</text:p>
          </table:table-cell>
          <table:table-cell office:value-type="float" office:value="13.897818" calcext:value-type="float">
            <text:p>13.897818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50" calcext:value-type="float">
            <text:p>50</text:p>
          </table:table-cell>
          <table:table-cell office:value-type="float" office:value="83.510516" calcext:value-type="float">
            <text:p>83.510516</text:p>
          </table:table-cell>
          <table:table-cell office:value-type="float" office:value="116.79" calcext:value-type="float">
            <text:p>116.79</text:p>
          </table:table-cell>
          <table:table-cell office:value-type="float" office:value="57.399" calcext:value-type="float">
            <text:p>57.399</text:p>
          </table:table-cell>
          <table:table-cell office:value-type="float" office:value="17.511239" calcext:value-type="float">
            <text:p>17.511239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50" calcext:value-type="float">
            <text:p>50</text:p>
          </table:table-cell>
          <table:table-cell office:value-type="float" office:value="95.348432" calcext:value-type="float">
            <text:p>95.348432</text:p>
          </table:table-cell>
          <table:table-cell office:value-type="float" office:value="127.52" calcext:value-type="float">
            <text:p>127.52</text:p>
          </table:table-cell>
          <table:table-cell office:value-type="float" office:value="62.81" calcext:value-type="float">
            <text:p>62.81</text:p>
          </table:table-cell>
          <table:table-cell office:value-type="float" office:value="19.140126" calcext:value-type="float">
            <text:p>19.140126</text:p>
          </table:table-cell>
        </table:table-row>
        <table:table-row table:style-name="ro1">
          <table:table-cell office:value-type="string" calcext:value-type="string">
            <text:p>23AllocatorBenchmark_FreeI23BitmapAllocatorFirstFit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50" calcext:value-type="float">
            <text:p>50</text:p>
          </table:table-cell>
          <table:table-cell office:value-type="float" office:value="30.08144" calcext:value-type="float">
            <text:p>30.08144</text:p>
          </table:table-cell>
          <table:table-cell office:value-type="float" office:value="30.851" calcext:value-type="float">
            <text:p>30.851</text:p>
          </table:table-cell>
          <table:table-cell office:value-type="float" office:value="29.463" calcext:value-type="float">
            <text:p>29.463</text:p>
          </table:table-cell>
          <table:table-cell office:value-type="float" office:value="0.54474127" calcext:value-type="float">
            <text:p>0.54474127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50" calcext:value-type="float">
            <text:p>50</text:p>
          </table:table-cell>
          <table:table-cell office:value-type="float" office:value="38.900416" calcext:value-type="float">
            <text:p>38.900416</text:p>
          </table:table-cell>
          <table:table-cell office:value-type="float" office:value="63.582" calcext:value-type="float">
            <text:p>63.582</text:p>
          </table:table-cell>
          <table:table-cell office:value-type="float" office:value="33.608" calcext:value-type="float">
            <text:p>33.608</text:p>
          </table:table-cell>
          <table:table-cell office:value-type="float" office:value="16.218733" calcext:value-type="float">
            <text:p>16.218733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50" calcext:value-type="float">
            <text:p>50</text:p>
          </table:table-cell>
          <table:table-cell office:value-type="float" office:value="40.583952" calcext:value-type="float">
            <text:p>40.583952</text:p>
          </table:table-cell>
          <table:table-cell office:value-type="float" office:value="45.641" calcext:value-type="float">
            <text:p>45.641</text:p>
          </table:table-cell>
          <table:table-cell office:value-type="float" office:value="34.27" calcext:value-type="float">
            <text:p>34.27</text:p>
          </table:table-cell>
          <table:table-cell office:value-type="float" office:value="27.52794" calcext:value-type="float">
            <text:p>27.52794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50" calcext:value-type="float">
            <text:p>50</text:p>
          </table:table-cell>
          <table:table-cell office:value-type="float" office:value="39.021768" calcext:value-type="float">
            <text:p>39.021768</text:p>
          </table:table-cell>
          <table:table-cell office:value-type="float" office:value="38.323" calcext:value-type="float">
            <text:p>38.323</text:p>
          </table:table-cell>
          <table:table-cell office:value-type="float" office:value="34.065" calcext:value-type="float">
            <text:p>34.065</text:p>
          </table:table-cell>
          <table:table-cell office:value-type="float" office:value="26.489006" calcext:value-type="float">
            <text:p>26.489006</text:p>
          </table:table-cell>
        </table:table-row>
        <table:table-row table:style-name="ro1">
          <table:table-cell office:value-type="string" calcext:value-type="string">
            <text:p>23AllocatorBenchmark_FreeI22BitmapAllocatorNextFit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50" calcext:value-type="float">
            <text:p>50</text:p>
          </table:table-cell>
          <table:table-cell office:value-type="float" office:value="29.636312" calcext:value-type="float">
            <text:p>29.636312</text:p>
          </table:table-cell>
          <table:table-cell office:value-type="float" office:value="30.353" calcext:value-type="float">
            <text:p>30.353</text:p>
          </table:table-cell>
          <table:table-cell office:value-type="float" office:value="29.143" calcext:value-type="float">
            <text:p>29.143</text:p>
          </table:table-cell>
          <table:table-cell office:value-type="float" office:value="0.46959141" calcext:value-type="float">
            <text:p>0.46959141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50" calcext:value-type="float">
            <text:p>50</text:p>
          </table:table-cell>
          <table:table-cell office:value-type="float" office:value="578.46576" calcext:value-type="float">
            <text:p>578.46576</text:p>
          </table:table-cell>
          <table:table-cell office:value-type="float" office:value="628.878" calcext:value-type="float">
            <text:p>628.878</text:p>
          </table:table-cell>
          <table:table-cell office:value-type="float" office:value="534.519" calcext:value-type="float">
            <text:p>534.519</text:p>
          </table:table-cell>
          <table:table-cell office:value-type="float" office:value="30.538656" calcext:value-type="float">
            <text:p>30.538656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50" calcext:value-type="float">
            <text:p>50</text:p>
          </table:table-cell>
          <table:table-cell office:value-type="float" office:value="587.75142" calcext:value-type="float">
            <text:p>587.75142</text:p>
          </table:table-cell>
          <table:table-cell office:value-type="float" office:value="642.718" calcext:value-type="float">
            <text:p>642.718</text:p>
          </table:table-cell>
          <table:table-cell office:value-type="float" office:value="541.209" calcext:value-type="float">
            <text:p>541.209</text:p>
          </table:table-cell>
          <table:table-cell office:value-type="float" office:value="34.98269" calcext:value-type="float">
            <text:p>34.98269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50" calcext:value-type="float">
            <text:p>50</text:p>
          </table:table-cell>
          <table:table-cell office:value-type="float" office:value="600.24068" calcext:value-type="float">
            <text:p>600.24068</text:p>
          </table:table-cell>
          <table:table-cell office:value-type="float" office:value="659.336" calcext:value-type="float">
            <text:p>659.336</text:p>
          </table:table-cell>
          <table:table-cell office:value-type="float" office:value="552.977" calcext:value-type="float">
            <text:p>552.977</text:p>
          </table:table-cell>
          <table:table-cell office:value-type="float" office:value="32.630094" calcext:value-type="float">
            <text:p>32.630094</text:p>
          </table:table-cell>
        </table:table-row>
        <table:table-row table:style-name="ro1">
          <table:table-cell office:value-type="string" calcext:value-type="string">
            <text:p>23AllocatorBenchmark_FreeI22BitmapAllocatorBestFit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50" calcext:value-type="float">
            <text:p>50</text:p>
          </table:table-cell>
          <table:table-cell office:value-type="float" office:value="30.439672" calcext:value-type="float">
            <text:p>30.439672</text:p>
          </table:table-cell>
          <table:table-cell office:value-type="float" office:value="31.272" calcext:value-type="float">
            <text:p>31.272</text:p>
          </table:table-cell>
          <table:table-cell office:value-type="float" office:value="29.863" calcext:value-type="float">
            <text:p>29.863</text:p>
          </table:table-cell>
          <table:table-cell office:value-type="float" office:value="1.0714447" calcext:value-type="float">
            <text:p>1.0714447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50" calcext:value-type="float">
            <text:p>50</text:p>
          </table:table-cell>
          <table:table-cell office:value-type="float" office:value="770.40705" calcext:value-type="float">
            <text:p>770.40705</text:p>
          </table:table-cell>
          <table:table-cell office:value-type="float" office:value="844.952" calcext:value-type="float">
            <text:p>844.952</text:p>
          </table:table-cell>
          <table:table-cell office:value-type="float" office:value="715.411" calcext:value-type="float">
            <text:p>715.411</text:p>
          </table:table-cell>
          <table:table-cell office:value-type="float" office:value="38.054803" calcext:value-type="float">
            <text:p>38.054803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50" calcext:value-type="float">
            <text:p>50</text:p>
          </table:table-cell>
          <table:table-cell office:value-type="float" office:value="794.75742" calcext:value-type="float">
            <text:p>794.75742</text:p>
          </table:table-cell>
          <table:table-cell office:value-type="float" office:value="871.522" calcext:value-type="float">
            <text:p>871.522</text:p>
          </table:table-cell>
          <table:table-cell office:value-type="float" office:value="727.896" calcext:value-type="float">
            <text:p>727.896</text:p>
          </table:table-cell>
          <table:table-cell office:value-type="float" office:value="43.143054" calcext:value-type="float">
            <text:p>43.143054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50" calcext:value-type="float">
            <text:p>50</text:p>
          </table:table-cell>
          <table:table-cell office:value-type="float" office:value="815.98758" calcext:value-type="float">
            <text:p>815.98758</text:p>
          </table:table-cell>
          <table:table-cell office:value-type="float" office:value="899.259" calcext:value-type="float">
            <text:p>899.259</text:p>
          </table:table-cell>
          <table:table-cell office:value-type="float" office:value="754.011" calcext:value-type="float">
            <text:p>754.011</text:p>
          </table:table-cell>
          <table:table-cell office:value-type="float" office:value="45.161239" calcext:value-type="float">
            <text:p>45.161239</text:p>
          </table:table-cell>
        </table:table-row>
        <table:table-row table:style-name="ro1">
          <table:table-cell office:value-type="string" calcext:value-type="string">
            <text:p>23AllocatorBenchmark_FreeI23BitmapAllocatorWorstFit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50" calcext:value-type="float">
            <text:p>50</text:p>
          </table:table-cell>
          <table:table-cell office:value-type="float" office:value="30.5232" calcext:value-type="float">
            <text:p>30.5232</text:p>
          </table:table-cell>
          <table:table-cell office:value-type="float" office:value="31.307" calcext:value-type="float">
            <text:p>31.307</text:p>
          </table:table-cell>
          <table:table-cell office:value-type="float" office:value="30.019" calcext:value-type="float">
            <text:p>30.019</text:p>
          </table:table-cell>
          <table:table-cell office:value-type="float" office:value="0.40682039" calcext:value-type="float">
            <text:p>0.40682039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50" calcext:value-type="float">
            <text:p>50</text:p>
          </table:table-cell>
          <table:table-cell office:value-type="float" office:value="255.42649" calcext:value-type="float">
            <text:p>255.42649</text:p>
          </table:table-cell>
          <table:table-cell office:value-type="float" office:value="318.889" calcext:value-type="float">
            <text:p>318.889</text:p>
          </table:table-cell>
          <table:table-cell office:value-type="float" office:value="196.148" calcext:value-type="float">
            <text:p>196.148</text:p>
          </table:table-cell>
          <table:table-cell office:value-type="float" office:value="37.692749" calcext:value-type="float">
            <text:p>37.692749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50" calcext:value-type="float">
            <text:p>50</text:p>
          </table:table-cell>
          <table:table-cell office:value-type="float" office:value="330.88387" calcext:value-type="float">
            <text:p>330.88387</text:p>
          </table:table-cell>
          <table:table-cell office:value-type="float" office:value="402.771" calcext:value-type="float">
            <text:p>402.771</text:p>
          </table:table-cell>
          <table:table-cell office:value-type="float" office:value="265.523" calcext:value-type="float">
            <text:p>265.523</text:p>
          </table:table-cell>
          <table:table-cell office:value-type="float" office:value="43.24476" calcext:value-type="float">
            <text:p>43.24476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50" calcext:value-type="float">
            <text:p>50</text:p>
          </table:table-cell>
          <table:table-cell office:value-type="float" office:value="91.393892" calcext:value-type="float">
            <text:p>91.393892</text:p>
          </table:table-cell>
          <table:table-cell office:value-type="float" office:value="107.472" calcext:value-type="float">
            <text:p>107.472</text:p>
          </table:table-cell>
          <table:table-cell office:value-type="float" office:value="77.206" calcext:value-type="float">
            <text:p>77.206</text:p>
          </table:table-cell>
          <table:table-cell office:value-type="float" office:value="9.3474332" calcext:value-type="float">
            <text:p>9.3474332</text:p>
          </table:table-cell>
        </table:table-row>
        <table:table-row table:style-name="ro1">
          <table:table-cell office:value-type="string" calcext:value-type="string">
            <text:p>23AllocatorBenchmark_FreeI14BuddyAllocator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50" calcext:value-type="float">
            <text:p>50</text:p>
          </table:table-cell>
          <table:table-cell office:value-type="float" office:value="34.770648" calcext:value-type="float">
            <text:p>34.770648</text:p>
          </table:table-cell>
          <table:table-cell office:value-type="float" office:value="35.874" calcext:value-type="float">
            <text:p>35.874</text:p>
          </table:table-cell>
          <table:table-cell office:value-type="float" office:value="33.826" calcext:value-type="float">
            <text:p>33.826</text:p>
          </table:table-cell>
          <table:table-cell office:value-type="float" office:value="0.83934922" calcext:value-type="float">
            <text:p>0.83934922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50" calcext:value-type="float">
            <text:p>50</text:p>
          </table:table-cell>
          <table:table-cell office:value-type="float" office:value="229.2376" calcext:value-type="float">
            <text:p>229.2376</text:p>
          </table:table-cell>
          <table:table-cell office:value-type="float" office:value="259.44" calcext:value-type="float">
            <text:p>259.44</text:p>
          </table:table-cell>
          <table:table-cell office:value-type="float" office:value="199.085" calcext:value-type="float">
            <text:p>199.085</text:p>
          </table:table-cell>
          <table:table-cell office:value-type="float" office:value="18.384608" calcext:value-type="float">
            <text:p>18.384608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50" calcext:value-type="float">
            <text:p>50</text:p>
          </table:table-cell>
          <table:table-cell office:value-type="float" office:value="412.11595" calcext:value-type="float">
            <text:p>412.11595</text:p>
          </table:table-cell>
          <table:table-cell office:value-type="float" office:value="458.878" calcext:value-type="float">
            <text:p>458.878</text:p>
          </table:table-cell>
          <table:table-cell office:value-type="float" office:value="366.593" calcext:value-type="float">
            <text:p>366.593</text:p>
          </table:table-cell>
          <table:table-cell office:value-type="float" office:value="29.444624" calcext:value-type="float">
            <text:p>29.444624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50" calcext:value-type="float">
            <text:p>50</text:p>
          </table:table-cell>
          <table:table-cell office:value-type="float" office:value="594.94554" calcext:value-type="float">
            <text:p>594.94554</text:p>
          </table:table-cell>
          <table:table-cell office:value-type="float" office:value="672.077" calcext:value-type="float">
            <text:p>672.077</text:p>
          </table:table-cell>
          <table:table-cell office:value-type="float" office:value="519.002" calcext:value-type="float">
            <text:p>519.002</text:p>
          </table:table-cell>
          <table:table-cell office:value-type="float" office:value="46.656829" calcext:value-type="float">
            <text:p>46.656829</text:p>
          </table:table-cell>
        </table:table-row>
        <table:table-row table:style-name="ro1">
          <table:table-cell office:value-type="string" calcext:value-type="string">
            <text:p>23AllocatorBenchmark_FreeI27LinkedListAllocatorFirstFit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50" calcext:value-type="float">
            <text:p>50</text:p>
          </table:table-cell>
          <table:table-cell office:value-type="float" office:value="30.664456" calcext:value-type="float">
            <text:p>30.664456</text:p>
          </table:table-cell>
          <table:table-cell office:value-type="float" office:value="31.71" calcext:value-type="float">
            <text:p>31.71</text:p>
          </table:table-cell>
          <table:table-cell office:value-type="float" office:value="30.109" calcext:value-type="float">
            <text:p>30.109</text:p>
          </table:table-cell>
          <table:table-cell office:value-type="float" office:value="0.5484924" calcext:value-type="float">
            <text:p>0.5484924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50" calcext:value-type="float">
            <text:p>50</text:p>
          </table:table-cell>
          <table:table-cell office:value-type="float" office:value="33.008644" calcext:value-type="float">
            <text:p>33.008644</text:p>
          </table:table-cell>
          <table:table-cell office:value-type="float" office:value="36.254" calcext:value-type="float">
            <text:p>36.254</text:p>
          </table:table-cell>
          <table:table-cell office:value-type="float" office:value="30.764" calcext:value-type="float">
            <text:p>30.764</text:p>
          </table:table-cell>
          <table:table-cell office:value-type="float" office:value="1.694491" calcext:value-type="float">
            <text:p>1.694491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50" calcext:value-type="float">
            <text:p>50</text:p>
          </table:table-cell>
          <table:table-cell office:value-type="float" office:value="33.663008" calcext:value-type="float">
            <text:p>33.663008</text:p>
          </table:table-cell>
          <table:table-cell office:value-type="float" office:value="36.713" calcext:value-type="float">
            <text:p>36.713</text:p>
          </table:table-cell>
          <table:table-cell office:value-type="float" office:value="31.568" calcext:value-type="float">
            <text:p>31.568</text:p>
          </table:table-cell>
          <table:table-cell office:value-type="float" office:value="1.7692488" calcext:value-type="float">
            <text:p>1.7692488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50" calcext:value-type="float">
            <text:p>50</text:p>
          </table:table-cell>
          <table:table-cell office:value-type="float" office:value="35.3604" calcext:value-type="float">
            <text:p>35.3604</text:p>
          </table:table-cell>
          <table:table-cell office:value-type="float" office:value="39.969" calcext:value-type="float">
            <text:p>39.969</text:p>
          </table:table-cell>
          <table:table-cell office:value-type="float" office:value="32.333" calcext:value-type="float">
            <text:p>32.333</text:p>
          </table:table-cell>
          <table:table-cell office:value-type="float" office:value="2.398596" calcext:value-type="float">
            <text:p>2.398596</text:p>
          </table:table-cell>
        </table:table-row>
        <table:table-row table:style-name="ro1">
          <table:table-cell office:value-type="string" calcext:value-type="string">
            <text:p>23AllocatorBenchmark_FreeI26LinkedListAllocatorNextFit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50" calcext:value-type="float">
            <text:p>50</text:p>
          </table:table-cell>
          <table:table-cell office:value-type="float" office:value="30.218976" calcext:value-type="float">
            <text:p>30.218976</text:p>
          </table:table-cell>
          <table:table-cell office:value-type="float" office:value="31.448" calcext:value-type="float">
            <text:p>31.448</text:p>
          </table:table-cell>
          <table:table-cell office:value-type="float" office:value="29.612" calcext:value-type="float">
            <text:p>29.612</text:p>
          </table:table-cell>
          <table:table-cell office:value-type="float" office:value="0.55927014" calcext:value-type="float">
            <text:p>0.55927014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50" calcext:value-type="float">
            <text:p>50</text:p>
          </table:table-cell>
          <table:table-cell office:value-type="float" office:value="527.60277" calcext:value-type="float">
            <text:p>527.60277</text:p>
          </table:table-cell>
          <table:table-cell office:value-type="float" office:value="557.983" calcext:value-type="float">
            <text:p>557.983</text:p>
          </table:table-cell>
          <table:table-cell office:value-type="float" office:value="501.444" calcext:value-type="float">
            <text:p>501.444</text:p>
          </table:table-cell>
          <table:table-cell office:value-type="float" office:value="17.842366" calcext:value-type="float">
            <text:p>17.842366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50" calcext:value-type="float">
            <text:p>50</text:p>
          </table:table-cell>
          <table:table-cell office:value-type="float" office:value="953.23372" calcext:value-type="float">
            <text:p>953.23372</text:p>
          </table:table-cell>
          <table:table-cell office:value-type="float" office:value="1007.531" calcext:value-type="float">
            <text:p>1007.531</text:p>
          </table:table-cell>
          <table:table-cell office:value-type="float" office:value="905.308" calcext:value-type="float">
            <text:p>905.308</text:p>
          </table:table-cell>
          <table:table-cell office:value-type="float" office:value="30.70143" calcext:value-type="float">
            <text:p>30.70143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50" calcext:value-type="float">
            <text:p>50</text:p>
          </table:table-cell>
          <table:table-cell office:value-type="float" office:value="1423.7325" calcext:value-type="float">
            <text:p>1423.7325</text:p>
          </table:table-cell>
          <table:table-cell office:value-type="float" office:value="1487.365" calcext:value-type="float">
            <text:p>1487.365</text:p>
          </table:table-cell>
          <table:table-cell office:value-type="float" office:value="1366.874" calcext:value-type="float">
            <text:p>1366.874</text:p>
          </table:table-cell>
          <table:table-cell office:value-type="float" office:value="36.814731" calcext:value-type="float">
            <text:p>36.814731</text:p>
          </table:table-cell>
        </table:table-row>
        <table:table-row table:style-name="ro1">
          <table:table-cell office:value-type="string" calcext:value-type="string">
            <text:p>23AllocatorBenchmark_FreeI26LinkedListAllocatorBestFit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50" calcext:value-type="float">
            <text:p>50</text:p>
          </table:table-cell>
          <table:table-cell office:value-type="float" office:value="30.450784" calcext:value-type="float">
            <text:p>30.450784</text:p>
          </table:table-cell>
          <table:table-cell office:value-type="float" office:value="31.611" calcext:value-type="float">
            <text:p>31.611</text:p>
          </table:table-cell>
          <table:table-cell office:value-type="float" office:value="29.794" calcext:value-type="float">
            <text:p>29.794</text:p>
          </table:table-cell>
          <table:table-cell office:value-type="float" office:value="0.58463361" calcext:value-type="float">
            <text:p>0.58463361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50" calcext:value-type="float">
            <text:p>50</text:p>
          </table:table-cell>
          <table:table-cell office:value-type="float" office:value="520.85678" calcext:value-type="float">
            <text:p>520.85678</text:p>
          </table:table-cell>
          <table:table-cell office:value-type="float" office:value="553.05" calcext:value-type="float">
            <text:p>553.05</text:p>
          </table:table-cell>
          <table:table-cell office:value-type="float" office:value="491.688" calcext:value-type="float">
            <text:p>491.688</text:p>
          </table:table-cell>
          <table:table-cell office:value-type="float" office:value="19.619047" calcext:value-type="float">
            <text:p>19.619047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50" calcext:value-type="float">
            <text:p>50</text:p>
          </table:table-cell>
          <table:table-cell office:value-type="float" office:value="945.24808" calcext:value-type="float">
            <text:p>945.24808</text:p>
          </table:table-cell>
          <table:table-cell office:value-type="float" office:value="995.952" calcext:value-type="float">
            <text:p>995.952</text:p>
          </table:table-cell>
          <table:table-cell office:value-type="float" office:value="900.42" calcext:value-type="float">
            <text:p>900.42</text:p>
          </table:table-cell>
          <table:table-cell office:value-type="float" office:value="31.410853" calcext:value-type="float">
            <text:p>31.410853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50" calcext:value-type="float">
            <text:p>50</text:p>
          </table:table-cell>
          <table:table-cell office:value-type="float" office:value="1414.1933" calcext:value-type="float">
            <text:p>1414.1933</text:p>
          </table:table-cell>
          <table:table-cell office:value-type="float" office:value="1483.057" calcext:value-type="float">
            <text:p>1483.057</text:p>
          </table:table-cell>
          <table:table-cell office:value-type="float" office:value="1353.469" calcext:value-type="float">
            <text:p>1353.469</text:p>
          </table:table-cell>
          <table:table-cell office:value-type="float" office:value="39.5274" calcext:value-type="float">
            <text:p>39.5274</text:p>
          </table:table-cell>
        </table:table-row>
        <table:table-row table:style-name="ro1">
          <table:table-cell office:value-type="string" calcext:value-type="string">
            <text:p>23AllocatorBenchmark_FreeI27LinkedListAllocatorWorstFit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50" calcext:value-type="float">
            <text:p>50</text:p>
          </table:table-cell>
          <table:table-cell office:value-type="float" office:value="30.832444" calcext:value-type="float">
            <text:p>30.832444</text:p>
          </table:table-cell>
          <table:table-cell office:value-type="float" office:value="31.811" calcext:value-type="float">
            <text:p>31.811</text:p>
          </table:table-cell>
          <table:table-cell office:value-type="float" office:value="30.207" calcext:value-type="float">
            <text:p>30.207</text:p>
          </table:table-cell>
          <table:table-cell office:value-type="float" office:value="0.69738651" calcext:value-type="float">
            <text:p>0.69738651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50" calcext:value-type="float">
            <text:p>50</text:p>
          </table:table-cell>
          <table:table-cell office:value-type="float" office:value="789.61626" calcext:value-type="float">
            <text:p>789.61626</text:p>
          </table:table-cell>
          <table:table-cell office:value-type="float" office:value="904.732" calcext:value-type="float">
            <text:p>904.732</text:p>
          </table:table-cell>
          <table:table-cell office:value-type="float" office:value="674.456" calcext:value-type="float">
            <text:p>674.456</text:p>
          </table:table-cell>
          <table:table-cell office:value-type="float" office:value="70.132412" calcext:value-type="float">
            <text:p>70.132412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50" calcext:value-type="float">
            <text:p>50</text:p>
          </table:table-cell>
          <table:table-cell office:value-type="float" office:value="1552.9657" calcext:value-type="float">
            <text:p>1552.9657</text:p>
          </table:table-cell>
          <table:table-cell office:value-type="float" office:value="1769.783" calcext:value-type="float">
            <text:p>1769.783</text:p>
          </table:table-cell>
          <table:table-cell office:value-type="float" office:value="1367.315" calcext:value-type="float">
            <text:p>1367.315</text:p>
          </table:table-cell>
          <table:table-cell office:value-type="float" office:value="125.39836" calcext:value-type="float">
            <text:p>125.39836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50" calcext:value-type="float">
            <text:p>50</text:p>
          </table:table-cell>
          <table:table-cell office:value-type="float" office:value="2365.2795" calcext:value-type="float">
            <text:p>2365.2795</text:p>
          </table:table-cell>
          <table:table-cell office:value-type="float" office:value="2687.566" calcext:value-type="float">
            <text:p>2687.566</text:p>
          </table:table-cell>
          <table:table-cell office:value-type="float" office:value="2068.609" calcext:value-type="float">
            <text:p>2068.609</text:p>
          </table:table-cell>
          <table:table-cell office:value-type="float" office:value="192.33022" calcext:value-type="float">
            <text:p>192.33022</text:p>
          </table:table-cell>
        </table:table-row>
        <table:table-row table:style-name="ro1">
          <table:table-cell office:value-type="string" calcext:value-type="string">
            <text:p>23AllocatorBenchmark_FreeI12BSTAllocator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50" calcext:value-type="float">
            <text:p>50</text:p>
          </table:table-cell>
          <table:table-cell office:value-type="float" office:value="32.127688" calcext:value-type="float">
            <text:p>32.127688</text:p>
          </table:table-cell>
          <table:table-cell office:value-type="float" office:value="33.791" calcext:value-type="float">
            <text:p>33.791</text:p>
          </table:table-cell>
          <table:table-cell office:value-type="float" office:value="31.303" calcext:value-type="float">
            <text:p>31.303</text:p>
          </table:table-cell>
          <table:table-cell office:value-type="float" office:value="0.92351705" calcext:value-type="float">
            <text:p>0.92351705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50" calcext:value-type="float">
            <text:p>50</text:p>
          </table:table-cell>
          <table:table-cell office:value-type="float" office:value="573.22948" calcext:value-type="float">
            <text:p>573.22948</text:p>
          </table:table-cell>
          <table:table-cell office:value-type="float" office:value="651.168" calcext:value-type="float">
            <text:p>651.168</text:p>
          </table:table-cell>
          <table:table-cell office:value-type="float" office:value="499.164" calcext:value-type="float">
            <text:p>499.164</text:p>
          </table:table-cell>
          <table:table-cell office:value-type="float" office:value="47.429698" calcext:value-type="float">
            <text:p>47.429698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50" calcext:value-type="float">
            <text:p>50</text:p>
          </table:table-cell>
          <table:table-cell office:value-type="float" office:value="1095.5169" calcext:value-type="float">
            <text:p>1095.5169</text:p>
          </table:table-cell>
          <table:table-cell office:value-type="float" office:value="1228.208" calcext:value-type="float">
            <text:p>1228.208</text:p>
          </table:table-cell>
          <table:table-cell office:value-type="float" office:value="962.455" calcext:value-type="float">
            <text:p>962.455</text:p>
          </table:table-cell>
          <table:table-cell office:value-type="float" office:value="81.681313" calcext:value-type="float">
            <text:p>81.681313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50" calcext:value-type="float">
            <text:p>50</text:p>
          </table:table-cell>
          <table:table-cell office:value-type="float" office:value="1665.1038" calcext:value-type="float">
            <text:p>1665.1038</text:p>
          </table:table-cell>
          <table:table-cell office:value-type="float" office:value="1885.435" calcext:value-type="float">
            <text:p>1885.435</text:p>
          </table:table-cell>
          <table:table-cell office:value-type="float" office:value="1451.984" calcext:value-type="float">
            <text:p>1451.984</text:p>
          </table:table-cell>
          <table:table-cell office:value-type="float" office:value="139.44477" calcext:value-type="float">
            <text:p>139.44477</text:p>
          </table:table-cell>
        </table:table-row>
        <table:table-row table:style-name="ro1">
          <table:table-cell office:value-type="string" calcext:value-type="string">
            <text:p>23AllocatorBenchmark_FreeI13BBSTAllocator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50" calcext:value-type="float">
            <text:p>50</text:p>
          </table:table-cell>
          <table:table-cell office:value-type="float" office:value="35.6871" calcext:value-type="float">
            <text:p>35.6871</text:p>
          </table:table-cell>
          <table:table-cell office:value-type="float" office:value="37.302" calcext:value-type="float">
            <text:p>37.302</text:p>
          </table:table-cell>
          <table:table-cell office:value-type="float" office:value="34.785" calcext:value-type="float">
            <text:p>34.785</text:p>
          </table:table-cell>
          <table:table-cell office:value-type="float" office:value="1.0423481" calcext:value-type="float">
            <text:p>1.0423481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50" calcext:value-type="float">
            <text:p>50</text:p>
          </table:table-cell>
          <table:table-cell office:value-type="float" office:value="48.415624" calcext:value-type="float">
            <text:p>48.415624</text:p>
          </table:table-cell>
          <table:table-cell office:value-type="float" office:value="52.363" calcext:value-type="float">
            <text:p>52.363</text:p>
          </table:table-cell>
          <table:table-cell office:value-type="float" office:value="45.088" calcext:value-type="float">
            <text:p>45.088</text:p>
          </table:table-cell>
          <table:table-cell office:value-type="float" office:value="2.3010658" calcext:value-type="float">
            <text:p>2.3010658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50" calcext:value-type="float">
            <text:p>50</text:p>
          </table:table-cell>
          <table:table-cell office:value-type="float" office:value="50.022388" calcext:value-type="float">
            <text:p>50.022388</text:p>
          </table:table-cell>
          <table:table-cell office:value-type="float" office:value="54.754" calcext:value-type="float">
            <text:p>54.754</text:p>
          </table:table-cell>
          <table:table-cell office:value-type="float" office:value="46.254" calcext:value-type="float">
            <text:p>46.254</text:p>
          </table:table-cell>
          <table:table-cell office:value-type="float" office:value="2.8649868" calcext:value-type="float">
            <text:p>2.8649868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50" calcext:value-type="float">
            <text:p>50</text:p>
          </table:table-cell>
          <table:table-cell office:value-type="float" office:value="50.116864" calcext:value-type="float">
            <text:p>50.116864</text:p>
          </table:table-cell>
          <table:table-cell office:value-type="float" office:value="54.742" calcext:value-type="float">
            <text:p>54.742</text:p>
          </table:table-cell>
          <table:table-cell office:value-type="float" office:value="45.916" calcext:value-type="float">
            <text:p>45.916</text:p>
          </table:table-cell>
          <table:table-cell office:value-type="float" office:value="2.794477" calcext:value-type="float">
            <text:p>2.794477</text:p>
          </table:table-cell>
        </table:table-row>
        <table:table-row table:style-name="ro1">
          <table:table-cell office:value-type="string" calcext:value-type="string">
            <text:p>23AllocatorBenchmark_FreeI17DualBBSTAllocator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50" calcext:value-type="float">
            <text:p>50</text:p>
          </table:table-cell>
          <table:table-cell office:value-type="float" office:value="39.164296" calcext:value-type="float">
            <text:p>39.164296</text:p>
          </table:table-cell>
          <table:table-cell office:value-type="float" office:value="40.946" calcext:value-type="float">
            <text:p>40.946</text:p>
          </table:table-cell>
          <table:table-cell office:value-type="float" office:value="37.864" calcext:value-type="float">
            <text:p>37.864</text:p>
          </table:table-cell>
          <table:table-cell office:value-type="float" office:value="2.0623986" calcext:value-type="float">
            <text:p>2.0623986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75" calcext:value-type="float">
            <text:p>75</text:p>
          </table:table-cell>
          <table:table-cell office:value-type="float" office:value="52.229392" calcext:value-type="float">
            <text:p>52.229392</text:p>
          </table:table-cell>
          <table:table-cell office:value-type="float" office:value="68.329" calcext:value-type="float">
            <text:p>68.329</text:p>
          </table:table-cell>
          <table:table-cell office:value-type="float" office:value="38.562" calcext:value-type="float">
            <text:p>38.562</text:p>
          </table:table-cell>
          <table:table-cell office:value-type="float" office:value="10.10235" calcext:value-type="float">
            <text:p>10.10235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75" calcext:value-type="float">
            <text:p>75</text:p>
          </table:table-cell>
          <table:table-cell office:value-type="float" office:value="59.426468" calcext:value-type="float">
            <text:p>59.426468</text:p>
          </table:table-cell>
          <table:table-cell office:value-type="float" office:value="80.059" calcext:value-type="float">
            <text:p>80.059</text:p>
          </table:table-cell>
          <table:table-cell office:value-type="float" office:value="41.739" calcext:value-type="float">
            <text:p>41.739</text:p>
          </table:table-cell>
          <table:table-cell office:value-type="float" office:value="12.656179" calcext:value-type="float">
            <text:p>12.656179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75" calcext:value-type="float">
            <text:p>75</text:p>
          </table:table-cell>
          <table:table-cell office:value-type="float" office:value="65.814616" calcext:value-type="float">
            <text:p>65.814616</text:p>
          </table:table-cell>
          <table:table-cell office:value-type="float" office:value="89.844" calcext:value-type="float">
            <text:p>89.844</text:p>
          </table:table-cell>
          <table:table-cell office:value-type="float" office:value="46.015" calcext:value-type="float">
            <text:p>46.015</text:p>
          </table:table-cell>
          <table:table-cell office:value-type="float" office:value="14.016162" calcext:value-type="float">
            <text:p>14.016162</text:p>
          </table:table-cell>
        </table:table-row>
        <table:table-row table:style-name="ro1">
          <table:table-cell office:value-type="string" calcext:value-type="string">
            <text:p>23AllocatorBenchmark_FreeI23BitmapAllocatorFirstFit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75" calcext:value-type="float">
            <text:p>75</text:p>
          </table:table-cell>
          <table:table-cell office:value-type="float" office:value="29.560956" calcext:value-type="float">
            <text:p>29.560956</text:p>
          </table:table-cell>
          <table:table-cell office:value-type="float" office:value="30.429" calcext:value-type="float">
            <text:p>30.429</text:p>
          </table:table-cell>
          <table:table-cell office:value-type="float" office:value="28.924" calcext:value-type="float">
            <text:p>28.924</text:p>
          </table:table-cell>
          <table:table-cell office:value-type="float" office:value="0.58230319" calcext:value-type="float">
            <text:p>0.58230319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75" calcext:value-type="float">
            <text:p>75</text:p>
          </table:table-cell>
          <table:table-cell office:value-type="float" office:value="33.060264" calcext:value-type="float">
            <text:p>33.060264</text:p>
          </table:table-cell>
          <table:table-cell office:value-type="float" office:value="33.608" calcext:value-type="float">
            <text:p>33.608</text:p>
          </table:table-cell>
          <table:table-cell office:value-type="float" office:value="30.911" calcext:value-type="float">
            <text:p>30.911</text:p>
          </table:table-cell>
          <table:table-cell office:value-type="float" office:value="8.7968058" calcext:value-type="float">
            <text:p>8.7968058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75" calcext:value-type="float">
            <text:p>75</text:p>
          </table:table-cell>
          <table:table-cell office:value-type="float" office:value="36.502172" calcext:value-type="float">
            <text:p>36.502172</text:p>
          </table:table-cell>
          <table:table-cell office:value-type="float" office:value="33.904" calcext:value-type="float">
            <text:p>33.904</text:p>
          </table:table-cell>
          <table:table-cell office:value-type="float" office:value="31.072" calcext:value-type="float">
            <text:p>31.072</text:p>
          </table:table-cell>
          <table:table-cell office:value-type="float" office:value="25.047887" calcext:value-type="float">
            <text:p>25.047887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75" calcext:value-type="float">
            <text:p>75</text:p>
          </table:table-cell>
          <table:table-cell office:value-type="float" office:value="35.091308" calcext:value-type="float">
            <text:p>35.091308</text:p>
          </table:table-cell>
          <table:table-cell office:value-type="float" office:value="34.35" calcext:value-type="float">
            <text:p>34.35</text:p>
          </table:table-cell>
          <table:table-cell office:value-type="float" office:value="31.536" calcext:value-type="float">
            <text:p>31.536</text:p>
          </table:table-cell>
          <table:table-cell office:value-type="float" office:value="21.73396" calcext:value-type="float">
            <text:p>21.73396</text:p>
          </table:table-cell>
        </table:table-row>
        <table:table-row table:style-name="ro1">
          <table:table-cell office:value-type="string" calcext:value-type="string">
            <text:p>23AllocatorBenchmark_FreeI22BitmapAllocatorNextFit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75" calcext:value-type="float">
            <text:p>75</text:p>
          </table:table-cell>
          <table:table-cell office:value-type="float" office:value="29.301276" calcext:value-type="float">
            <text:p>29.301276</text:p>
          </table:table-cell>
          <table:table-cell office:value-type="float" office:value="30.067" calcext:value-type="float">
            <text:p>30.067</text:p>
          </table:table-cell>
          <table:table-cell office:value-type="float" office:value="28.735" calcext:value-type="float">
            <text:p>28.735</text:p>
          </table:table-cell>
          <table:table-cell office:value-type="float" office:value="0.43478346" calcext:value-type="float">
            <text:p>0.43478346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75" calcext:value-type="float">
            <text:p>75</text:p>
          </table:table-cell>
          <table:table-cell office:value-type="float" office:value="567.5401" calcext:value-type="float">
            <text:p>567.5401</text:p>
          </table:table-cell>
          <table:table-cell office:value-type="float" office:value="631.712" calcext:value-type="float">
            <text:p>631.712</text:p>
          </table:table-cell>
          <table:table-cell office:value-type="float" office:value="514.061" calcext:value-type="float">
            <text:p>514.061</text:p>
          </table:table-cell>
          <table:table-cell office:value-type="float" office:value="34.129122" calcext:value-type="float">
            <text:p>34.129122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75" calcext:value-type="float">
            <text:p>75</text:p>
          </table:table-cell>
          <table:table-cell office:value-type="float" office:value="574.06817" calcext:value-type="float">
            <text:p>574.06817</text:p>
          </table:table-cell>
          <table:table-cell office:value-type="float" office:value="630.88" calcext:value-type="float">
            <text:p>630.88</text:p>
          </table:table-cell>
          <table:table-cell office:value-type="float" office:value="523.057" calcext:value-type="float">
            <text:p>523.057</text:p>
          </table:table-cell>
          <table:table-cell office:value-type="float" office:value="36.985523" calcext:value-type="float">
            <text:p>36.985523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75" calcext:value-type="float">
            <text:p>75</text:p>
          </table:table-cell>
          <table:table-cell office:value-type="float" office:value="573.19658" calcext:value-type="float">
            <text:p>573.19658</text:p>
          </table:table-cell>
          <table:table-cell office:value-type="float" office:value="655.247" calcext:value-type="float">
            <text:p>655.247</text:p>
          </table:table-cell>
          <table:table-cell office:value-type="float" office:value="512.155" calcext:value-type="float">
            <text:p>512.155</text:p>
          </table:table-cell>
          <table:table-cell office:value-type="float" office:value="43.615174" calcext:value-type="float">
            <text:p>43.615174</text:p>
          </table:table-cell>
        </table:table-row>
        <table:table-row table:style-name="ro1">
          <table:table-cell office:value-type="string" calcext:value-type="string">
            <text:p>23AllocatorBenchmark_FreeI22BitmapAllocatorBestFit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75" calcext:value-type="float">
            <text:p>75</text:p>
          </table:table-cell>
          <table:table-cell office:value-type="float" office:value="28.29986" calcext:value-type="float">
            <text:p>28.29986</text:p>
          </table:table-cell>
          <table:table-cell office:value-type="float" office:value="29.145" calcext:value-type="float">
            <text:p>29.145</text:p>
          </table:table-cell>
          <table:table-cell office:value-type="float" office:value="27.764" calcext:value-type="float">
            <text:p>27.764</text:p>
          </table:table-cell>
          <table:table-cell office:value-type="float" office:value="0.45435789" calcext:value-type="float">
            <text:p>0.45435789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75" calcext:value-type="float">
            <text:p>75</text:p>
          </table:table-cell>
          <table:table-cell office:value-type="float" office:value="700.42797" calcext:value-type="float">
            <text:p>700.42797</text:p>
          </table:table-cell>
          <table:table-cell office:value-type="float" office:value="779.451" calcext:value-type="float">
            <text:p>779.451</text:p>
          </table:table-cell>
          <table:table-cell office:value-type="float" office:value="636.192" calcext:value-type="float">
            <text:p>636.192</text:p>
          </table:table-cell>
          <table:table-cell office:value-type="float" office:value="43.913333" calcext:value-type="float">
            <text:p>43.913333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75" calcext:value-type="float">
            <text:p>75</text:p>
          </table:table-cell>
          <table:table-cell office:value-type="float" office:value="719.2156" calcext:value-type="float">
            <text:p>719.2156</text:p>
          </table:table-cell>
          <table:table-cell office:value-type="float" office:value="809.766" calcext:value-type="float">
            <text:p>809.766</text:p>
          </table:table-cell>
          <table:table-cell office:value-type="float" office:value="653.455" calcext:value-type="float">
            <text:p>653.455</text:p>
          </table:table-cell>
          <table:table-cell office:value-type="float" office:value="47.943716" calcext:value-type="float">
            <text:p>47.943716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75" calcext:value-type="float">
            <text:p>75</text:p>
          </table:table-cell>
          <table:table-cell office:value-type="float" office:value="745.27854" calcext:value-type="float">
            <text:p>745.27854</text:p>
          </table:table-cell>
          <table:table-cell office:value-type="float" office:value="831.681" calcext:value-type="float">
            <text:p>831.681</text:p>
          </table:table-cell>
          <table:table-cell office:value-type="float" office:value="671.932" calcext:value-type="float">
            <text:p>671.932</text:p>
          </table:table-cell>
          <table:table-cell office:value-type="float" office:value="49.876248" calcext:value-type="float">
            <text:p>49.876248</text:p>
          </table:table-cell>
        </table:table-row>
        <table:table-row table:style-name="ro1">
          <table:table-cell office:value-type="string" calcext:value-type="string">
            <text:p>23AllocatorBenchmark_FreeI23BitmapAllocatorWorstFit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75" calcext:value-type="float">
            <text:p>75</text:p>
          </table:table-cell>
          <table:table-cell office:value-type="float" office:value="29.321236" calcext:value-type="float">
            <text:p>29.321236</text:p>
          </table:table-cell>
          <table:table-cell office:value-type="float" office:value="30.161" calcext:value-type="float">
            <text:p>30.161</text:p>
          </table:table-cell>
          <table:table-cell office:value-type="float" office:value="28.756" calcext:value-type="float">
            <text:p>28.756</text:p>
          </table:table-cell>
          <table:table-cell office:value-type="float" office:value="0.4302612" calcext:value-type="float">
            <text:p>0.4302612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75" calcext:value-type="float">
            <text:p>75</text:p>
          </table:table-cell>
          <table:table-cell office:value-type="float" office:value="230.369" calcext:value-type="float">
            <text:p>230.369</text:p>
          </table:table-cell>
          <table:table-cell office:value-type="float" office:value="290.464" calcext:value-type="float">
            <text:p>290.464</text:p>
          </table:table-cell>
          <table:table-cell office:value-type="float" office:value="171.259" calcext:value-type="float">
            <text:p>171.259</text:p>
          </table:table-cell>
          <table:table-cell office:value-type="float" office:value="38.424127" calcext:value-type="float">
            <text:p>38.424127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75" calcext:value-type="float">
            <text:p>75</text:p>
          </table:table-cell>
          <table:table-cell office:value-type="float" office:value="319.98948" calcext:value-type="float">
            <text:p>319.98948</text:p>
          </table:table-cell>
          <table:table-cell office:value-type="float" office:value="390.355" calcext:value-type="float">
            <text:p>390.355</text:p>
          </table:table-cell>
          <table:table-cell office:value-type="float" office:value="263.448" calcext:value-type="float">
            <text:p>263.448</text:p>
          </table:table-cell>
          <table:table-cell office:value-type="float" office:value="38.830241" calcext:value-type="float">
            <text:p>38.830241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75" calcext:value-type="float">
            <text:p>75</text:p>
          </table:table-cell>
          <table:table-cell office:value-type="float" office:value="67.643864" calcext:value-type="float">
            <text:p>67.643864</text:p>
          </table:table-cell>
          <table:table-cell office:value-type="float" office:value="80.074" calcext:value-type="float">
            <text:p>80.074</text:p>
          </table:table-cell>
          <table:table-cell office:value-type="float" office:value="57.293" calcext:value-type="float">
            <text:p>57.293</text:p>
          </table:table-cell>
          <table:table-cell office:value-type="float" office:value="7.4670869" calcext:value-type="float">
            <text:p>7.4670869</text:p>
          </table:table-cell>
        </table:table-row>
        <table:table-row table:style-name="ro1">
          <table:table-cell office:value-type="string" calcext:value-type="string">
            <text:p>23AllocatorBenchmark_FreeI14BuddyAllocator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75" calcext:value-type="float">
            <text:p>75</text:p>
          </table:table-cell>
          <table:table-cell office:value-type="float" office:value="33.68204" calcext:value-type="float">
            <text:p>33.68204</text:p>
          </table:table-cell>
          <table:table-cell office:value-type="float" office:value="34.843" calcext:value-type="float">
            <text:p>34.843</text:p>
          </table:table-cell>
          <table:table-cell office:value-type="float" office:value="32.911" calcext:value-type="float">
            <text:p>32.911</text:p>
          </table:table-cell>
          <table:table-cell office:value-type="float" office:value="0.60592331" calcext:value-type="float">
            <text:p>0.60592331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75" calcext:value-type="float">
            <text:p>75</text:p>
          </table:table-cell>
          <table:table-cell office:value-type="float" office:value="329.84079" calcext:value-type="float">
            <text:p>329.84079</text:p>
          </table:table-cell>
          <table:table-cell office:value-type="float" office:value="390.114" calcext:value-type="float">
            <text:p>390.114</text:p>
          </table:table-cell>
          <table:table-cell office:value-type="float" office:value="278.297" calcext:value-type="float">
            <text:p>278.297</text:p>
          </table:table-cell>
          <table:table-cell office:value-type="float" office:value="34.823877" calcext:value-type="float">
            <text:p>34.823877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75" calcext:value-type="float">
            <text:p>75</text:p>
          </table:table-cell>
          <table:table-cell office:value-type="float" office:value="637.2209" calcext:value-type="float">
            <text:p>637.2209</text:p>
          </table:table-cell>
          <table:table-cell office:value-type="float" office:value="749.811" calcext:value-type="float">
            <text:p>749.811</text:p>
          </table:table-cell>
          <table:table-cell office:value-type="float" office:value="542.496" calcext:value-type="float">
            <text:p>542.496</text:p>
          </table:table-cell>
          <table:table-cell office:value-type="float" office:value="64.367234" calcext:value-type="float">
            <text:p>64.367234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75" calcext:value-type="float">
            <text:p>75</text:p>
          </table:table-cell>
          <table:table-cell office:value-type="float" office:value="965.79621" calcext:value-type="float">
            <text:p>965.79621</text:p>
          </table:table-cell>
          <table:table-cell office:value-type="float" office:value="1141.839" calcext:value-type="float">
            <text:p>1141.839</text:p>
          </table:table-cell>
          <table:table-cell office:value-type="float" office:value="812.202" calcext:value-type="float">
            <text:p>812.202</text:p>
          </table:table-cell>
          <table:table-cell office:value-type="float" office:value="105.10978" calcext:value-type="float">
            <text:p>105.10978</text:p>
          </table:table-cell>
        </table:table-row>
        <table:table-row table:style-name="ro1">
          <table:table-cell office:value-type="string" calcext:value-type="string">
            <text:p>23AllocatorBenchmark_FreeI27LinkedListAllocatorFirstFit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75" calcext:value-type="float">
            <text:p>75</text:p>
          </table:table-cell>
          <table:table-cell office:value-type="float" office:value="30.751764" calcext:value-type="float">
            <text:p>30.751764</text:p>
          </table:table-cell>
          <table:table-cell office:value-type="float" office:value="31.95" calcext:value-type="float">
            <text:p>31.95</text:p>
          </table:table-cell>
          <table:table-cell office:value-type="float" office:value="30.142" calcext:value-type="float">
            <text:p>30.142</text:p>
          </table:table-cell>
          <table:table-cell office:value-type="float" office:value="0.62742618" calcext:value-type="float">
            <text:p>0.62742618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75" calcext:value-type="float">
            <text:p>75</text:p>
          </table:table-cell>
          <table:table-cell office:value-type="float" office:value="33.43238" calcext:value-type="float">
            <text:p>33.43238</text:p>
          </table:table-cell>
          <table:table-cell office:value-type="float" office:value="36.668" calcext:value-type="float">
            <text:p>36.668</text:p>
          </table:table-cell>
          <table:table-cell office:value-type="float" office:value="31.307" calcext:value-type="float">
            <text:p>31.307</text:p>
          </table:table-cell>
          <table:table-cell office:value-type="float" office:value="1.8345594" calcext:value-type="float">
            <text:p>1.8345594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75" calcext:value-type="float">
            <text:p>75</text:p>
          </table:table-cell>
          <table:table-cell office:value-type="float" office:value="35.872492" calcext:value-type="float">
            <text:p>35.872492</text:p>
          </table:table-cell>
          <table:table-cell office:value-type="float" office:value="38.727" calcext:value-type="float">
            <text:p>38.727</text:p>
          </table:table-cell>
          <table:table-cell office:value-type="float" office:value="33.508" calcext:value-type="float">
            <text:p>33.508</text:p>
          </table:table-cell>
          <table:table-cell office:value-type="float" office:value="2.1458949" calcext:value-type="float">
            <text:p>2.1458949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75" calcext:value-type="float">
            <text:p>75</text:p>
          </table:table-cell>
          <table:table-cell office:value-type="float" office:value="38.136816" calcext:value-type="float">
            <text:p>38.136816</text:p>
          </table:table-cell>
          <table:table-cell office:value-type="float" office:value="41.174" calcext:value-type="float">
            <text:p>41.174</text:p>
          </table:table-cell>
          <table:table-cell office:value-type="float" office:value="35.494" calcext:value-type="float">
            <text:p>35.494</text:p>
          </table:table-cell>
          <table:table-cell office:value-type="float" office:value="2.9595192" calcext:value-type="float">
            <text:p>2.9595192</text:p>
          </table:table-cell>
        </table:table-row>
        <table:table-row table:style-name="ro1">
          <table:table-cell office:value-type="string" calcext:value-type="string">
            <text:p>23AllocatorBenchmark_FreeI26LinkedListAllocatorNextFit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75" calcext:value-type="float">
            <text:p>75</text:p>
          </table:table-cell>
          <table:table-cell office:value-type="float" office:value="30.567016" calcext:value-type="float">
            <text:p>30.567016</text:p>
          </table:table-cell>
          <table:table-cell office:value-type="float" office:value="31.613" calcext:value-type="float">
            <text:p>31.613</text:p>
          </table:table-cell>
          <table:table-cell office:value-type="float" office:value="29.907" calcext:value-type="float">
            <text:p>29.907</text:p>
          </table:table-cell>
          <table:table-cell office:value-type="float" office:value="0.66144851" calcext:value-type="float">
            <text:p>0.66144851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75" calcext:value-type="float">
            <text:p>75</text:p>
          </table:table-cell>
          <table:table-cell office:value-type="float" office:value="866.03398" calcext:value-type="float">
            <text:p>866.03398</text:p>
          </table:table-cell>
          <table:table-cell office:value-type="float" office:value="923.146" calcext:value-type="float">
            <text:p>923.146</text:p>
          </table:table-cell>
          <table:table-cell office:value-type="float" office:value="806.918" calcext:value-type="float">
            <text:p>806.918</text:p>
          </table:table-cell>
          <table:table-cell office:value-type="float" office:value="34.402871" calcext:value-type="float">
            <text:p>34.402871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75" calcext:value-type="float">
            <text:p>75</text:p>
          </table:table-cell>
          <table:table-cell office:value-type="float" office:value="1708.6572" calcext:value-type="float">
            <text:p>1708.6572</text:p>
          </table:table-cell>
          <table:table-cell office:value-type="float" office:value="1799.812" calcext:value-type="float">
            <text:p>1799.812</text:p>
          </table:table-cell>
          <table:table-cell office:value-type="float" office:value="1630.801" calcext:value-type="float">
            <text:p>1630.801</text:p>
          </table:table-cell>
          <table:table-cell office:value-type="float" office:value="50.355642" calcext:value-type="float">
            <text:p>50.355642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75" calcext:value-type="float">
            <text:p>75</text:p>
          </table:table-cell>
          <table:table-cell office:value-type="float" office:value="2567.5123" calcext:value-type="float">
            <text:p>2567.5123</text:p>
          </table:table-cell>
          <table:table-cell office:value-type="float" office:value="2683.968" calcext:value-type="float">
            <text:p>2683.968</text:p>
          </table:table-cell>
          <table:table-cell office:value-type="float" office:value="2470.112" calcext:value-type="float">
            <text:p>2470.112</text:p>
          </table:table-cell>
          <table:table-cell office:value-type="float" office:value="61.285377" calcext:value-type="float">
            <text:p>61.285377</text:p>
          </table:table-cell>
        </table:table-row>
        <table:table-row table:style-name="ro1">
          <table:table-cell office:value-type="string" calcext:value-type="string">
            <text:p>23AllocatorBenchmark_FreeI26LinkedListAllocatorBestFit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75" calcext:value-type="float">
            <text:p>75</text:p>
          </table:table-cell>
          <table:table-cell office:value-type="float" office:value="31.456008" calcext:value-type="float">
            <text:p>31.456008</text:p>
          </table:table-cell>
          <table:table-cell office:value-type="float" office:value="32.401" calcext:value-type="float">
            <text:p>32.401</text:p>
          </table:table-cell>
          <table:table-cell office:value-type="float" office:value="30.764" calcext:value-type="float">
            <text:p>30.764</text:p>
          </table:table-cell>
          <table:table-cell office:value-type="float" office:value="0.570585" calcext:value-type="float">
            <text:p>0.570585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75" calcext:value-type="float">
            <text:p>75</text:p>
          </table:table-cell>
          <table:table-cell office:value-type="float" office:value="859.30196" calcext:value-type="float">
            <text:p>859.30196</text:p>
          </table:table-cell>
          <table:table-cell office:value-type="float" office:value="925.049" calcext:value-type="float">
            <text:p>925.049</text:p>
          </table:table-cell>
          <table:table-cell office:value-type="float" office:value="807.171" calcext:value-type="float">
            <text:p>807.171</text:p>
          </table:table-cell>
          <table:table-cell office:value-type="float" office:value="34.449595" calcext:value-type="float">
            <text:p>34.449595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75" calcext:value-type="float">
            <text:p>75</text:p>
          </table:table-cell>
          <table:table-cell office:value-type="float" office:value="1705.8916" calcext:value-type="float">
            <text:p>1705.8916</text:p>
          </table:table-cell>
          <table:table-cell office:value-type="float" office:value="1801.113" calcext:value-type="float">
            <text:p>1801.113</text:p>
          </table:table-cell>
          <table:table-cell office:value-type="float" office:value="1635.185" calcext:value-type="float">
            <text:p>1635.185</text:p>
          </table:table-cell>
          <table:table-cell office:value-type="float" office:value="50.731873" calcext:value-type="float">
            <text:p>50.731873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75" calcext:value-type="float">
            <text:p>75</text:p>
          </table:table-cell>
          <table:table-cell office:value-type="float" office:value="2534.3405" calcext:value-type="float">
            <text:p>2534.3405</text:p>
          </table:table-cell>
          <table:table-cell office:value-type="float" office:value="2641.173" calcext:value-type="float">
            <text:p>2641.173</text:p>
          </table:table-cell>
          <table:table-cell office:value-type="float" office:value="2443.634" calcext:value-type="float">
            <text:p>2443.634</text:p>
          </table:table-cell>
          <table:table-cell office:value-type="float" office:value="58.338796" calcext:value-type="float">
            <text:p>58.338796</text:p>
          </table:table-cell>
        </table:table-row>
        <table:table-row table:style-name="ro1">
          <table:table-cell office:value-type="string" calcext:value-type="string">
            <text:p>23AllocatorBenchmark_FreeI27LinkedListAllocatorWorstFit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75" calcext:value-type="float">
            <text:p>75</text:p>
          </table:table-cell>
          <table:table-cell office:value-type="float" office:value="31.05" calcext:value-type="float">
            <text:p>31.05</text:p>
          </table:table-cell>
          <table:table-cell office:value-type="float" office:value="32.167" calcext:value-type="float">
            <text:p>32.167</text:p>
          </table:table-cell>
          <table:table-cell office:value-type="float" office:value="30.374" calcext:value-type="float">
            <text:p>30.374</text:p>
          </table:table-cell>
          <table:table-cell office:value-type="float" office:value="0.6567587" calcext:value-type="float">
            <text:p>0.6567587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75" calcext:value-type="float">
            <text:p>75</text:p>
          </table:table-cell>
          <table:table-cell office:value-type="float" office:value="1141.3641" calcext:value-type="float">
            <text:p>1141.3641</text:p>
          </table:table-cell>
          <table:table-cell office:value-type="float" office:value="1354.731" calcext:value-type="float">
            <text:p>1354.731</text:p>
          </table:table-cell>
          <table:table-cell office:value-type="float" office:value="941.251" calcext:value-type="float">
            <text:p>941.251</text:p>
          </table:table-cell>
          <table:table-cell office:value-type="float" office:value="125.06303" calcext:value-type="float">
            <text:p>125.06303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75" calcext:value-type="float">
            <text:p>75</text:p>
          </table:table-cell>
          <table:table-cell office:value-type="float" office:value="2319.7476" calcext:value-type="float">
            <text:p>2319.7476</text:p>
          </table:table-cell>
          <table:table-cell office:value-type="float" office:value="2756.75" calcext:value-type="float">
            <text:p>2756.75</text:p>
          </table:table-cell>
          <table:table-cell office:value-type="float" office:value="1951.612" calcext:value-type="float">
            <text:p>1951.612</text:p>
          </table:table-cell>
          <table:table-cell office:value-type="float" office:value="243.25743" calcext:value-type="float">
            <text:p>243.25743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75" calcext:value-type="float">
            <text:p>75</text:p>
          </table:table-cell>
          <table:table-cell office:value-type="float" office:value="3510.425" calcext:value-type="float">
            <text:p>3510.425</text:p>
          </table:table-cell>
          <table:table-cell office:value-type="float" office:value="4135.988" calcext:value-type="float">
            <text:p>4135.988</text:p>
          </table:table-cell>
          <table:table-cell office:value-type="float" office:value="2992.884" calcext:value-type="float">
            <text:p>2992.884</text:p>
          </table:table-cell>
          <table:table-cell office:value-type="float" office:value="381.40845" calcext:value-type="float">
            <text:p>381.40845</text:p>
          </table:table-cell>
        </table:table-row>
        <table:table-row table:style-name="ro1">
          <table:table-cell office:value-type="string" calcext:value-type="string">
            <text:p>23AllocatorBenchmark_FreeI12BSTAllocator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75" calcext:value-type="float">
            <text:p>75</text:p>
          </table:table-cell>
          <table:table-cell office:value-type="float" office:value="32.386176" calcext:value-type="float">
            <text:p>32.386176</text:p>
          </table:table-cell>
          <table:table-cell office:value-type="float" office:value="34.128" calcext:value-type="float">
            <text:p>34.128</text:p>
          </table:table-cell>
          <table:table-cell office:value-type="float" office:value="31.428" calcext:value-type="float">
            <text:p>31.428</text:p>
          </table:table-cell>
          <table:table-cell office:value-type="float" office:value="1.2475872" calcext:value-type="float">
            <text:p>1.2475872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75" calcext:value-type="float">
            <text:p>75</text:p>
          </table:table-cell>
          <table:table-cell office:value-type="float" office:value="844.93894" calcext:value-type="float">
            <text:p>844.93894</text:p>
          </table:table-cell>
          <table:table-cell office:value-type="float" office:value="1003.211" calcext:value-type="float">
            <text:p>1003.211</text:p>
          </table:table-cell>
          <table:table-cell office:value-type="float" office:value="701.718" calcext:value-type="float">
            <text:p>701.718</text:p>
          </table:table-cell>
          <table:table-cell office:value-type="float" office:value="91.689345" calcext:value-type="float">
            <text:p>91.689345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75" calcext:value-type="float">
            <text:p>75</text:p>
          </table:table-cell>
          <table:table-cell office:value-type="float" office:value="1760.6038" calcext:value-type="float">
            <text:p>1760.6038</text:p>
          </table:table-cell>
          <table:table-cell office:value-type="float" office:value="2097.747" calcext:value-type="float">
            <text:p>2097.747</text:p>
          </table:table-cell>
          <table:table-cell office:value-type="float" office:value="1463.838" calcext:value-type="float">
            <text:p>1463.838</text:p>
          </table:table-cell>
          <table:table-cell office:value-type="float" office:value="197.18456" calcext:value-type="float">
            <text:p>197.18456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75" calcext:value-type="float">
            <text:p>75</text:p>
          </table:table-cell>
          <table:table-cell office:value-type="float" office:value="2732.6922" calcext:value-type="float">
            <text:p>2732.6922</text:p>
          </table:table-cell>
          <table:table-cell office:value-type="float" office:value="3263.264" calcext:value-type="float">
            <text:p>3263.264</text:p>
          </table:table-cell>
          <table:table-cell office:value-type="float" office:value="2239.636" calcext:value-type="float">
            <text:p>2239.636</text:p>
          </table:table-cell>
          <table:table-cell office:value-type="float" office:value="348.82582" calcext:value-type="float">
            <text:p>348.82582</text:p>
          </table:table-cell>
        </table:table-row>
        <table:table-row table:style-name="ro1">
          <table:table-cell office:value-type="string" calcext:value-type="string">
            <text:p>23AllocatorBenchmark_FreeI13BBSTAllocator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75" calcext:value-type="float">
            <text:p>75</text:p>
          </table:table-cell>
          <table:table-cell office:value-type="float" office:value="35.32708" calcext:value-type="float">
            <text:p>35.32708</text:p>
          </table:table-cell>
          <table:table-cell office:value-type="float" office:value="36.458" calcext:value-type="float">
            <text:p>36.458</text:p>
          </table:table-cell>
          <table:table-cell office:value-type="float" office:value="34.489" calcext:value-type="float">
            <text:p>34.489</text:p>
          </table:table-cell>
          <table:table-cell office:value-type="float" office:value="0.64910004" calcext:value-type="float">
            <text:p>0.64910004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75" calcext:value-type="float">
            <text:p>75</text:p>
          </table:table-cell>
          <table:table-cell office:value-type="float" office:value="44.733464" calcext:value-type="float">
            <text:p>44.733464</text:p>
          </table:table-cell>
          <table:table-cell office:value-type="float" office:value="49.236" calcext:value-type="float">
            <text:p>49.236</text:p>
          </table:table-cell>
          <table:table-cell office:value-type="float" office:value="41.395" calcext:value-type="float">
            <text:p>41.395</text:p>
          </table:table-cell>
          <table:table-cell office:value-type="float" office:value="2.3553378" calcext:value-type="float">
            <text:p>2.3553378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75" calcext:value-type="float">
            <text:p>75</text:p>
          </table:table-cell>
          <table:table-cell office:value-type="float" office:value="46.024776" calcext:value-type="float">
            <text:p>46.024776</text:p>
          </table:table-cell>
          <table:table-cell office:value-type="float" office:value="49.713" calcext:value-type="float">
            <text:p>49.713</text:p>
          </table:table-cell>
          <table:table-cell office:value-type="float" office:value="42.577" calcext:value-type="float">
            <text:p>42.577</text:p>
          </table:table-cell>
          <table:table-cell office:value-type="float" office:value="4.0014179" calcext:value-type="float">
            <text:p>4.0014179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75" calcext:value-type="float">
            <text:p>75</text:p>
          </table:table-cell>
          <table:table-cell office:value-type="float" office:value="45.627948" calcext:value-type="float">
            <text:p>45.627948</text:p>
          </table:table-cell>
          <table:table-cell office:value-type="float" office:value="49.69" calcext:value-type="float">
            <text:p>49.69</text:p>
          </table:table-cell>
          <table:table-cell office:value-type="float" office:value="42.347" calcext:value-type="float">
            <text:p>42.347</text:p>
          </table:table-cell>
          <table:table-cell office:value-type="float" office:value="2.2923997" calcext:value-type="float">
            <text:p>2.2923997</text:p>
          </table:table-cell>
        </table:table-row>
        <table:table-row table:style-name="ro1">
          <table:table-cell office:value-type="string" calcext:value-type="string">
            <text:p>23AllocatorBenchmark_FreeI17DualBBSTAllocator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75" calcext:value-type="float">
            <text:p>75</text:p>
          </table:table-cell>
          <table:table-cell office:value-type="float" office:value="39.357364" calcext:value-type="float">
            <text:p>39.357364</text:p>
          </table:table-cell>
          <table:table-cell office:value-type="float" office:value="40.625" calcext:value-type="float">
            <text:p>40.625</text:p>
          </table:table-cell>
          <table:table-cell office:value-type="float" office:value="38.364" calcext:value-type="float">
            <text:p>38.364</text:p>
          </table:table-cell>
          <table:table-cell office:value-type="float" office:value="0.73452419" calcext:value-type="float">
            <text:p>0.73452419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100" calcext:value-type="float">
            <text:p>100</text:p>
          </table:table-cell>
          <table:table-cell office:value-type="float" office:value="31.339552" calcext:value-type="float">
            <text:p>31.339552</text:p>
          </table:table-cell>
          <table:table-cell office:value-type="float" office:value="33.235" calcext:value-type="float">
            <text:p>33.235</text:p>
          </table:table-cell>
          <table:table-cell office:value-type="float" office:value="28.742" calcext:value-type="float">
            <text:p>28.742</text:p>
          </table:table-cell>
          <table:table-cell office:value-type="float" office:value="1.7974023" calcext:value-type="float">
            <text:p>1.7974023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100" calcext:value-type="float">
            <text:p>100</text:p>
          </table:table-cell>
          <table:table-cell office:value-type="float" office:value="32.457996" calcext:value-type="float">
            <text:p>32.457996</text:p>
          </table:table-cell>
          <table:table-cell office:value-type="float" office:value="34.328" calcext:value-type="float">
            <text:p>34.328</text:p>
          </table:table-cell>
          <table:table-cell office:value-type="float" office:value="28.453" calcext:value-type="float">
            <text:p>28.453</text:p>
          </table:table-cell>
          <table:table-cell office:value-type="float" office:value="1.6405354" calcext:value-type="float">
            <text:p>1.6405354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100" calcext:value-type="float">
            <text:p>100</text:p>
          </table:table-cell>
          <table:table-cell office:value-type="float" office:value="34.219192" calcext:value-type="float">
            <text:p>34.219192</text:p>
          </table:table-cell>
          <table:table-cell office:value-type="float" office:value="36.098" calcext:value-type="float">
            <text:p>36.098</text:p>
          </table:table-cell>
          <table:table-cell office:value-type="float" office:value="29.016" calcext:value-type="float">
            <text:p>29.016</text:p>
          </table:table-cell>
          <table:table-cell office:value-type="float" office:value="2.1019451" calcext:value-type="float">
            <text:p>2.1019451</text:p>
          </table:table-cell>
        </table:table-row>
        <table:table-row table:style-name="ro1">
          <table:table-cell office:value-type="string" calcext:value-type="string">
            <text:p>23AllocatorBenchmark_FreeI23BitmapAllocatorFirstFit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100" calcext:value-type="float">
            <text:p>100</text:p>
          </table:table-cell>
          <table:table-cell office:value-type="float" office:value="28.346932" calcext:value-type="float">
            <text:p>28.346932</text:p>
          </table:table-cell>
          <table:table-cell office:value-type="float" office:value="29.628" calcext:value-type="float">
            <text:p>29.628</text:p>
          </table:table-cell>
          <table:table-cell office:value-type="float" office:value="27.691" calcext:value-type="float">
            <text:p>27.691</text:p>
          </table:table-cell>
          <table:table-cell office:value-type="float" office:value="0.87845329" calcext:value-type="float">
            <text:p>0.87845329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100" calcext:value-type="float">
            <text:p>100</text:p>
          </table:table-cell>
          <table:table-cell office:value-type="float" office:value="28.737716" calcext:value-type="float">
            <text:p>28.737716</text:p>
          </table:table-cell>
          <table:table-cell office:value-type="float" office:value="29.799" calcext:value-type="float">
            <text:p>29.799</text:p>
          </table:table-cell>
          <table:table-cell office:value-type="float" office:value="27.912" calcext:value-type="float">
            <text:p>27.912</text:p>
          </table:table-cell>
          <table:table-cell office:value-type="float" office:value="2.1139406" calcext:value-type="float">
            <text:p>2.1139406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100" calcext:value-type="float">
            <text:p>100</text:p>
          </table:table-cell>
          <table:table-cell office:value-type="float" office:value="28.575224" calcext:value-type="float">
            <text:p>28.575224</text:p>
          </table:table-cell>
          <table:table-cell office:value-type="float" office:value="29.521" calcext:value-type="float">
            <text:p>29.521</text:p>
          </table:table-cell>
          <table:table-cell office:value-type="float" office:value="27.817" calcext:value-type="float">
            <text:p>27.817</text:p>
          </table:table-cell>
          <table:table-cell office:value-type="float" office:value="0.65612299" calcext:value-type="float">
            <text:p>0.65612299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100" calcext:value-type="float">
            <text:p>100</text:p>
          </table:table-cell>
          <table:table-cell office:value-type="float" office:value="28.84276" calcext:value-type="float">
            <text:p>28.84276</text:p>
          </table:table-cell>
          <table:table-cell office:value-type="float" office:value="29.966" calcext:value-type="float">
            <text:p>29.966</text:p>
          </table:table-cell>
          <table:table-cell office:value-type="float" office:value="28.104" calcext:value-type="float">
            <text:p>28.104</text:p>
          </table:table-cell>
          <table:table-cell office:value-type="float" office:value="0.69253128" calcext:value-type="float">
            <text:p>0.69253128</text:p>
          </table:table-cell>
        </table:table-row>
        <table:table-row table:style-name="ro1">
          <table:table-cell office:value-type="string" calcext:value-type="string">
            <text:p>23AllocatorBenchmark_FreeI22BitmapAllocatorNextFit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100" calcext:value-type="float">
            <text:p>100</text:p>
          </table:table-cell>
          <table:table-cell office:value-type="float" office:value="28.585772" calcext:value-type="float">
            <text:p>28.585772</text:p>
          </table:table-cell>
          <table:table-cell office:value-type="float" office:value="29.427" calcext:value-type="float">
            <text:p>29.427</text:p>
          </table:table-cell>
          <table:table-cell office:value-type="float" office:value="28.096" calcext:value-type="float">
            <text:p>28.096</text:p>
          </table:table-cell>
          <table:table-cell office:value-type="float" office:value="0.50462801" calcext:value-type="float">
            <text:p>0.50462801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100" calcext:value-type="float">
            <text:p>100</text:p>
          </table:table-cell>
          <table:table-cell office:value-type="float" office:value="460.76476" calcext:value-type="float">
            <text:p>460.76476</text:p>
          </table:table-cell>
          <table:table-cell office:value-type="float" office:value="527.188" calcext:value-type="float">
            <text:p>527.188</text:p>
          </table:table-cell>
          <table:table-cell office:value-type="float" office:value="440.444" calcext:value-type="float">
            <text:p>440.444</text:p>
          </table:table-cell>
          <table:table-cell office:value-type="float" office:value="25.737143" calcext:value-type="float">
            <text:p>25.737143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100" calcext:value-type="float">
            <text:p>100</text:p>
          </table:table-cell>
          <table:table-cell office:value-type="float" office:value="470.40782" calcext:value-type="float">
            <text:p>470.40782</text:p>
          </table:table-cell>
          <table:table-cell office:value-type="float" office:value="546.194" calcext:value-type="float">
            <text:p>546.194</text:p>
          </table:table-cell>
          <table:table-cell office:value-type="float" office:value="440.028" calcext:value-type="float">
            <text:p>440.028</text:p>
          </table:table-cell>
          <table:table-cell office:value-type="float" office:value="39.771702" calcext:value-type="float">
            <text:p>39.771702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100" calcext:value-type="float">
            <text:p>100</text:p>
          </table:table-cell>
          <table:table-cell office:value-type="float" office:value="466.97196" calcext:value-type="float">
            <text:p>466.97196</text:p>
          </table:table-cell>
          <table:table-cell office:value-type="float" office:value="551.661" calcext:value-type="float">
            <text:p>551.661</text:p>
          </table:table-cell>
          <table:table-cell office:value-type="float" office:value="439.7" calcext:value-type="float">
            <text:p>439.7</text:p>
          </table:table-cell>
          <table:table-cell office:value-type="float" office:value="39.907063" calcext:value-type="float">
            <text:p>39.907063</text:p>
          </table:table-cell>
        </table:table-row>
        <table:table-row table:style-name="ro1">
          <table:table-cell office:value-type="string" calcext:value-type="string">
            <text:p>23AllocatorBenchmark_FreeI22BitmapAllocatorBestFit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100" calcext:value-type="float">
            <text:p>100</text:p>
          </table:table-cell>
          <table:table-cell office:value-type="float" office:value="28.918224" calcext:value-type="float">
            <text:p>28.918224</text:p>
          </table:table-cell>
          <table:table-cell office:value-type="float" office:value="29.76" calcext:value-type="float">
            <text:p>29.76</text:p>
          </table:table-cell>
          <table:table-cell office:value-type="float" office:value="28.404" calcext:value-type="float">
            <text:p>28.404</text:p>
          </table:table-cell>
          <table:table-cell office:value-type="float" office:value="0.42791369" calcext:value-type="float">
            <text:p>0.42791369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100" calcext:value-type="float">
            <text:p>100</text:p>
          </table:table-cell>
          <table:table-cell office:value-type="float" office:value="579.46366" calcext:value-type="float">
            <text:p>579.46366</text:p>
          </table:table-cell>
          <table:table-cell office:value-type="float" office:value="641.37" calcext:value-type="float">
            <text:p>641.37</text:p>
          </table:table-cell>
          <table:table-cell office:value-type="float" office:value="554.12" calcext:value-type="float">
            <text:p>554.12</text:p>
          </table:table-cell>
          <table:table-cell office:value-type="float" office:value="26.88237" calcext:value-type="float">
            <text:p>26.88237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100" calcext:value-type="float">
            <text:p>100</text:p>
          </table:table-cell>
          <table:table-cell office:value-type="float" office:value="595.62982" calcext:value-type="float">
            <text:p>595.62982</text:p>
          </table:table-cell>
          <table:table-cell office:value-type="float" office:value="667.951" calcext:value-type="float">
            <text:p>667.951</text:p>
          </table:table-cell>
          <table:table-cell office:value-type="float" office:value="565.073" calcext:value-type="float">
            <text:p>565.073</text:p>
          </table:table-cell>
          <table:table-cell office:value-type="float" office:value="35.79691" calcext:value-type="float">
            <text:p>35.79691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100" calcext:value-type="float">
            <text:p>100</text:p>
          </table:table-cell>
          <table:table-cell office:value-type="float" office:value="599.15317" calcext:value-type="float">
            <text:p>599.15317</text:p>
          </table:table-cell>
          <table:table-cell office:value-type="float" office:value="663.205" calcext:value-type="float">
            <text:p>663.205</text:p>
          </table:table-cell>
          <table:table-cell office:value-type="float" office:value="571.697" calcext:value-type="float">
            <text:p>571.697</text:p>
          </table:table-cell>
          <table:table-cell office:value-type="float" office:value="32.368781" calcext:value-type="float">
            <text:p>32.368781</text:p>
          </table:table-cell>
        </table:table-row>
        <table:table-row table:style-name="ro1">
          <table:table-cell office:value-type="string" calcext:value-type="string">
            <text:p>23AllocatorBenchmark_FreeI23BitmapAllocatorWorstFit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100" calcext:value-type="float">
            <text:p>100</text:p>
          </table:table-cell>
          <table:table-cell office:value-type="float" office:value="29.061392" calcext:value-type="float">
            <text:p>29.061392</text:p>
          </table:table-cell>
          <table:table-cell office:value-type="float" office:value="30.215" calcext:value-type="float">
            <text:p>30.215</text:p>
          </table:table-cell>
          <table:table-cell office:value-type="float" office:value="28.388" calcext:value-type="float">
            <text:p>28.388</text:p>
          </table:table-cell>
          <table:table-cell office:value-type="float" office:value="0.80218679" calcext:value-type="float">
            <text:p>0.80218679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100" calcext:value-type="float">
            <text:p>100</text:p>
          </table:table-cell>
          <table:table-cell office:value-type="float" office:value="143.28434" calcext:value-type="float">
            <text:p>143.28434</text:p>
          </table:table-cell>
          <table:table-cell office:value-type="float" office:value="167.339" calcext:value-type="float">
            <text:p>167.339</text:p>
          </table:table-cell>
          <table:table-cell office:value-type="float" office:value="115.387" calcext:value-type="float">
            <text:p>115.387</text:p>
          </table:table-cell>
          <table:table-cell office:value-type="float" office:value="16.452448" calcext:value-type="float">
            <text:p>16.452448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100" calcext:value-type="float">
            <text:p>100</text:p>
          </table:table-cell>
          <table:table-cell office:value-type="float" office:value="243.2057" calcext:value-type="float">
            <text:p>243.2057</text:p>
          </table:table-cell>
          <table:table-cell office:value-type="float" office:value="284.33" calcext:value-type="float">
            <text:p>284.33</text:p>
          </table:table-cell>
          <table:table-cell office:value-type="float" office:value="188.043" calcext:value-type="float">
            <text:p>188.043</text:p>
          </table:table-cell>
          <table:table-cell office:value-type="float" office:value="30.194396" calcext:value-type="float">
            <text:p>30.194396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100" calcext:value-type="float">
            <text:p>100</text:p>
          </table:table-cell>
          <table:table-cell office:value-type="float" office:value="351.0819" calcext:value-type="float">
            <text:p>351.0819</text:p>
          </table:table-cell>
          <table:table-cell office:value-type="float" office:value="404.826" calcext:value-type="float">
            <text:p>404.826</text:p>
          </table:table-cell>
          <table:table-cell office:value-type="float" office:value="283.399" calcext:value-type="float">
            <text:p>283.399</text:p>
          </table:table-cell>
          <table:table-cell office:value-type="float" office:value="39.276961" calcext:value-type="float">
            <text:p>39.276961</text:p>
          </table:table-cell>
        </table:table-row>
        <table:table-row table:style-name="ro1">
          <table:table-cell office:value-type="string" calcext:value-type="string">
            <text:p>23AllocatorBenchmark_FreeI14BuddyAllocator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100" calcext:value-type="float">
            <text:p>100</text:p>
          </table:table-cell>
          <table:table-cell office:value-type="float" office:value="32.168408" calcext:value-type="float">
            <text:p>32.168408</text:p>
          </table:table-cell>
          <table:table-cell office:value-type="float" office:value="33.191" calcext:value-type="float">
            <text:p>33.191</text:p>
          </table:table-cell>
          <table:table-cell office:value-type="float" office:value="31.68" calcext:value-type="float">
            <text:p>31.68</text:p>
          </table:table-cell>
          <table:table-cell office:value-type="float" office:value="0.5615756" calcext:value-type="float">
            <text:p>0.5615756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100" calcext:value-type="float">
            <text:p>100</text:p>
          </table:table-cell>
          <table:table-cell office:value-type="float" office:value="1847.5454" calcext:value-type="float">
            <text:p>1847.5454</text:p>
          </table:table-cell>
          <table:table-cell office:value-type="float" office:value="2131.401" calcext:value-type="float">
            <text:p>2131.401</text:p>
          </table:table-cell>
          <table:table-cell office:value-type="float" office:value="1444.729" calcext:value-type="float">
            <text:p>1444.729</text:p>
          </table:table-cell>
          <table:table-cell office:value-type="float" office:value="212.25723" calcext:value-type="float">
            <text:p>212.25723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100" calcext:value-type="float">
            <text:p>100</text:p>
          </table:table-cell>
          <table:table-cell office:value-type="float" office:value="3618.3425" calcext:value-type="float">
            <text:p>3618.3425</text:p>
          </table:table-cell>
          <table:table-cell office:value-type="float" office:value="4239.193" calcext:value-type="float">
            <text:p>4239.193</text:p>
          </table:table-cell>
          <table:table-cell office:value-type="float" office:value="2696.126" calcext:value-type="float">
            <text:p>2696.126</text:p>
          </table:table-cell>
          <table:table-cell office:value-type="float" office:value="453.92709" calcext:value-type="float">
            <text:p>453.92709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100" calcext:value-type="float">
            <text:p>100</text:p>
          </table:table-cell>
          <table:table-cell office:value-type="float" office:value="5524.0568" calcext:value-type="float">
            <text:p>5524.0568</text:p>
          </table:table-cell>
          <table:table-cell office:value-type="float" office:value="6473.143" calcext:value-type="float">
            <text:p>6473.143</text:p>
          </table:table-cell>
          <table:table-cell office:value-type="float" office:value="4059.428" calcext:value-type="float">
            <text:p>4059.428</text:p>
          </table:table-cell>
          <table:table-cell office:value-type="float" office:value="756.43154" calcext:value-type="float">
            <text:p>756.43154</text:p>
          </table:table-cell>
        </table:table-row>
        <table:table-row table:style-name="ro1">
          <table:table-cell office:value-type="string" calcext:value-type="string">
            <text:p>23AllocatorBenchmark_FreeI27LinkedListAllocatorFirstFit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100" calcext:value-type="float">
            <text:p>100</text:p>
          </table:table-cell>
          <table:table-cell office:value-type="float" office:value="30.141688" calcext:value-type="float">
            <text:p>30.141688</text:p>
          </table:table-cell>
          <table:table-cell office:value-type="float" office:value="31.277" calcext:value-type="float">
            <text:p>31.277</text:p>
          </table:table-cell>
          <table:table-cell office:value-type="float" office:value="29.441" calcext:value-type="float">
            <text:p>29.441</text:p>
          </table:table-cell>
          <table:table-cell office:value-type="float" office:value="0.77909063" calcext:value-type="float">
            <text:p>0.77909063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100" calcext:value-type="float">
            <text:p>100</text:p>
          </table:table-cell>
          <table:table-cell office:value-type="float" office:value="38.797816" calcext:value-type="float">
            <text:p>38.797816</text:p>
          </table:table-cell>
          <table:table-cell office:value-type="float" office:value="40.572" calcext:value-type="float">
            <text:p>40.572</text:p>
          </table:table-cell>
          <table:table-cell office:value-type="float" office:value="37.299" calcext:value-type="float">
            <text:p>37.299</text:p>
          </table:table-cell>
          <table:table-cell office:value-type="float" office:value="1.5288484" calcext:value-type="float">
            <text:p>1.5288484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100" calcext:value-type="float">
            <text:p>100</text:p>
          </table:table-cell>
          <table:table-cell office:value-type="float" office:value="40.268776" calcext:value-type="float">
            <text:p>40.268776</text:p>
          </table:table-cell>
          <table:table-cell office:value-type="float" office:value="42.315" calcext:value-type="float">
            <text:p>42.315</text:p>
          </table:table-cell>
          <table:table-cell office:value-type="float" office:value="38.666" calcext:value-type="float">
            <text:p>38.666</text:p>
          </table:table-cell>
          <table:table-cell office:value-type="float" office:value="1.1576502" calcext:value-type="float">
            <text:p>1.1576502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100" calcext:value-type="float">
            <text:p>100</text:p>
          </table:table-cell>
          <table:table-cell office:value-type="float" office:value="42.185944" calcext:value-type="float">
            <text:p>42.185944</text:p>
          </table:table-cell>
          <table:table-cell office:value-type="float" office:value="44.897" calcext:value-type="float">
            <text:p>44.897</text:p>
          </table:table-cell>
          <table:table-cell office:value-type="float" office:value="40.087" calcext:value-type="float">
            <text:p>40.087</text:p>
          </table:table-cell>
          <table:table-cell office:value-type="float" office:value="1.6180635" calcext:value-type="float">
            <text:p>1.6180635</text:p>
          </table:table-cell>
        </table:table-row>
        <table:table-row table:style-name="ro1">
          <table:table-cell office:value-type="string" calcext:value-type="string">
            <text:p>23AllocatorBenchmark_FreeI26LinkedListAllocatorNextFit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100" calcext:value-type="float">
            <text:p>100</text:p>
          </table:table-cell>
          <table:table-cell office:value-type="float" office:value="30.67128" calcext:value-type="float">
            <text:p>30.67128</text:p>
          </table:table-cell>
          <table:table-cell office:value-type="float" office:value="31.908" calcext:value-type="float">
            <text:p>31.908</text:p>
          </table:table-cell>
          <table:table-cell office:value-type="float" office:value="29.968" calcext:value-type="float">
            <text:p>29.968</text:p>
          </table:table-cell>
          <table:table-cell office:value-type="float" office:value="0.66375993" calcext:value-type="float">
            <text:p>0.66375993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100" calcext:value-type="float">
            <text:p>100</text:p>
          </table:table-cell>
          <table:table-cell office:value-type="float" office:value="4005.1916" calcext:value-type="float">
            <text:p>4005.1916</text:p>
          </table:table-cell>
          <table:table-cell office:value-type="float" office:value="4113.359" calcext:value-type="float">
            <text:p>4113.359</text:p>
          </table:table-cell>
          <table:table-cell office:value-type="float" office:value="3904.657" calcext:value-type="float">
            <text:p>3904.657</text:p>
          </table:table-cell>
          <table:table-cell office:value-type="float" office:value="65.589197" calcext:value-type="float">
            <text:p>65.589197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100" calcext:value-type="float">
            <text:p>100</text:p>
          </table:table-cell>
          <table:table-cell office:value-type="float" office:value="7928.4818" calcext:value-type="float">
            <text:p>7928.4818</text:p>
          </table:table-cell>
          <table:table-cell office:value-type="float" office:value="8150.392" calcext:value-type="float">
            <text:p>8150.392</text:p>
          </table:table-cell>
          <table:table-cell office:value-type="float" office:value="7620.861" calcext:value-type="float">
            <text:p>7620.861</text:p>
          </table:table-cell>
          <table:table-cell office:value-type="float" office:value="166.02952" calcext:value-type="float">
            <text:p>166.02952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100" calcext:value-type="float">
            <text:p>100</text:p>
          </table:table-cell>
          <table:table-cell office:value-type="float" office:value="12158.152" calcext:value-type="float">
            <text:p>12158.152</text:p>
          </table:table-cell>
          <table:table-cell office:value-type="float" office:value="12461.262" calcext:value-type="float">
            <text:p>12461.262</text:p>
          </table:table-cell>
          <table:table-cell office:value-type="float" office:value="11603.021" calcext:value-type="float">
            <text:p>11603.021</text:p>
          </table:table-cell>
          <table:table-cell office:value-type="float" office:value="240.12298" calcext:value-type="float">
            <text:p>240.12298</text:p>
          </table:table-cell>
        </table:table-row>
        <table:table-row table:style-name="ro1">
          <table:table-cell office:value-type="string" calcext:value-type="string">
            <text:p>23AllocatorBenchmark_FreeI26LinkedListAllocatorBestFit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100" calcext:value-type="float">
            <text:p>100</text:p>
          </table:table-cell>
          <table:table-cell office:value-type="float" office:value="31.26748" calcext:value-type="float">
            <text:p>31.26748</text:p>
          </table:table-cell>
          <table:table-cell office:value-type="float" office:value="32.831" calcext:value-type="float">
            <text:p>32.831</text:p>
          </table:table-cell>
          <table:table-cell office:value-type="float" office:value="30.432" calcext:value-type="float">
            <text:p>30.432</text:p>
          </table:table-cell>
          <table:table-cell office:value-type="float" office:value="0.74701241" calcext:value-type="float">
            <text:p>0.74701241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100" calcext:value-type="float">
            <text:p>100</text:p>
          </table:table-cell>
          <table:table-cell office:value-type="float" office:value="4061.5376" calcext:value-type="float">
            <text:p>4061.5376</text:p>
          </table:table-cell>
          <table:table-cell office:value-type="float" office:value="4167.454" calcext:value-type="float">
            <text:p>4167.454</text:p>
          </table:table-cell>
          <table:table-cell office:value-type="float" office:value="3959.469" calcext:value-type="float">
            <text:p>3959.469</text:p>
          </table:table-cell>
          <table:table-cell office:value-type="float" office:value="69.082049" calcext:value-type="float">
            <text:p>69.082049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100" calcext:value-type="float">
            <text:p>100</text:p>
          </table:table-cell>
          <table:table-cell office:value-type="float" office:value="8091.1767" calcext:value-type="float">
            <text:p>8091.1767</text:p>
          </table:table-cell>
          <table:table-cell office:value-type="float" office:value="8293.928" calcext:value-type="float">
            <text:p>8293.928</text:p>
          </table:table-cell>
          <table:table-cell office:value-type="float" office:value="7883.288" calcext:value-type="float">
            <text:p>7883.288</text:p>
          </table:table-cell>
          <table:table-cell office:value-type="float" office:value="129.18844" calcext:value-type="float">
            <text:p>129.18844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100" calcext:value-type="float">
            <text:p>100</text:p>
          </table:table-cell>
          <table:table-cell office:value-type="float" office:value="11949.622" calcext:value-type="float">
            <text:p>11949.622</text:p>
          </table:table-cell>
          <table:table-cell office:value-type="float" office:value="12283.266" calcext:value-type="float">
            <text:p>12283.266</text:p>
          </table:table-cell>
          <table:table-cell office:value-type="float" office:value="11548.27" calcext:value-type="float">
            <text:p>11548.27</text:p>
          </table:table-cell>
          <table:table-cell office:value-type="float" office:value="246.93621" calcext:value-type="float">
            <text:p>246.93621</text:p>
          </table:table-cell>
        </table:table-row>
        <table:table-row table:style-name="ro1">
          <table:table-cell office:value-type="string" calcext:value-type="string">
            <text:p>23AllocatorBenchmark_FreeI27LinkedListAllocatorWorstFit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100" calcext:value-type="float">
            <text:p>100</text:p>
          </table:table-cell>
          <table:table-cell office:value-type="float" office:value="30.186812" calcext:value-type="float">
            <text:p>30.186812</text:p>
          </table:table-cell>
          <table:table-cell office:value-type="float" office:value="31.112" calcext:value-type="float">
            <text:p>31.112</text:p>
          </table:table-cell>
          <table:table-cell office:value-type="float" office:value="29.563" calcext:value-type="float">
            <text:p>29.563</text:p>
          </table:table-cell>
          <table:table-cell office:value-type="float" office:value="0.62621462" calcext:value-type="float">
            <text:p>0.62621462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100" calcext:value-type="float">
            <text:p>100</text:p>
          </table:table-cell>
          <table:table-cell office:value-type="float" office:value="3996.1308" calcext:value-type="float">
            <text:p>3996.1308</text:p>
          </table:table-cell>
          <table:table-cell office:value-type="float" office:value="4531.152" calcext:value-type="float">
            <text:p>4531.152</text:p>
          </table:table-cell>
          <table:table-cell office:value-type="float" office:value="3295.469" calcext:value-type="float">
            <text:p>3295.469</text:p>
          </table:table-cell>
          <table:table-cell office:value-type="float" office:value="405.29922" calcext:value-type="float">
            <text:p>405.29922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100" calcext:value-type="float">
            <text:p>100</text:p>
          </table:table-cell>
          <table:table-cell office:value-type="float" office:value="8093.5005" calcext:value-type="float">
            <text:p>8093.5005</text:p>
          </table:table-cell>
          <table:table-cell office:value-type="float" office:value="9413.345" calcext:value-type="float">
            <text:p>9413.345</text:p>
          </table:table-cell>
          <table:table-cell office:value-type="float" office:value="6293.57" calcext:value-type="float">
            <text:p>6293.57</text:p>
          </table:table-cell>
          <table:table-cell office:value-type="float" office:value="956.65022" calcext:value-type="float">
            <text:p>956.65022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100" calcext:value-type="float">
            <text:p>100</text:p>
          </table:table-cell>
          <table:table-cell office:value-type="float" office:value="12138.04" calcext:value-type="float">
            <text:p>12138.04</text:p>
          </table:table-cell>
          <table:table-cell office:value-type="float" office:value="14060.757" calcext:value-type="float">
            <text:p>14060.757</text:p>
          </table:table-cell>
          <table:table-cell office:value-type="float" office:value="9681.643" calcext:value-type="float">
            <text:p>9681.643</text:p>
          </table:table-cell>
          <table:table-cell office:value-type="float" office:value="1428.6528" calcext:value-type="float">
            <text:p>1428.6528</text:p>
          </table:table-cell>
        </table:table-row>
        <table:table-row table:style-name="ro1">
          <table:table-cell office:value-type="string" calcext:value-type="string">
            <text:p>23AllocatorBenchmark_FreeI12BSTAllocator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100" calcext:value-type="float">
            <text:p>100</text:p>
          </table:table-cell>
          <table:table-cell office:value-type="float" office:value="31.976132" calcext:value-type="float">
            <text:p>31.976132</text:p>
          </table:table-cell>
          <table:table-cell office:value-type="float" office:value="33.224" calcext:value-type="float">
            <text:p>33.224</text:p>
          </table:table-cell>
          <table:table-cell office:value-type="float" office:value="31.049" calcext:value-type="float">
            <text:p>31.049</text:p>
          </table:table-cell>
          <table:table-cell office:value-type="float" office:value="0.91567687" calcext:value-type="float">
            <text:p>0.91567687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100" calcext:value-type="float">
            <text:p>100</text:p>
          </table:table-cell>
          <table:table-cell office:value-type="float" office:value="5495.1534" calcext:value-type="float">
            <text:p>5495.1534</text:p>
          </table:table-cell>
          <table:table-cell office:value-type="float" office:value="7270.28" calcext:value-type="float">
            <text:p>7270.28</text:p>
          </table:table-cell>
          <table:table-cell office:value-type="float" office:value="4066.27" calcext:value-type="float">
            <text:p>4066.27</text:p>
          </table:table-cell>
          <table:table-cell office:value-type="float" office:value="874.00171" calcext:value-type="float">
            <text:p>874.00171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100" calcext:value-type="float">
            <text:p>100</text:p>
          </table:table-cell>
          <table:table-cell office:value-type="float" office:value="10800.353" calcext:value-type="float">
            <text:p>10800.353</text:p>
          </table:table-cell>
          <table:table-cell office:value-type="float" office:value="14250.796" calcext:value-type="float">
            <text:p>14250.796</text:p>
          </table:table-cell>
          <table:table-cell office:value-type="float" office:value="7816.164" calcext:value-type="float">
            <text:p>7816.164</text:p>
          </table:table-cell>
          <table:table-cell office:value-type="float" office:value="1855.0972" calcext:value-type="float">
            <text:p>1855.0972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100" calcext:value-type="float">
            <text:p>100</text:p>
          </table:table-cell>
          <table:table-cell office:value-type="float" office:value="16247.486" calcext:value-type="float">
            <text:p>16247.486</text:p>
          </table:table-cell>
          <table:table-cell office:value-type="float" office:value="20170.908" calcext:value-type="float">
            <text:p>20170.908</text:p>
          </table:table-cell>
          <table:table-cell office:value-type="float" office:value="11822.187" calcext:value-type="float">
            <text:p>11822.187</text:p>
          </table:table-cell>
          <table:table-cell office:value-type="float" office:value="2564.6599" calcext:value-type="float">
            <text:p>2564.6599</text:p>
          </table:table-cell>
        </table:table-row>
        <table:table-row table:style-name="ro1">
          <table:table-cell office:value-type="string" calcext:value-type="string">
            <text:p>23AllocatorBenchmark_FreeI13BBSTAllocator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100" calcext:value-type="float">
            <text:p>100</text:p>
          </table:table-cell>
          <table:table-cell office:value-type="float" office:value="35.373808" calcext:value-type="float">
            <text:p>35.373808</text:p>
          </table:table-cell>
          <table:table-cell office:value-type="float" office:value="37.688" calcext:value-type="float">
            <text:p>37.688</text:p>
          </table:table-cell>
          <table:table-cell office:value-type="float" office:value="34.13" calcext:value-type="float">
            <text:p>34.13</text:p>
          </table:table-cell>
          <table:table-cell office:value-type="float" office:value="3.2280473" calcext:value-type="float">
            <text:p>3.2280473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100" calcext:value-type="float">
            <text:p>100</text:p>
          </table:table-cell>
          <table:table-cell office:value-type="float" office:value="37.103256" calcext:value-type="float">
            <text:p>37.103256</text:p>
          </table:table-cell>
          <table:table-cell office:value-type="float" office:value="39.457" calcext:value-type="float">
            <text:p>39.457</text:p>
          </table:table-cell>
          <table:table-cell office:value-type="float" office:value="35.724" calcext:value-type="float">
            <text:p>35.724</text:p>
          </table:table-cell>
          <table:table-cell office:value-type="float" office:value="1.2341377" calcext:value-type="float">
            <text:p>1.2341377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100" calcext:value-type="float">
            <text:p>100</text:p>
          </table:table-cell>
          <table:table-cell office:value-type="float" office:value="37.97522" calcext:value-type="float">
            <text:p>37.97522</text:p>
          </table:table-cell>
          <table:table-cell office:value-type="float" office:value="40.764" calcext:value-type="float">
            <text:p>40.764</text:p>
          </table:table-cell>
          <table:table-cell office:value-type="float" office:value="36.239" calcext:value-type="float">
            <text:p>36.239</text:p>
          </table:table-cell>
          <table:table-cell office:value-type="float" office:value="1.525581" calcext:value-type="float">
            <text:p>1.525581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100" calcext:value-type="float">
            <text:p>100</text:p>
          </table:table-cell>
          <table:table-cell office:value-type="float" office:value="38.129876" calcext:value-type="float">
            <text:p>38.129876</text:p>
          </table:table-cell>
          <table:table-cell office:value-type="float" office:value="41.365" calcext:value-type="float">
            <text:p>41.365</text:p>
          </table:table-cell>
          <table:table-cell office:value-type="float" office:value="36.529" calcext:value-type="float">
            <text:p>36.529</text:p>
          </table:table-cell>
          <table:table-cell office:value-type="float" office:value="1.457044" calcext:value-type="float">
            <text:p>1.457044</text:p>
          </table:table-cell>
        </table:table-row>
        <table:table-row table:style-name="ro1">
          <table:table-cell office:value-type="string" calcext:value-type="string">
            <text:p>23AllocatorBenchmark_FreeI17DualBBSTAllocatorE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100" calcext:value-type="float">
            <text:p>100</text:p>
          </table:table-cell>
          <table:table-cell office:value-type="float" office:value="39.41064" calcext:value-type="float">
            <text:p>39.41064</text:p>
          </table:table-cell>
          <table:table-cell office:value-type="float" office:value="41.037" calcext:value-type="float">
            <text:p>41.037</text:p>
          </table:table-cell>
          <table:table-cell office:value-type="float" office:value="38.333" calcext:value-type="float">
            <text:p>38.333</text:p>
          </table:table-cell>
          <table:table-cell office:value-type="float" office:value="0.85605553" calcext:value-type="float">
            <text:p>0.85605553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office:value-type="float" office:value="136.18807" calcext:value-type="float">
            <text:p>136.18807</text:p>
          </table:table-cell>
          <table:table-cell office:value-type="float" office:value="169.805" calcext:value-type="float">
            <text:p>169.805</text:p>
          </table:table-cell>
          <table:table-cell office:value-type="float" office:value="96.754" calcext:value-type="float">
            <text:p>96.754</text:p>
          </table:table-cell>
          <table:table-cell office:value-type="float" office:value="22.609757" calcext:value-type="float">
            <text:p>22.609757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office:value-type="float" office:value="173.69635" calcext:value-type="float">
            <text:p>173.69635</text:p>
          </table:table-cell>
          <table:table-cell office:value-type="float" office:value="225.484" calcext:value-type="float">
            <text:p>225.484</text:p>
          </table:table-cell>
          <table:table-cell office:value-type="float" office:value="115.817" calcext:value-type="float">
            <text:p>115.817</text:p>
          </table:table-cell>
          <table:table-cell office:value-type="float" office:value="31.281632" calcext:value-type="float">
            <text:p>31.281632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office:value-type="float" office:value="205.51334" calcext:value-type="float">
            <text:p>205.51334</text:p>
          </table:table-cell>
          <table:table-cell office:value-type="float" office:value="271.15" calcext:value-type="float">
            <text:p>271.15</text:p>
          </table:table-cell>
          <table:table-cell office:value-type="float" office:value="132.739" calcext:value-type="float">
            <text:p>132.739</text:p>
          </table:table-cell>
          <table:table-cell office:value-type="float" office:value="39.389136" calcext:value-type="float">
            <text:p>39.389136</text:p>
          </table:table-cell>
        </table:table-row>
        <table:table-row table:style-name="ro1">
          <table:table-cell office:value-type="string" calcext:value-type="string">
            <text:p>23AllocatorBenchmark_FreeI23BitmapAllocatorFirstFit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office:value-type="float" office:value="30.816976" calcext:value-type="float">
            <text:p>30.816976</text:p>
          </table:table-cell>
          <table:table-cell office:value-type="float" office:value="31.81" calcext:value-type="float">
            <text:p>31.81</text:p>
          </table:table-cell>
          <table:table-cell office:value-type="float" office:value="30.135" calcext:value-type="float">
            <text:p>30.135</text:p>
          </table:table-cell>
          <table:table-cell office:value-type="float" office:value="0.76875387" calcext:value-type="float">
            <text:p>0.76875387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office:value-type="float" office:value="47.205348" calcext:value-type="float">
            <text:p>47.205348</text:p>
          </table:table-cell>
          <table:table-cell office:value-type="float" office:value="103.465" calcext:value-type="float">
            <text:p>103.465</text:p>
          </table:table-cell>
          <table:table-cell office:value-type="float" office:value="37.712" calcext:value-type="float">
            <text:p>37.712</text:p>
          </table:table-cell>
          <table:table-cell office:value-type="float" office:value="36.566364" calcext:value-type="float">
            <text:p>36.566364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office:value-type="float" office:value="48.156708" calcext:value-type="float">
            <text:p>48.156708</text:p>
          </table:table-cell>
          <table:table-cell office:value-type="float" office:value="41.577" calcext:value-type="float">
            <text:p>41.577</text:p>
          </table:table-cell>
          <table:table-cell office:value-type="float" office:value="38.277" calcext:value-type="float">
            <text:p>38.277</text:p>
          </table:table-cell>
          <table:table-cell office:value-type="float" office:value="52.380833" calcext:value-type="float">
            <text:p>52.380833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office:value-type="float" office:value="45.31326" calcext:value-type="float">
            <text:p>45.31326</text:p>
          </table:table-cell>
          <table:table-cell office:value-type="float" office:value="41.137" calcext:value-type="float">
            <text:p>41.137</text:p>
          </table:table-cell>
          <table:table-cell office:value-type="float" office:value="37.946" calcext:value-type="float">
            <text:p>37.946</text:p>
          </table:table-cell>
          <table:table-cell office:value-type="float" office:value="57.585406" calcext:value-type="float">
            <text:p>57.585406</text:p>
          </table:table-cell>
        </table:table-row>
        <table:table-row table:style-name="ro1">
          <table:table-cell office:value-type="string" calcext:value-type="string">
            <text:p>23AllocatorBenchmark_FreeI22BitmapAllocatorNextFit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office:value-type="float" office:value="31.006872" calcext:value-type="float">
            <text:p>31.006872</text:p>
          </table:table-cell>
          <table:table-cell office:value-type="float" office:value="32.048" calcext:value-type="float">
            <text:p>32.048</text:p>
          </table:table-cell>
          <table:table-cell office:value-type="float" office:value="30.37" calcext:value-type="float">
            <text:p>30.37</text:p>
          </table:table-cell>
          <table:table-cell office:value-type="float" office:value="0.62264202" calcext:value-type="float">
            <text:p>0.62264202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office:value-type="float" office:value="1016.1116" calcext:value-type="float">
            <text:p>1016.1116</text:p>
          </table:table-cell>
          <table:table-cell office:value-type="float" office:value="1076.959" calcext:value-type="float">
            <text:p>1076.959</text:p>
          </table:table-cell>
          <table:table-cell office:value-type="float" office:value="962.263" calcext:value-type="float">
            <text:p>962.263</text:p>
          </table:table-cell>
          <table:table-cell office:value-type="float" office:value="35.574727" calcext:value-type="float">
            <text:p>35.574727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office:value-type="float" office:value="1044.6909" calcext:value-type="float">
            <text:p>1044.6909</text:p>
          </table:table-cell>
          <table:table-cell office:value-type="float" office:value="1093.424" calcext:value-type="float">
            <text:p>1093.424</text:p>
          </table:table-cell>
          <table:table-cell office:value-type="float" office:value="997.013" calcext:value-type="float">
            <text:p>997.013</text:p>
          </table:table-cell>
          <table:table-cell office:value-type="float" office:value="43.592973" calcext:value-type="float">
            <text:p>43.592973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office:value-type="float" office:value="1052.6043" calcext:value-type="float">
            <text:p>1052.6043</text:p>
          </table:table-cell>
          <table:table-cell office:value-type="float" office:value="1104.359" calcext:value-type="float">
            <text:p>1104.359</text:p>
          </table:table-cell>
          <table:table-cell office:value-type="float" office:value="1006.395" calcext:value-type="float">
            <text:p>1006.395</text:p>
          </table:table-cell>
          <table:table-cell office:value-type="float" office:value="36.504223" calcext:value-type="float">
            <text:p>36.504223</text:p>
          </table:table-cell>
        </table:table-row>
        <table:table-row table:style-name="ro1">
          <table:table-cell office:value-type="string" calcext:value-type="string">
            <text:p>23AllocatorBenchmark_FreeI22BitmapAllocatorBestFit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office:value-type="float" office:value="31.068496" calcext:value-type="float">
            <text:p>31.068496</text:p>
          </table:table-cell>
          <table:table-cell office:value-type="float" office:value="31.952" calcext:value-type="float">
            <text:p>31.952</text:p>
          </table:table-cell>
          <table:table-cell office:value-type="float" office:value="30.516" calcext:value-type="float">
            <text:p>30.516</text:p>
          </table:table-cell>
          <table:table-cell office:value-type="float" office:value="0.50145451" calcext:value-type="float">
            <text:p>0.50145451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office:value-type="float" office:value="1278.5173" calcext:value-type="float">
            <text:p>1278.5173</text:p>
          </table:table-cell>
          <table:table-cell office:value-type="float" office:value="1366.653" calcext:value-type="float">
            <text:p>1366.653</text:p>
          </table:table-cell>
          <table:table-cell office:value-type="float" office:value="1206.628" calcext:value-type="float">
            <text:p>1206.628</text:p>
          </table:table-cell>
          <table:table-cell office:value-type="float" office:value="54.172716" calcext:value-type="float">
            <text:p>54.172716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office:value-type="float" office:value="1262.8893" calcext:value-type="float">
            <text:p>1262.8893</text:p>
          </table:table-cell>
          <table:table-cell office:value-type="float" office:value="1349.129" calcext:value-type="float">
            <text:p>1349.129</text:p>
          </table:table-cell>
          <table:table-cell office:value-type="float" office:value="1183.899" calcext:value-type="float">
            <text:p>1183.899</text:p>
          </table:table-cell>
          <table:table-cell office:value-type="float" office:value="71.06899" calcext:value-type="float">
            <text:p>71.06899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office:value-type="float" office:value="1264.129" calcext:value-type="float">
            <text:p>1264.129</text:p>
          </table:table-cell>
          <table:table-cell office:value-type="float" office:value="1349.928" calcext:value-type="float">
            <text:p>1349.928</text:p>
          </table:table-cell>
          <table:table-cell office:value-type="float" office:value="1184.216" calcext:value-type="float">
            <text:p>1184.216</text:p>
          </table:table-cell>
          <table:table-cell office:value-type="float" office:value="53.568515" calcext:value-type="float">
            <text:p>53.568515</text:p>
          </table:table-cell>
        </table:table-row>
        <table:table-row table:style-name="ro1">
          <table:table-cell office:value-type="string" calcext:value-type="string">
            <text:p>23AllocatorBenchmark_FreeI23BitmapAllocatorWorstFit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office:value-type="float" office:value="30.630764" calcext:value-type="float">
            <text:p>30.630764</text:p>
          </table:table-cell>
          <table:table-cell office:value-type="float" office:value="31.878" calcext:value-type="float">
            <text:p>31.878</text:p>
          </table:table-cell>
          <table:table-cell office:value-type="float" office:value="29.659" calcext:value-type="float">
            <text:p>29.659</text:p>
          </table:table-cell>
          <table:table-cell office:value-type="float" office:value="0.93926389" calcext:value-type="float">
            <text:p>0.93926389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office:value-type="float" office:value="185.65574" calcext:value-type="float">
            <text:p>185.65574</text:p>
          </table:table-cell>
          <table:table-cell office:value-type="float" office:value="265.711" calcext:value-type="float">
            <text:p>265.711</text:p>
          </table:table-cell>
          <table:table-cell office:value-type="float" office:value="125.601" calcext:value-type="float">
            <text:p>125.601</text:p>
          </table:table-cell>
          <table:table-cell office:value-type="float" office:value="39.906853" calcext:value-type="float">
            <text:p>39.906853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office:value-type="float" office:value="218.79961" calcext:value-type="float">
            <text:p>218.79961</text:p>
          </table:table-cell>
          <table:table-cell office:value-type="float" office:value="285.556" calcext:value-type="float">
            <text:p>285.556</text:p>
          </table:table-cell>
          <table:table-cell office:value-type="float" office:value="155.761" calcext:value-type="float">
            <text:p>155.761</text:p>
          </table:table-cell>
          <table:table-cell office:value-type="float" office:value="42.138366" calcext:value-type="float">
            <text:p>42.138366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office:value-type="float" office:value="91.602792" calcext:value-type="float">
            <text:p>91.602792</text:p>
          </table:table-cell>
          <table:table-cell office:value-type="float" office:value="136.232" calcext:value-type="float">
            <text:p>136.232</text:p>
          </table:table-cell>
          <table:table-cell office:value-type="float" office:value="61.65" calcext:value-type="float">
            <text:p>61.65</text:p>
          </table:table-cell>
          <table:table-cell office:value-type="float" office:value="21.554863" calcext:value-type="float">
            <text:p>21.554863</text:p>
          </table:table-cell>
        </table:table-row>
        <table:table-row table:style-name="ro1">
          <table:table-cell office:value-type="string" calcext:value-type="string">
            <text:p>23AllocatorBenchmark_FreeI14BuddyAllocator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office:value-type="float" office:value="37.631404" calcext:value-type="float">
            <text:p>37.631404</text:p>
          </table:table-cell>
          <table:table-cell office:value-type="float" office:value="39.371" calcext:value-type="float">
            <text:p>39.371</text:p>
          </table:table-cell>
          <table:table-cell office:value-type="float" office:value="36.326" calcext:value-type="float">
            <text:p>36.326</text:p>
          </table:table-cell>
          <table:table-cell office:value-type="float" office:value="0.92930235" calcext:value-type="float">
            <text:p>0.92930235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office:value-type="float" office:value="288.23684" calcext:value-type="float">
            <text:p>288.23684</text:p>
          </table:table-cell>
          <table:table-cell office:value-type="float" office:value="319.909" calcext:value-type="float">
            <text:p>319.909</text:p>
          </table:table-cell>
          <table:table-cell office:value-type="float" office:value="262.279" calcext:value-type="float">
            <text:p>262.279</text:p>
          </table:table-cell>
          <table:table-cell office:value-type="float" office:value="17.127112" calcext:value-type="float">
            <text:p>17.127112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office:value-type="float" office:value="526.16341" calcext:value-type="float">
            <text:p>526.16341</text:p>
          </table:table-cell>
          <table:table-cell office:value-type="float" office:value="583.598" calcext:value-type="float">
            <text:p>583.598</text:p>
          </table:table-cell>
          <table:table-cell office:value-type="float" office:value="473.919" calcext:value-type="float">
            <text:p>473.919</text:p>
          </table:table-cell>
          <table:table-cell office:value-type="float" office:value="33.738712" calcext:value-type="float">
            <text:p>33.738712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office:value-type="float" office:value="780.56232" calcext:value-type="float">
            <text:p>780.56232</text:p>
          </table:table-cell>
          <table:table-cell office:value-type="float" office:value="863.412" calcext:value-type="float">
            <text:p>863.412</text:p>
          </table:table-cell>
          <table:table-cell office:value-type="float" office:value="696.464" calcext:value-type="float">
            <text:p>696.464</text:p>
          </table:table-cell>
          <table:table-cell office:value-type="float" office:value="53.775639" calcext:value-type="float">
            <text:p>53.775639</text:p>
          </table:table-cell>
        </table:table-row>
        <table:table-row table:style-name="ro1">
          <table:table-cell office:value-type="string" calcext:value-type="string">
            <text:p>23AllocatorBenchmark_FreeI27LinkedListAllocatorFirstFit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office:value-type="float" office:value="30.586724" calcext:value-type="float">
            <text:p>30.586724</text:p>
          </table:table-cell>
          <table:table-cell office:value-type="float" office:value="32.885" calcext:value-type="float">
            <text:p>32.885</text:p>
          </table:table-cell>
          <table:table-cell office:value-type="float" office:value="29.643" calcext:value-type="float">
            <text:p>29.643</text:p>
          </table:table-cell>
          <table:table-cell office:value-type="float" office:value="2.0934852" calcext:value-type="float">
            <text:p>2.0934852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office:value-type="float" office:value="32.765624" calcext:value-type="float">
            <text:p>32.765624</text:p>
          </table:table-cell>
          <table:table-cell office:value-type="float" office:value="36.355" calcext:value-type="float">
            <text:p>36.355</text:p>
          </table:table-cell>
          <table:table-cell office:value-type="float" office:value="30.442" calcext:value-type="float">
            <text:p>30.442</text:p>
          </table:table-cell>
          <table:table-cell office:value-type="float" office:value="1.9512773" calcext:value-type="float">
            <text:p>1.9512773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office:value-type="float" office:value="34.294364" calcext:value-type="float">
            <text:p>34.294364</text:p>
          </table:table-cell>
          <table:table-cell office:value-type="float" office:value="37.469" calcext:value-type="float">
            <text:p>37.469</text:p>
          </table:table-cell>
          <table:table-cell office:value-type="float" office:value="31.348" calcext:value-type="float">
            <text:p>31.348</text:p>
          </table:table-cell>
          <table:table-cell office:value-type="float" office:value="5.5256136" calcext:value-type="float">
            <text:p>5.5256136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office:value-type="float" office:value="35.699708" calcext:value-type="float">
            <text:p>35.699708</text:p>
          </table:table-cell>
          <table:table-cell office:value-type="float" office:value="39.298" calcext:value-type="float">
            <text:p>39.298</text:p>
          </table:table-cell>
          <table:table-cell office:value-type="float" office:value="32.687" calcext:value-type="float">
            <text:p>32.687</text:p>
          </table:table-cell>
          <table:table-cell office:value-type="float" office:value="2.1497731" calcext:value-type="float">
            <text:p>2.1497731</text:p>
          </table:table-cell>
        </table:table-row>
        <table:table-row table:style-name="ro1">
          <table:table-cell office:value-type="string" calcext:value-type="string">
            <text:p>23AllocatorBenchmark_FreeI26LinkedListAllocatorNextFit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office:value-type="float" office:value="31.190688" calcext:value-type="float">
            <text:p>31.190688</text:p>
          </table:table-cell>
          <table:table-cell office:value-type="float" office:value="33.843" calcext:value-type="float">
            <text:p>33.843</text:p>
          </table:table-cell>
          <table:table-cell office:value-type="float" office:value="29.79" calcext:value-type="float">
            <text:p>29.79</text:p>
          </table:table-cell>
          <table:table-cell office:value-type="float" office:value="2.4571829" calcext:value-type="float">
            <text:p>2.4571829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office:value-type="float" office:value="559.12216" calcext:value-type="float">
            <text:p>559.12216</text:p>
          </table:table-cell>
          <table:table-cell office:value-type="float" office:value="599.524" calcext:value-type="float">
            <text:p>599.524</text:p>
          </table:table-cell>
          <table:table-cell office:value-type="float" office:value="529.547" calcext:value-type="float">
            <text:p>529.547</text:p>
          </table:table-cell>
          <table:table-cell office:value-type="float" office:value="23.401597" calcext:value-type="float">
            <text:p>23.401597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office:value-type="float" office:value="1024.9915" calcext:value-type="float">
            <text:p>1024.9915</text:p>
          </table:table-cell>
          <table:table-cell office:value-type="float" office:value="1094.498" calcext:value-type="float">
            <text:p>1094.498</text:p>
          </table:table-cell>
          <table:table-cell office:value-type="float" office:value="973.222" calcext:value-type="float">
            <text:p>973.222</text:p>
          </table:table-cell>
          <table:table-cell office:value-type="float" office:value="38.78374" calcext:value-type="float">
            <text:p>38.78374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office:value-type="float" office:value="1551.9892" calcext:value-type="float">
            <text:p>1551.9892</text:p>
          </table:table-cell>
          <table:table-cell office:value-type="float" office:value="1626.425" calcext:value-type="float">
            <text:p>1626.425</text:p>
          </table:table-cell>
          <table:table-cell office:value-type="float" office:value="1475.506" calcext:value-type="float">
            <text:p>1475.506</text:p>
          </table:table-cell>
          <table:table-cell office:value-type="float" office:value="47.380537" calcext:value-type="float">
            <text:p>47.380537</text:p>
          </table:table-cell>
        </table:table-row>
        <table:table-row table:style-name="ro1">
          <table:table-cell office:value-type="string" calcext:value-type="string">
            <text:p>23AllocatorBenchmark_FreeI26LinkedListAllocatorBestFit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office:value-type="float" office:value="31.97546" calcext:value-type="float">
            <text:p>31.97546</text:p>
          </table:table-cell>
          <table:table-cell office:value-type="float" office:value="33.888" calcext:value-type="float">
            <text:p>33.888</text:p>
          </table:table-cell>
          <table:table-cell office:value-type="float" office:value="30.317" calcext:value-type="float">
            <text:p>30.317</text:p>
          </table:table-cell>
          <table:table-cell office:value-type="float" office:value="2.7440089" calcext:value-type="float">
            <text:p>2.7440089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office:value-type="float" office:value="540.79978" calcext:value-type="float">
            <text:p>540.79978</text:p>
          </table:table-cell>
          <table:table-cell office:value-type="float" office:value="573.012" calcext:value-type="float">
            <text:p>573.012</text:p>
          </table:table-cell>
          <table:table-cell office:value-type="float" office:value="512.294" calcext:value-type="float">
            <text:p>512.294</text:p>
          </table:table-cell>
          <table:table-cell office:value-type="float" office:value="18.871144" calcext:value-type="float">
            <text:p>18.871144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office:value-type="float" office:value="1011.2219" calcext:value-type="float">
            <text:p>1011.2219</text:p>
          </table:table-cell>
          <table:table-cell office:value-type="float" office:value="1058.36" calcext:value-type="float">
            <text:p>1058.36</text:p>
          </table:table-cell>
          <table:table-cell office:value-type="float" office:value="964.223" calcext:value-type="float">
            <text:p>964.223</text:p>
          </table:table-cell>
          <table:table-cell office:value-type="float" office:value="28.563482" calcext:value-type="float">
            <text:p>28.563482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office:value-type="float" office:value="1516.4188" calcext:value-type="float">
            <text:p>1516.4188</text:p>
          </table:table-cell>
          <table:table-cell office:value-type="float" office:value="1592.629" calcext:value-type="float">
            <text:p>1592.629</text:p>
          </table:table-cell>
          <table:table-cell office:value-type="float" office:value="1449.572" calcext:value-type="float">
            <text:p>1449.572</text:p>
          </table:table-cell>
          <table:table-cell office:value-type="float" office:value="47.088755" calcext:value-type="float">
            <text:p>47.088755</text:p>
          </table:table-cell>
        </table:table-row>
        <table:table-row table:style-name="ro1">
          <table:table-cell office:value-type="string" calcext:value-type="string">
            <text:p>23AllocatorBenchmark_FreeI27LinkedListAllocatorWorstFit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office:value-type="float" office:value="31.57918" calcext:value-type="float">
            <text:p>31.57918</text:p>
          </table:table-cell>
          <table:table-cell office:value-type="float" office:value="33.324" calcext:value-type="float">
            <text:p>33.324</text:p>
          </table:table-cell>
          <table:table-cell office:value-type="float" office:value="30.143" calcext:value-type="float">
            <text:p>30.143</text:p>
          </table:table-cell>
          <table:table-cell office:value-type="float" office:value="2.3693968" calcext:value-type="float">
            <text:p>2.3693968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office:value-type="float" office:value="1095.8659" calcext:value-type="float">
            <text:p>1095.8659</text:p>
          </table:table-cell>
          <table:table-cell office:value-type="float" office:value="1211.305" calcext:value-type="float">
            <text:p>1211.305</text:p>
          </table:table-cell>
          <table:table-cell office:value-type="float" office:value="995.475" calcext:value-type="float">
            <text:p>995.475</text:p>
          </table:table-cell>
          <table:table-cell office:value-type="float" office:value="68.81012" calcext:value-type="float">
            <text:p>68.81012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office:value-type="float" office:value="2183.1136" calcext:value-type="float">
            <text:p>2183.1136</text:p>
          </table:table-cell>
          <table:table-cell office:value-type="float" office:value="2407.097" calcext:value-type="float">
            <text:p>2407.097</text:p>
          </table:table-cell>
          <table:table-cell office:value-type="float" office:value="1956.179" calcext:value-type="float">
            <text:p>1956.179</text:p>
          </table:table-cell>
          <table:table-cell office:value-type="float" office:value="141.54532" calcext:value-type="float">
            <text:p>141.54532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office:value-type="float" office:value="3304.3479" calcext:value-type="float">
            <text:p>3304.3479</text:p>
          </table:table-cell>
          <table:table-cell office:value-type="float" office:value="3688.697" calcext:value-type="float">
            <text:p>3688.697</text:p>
          </table:table-cell>
          <table:table-cell office:value-type="float" office:value="2918.393" calcext:value-type="float">
            <text:p>2918.393</text:p>
          </table:table-cell>
          <table:table-cell office:value-type="float" office:value="224.70728" calcext:value-type="float">
            <text:p>224.70728</text:p>
          </table:table-cell>
        </table:table-row>
        <table:table-row table:style-name="ro1">
          <table:table-cell office:value-type="string" calcext:value-type="string">
            <text:p>23AllocatorBenchmark_FreeI12BSTAllocator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office:value-type="float" office:value="32.671416" calcext:value-type="float">
            <text:p>32.671416</text:p>
          </table:table-cell>
          <table:table-cell office:value-type="float" office:value="33.925" calcext:value-type="float">
            <text:p>33.925</text:p>
          </table:table-cell>
          <table:table-cell office:value-type="float" office:value="31.801" calcext:value-type="float">
            <text:p>31.801</text:p>
          </table:table-cell>
          <table:table-cell office:value-type="float" office:value="0.69827708" calcext:value-type="float">
            <text:p>0.69827708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office:value-type="float" office:value="753.84363" calcext:value-type="float">
            <text:p>753.84363</text:p>
          </table:table-cell>
          <table:table-cell office:value-type="float" office:value="831.849" calcext:value-type="float">
            <text:p>831.849</text:p>
          </table:table-cell>
          <table:table-cell office:value-type="float" office:value="687.502" calcext:value-type="float">
            <text:p>687.502</text:p>
          </table:table-cell>
          <table:table-cell office:value-type="float" office:value="44.717909" calcext:value-type="float">
            <text:p>44.717909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office:value-type="float" office:value="1472.1305" calcext:value-type="float">
            <text:p>1472.1305</text:p>
          </table:table-cell>
          <table:table-cell office:value-type="float" office:value="1648.369" calcext:value-type="float">
            <text:p>1648.369</text:p>
          </table:table-cell>
          <table:table-cell office:value-type="float" office:value="1329.921" calcext:value-type="float">
            <text:p>1329.921</text:p>
          </table:table-cell>
          <table:table-cell office:value-type="float" office:value="101.65079" calcext:value-type="float">
            <text:p>101.65079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office:value-type="float" office:value="2252.6156" calcext:value-type="float">
            <text:p>2252.6156</text:p>
          </table:table-cell>
          <table:table-cell office:value-type="float" office:value="2553.314" calcext:value-type="float">
            <text:p>2553.314</text:p>
          </table:table-cell>
          <table:table-cell office:value-type="float" office:value="2002.437" calcext:value-type="float">
            <text:p>2002.437</text:p>
          </table:table-cell>
          <table:table-cell office:value-type="float" office:value="167.44692" calcext:value-type="float">
            <text:p>167.44692</text:p>
          </table:table-cell>
        </table:table-row>
        <table:table-row table:style-name="ro1">
          <table:table-cell office:value-type="string" calcext:value-type="string">
            <text:p>23AllocatorBenchmark_FreeI13BBSTAllocator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office:value-type="float" office:value="36.684836" calcext:value-type="float">
            <text:p>36.684836</text:p>
          </table:table-cell>
          <table:table-cell office:value-type="float" office:value="37.679" calcext:value-type="float">
            <text:p>37.679</text:p>
          </table:table-cell>
          <table:table-cell office:value-type="float" office:value="35.824" calcext:value-type="float">
            <text:p>35.824</text:p>
          </table:table-cell>
          <table:table-cell office:value-type="float" office:value="0.71291088" calcext:value-type="float">
            <text:p>0.71291088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office:value-type="float" office:value="56.52046" calcext:value-type="float">
            <text:p>56.52046</text:p>
          </table:table-cell>
          <table:table-cell office:value-type="float" office:value="60.859" calcext:value-type="float">
            <text:p>60.859</text:p>
          </table:table-cell>
          <table:table-cell office:value-type="float" office:value="52.906" calcext:value-type="float">
            <text:p>52.906</text:p>
          </table:table-cell>
          <table:table-cell office:value-type="float" office:value="2.3669823" calcext:value-type="float">
            <text:p>2.3669823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office:value-type="float" office:value="57.957412" calcext:value-type="float">
            <text:p>57.957412</text:p>
          </table:table-cell>
          <table:table-cell office:value-type="float" office:value="62.706" calcext:value-type="float">
            <text:p>62.706</text:p>
          </table:table-cell>
          <table:table-cell office:value-type="float" office:value="54.145" calcext:value-type="float">
            <text:p>54.145</text:p>
          </table:table-cell>
          <table:table-cell office:value-type="float" office:value="2.6189622" calcext:value-type="float">
            <text:p>2.6189622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office:value-type="float" office:value="57.68962" calcext:value-type="float">
            <text:p>57.68962</text:p>
          </table:table-cell>
          <table:table-cell office:value-type="float" office:value="62.82" calcext:value-type="float">
            <text:p>62.82</text:p>
          </table:table-cell>
          <table:table-cell office:value-type="float" office:value="53.797" calcext:value-type="float">
            <text:p>53.797</text:p>
          </table:table-cell>
          <table:table-cell office:value-type="float" office:value="2.5025982" calcext:value-type="float">
            <text:p>2.5025982</text:p>
          </table:table-cell>
        </table:table-row>
        <table:table-row table:style-name="ro1">
          <table:table-cell office:value-type="string" calcext:value-type="string">
            <text:p>23AllocatorBenchmark_FreeI17DualBBSTAllocator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office:value-type="float" office:value="40.601924" calcext:value-type="float">
            <text:p>40.601924</text:p>
          </table:table-cell>
          <table:table-cell office:value-type="float" office:value="43.286" calcext:value-type="float">
            <text:p>43.286</text:p>
          </table:table-cell>
          <table:table-cell office:value-type="float" office:value="38.726" calcext:value-type="float">
            <text:p>38.726</text:p>
          </table:table-cell>
          <table:table-cell office:value-type="float" office:value="3.8562239" calcext:value-type="float">
            <text:p>3.8562239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109.45364" calcext:value-type="float">
            <text:p>109.45364</text:p>
          </table:table-cell>
          <table:table-cell office:value-type="float" office:value="139.825" calcext:value-type="float">
            <text:p>139.825</text:p>
          </table:table-cell>
          <table:table-cell office:value-type="float" office:value="78.136" calcext:value-type="float">
            <text:p>78.136</text:p>
          </table:table-cell>
          <table:table-cell office:value-type="float" office:value="19.950404" calcext:value-type="float">
            <text:p>19.950404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139.38871" calcext:value-type="float">
            <text:p>139.38871</text:p>
          </table:table-cell>
          <table:table-cell office:value-type="float" office:value="179.56" calcext:value-type="float">
            <text:p>179.56</text:p>
          </table:table-cell>
          <table:table-cell office:value-type="float" office:value="96.114" calcext:value-type="float">
            <text:p>96.114</text:p>
          </table:table-cell>
          <table:table-cell office:value-type="float" office:value="24.971381" calcext:value-type="float">
            <text:p>24.971381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166.46237" calcext:value-type="float">
            <text:p>166.46237</text:p>
          </table:table-cell>
          <table:table-cell office:value-type="float" office:value="221.907" calcext:value-type="float">
            <text:p>221.907</text:p>
          </table:table-cell>
          <table:table-cell office:value-type="float" office:value="110.141" calcext:value-type="float">
            <text:p>110.141</text:p>
          </table:table-cell>
          <table:table-cell office:value-type="float" office:value="35.589488" calcext:value-type="float">
            <text:p>35.589488</text:p>
          </table:table-cell>
        </table:table-row>
        <table:table-row table:style-name="ro1">
          <table:table-cell office:value-type="string" calcext:value-type="string">
            <text:p>23AllocatorBenchmark_FreeI23BitmapAllocatorFirstFit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31.044008" calcext:value-type="float">
            <text:p>31.044008</text:p>
          </table:table-cell>
          <table:table-cell office:value-type="float" office:value="32.188" calcext:value-type="float">
            <text:p>32.188</text:p>
          </table:table-cell>
          <table:table-cell office:value-type="float" office:value="30.281" calcext:value-type="float">
            <text:p>30.281</text:p>
          </table:table-cell>
          <table:table-cell office:value-type="float" office:value="2.2923569" calcext:value-type="float">
            <text:p>2.2923569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44.589388" calcext:value-type="float">
            <text:p>44.589388</text:p>
          </table:table-cell>
          <table:table-cell office:value-type="float" office:value="52.944" calcext:value-type="float">
            <text:p>52.944</text:p>
          </table:table-cell>
          <table:table-cell office:value-type="float" office:value="36.369" calcext:value-type="float">
            <text:p>36.369</text:p>
          </table:table-cell>
          <table:table-cell office:value-type="float" office:value="30.586894" calcext:value-type="float">
            <text:p>30.586894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40.750836" calcext:value-type="float">
            <text:p>40.750836</text:p>
          </table:table-cell>
          <table:table-cell office:value-type="float" office:value="40.341" calcext:value-type="float">
            <text:p>40.341</text:p>
          </table:table-cell>
          <table:table-cell office:value-type="float" office:value="37.059" calcext:value-type="float">
            <text:p>37.059</text:p>
          </table:table-cell>
          <table:table-cell office:value-type="float" office:value="20.91536" calcext:value-type="float">
            <text:p>20.91536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41.767492" calcext:value-type="float">
            <text:p>41.767492</text:p>
          </table:table-cell>
          <table:table-cell office:value-type="float" office:value="40.422" calcext:value-type="float">
            <text:p>40.422</text:p>
          </table:table-cell>
          <table:table-cell office:value-type="float" office:value="37.238" calcext:value-type="float">
            <text:p>37.238</text:p>
          </table:table-cell>
          <table:table-cell office:value-type="float" office:value="36.188301" calcext:value-type="float">
            <text:p>36.188301</text:p>
          </table:table-cell>
        </table:table-row>
        <table:table-row table:style-name="ro1">
          <table:table-cell office:value-type="string" calcext:value-type="string">
            <text:p>23AllocatorBenchmark_FreeI22BitmapAllocatorNextFit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30.797784" calcext:value-type="float">
            <text:p>30.797784</text:p>
          </table:table-cell>
          <table:table-cell office:value-type="float" office:value="31.486" calcext:value-type="float">
            <text:p>31.486</text:p>
          </table:table-cell>
          <table:table-cell office:value-type="float" office:value="30.191" calcext:value-type="float">
            <text:p>30.191</text:p>
          </table:table-cell>
          <table:table-cell office:value-type="float" office:value="0.88279255" calcext:value-type="float">
            <text:p>0.88279255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1035.6765" calcext:value-type="float">
            <text:p>1035.6765</text:p>
          </table:table-cell>
          <table:table-cell office:value-type="float" office:value="1085.412" calcext:value-type="float">
            <text:p>1085.412</text:p>
          </table:table-cell>
          <table:table-cell office:value-type="float" office:value="989.04" calcext:value-type="float">
            <text:p>989.04</text:p>
          </table:table-cell>
          <table:table-cell office:value-type="float" office:value="45.156695" calcext:value-type="float">
            <text:p>45.156695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1038.6351" calcext:value-type="float">
            <text:p>1038.6351</text:p>
          </table:table-cell>
          <table:table-cell office:value-type="float" office:value="1099.329" calcext:value-type="float">
            <text:p>1099.329</text:p>
          </table:table-cell>
          <table:table-cell office:value-type="float" office:value="987.032" calcext:value-type="float">
            <text:p>987.032</text:p>
          </table:table-cell>
          <table:table-cell office:value-type="float" office:value="44.421081" calcext:value-type="float">
            <text:p>44.421081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1049.652" calcext:value-type="float">
            <text:p>1049.652</text:p>
          </table:table-cell>
          <table:table-cell office:value-type="float" office:value="1104.012" calcext:value-type="float">
            <text:p>1104.012</text:p>
          </table:table-cell>
          <table:table-cell office:value-type="float" office:value="995.482" calcext:value-type="float">
            <text:p>995.482</text:p>
          </table:table-cell>
          <table:table-cell office:value-type="float" office:value="42.503957" calcext:value-type="float">
            <text:p>42.503957</text:p>
          </table:table-cell>
        </table:table-row>
        <table:table-row table:style-name="ro1">
          <table:table-cell office:value-type="string" calcext:value-type="string">
            <text:p>23AllocatorBenchmark_FreeI22BitmapAllocatorBestFit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32.209376" calcext:value-type="float">
            <text:p>32.209376</text:p>
          </table:table-cell>
          <table:table-cell office:value-type="float" office:value="34.125" calcext:value-type="float">
            <text:p>34.125</text:p>
          </table:table-cell>
          <table:table-cell office:value-type="float" office:value="30.977" calcext:value-type="float">
            <text:p>30.977</text:p>
          </table:table-cell>
          <table:table-cell office:value-type="float" office:value="1.4145139" calcext:value-type="float">
            <text:p>1.4145139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1214.2517" calcext:value-type="float">
            <text:p>1214.2517</text:p>
          </table:table-cell>
          <table:table-cell office:value-type="float" office:value="1296.405" calcext:value-type="float">
            <text:p>1296.405</text:p>
          </table:table-cell>
          <table:table-cell office:value-type="float" office:value="1146.155" calcext:value-type="float">
            <text:p>1146.155</text:p>
          </table:table-cell>
          <table:table-cell office:value-type="float" office:value="45.711403" calcext:value-type="float">
            <text:p>45.711403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1266.0318" calcext:value-type="float">
            <text:p>1266.0318</text:p>
          </table:table-cell>
          <table:table-cell office:value-type="float" office:value="1348.277" calcext:value-type="float">
            <text:p>1348.277</text:p>
          </table:table-cell>
          <table:table-cell office:value-type="float" office:value="1189.326" calcext:value-type="float">
            <text:p>1189.326</text:p>
          </table:table-cell>
          <table:table-cell office:value-type="float" office:value="54.940287" calcext:value-type="float">
            <text:p>54.940287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1282.055" calcext:value-type="float">
            <text:p>1282.055</text:p>
          </table:table-cell>
          <table:table-cell office:value-type="float" office:value="1383.279" calcext:value-type="float">
            <text:p>1383.279</text:p>
          </table:table-cell>
          <table:table-cell office:value-type="float" office:value="1210.78" calcext:value-type="float">
            <text:p>1210.78</text:p>
          </table:table-cell>
          <table:table-cell office:value-type="float" office:value="52.263631" calcext:value-type="float">
            <text:p>52.263631</text:p>
          </table:table-cell>
        </table:table-row>
        <table:table-row table:style-name="ro1">
          <table:table-cell office:value-type="string" calcext:value-type="string">
            <text:p>23AllocatorBenchmark_FreeI23BitmapAllocatorWorstFit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32.147744" calcext:value-type="float">
            <text:p>32.147744</text:p>
          </table:table-cell>
          <table:table-cell office:value-type="float" office:value="33.28" calcext:value-type="float">
            <text:p>33.28</text:p>
          </table:table-cell>
          <table:table-cell office:value-type="float" office:value="31.231" calcext:value-type="float">
            <text:p>31.231</text:p>
          </table:table-cell>
          <table:table-cell office:value-type="float" office:value="0.62407499" calcext:value-type="float">
            <text:p>0.62407499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399.29936" calcext:value-type="float">
            <text:p>399.29936</text:p>
          </table:table-cell>
          <table:table-cell office:value-type="float" office:value="524.177" calcext:value-type="float">
            <text:p>524.177</text:p>
          </table:table-cell>
          <table:table-cell office:value-type="float" office:value="302.995" calcext:value-type="float">
            <text:p>302.995</text:p>
          </table:table-cell>
          <table:table-cell office:value-type="float" office:value="68.4599" calcext:value-type="float">
            <text:p>68.4599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475.06617" calcext:value-type="float">
            <text:p>475.06617</text:p>
          </table:table-cell>
          <table:table-cell office:value-type="float" office:value="606.371" calcext:value-type="float">
            <text:p>606.371</text:p>
          </table:table-cell>
          <table:table-cell office:value-type="float" office:value="359.202" calcext:value-type="float">
            <text:p>359.202</text:p>
          </table:table-cell>
          <table:table-cell office:value-type="float" office:value="76.154715" calcext:value-type="float">
            <text:p>76.154715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103.81636" calcext:value-type="float">
            <text:p>103.81636</text:p>
          </table:table-cell>
          <table:table-cell office:value-type="float" office:value="124.574" calcext:value-type="float">
            <text:p>124.574</text:p>
          </table:table-cell>
          <table:table-cell office:value-type="float" office:value="83.519" calcext:value-type="float">
            <text:p>83.519</text:p>
          </table:table-cell>
          <table:table-cell office:value-type="float" office:value="13.362656" calcext:value-type="float">
            <text:p>13.362656</text:p>
          </table:table-cell>
        </table:table-row>
        <table:table-row table:style-name="ro1">
          <table:table-cell office:value-type="string" calcext:value-type="string">
            <text:p>23AllocatorBenchmark_FreeI14BuddyAllocator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37.253464" calcext:value-type="float">
            <text:p>37.253464</text:p>
          </table:table-cell>
          <table:table-cell office:value-type="float" office:value="39.29" calcext:value-type="float">
            <text:p>39.29</text:p>
          </table:table-cell>
          <table:table-cell office:value-type="float" office:value="35.461" calcext:value-type="float">
            <text:p>35.461</text:p>
          </table:table-cell>
          <table:table-cell office:value-type="float" office:value="2.976437" calcext:value-type="float">
            <text:p>2.976437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337.68116" calcext:value-type="float">
            <text:p>337.68116</text:p>
          </table:table-cell>
          <table:table-cell office:value-type="float" office:value="371.805" calcext:value-type="float">
            <text:p>371.805</text:p>
          </table:table-cell>
          <table:table-cell office:value-type="float" office:value="303.987" calcext:value-type="float">
            <text:p>303.987</text:p>
          </table:table-cell>
          <table:table-cell office:value-type="float" office:value="23.874271" calcext:value-type="float">
            <text:p>23.874271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627.66468" calcext:value-type="float">
            <text:p>627.66468</text:p>
          </table:table-cell>
          <table:table-cell office:value-type="float" office:value="699.534" calcext:value-type="float">
            <text:p>699.534</text:p>
          </table:table-cell>
          <table:table-cell office:value-type="float" office:value="555.674" calcext:value-type="float">
            <text:p>555.674</text:p>
          </table:table-cell>
          <table:table-cell office:value-type="float" office:value="43.73132" calcext:value-type="float">
            <text:p>43.73132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955.2652" calcext:value-type="float">
            <text:p>955.2652</text:p>
          </table:table-cell>
          <table:table-cell office:value-type="float" office:value="1075.979" calcext:value-type="float">
            <text:p>1075.979</text:p>
          </table:table-cell>
          <table:table-cell office:value-type="float" office:value="849.434" calcext:value-type="float">
            <text:p>849.434</text:p>
          </table:table-cell>
          <table:table-cell office:value-type="float" office:value="70.514257" calcext:value-type="float">
            <text:p>70.514257</text:p>
          </table:table-cell>
        </table:table-row>
        <table:table-row table:style-name="ro1">
          <table:table-cell office:value-type="string" calcext:value-type="string">
            <text:p>23AllocatorBenchmark_FreeI27LinkedListAllocatorFirstFit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31.63134" calcext:value-type="float">
            <text:p>31.63134</text:p>
          </table:table-cell>
          <table:table-cell office:value-type="float" office:value="32.912" calcext:value-type="float">
            <text:p>32.912</text:p>
          </table:table-cell>
          <table:table-cell office:value-type="float" office:value="30.952" calcext:value-type="float">
            <text:p>30.952</text:p>
          </table:table-cell>
          <table:table-cell office:value-type="float" office:value="0.92468887" calcext:value-type="float">
            <text:p>0.92468887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34.010864" calcext:value-type="float">
            <text:p>34.010864</text:p>
          </table:table-cell>
          <table:table-cell office:value-type="float" office:value="36.932" calcext:value-type="float">
            <text:p>36.932</text:p>
          </table:table-cell>
          <table:table-cell office:value-type="float" office:value="31.827" calcext:value-type="float">
            <text:p>31.827</text:p>
          </table:table-cell>
          <table:table-cell office:value-type="float" office:value="1.6215523" calcext:value-type="float">
            <text:p>1.6215523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35.165888" calcext:value-type="float">
            <text:p>35.165888</text:p>
          </table:table-cell>
          <table:table-cell office:value-type="float" office:value="38.053" calcext:value-type="float">
            <text:p>38.053</text:p>
          </table:table-cell>
          <table:table-cell office:value-type="float" office:value="32.775" calcext:value-type="float">
            <text:p>32.775</text:p>
          </table:table-cell>
          <table:table-cell office:value-type="float" office:value="1.6244123" calcext:value-type="float">
            <text:p>1.6244123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37.480148" calcext:value-type="float">
            <text:p>37.480148</text:p>
          </table:table-cell>
          <table:table-cell office:value-type="float" office:value="41.045" calcext:value-type="float">
            <text:p>41.045</text:p>
          </table:table-cell>
          <table:table-cell office:value-type="float" office:value="34.659" calcext:value-type="float">
            <text:p>34.659</text:p>
          </table:table-cell>
          <table:table-cell office:value-type="float" office:value="2.2426329" calcext:value-type="float">
            <text:p>2.2426329</text:p>
          </table:table-cell>
        </table:table-row>
        <table:table-row table:style-name="ro1">
          <table:table-cell office:value-type="string" calcext:value-type="string">
            <text:p>23AllocatorBenchmark_FreeI26LinkedListAllocatorNextFit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31.830572" calcext:value-type="float">
            <text:p>31.830572</text:p>
          </table:table-cell>
          <table:table-cell office:value-type="float" office:value="33.132" calcext:value-type="float">
            <text:p>33.132</text:p>
          </table:table-cell>
          <table:table-cell office:value-type="float" office:value="30.968" calcext:value-type="float">
            <text:p>30.968</text:p>
          </table:table-cell>
          <table:table-cell office:value-type="float" office:value="0.68849378" calcext:value-type="float">
            <text:p>0.68849378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710.83258" calcext:value-type="float">
            <text:p>710.83258</text:p>
          </table:table-cell>
          <table:table-cell office:value-type="float" office:value="754.154" calcext:value-type="float">
            <text:p>754.154</text:p>
          </table:table-cell>
          <table:table-cell office:value-type="float" office:value="670.802" calcext:value-type="float">
            <text:p>670.802</text:p>
          </table:table-cell>
          <table:table-cell office:value-type="float" office:value="26.273285" calcext:value-type="float">
            <text:p>26.273285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1354.5024" calcext:value-type="float">
            <text:p>1354.5024</text:p>
          </table:table-cell>
          <table:table-cell office:value-type="float" office:value="1419.406" calcext:value-type="float">
            <text:p>1419.406</text:p>
          </table:table-cell>
          <table:table-cell office:value-type="float" office:value="1291.747" calcext:value-type="float">
            <text:p>1291.747</text:p>
          </table:table-cell>
          <table:table-cell office:value-type="float" office:value="38.362958" calcext:value-type="float">
            <text:p>38.362958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2050.0794" calcext:value-type="float">
            <text:p>2050.0794</text:p>
          </table:table-cell>
          <table:table-cell office:value-type="float" office:value="2163.346" calcext:value-type="float">
            <text:p>2163.346</text:p>
          </table:table-cell>
          <table:table-cell office:value-type="float" office:value="1947.628" calcext:value-type="float">
            <text:p>1947.628</text:p>
          </table:table-cell>
          <table:table-cell office:value-type="float" office:value="71.591871" calcext:value-type="float">
            <text:p>71.591871</text:p>
          </table:table-cell>
        </table:table-row>
        <table:table-row table:style-name="ro1">
          <table:table-cell office:value-type="string" calcext:value-type="string">
            <text:p>23AllocatorBenchmark_FreeI26LinkedListAllocatorBestFit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32.035728" calcext:value-type="float">
            <text:p>32.035728</text:p>
          </table:table-cell>
          <table:table-cell office:value-type="float" office:value="34.046" calcext:value-type="float">
            <text:p>34.046</text:p>
          </table:table-cell>
          <table:table-cell office:value-type="float" office:value="30.32" calcext:value-type="float">
            <text:p>30.32</text:p>
          </table:table-cell>
          <table:table-cell office:value-type="float" office:value="1.6139008" calcext:value-type="float">
            <text:p>1.6139008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693.00139" calcext:value-type="float">
            <text:p>693.00139</text:p>
          </table:table-cell>
          <table:table-cell office:value-type="float" office:value="738.317" calcext:value-type="float">
            <text:p>738.317</text:p>
          </table:table-cell>
          <table:table-cell office:value-type="float" office:value="652.219" calcext:value-type="float">
            <text:p>652.219</text:p>
          </table:table-cell>
          <table:table-cell office:value-type="float" office:value="26.107732" calcext:value-type="float">
            <text:p>26.107732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1315.0227" calcext:value-type="float">
            <text:p>1315.0227</text:p>
          </table:table-cell>
          <table:table-cell office:value-type="float" office:value="1385.412" calcext:value-type="float">
            <text:p>1385.412</text:p>
          </table:table-cell>
          <table:table-cell office:value-type="float" office:value="1248.846" calcext:value-type="float">
            <text:p>1248.846</text:p>
          </table:table-cell>
          <table:table-cell office:value-type="float" office:value="49.015289" calcext:value-type="float">
            <text:p>49.015289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2010.9954" calcext:value-type="float">
            <text:p>2010.9954</text:p>
          </table:table-cell>
          <table:table-cell office:value-type="float" office:value="2103.391" calcext:value-type="float">
            <text:p>2103.391</text:p>
          </table:table-cell>
          <table:table-cell office:value-type="float" office:value="1929.692" calcext:value-type="float">
            <text:p>1929.692</text:p>
          </table:table-cell>
          <table:table-cell office:value-type="float" office:value="59.023514" calcext:value-type="float">
            <text:p>59.023514</text:p>
          </table:table-cell>
        </table:table-row>
        <table:table-row table:style-name="ro1">
          <table:table-cell office:value-type="string" calcext:value-type="string">
            <text:p>23AllocatorBenchmark_FreeI27LinkedListAllocatorWorstFit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31.78826" calcext:value-type="float">
            <text:p>31.78826</text:p>
          </table:table-cell>
          <table:table-cell office:value-type="float" office:value="33.632" calcext:value-type="float">
            <text:p>33.632</text:p>
          </table:table-cell>
          <table:table-cell office:value-type="float" office:value="30.467" calcext:value-type="float">
            <text:p>30.467</text:p>
          </table:table-cell>
          <table:table-cell office:value-type="float" office:value="2.2539174" calcext:value-type="float">
            <text:p>2.2539174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1297.2899" calcext:value-type="float">
            <text:p>1297.2899</text:p>
          </table:table-cell>
          <table:table-cell office:value-type="float" office:value="1444.979" calcext:value-type="float">
            <text:p>1444.979</text:p>
          </table:table-cell>
          <table:table-cell office:value-type="float" office:value="1150.184" calcext:value-type="float">
            <text:p>1150.184</text:p>
          </table:table-cell>
          <table:table-cell office:value-type="float" office:value="92.370456" calcext:value-type="float">
            <text:p>92.370456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2543.5952" calcext:value-type="float">
            <text:p>2543.5952</text:p>
          </table:table-cell>
          <table:table-cell office:value-type="float" office:value="2831.476" calcext:value-type="float">
            <text:p>2831.476</text:p>
          </table:table-cell>
          <table:table-cell office:value-type="float" office:value="2224.349" calcext:value-type="float">
            <text:p>2224.349</text:p>
          </table:table-cell>
          <table:table-cell office:value-type="float" office:value="186.65756" calcext:value-type="float">
            <text:p>186.65756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3728.4472" calcext:value-type="float">
            <text:p>3728.4472</text:p>
          </table:table-cell>
          <table:table-cell office:value-type="float" office:value="4183.031" calcext:value-type="float">
            <text:p>4183.031</text:p>
          </table:table-cell>
          <table:table-cell office:value-type="float" office:value="3312.565" calcext:value-type="float">
            <text:p>3312.565</text:p>
          </table:table-cell>
          <table:table-cell office:value-type="float" office:value="280.14837" calcext:value-type="float">
            <text:p>280.14837</text:p>
          </table:table-cell>
        </table:table-row>
        <table:table-row table:style-name="ro1">
          <table:table-cell office:value-type="string" calcext:value-type="string">
            <text:p>23AllocatorBenchmark_FreeI12BSTAllocator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30.576348" calcext:value-type="float">
            <text:p>30.576348</text:p>
          </table:table-cell>
          <table:table-cell office:value-type="float" office:value="31.705" calcext:value-type="float">
            <text:p>31.705</text:p>
          </table:table-cell>
          <table:table-cell office:value-type="float" office:value="29.843" calcext:value-type="float">
            <text:p>29.843</text:p>
          </table:table-cell>
          <table:table-cell office:value-type="float" office:value="0.7062955" calcext:value-type="float">
            <text:p>0.7062955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855.56045" calcext:value-type="float">
            <text:p>855.56045</text:p>
          </table:table-cell>
          <table:table-cell office:value-type="float" office:value="940.703" calcext:value-type="float">
            <text:p>940.703</text:p>
          </table:table-cell>
          <table:table-cell office:value-type="float" office:value="771.705" calcext:value-type="float">
            <text:p>771.705</text:p>
          </table:table-cell>
          <table:table-cell office:value-type="float" office:value="51.829989" calcext:value-type="float">
            <text:p>51.829989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1686.9236" calcext:value-type="float">
            <text:p>1686.9236</text:p>
          </table:table-cell>
          <table:table-cell office:value-type="float" office:value="1893.605" calcext:value-type="float">
            <text:p>1893.605</text:p>
          </table:table-cell>
          <table:table-cell office:value-type="float" office:value="1487.693" calcext:value-type="float">
            <text:p>1487.693</text:p>
          </table:table-cell>
          <table:table-cell office:value-type="float" office:value="125.23604" calcext:value-type="float">
            <text:p>125.23604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2587.9058" calcext:value-type="float">
            <text:p>2587.9058</text:p>
          </table:table-cell>
          <table:table-cell office:value-type="float" office:value="2959.211" calcext:value-type="float">
            <text:p>2959.211</text:p>
          </table:table-cell>
          <table:table-cell office:value-type="float" office:value="2242.049" calcext:value-type="float">
            <text:p>2242.049</text:p>
          </table:table-cell>
          <table:table-cell office:value-type="float" office:value="211.62084" calcext:value-type="float">
            <text:p>211.62084</text:p>
          </table:table-cell>
        </table:table-row>
        <table:table-row table:style-name="ro1">
          <table:table-cell office:value-type="string" calcext:value-type="string">
            <text:p>23AllocatorBenchmark_FreeI13BBSTAllocator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34.539748" calcext:value-type="float">
            <text:p>34.539748</text:p>
          </table:table-cell>
          <table:table-cell office:value-type="float" office:value="36.224" calcext:value-type="float">
            <text:p>36.224</text:p>
          </table:table-cell>
          <table:table-cell office:value-type="float" office:value="33.465" calcext:value-type="float">
            <text:p>33.465</text:p>
          </table:table-cell>
          <table:table-cell office:value-type="float" office:value="0.97911213" calcext:value-type="float">
            <text:p>0.97911213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50.39956" calcext:value-type="float">
            <text:p>50.39956</text:p>
          </table:table-cell>
          <table:table-cell office:value-type="float" office:value="54.555" calcext:value-type="float">
            <text:p>54.555</text:p>
          </table:table-cell>
          <table:table-cell office:value-type="float" office:value="46.101" calcext:value-type="float">
            <text:p>46.101</text:p>
          </table:table-cell>
          <table:table-cell office:value-type="float" office:value="2.5377424" calcext:value-type="float">
            <text:p>2.5377424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51.587168" calcext:value-type="float">
            <text:p>51.587168</text:p>
          </table:table-cell>
          <table:table-cell office:value-type="float" office:value="56.232" calcext:value-type="float">
            <text:p>56.232</text:p>
          </table:table-cell>
          <table:table-cell office:value-type="float" office:value="47.633" calcext:value-type="float">
            <text:p>47.633</text:p>
          </table:table-cell>
          <table:table-cell office:value-type="float" office:value="2.9095128" calcext:value-type="float">
            <text:p>2.9095128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52.210984" calcext:value-type="float">
            <text:p>52.210984</text:p>
          </table:table-cell>
          <table:table-cell office:value-type="float" office:value="56.909" calcext:value-type="float">
            <text:p>56.909</text:p>
          </table:table-cell>
          <table:table-cell office:value-type="float" office:value="48.577" calcext:value-type="float">
            <text:p>48.577</text:p>
          </table:table-cell>
          <table:table-cell office:value-type="float" office:value="2.6371477" calcext:value-type="float">
            <text:p>2.6371477</text:p>
          </table:table-cell>
        </table:table-row>
        <table:table-row table:style-name="ro1">
          <table:table-cell office:value-type="string" calcext:value-type="string">
            <text:p>23AllocatorBenchmark_FreeI17DualBBSTAllocator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38.142576" calcext:value-type="float">
            <text:p>38.142576</text:p>
          </table:table-cell>
          <table:table-cell office:value-type="float" office:value="40.064" calcext:value-type="float">
            <text:p>40.064</text:p>
          </table:table-cell>
          <table:table-cell office:value-type="float" office:value="36.998" calcext:value-type="float">
            <text:p>36.998</text:p>
          </table:table-cell>
          <table:table-cell office:value-type="float" office:value="1.1826095" calcext:value-type="float">
            <text:p>1.1826095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50" calcext:value-type="float">
            <text:p>50</text:p>
          </table:table-cell>
          <table:table-cell office:value-type="float" office:value="85.422756" calcext:value-type="float">
            <text:p>85.422756</text:p>
          </table:table-cell>
          <table:table-cell office:value-type="float" office:value="119.906" calcext:value-type="float">
            <text:p>119.906</text:p>
          </table:table-cell>
          <table:table-cell office:value-type="float" office:value="60.046" calcext:value-type="float">
            <text:p>60.046</text:p>
          </table:table-cell>
          <table:table-cell office:value-type="float" office:value="19.015594" calcext:value-type="float">
            <text:p>19.015594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50" calcext:value-type="float">
            <text:p>50</text:p>
          </table:table-cell>
          <table:table-cell office:value-type="float" office:value="106.09072" calcext:value-type="float">
            <text:p>106.09072</text:p>
          </table:table-cell>
          <table:table-cell office:value-type="float" office:value="148.363" calcext:value-type="float">
            <text:p>148.363</text:p>
          </table:table-cell>
          <table:table-cell office:value-type="float" office:value="68.157" calcext:value-type="float">
            <text:p>68.157</text:p>
          </table:table-cell>
          <table:table-cell office:value-type="float" office:value="24.220792" calcext:value-type="float">
            <text:p>24.220792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50" calcext:value-type="float">
            <text:p>50</text:p>
          </table:table-cell>
          <table:table-cell office:value-type="float" office:value="128.57468" calcext:value-type="float">
            <text:p>128.57468</text:p>
          </table:table-cell>
          <table:table-cell office:value-type="float" office:value="177.227" calcext:value-type="float">
            <text:p>177.227</text:p>
          </table:table-cell>
          <table:table-cell office:value-type="float" office:value="84.134" calcext:value-type="float">
            <text:p>84.134</text:p>
          </table:table-cell>
          <table:table-cell office:value-type="float" office:value="29.432106" calcext:value-type="float">
            <text:p>29.432106</text:p>
          </table:table-cell>
        </table:table-row>
        <table:table-row table:style-name="ro1">
          <table:table-cell office:value-type="string" calcext:value-type="string">
            <text:p>23AllocatorBenchmark_FreeI23BitmapAllocatorFirstFit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50" calcext:value-type="float">
            <text:p>50</text:p>
          </table:table-cell>
          <table:table-cell office:value-type="float" office:value="30.184744" calcext:value-type="float">
            <text:p>30.184744</text:p>
          </table:table-cell>
          <table:table-cell office:value-type="float" office:value="31.018" calcext:value-type="float">
            <text:p>31.018</text:p>
          </table:table-cell>
          <table:table-cell office:value-type="float" office:value="29.635" calcext:value-type="float">
            <text:p>29.635</text:p>
          </table:table-cell>
          <table:table-cell office:value-type="float" office:value="0.5049824" calcext:value-type="float">
            <text:p>0.5049824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50" calcext:value-type="float">
            <text:p>50</text:p>
          </table:table-cell>
          <table:table-cell office:value-type="float" office:value="39.147824" calcext:value-type="float">
            <text:p>39.147824</text:p>
          </table:table-cell>
          <table:table-cell office:value-type="float" office:value="37.379" calcext:value-type="float">
            <text:p>37.379</text:p>
          </table:table-cell>
          <table:table-cell office:value-type="float" office:value="33.977" calcext:value-type="float">
            <text:p>33.977</text:p>
          </table:table-cell>
          <table:table-cell office:value-type="float" office:value="25.935062" calcext:value-type="float">
            <text:p>25.935062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50" calcext:value-type="float">
            <text:p>50</text:p>
          </table:table-cell>
          <table:table-cell office:value-type="float" office:value="38.455232" calcext:value-type="float">
            <text:p>38.455232</text:p>
          </table:table-cell>
          <table:table-cell office:value-type="float" office:value="36.88" calcext:value-type="float">
            <text:p>36.88</text:p>
          </table:table-cell>
          <table:table-cell office:value-type="float" office:value="33.359" calcext:value-type="float">
            <text:p>33.359</text:p>
          </table:table-cell>
          <table:table-cell office:value-type="float" office:value="38.214776" calcext:value-type="float">
            <text:p>38.214776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50" calcext:value-type="float">
            <text:p>50</text:p>
          </table:table-cell>
          <table:table-cell office:value-type="float" office:value="40.970476" calcext:value-type="float">
            <text:p>40.970476</text:p>
          </table:table-cell>
          <table:table-cell office:value-type="float" office:value="37.777" calcext:value-type="float">
            <text:p>37.777</text:p>
          </table:table-cell>
          <table:table-cell office:value-type="float" office:value="33.946" calcext:value-type="float">
            <text:p>33.946</text:p>
          </table:table-cell>
          <table:table-cell office:value-type="float" office:value="49.568081" calcext:value-type="float">
            <text:p>49.568081</text:p>
          </table:table-cell>
        </table:table-row>
        <table:table-row table:style-name="ro1">
          <table:table-cell office:value-type="string" calcext:value-type="string">
            <text:p>23AllocatorBenchmark_FreeI22BitmapAllocatorNextFit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50" calcext:value-type="float">
            <text:p>50</text:p>
          </table:table-cell>
          <table:table-cell office:value-type="float" office:value="29.72356" calcext:value-type="float">
            <text:p>29.72356</text:p>
          </table:table-cell>
          <table:table-cell office:value-type="float" office:value="30.669" calcext:value-type="float">
            <text:p>30.669</text:p>
          </table:table-cell>
          <table:table-cell office:value-type="float" office:value="29.267" calcext:value-type="float">
            <text:p>29.267</text:p>
          </table:table-cell>
          <table:table-cell office:value-type="float" office:value="0.51989843" calcext:value-type="float">
            <text:p>0.51989843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50" calcext:value-type="float">
            <text:p>50</text:p>
          </table:table-cell>
          <table:table-cell office:value-type="float" office:value="963.87931" calcext:value-type="float">
            <text:p>963.87931</text:p>
          </table:table-cell>
          <table:table-cell office:value-type="float" office:value="1035.543" calcext:value-type="float">
            <text:p>1035.543</text:p>
          </table:table-cell>
          <table:table-cell office:value-type="float" office:value="909.932" calcext:value-type="float">
            <text:p>909.932</text:p>
          </table:table-cell>
          <table:table-cell office:value-type="float" office:value="46.406161" calcext:value-type="float">
            <text:p>46.406161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50" calcext:value-type="float">
            <text:p>50</text:p>
          </table:table-cell>
          <table:table-cell office:value-type="float" office:value="975.13784" calcext:value-type="float">
            <text:p>975.13784</text:p>
          </table:table-cell>
          <table:table-cell office:value-type="float" office:value="1032.997" calcext:value-type="float">
            <text:p>1032.997</text:p>
          </table:table-cell>
          <table:table-cell office:value-type="float" office:value="926.039" calcext:value-type="float">
            <text:p>926.039</text:p>
          </table:table-cell>
          <table:table-cell office:value-type="float" office:value="37.8503" calcext:value-type="float">
            <text:p>37.8503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50" calcext:value-type="float">
            <text:p>50</text:p>
          </table:table-cell>
          <table:table-cell office:value-type="float" office:value="993.16379" calcext:value-type="float">
            <text:p>993.16379</text:p>
          </table:table-cell>
          <table:table-cell office:value-type="float" office:value="1059.606" calcext:value-type="float">
            <text:p>1059.606</text:p>
          </table:table-cell>
          <table:table-cell office:value-type="float" office:value="934.959" calcext:value-type="float">
            <text:p>934.959</text:p>
          </table:table-cell>
          <table:table-cell office:value-type="float" office:value="38.471244" calcext:value-type="float">
            <text:p>38.471244</text:p>
          </table:table-cell>
        </table:table-row>
        <table:table-row table:style-name="ro1">
          <table:table-cell office:value-type="string" calcext:value-type="string">
            <text:p>23AllocatorBenchmark_FreeI22BitmapAllocatorBestFit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50" calcext:value-type="float">
            <text:p>50</text:p>
          </table:table-cell>
          <table:table-cell office:value-type="float" office:value="30.308544" calcext:value-type="float">
            <text:p>30.308544</text:p>
          </table:table-cell>
          <table:table-cell office:value-type="float" office:value="31.298" calcext:value-type="float">
            <text:p>31.298</text:p>
          </table:table-cell>
          <table:table-cell office:value-type="float" office:value="29.612" calcext:value-type="float">
            <text:p>29.612</text:p>
          </table:table-cell>
          <table:table-cell office:value-type="float" office:value="0.57080289" calcext:value-type="float">
            <text:p>0.57080289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50" calcext:value-type="float">
            <text:p>50</text:p>
          </table:table-cell>
          <table:table-cell office:value-type="float" office:value="1185.4902" calcext:value-type="float">
            <text:p>1185.4902</text:p>
          </table:table-cell>
          <table:table-cell office:value-type="float" office:value="1284.872" calcext:value-type="float">
            <text:p>1284.872</text:p>
          </table:table-cell>
          <table:table-cell office:value-type="float" office:value="1118.733" calcext:value-type="float">
            <text:p>1118.733</text:p>
          </table:table-cell>
          <table:table-cell office:value-type="float" office:value="52.367095" calcext:value-type="float">
            <text:p>52.367095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50" calcext:value-type="float">
            <text:p>50</text:p>
          </table:table-cell>
          <table:table-cell office:value-type="float" office:value="1213.5148" calcext:value-type="float">
            <text:p>1213.5148</text:p>
          </table:table-cell>
          <table:table-cell office:value-type="float" office:value="1291.435" calcext:value-type="float">
            <text:p>1291.435</text:p>
          </table:table-cell>
          <table:table-cell office:value-type="float" office:value="1151.243" calcext:value-type="float">
            <text:p>1151.243</text:p>
          </table:table-cell>
          <table:table-cell office:value-type="float" office:value="43.858702" calcext:value-type="float">
            <text:p>43.858702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50" calcext:value-type="float">
            <text:p>50</text:p>
          </table:table-cell>
          <table:table-cell office:value-type="float" office:value="1242.9363" calcext:value-type="float">
            <text:p>1242.9363</text:p>
          </table:table-cell>
          <table:table-cell office:value-type="float" office:value="1337.092" calcext:value-type="float">
            <text:p>1337.092</text:p>
          </table:table-cell>
          <table:table-cell office:value-type="float" office:value="1162.405" calcext:value-type="float">
            <text:p>1162.405</text:p>
          </table:table-cell>
          <table:table-cell office:value-type="float" office:value="52.156485" calcext:value-type="float">
            <text:p>52.156485</text:p>
          </table:table-cell>
        </table:table-row>
        <table:table-row table:style-name="ro1">
          <table:table-cell office:value-type="string" calcext:value-type="string">
            <text:p>23AllocatorBenchmark_FreeI23BitmapAllocatorWorstFit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50" calcext:value-type="float">
            <text:p>50</text:p>
          </table:table-cell>
          <table:table-cell office:value-type="float" office:value="30.078456" calcext:value-type="float">
            <text:p>30.078456</text:p>
          </table:table-cell>
          <table:table-cell office:value-type="float" office:value="31" calcext:value-type="float">
            <text:p>31</text:p>
          </table:table-cell>
          <table:table-cell office:value-type="float" office:value="29.455" calcext:value-type="float">
            <text:p>29.455</text:p>
          </table:table-cell>
          <table:table-cell office:value-type="float" office:value="0.47947571" calcext:value-type="float">
            <text:p>0.47947571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50" calcext:value-type="float">
            <text:p>50</text:p>
          </table:table-cell>
          <table:table-cell office:value-type="float" office:value="483.84932" calcext:value-type="float">
            <text:p>483.84932</text:p>
          </table:table-cell>
          <table:table-cell office:value-type="float" office:value="645.039" calcext:value-type="float">
            <text:p>645.039</text:p>
          </table:table-cell>
          <table:table-cell office:value-type="float" office:value="350.489" calcext:value-type="float">
            <text:p>350.489</text:p>
          </table:table-cell>
          <table:table-cell office:value-type="float" office:value="85.065353" calcext:value-type="float">
            <text:p>85.065353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50" calcext:value-type="float">
            <text:p>50</text:p>
          </table:table-cell>
          <table:table-cell office:value-type="float" office:value="625.2347" calcext:value-type="float">
            <text:p>625.2347</text:p>
          </table:table-cell>
          <table:table-cell office:value-type="float" office:value="752.441" calcext:value-type="float">
            <text:p>752.441</text:p>
          </table:table-cell>
          <table:table-cell office:value-type="float" office:value="486.379" calcext:value-type="float">
            <text:p>486.379</text:p>
          </table:table-cell>
          <table:table-cell office:value-type="float" office:value="81.211328" calcext:value-type="float">
            <text:p>81.211328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50" calcext:value-type="float">
            <text:p>50</text:p>
          </table:table-cell>
          <table:table-cell office:value-type="float" office:value="94.035096" calcext:value-type="float">
            <text:p>94.035096</text:p>
          </table:table-cell>
          <table:table-cell office:value-type="float" office:value="111.229" calcext:value-type="float">
            <text:p>111.229</text:p>
          </table:table-cell>
          <table:table-cell office:value-type="float" office:value="79.047" calcext:value-type="float">
            <text:p>79.047</text:p>
          </table:table-cell>
          <table:table-cell office:value-type="float" office:value="9.988957" calcext:value-type="float">
            <text:p>9.988957</text:p>
          </table:table-cell>
        </table:table-row>
        <table:table-row table:style-name="ro1">
          <table:table-cell office:value-type="string" calcext:value-type="string">
            <text:p>23AllocatorBenchmark_FreeI14BuddyAllocator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50" calcext:value-type="float">
            <text:p>50</text:p>
          </table:table-cell>
          <table:table-cell office:value-type="float" office:value="34.748484" calcext:value-type="float">
            <text:p>34.748484</text:p>
          </table:table-cell>
          <table:table-cell office:value-type="float" office:value="35.644" calcext:value-type="float">
            <text:p>35.644</text:p>
          </table:table-cell>
          <table:table-cell office:value-type="float" office:value="33.862" calcext:value-type="float">
            <text:p>33.862</text:p>
          </table:table-cell>
          <table:table-cell office:value-type="float" office:value="0.60351818" calcext:value-type="float">
            <text:p>0.60351818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50" calcext:value-type="float">
            <text:p>50</text:p>
          </table:table-cell>
          <table:table-cell office:value-type="float" office:value="408.05142" calcext:value-type="float">
            <text:p>408.05142</text:p>
          </table:table-cell>
          <table:table-cell office:value-type="float" office:value="453.563" calcext:value-type="float">
            <text:p>453.563</text:p>
          </table:table-cell>
          <table:table-cell office:value-type="float" office:value="354.296" calcext:value-type="float">
            <text:p>354.296</text:p>
          </table:table-cell>
          <table:table-cell office:value-type="float" office:value="29.887147" calcext:value-type="float">
            <text:p>29.887147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50" calcext:value-type="float">
            <text:p>50</text:p>
          </table:table-cell>
          <table:table-cell office:value-type="float" office:value="792.04989" calcext:value-type="float">
            <text:p>792.04989</text:p>
          </table:table-cell>
          <table:table-cell office:value-type="float" office:value="909.048" calcext:value-type="float">
            <text:p>909.048</text:p>
          </table:table-cell>
          <table:table-cell office:value-type="float" office:value="687.393" calcext:value-type="float">
            <text:p>687.393</text:p>
          </table:table-cell>
          <table:table-cell office:value-type="float" office:value="67.609913" calcext:value-type="float">
            <text:p>67.609913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50" calcext:value-type="float">
            <text:p>50</text:p>
          </table:table-cell>
          <table:table-cell office:value-type="float" office:value="1205.644" calcext:value-type="float">
            <text:p>1205.644</text:p>
          </table:table-cell>
          <table:table-cell office:value-type="float" office:value="1376.148" calcext:value-type="float">
            <text:p>1376.148</text:p>
          </table:table-cell>
          <table:table-cell office:value-type="float" office:value="1042.877" calcext:value-type="float">
            <text:p>1042.877</text:p>
          </table:table-cell>
          <table:table-cell office:value-type="float" office:value="102.53058" calcext:value-type="float">
            <text:p>102.53058</text:p>
          </table:table-cell>
        </table:table-row>
        <table:table-row table:style-name="ro1">
          <table:table-cell office:value-type="string" calcext:value-type="string">
            <text:p>23AllocatorBenchmark_FreeI27LinkedListAllocatorFirstFit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50" calcext:value-type="float">
            <text:p>50</text:p>
          </table:table-cell>
          <table:table-cell office:value-type="float" office:value="31.233524" calcext:value-type="float">
            <text:p>31.233524</text:p>
          </table:table-cell>
          <table:table-cell office:value-type="float" office:value="32.34" calcext:value-type="float">
            <text:p>32.34</text:p>
          </table:table-cell>
          <table:table-cell office:value-type="float" office:value="30.599" calcext:value-type="float">
            <text:p>30.599</text:p>
          </table:table-cell>
          <table:table-cell office:value-type="float" office:value="0.52205382" calcext:value-type="float">
            <text:p>0.52205382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50" calcext:value-type="float">
            <text:p>50</text:p>
          </table:table-cell>
          <table:table-cell office:value-type="float" office:value="34.323908" calcext:value-type="float">
            <text:p>34.323908</text:p>
          </table:table-cell>
          <table:table-cell office:value-type="float" office:value="37.083" calcext:value-type="float">
            <text:p>37.083</text:p>
          </table:table-cell>
          <table:table-cell office:value-type="float" office:value="32.176" calcext:value-type="float">
            <text:p>32.176</text:p>
          </table:table-cell>
          <table:table-cell office:value-type="float" office:value="1.6952605" calcext:value-type="float">
            <text:p>1.6952605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50" calcext:value-type="float">
            <text:p>50</text:p>
          </table:table-cell>
          <table:table-cell office:value-type="float" office:value="37.228616" calcext:value-type="float">
            <text:p>37.228616</text:p>
          </table:table-cell>
          <table:table-cell office:value-type="float" office:value="41.464" calcext:value-type="float">
            <text:p>41.464</text:p>
          </table:table-cell>
          <table:table-cell office:value-type="float" office:value="34.483" calcext:value-type="float">
            <text:p>34.483</text:p>
          </table:table-cell>
          <table:table-cell office:value-type="float" office:value="2.5486871" calcext:value-type="float">
            <text:p>2.5486871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50" calcext:value-type="float">
            <text:p>50</text:p>
          </table:table-cell>
          <table:table-cell office:value-type="float" office:value="39.68894" calcext:value-type="float">
            <text:p>39.68894</text:p>
          </table:table-cell>
          <table:table-cell office:value-type="float" office:value="48.266" calcext:value-type="float">
            <text:p>48.266</text:p>
          </table:table-cell>
          <table:table-cell office:value-type="float" office:value="35.885" calcext:value-type="float">
            <text:p>35.885</text:p>
          </table:table-cell>
          <table:table-cell office:value-type="float" office:value="3.8178316" calcext:value-type="float">
            <text:p>3.8178316</text:p>
          </table:table-cell>
        </table:table-row>
        <table:table-row table:style-name="ro1">
          <table:table-cell office:value-type="string" calcext:value-type="string">
            <text:p>23AllocatorBenchmark_FreeI26LinkedListAllocatorNextFit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50" calcext:value-type="float">
            <text:p>50</text:p>
          </table:table-cell>
          <table:table-cell office:value-type="float" office:value="30.355912" calcext:value-type="float">
            <text:p>30.355912</text:p>
          </table:table-cell>
          <table:table-cell office:value-type="float" office:value="31.381" calcext:value-type="float">
            <text:p>31.381</text:p>
          </table:table-cell>
          <table:table-cell office:value-type="float" office:value="29.779" calcext:value-type="float">
            <text:p>29.779</text:p>
          </table:table-cell>
          <table:table-cell office:value-type="float" office:value="0.55086162" calcext:value-type="float">
            <text:p>0.55086162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50" calcext:value-type="float">
            <text:p>50</text:p>
          </table:table-cell>
          <table:table-cell office:value-type="float" office:value="957.1495" calcext:value-type="float">
            <text:p>957.1495</text:p>
          </table:table-cell>
          <table:table-cell office:value-type="float" office:value="1007.809" calcext:value-type="float">
            <text:p>1007.809</text:p>
          </table:table-cell>
          <table:table-cell office:value-type="float" office:value="911.317" calcext:value-type="float">
            <text:p>911.317</text:p>
          </table:table-cell>
          <table:table-cell office:value-type="float" office:value="28.658921" calcext:value-type="float">
            <text:p>28.658921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50" calcext:value-type="float">
            <text:p>50</text:p>
          </table:table-cell>
          <table:table-cell office:value-type="float" office:value="1903.1686" calcext:value-type="float">
            <text:p>1903.1686</text:p>
          </table:table-cell>
          <table:table-cell office:value-type="float" office:value="1983.494" calcext:value-type="float">
            <text:p>1983.494</text:p>
          </table:table-cell>
          <table:table-cell office:value-type="float" office:value="1826.014" calcext:value-type="float">
            <text:p>1826.014</text:p>
          </table:table-cell>
          <table:table-cell office:value-type="float" office:value="48.319011" calcext:value-type="float">
            <text:p>48.319011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50" calcext:value-type="float">
            <text:p>50</text:p>
          </table:table-cell>
          <table:table-cell office:value-type="float" office:value="2848.9019" calcext:value-type="float">
            <text:p>2848.9019</text:p>
          </table:table-cell>
          <table:table-cell office:value-type="float" office:value="2949.637" calcext:value-type="float">
            <text:p>2949.637</text:p>
          </table:table-cell>
          <table:table-cell office:value-type="float" office:value="2752.945" calcext:value-type="float">
            <text:p>2752.945</text:p>
          </table:table-cell>
          <table:table-cell office:value-type="float" office:value="60.409762" calcext:value-type="float">
            <text:p>60.409762</text:p>
          </table:table-cell>
        </table:table-row>
        <table:table-row table:style-name="ro1">
          <table:table-cell office:value-type="string" calcext:value-type="string">
            <text:p>23AllocatorBenchmark_FreeI26LinkedListAllocatorBestFit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50" calcext:value-type="float">
            <text:p>50</text:p>
          </table:table-cell>
          <table:table-cell office:value-type="float" office:value="30.30084" calcext:value-type="float">
            <text:p>30.30084</text:p>
          </table:table-cell>
          <table:table-cell office:value-type="float" office:value="31.424" calcext:value-type="float">
            <text:p>31.424</text:p>
          </table:table-cell>
          <table:table-cell office:value-type="float" office:value="29.661" calcext:value-type="float">
            <text:p>29.661</text:p>
          </table:table-cell>
          <table:table-cell office:value-type="float" office:value="0.59567707" calcext:value-type="float">
            <text:p>0.59567707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50" calcext:value-type="float">
            <text:p>50</text:p>
          </table:table-cell>
          <table:table-cell office:value-type="float" office:value="938.21811" calcext:value-type="float">
            <text:p>938.21811</text:p>
          </table:table-cell>
          <table:table-cell office:value-type="float" office:value="989.439" calcext:value-type="float">
            <text:p>989.439</text:p>
          </table:table-cell>
          <table:table-cell office:value-type="float" office:value="891.146" calcext:value-type="float">
            <text:p>891.146</text:p>
          </table:table-cell>
          <table:table-cell office:value-type="float" office:value="29.862719" calcext:value-type="float">
            <text:p>29.862719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50" calcext:value-type="float">
            <text:p>50</text:p>
          </table:table-cell>
          <table:table-cell office:value-type="float" office:value="1884.0692" calcext:value-type="float">
            <text:p>1884.0692</text:p>
          </table:table-cell>
          <table:table-cell office:value-type="float" office:value="1962.147" calcext:value-type="float">
            <text:p>1962.147</text:p>
          </table:table-cell>
          <table:table-cell office:value-type="float" office:value="1809.503" calcext:value-type="float">
            <text:p>1809.503</text:p>
          </table:table-cell>
          <table:table-cell office:value-type="float" office:value="47.584941" calcext:value-type="float">
            <text:p>47.584941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50" calcext:value-type="float">
            <text:p>50</text:p>
          </table:table-cell>
          <table:table-cell office:value-type="float" office:value="2818.4161" calcext:value-type="float">
            <text:p>2818.4161</text:p>
          </table:table-cell>
          <table:table-cell office:value-type="float" office:value="2922.997" calcext:value-type="float">
            <text:p>2922.997</text:p>
          </table:table-cell>
          <table:table-cell office:value-type="float" office:value="2734.672" calcext:value-type="float">
            <text:p>2734.672</text:p>
          </table:table-cell>
          <table:table-cell office:value-type="float" office:value="55.233721" calcext:value-type="float">
            <text:p>55.233721</text:p>
          </table:table-cell>
        </table:table-row>
        <table:table-row table:style-name="ro1">
          <table:table-cell office:value-type="string" calcext:value-type="string">
            <text:p>23AllocatorBenchmark_FreeI27LinkedListAllocatorWorstFit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50" calcext:value-type="float">
            <text:p>50</text:p>
          </table:table-cell>
          <table:table-cell office:value-type="float" office:value="30.576616" calcext:value-type="float">
            <text:p>30.576616</text:p>
          </table:table-cell>
          <table:table-cell office:value-type="float" office:value="31.463" calcext:value-type="float">
            <text:p>31.463</text:p>
          </table:table-cell>
          <table:table-cell office:value-type="float" office:value="29.967" calcext:value-type="float">
            <text:p>29.967</text:p>
          </table:table-cell>
          <table:table-cell office:value-type="float" office:value="0.53106367" calcext:value-type="float">
            <text:p>0.53106367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50" calcext:value-type="float">
            <text:p>50</text:p>
          </table:table-cell>
          <table:table-cell office:value-type="float" office:value="1552.9235" calcext:value-type="float">
            <text:p>1552.9235</text:p>
          </table:table-cell>
          <table:table-cell office:value-type="float" office:value="1765.782" calcext:value-type="float">
            <text:p>1765.782</text:p>
          </table:table-cell>
          <table:table-cell office:value-type="float" office:value="1361.846" calcext:value-type="float">
            <text:p>1361.846</text:p>
          </table:table-cell>
          <table:table-cell office:value-type="float" office:value="124.88368" calcext:value-type="float">
            <text:p>124.88368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50" calcext:value-type="float">
            <text:p>50</text:p>
          </table:table-cell>
          <table:table-cell office:value-type="float" office:value="3159.6191" calcext:value-type="float">
            <text:p>3159.6191</text:p>
          </table:table-cell>
          <table:table-cell office:value-type="float" office:value="3671.026" calcext:value-type="float">
            <text:p>3671.026</text:p>
          </table:table-cell>
          <table:table-cell office:value-type="float" office:value="2769.878" calcext:value-type="float">
            <text:p>2769.878</text:p>
          </table:table-cell>
          <table:table-cell office:value-type="float" office:value="277.01641" calcext:value-type="float">
            <text:p>277.01641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50" calcext:value-type="float">
            <text:p>50</text:p>
          </table:table-cell>
          <table:table-cell office:value-type="float" office:value="4794.609" calcext:value-type="float">
            <text:p>4794.609</text:p>
          </table:table-cell>
          <table:table-cell office:value-type="float" office:value="5549.703" calcext:value-type="float">
            <text:p>5549.703</text:p>
          </table:table-cell>
          <table:table-cell office:value-type="float" office:value="4159.755" calcext:value-type="float">
            <text:p>4159.755</text:p>
          </table:table-cell>
          <table:table-cell office:value-type="float" office:value="415.03117" calcext:value-type="float">
            <text:p>415.03117</text:p>
          </table:table-cell>
        </table:table-row>
        <table:table-row table:style-name="ro1">
          <table:table-cell office:value-type="string" calcext:value-type="string">
            <text:p>23AllocatorBenchmark_FreeI12BSTAllocator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50" calcext:value-type="float">
            <text:p>50</text:p>
          </table:table-cell>
          <table:table-cell office:value-type="float" office:value="31.453396" calcext:value-type="float">
            <text:p>31.453396</text:p>
          </table:table-cell>
          <table:table-cell office:value-type="float" office:value="32.542" calcext:value-type="float">
            <text:p>32.542</text:p>
          </table:table-cell>
          <table:table-cell office:value-type="float" office:value="30.675" calcext:value-type="float">
            <text:p>30.675</text:p>
          </table:table-cell>
          <table:table-cell office:value-type="float" office:value="0.67143859" calcext:value-type="float">
            <text:p>0.67143859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50" calcext:value-type="float">
            <text:p>50</text:p>
          </table:table-cell>
          <table:table-cell office:value-type="float" office:value="1081.5955" calcext:value-type="float">
            <text:p>1081.5955</text:p>
          </table:table-cell>
          <table:table-cell office:value-type="float" office:value="1213.564" calcext:value-type="float">
            <text:p>1213.564</text:p>
          </table:table-cell>
          <table:table-cell office:value-type="float" office:value="943.077" calcext:value-type="float">
            <text:p>943.077</text:p>
          </table:table-cell>
          <table:table-cell office:value-type="float" office:value="80.707433" calcext:value-type="float">
            <text:p>80.707433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50" calcext:value-type="float">
            <text:p>50</text:p>
          </table:table-cell>
          <table:table-cell office:value-type="float" office:value="2226.5205" calcext:value-type="float">
            <text:p>2226.5205</text:p>
          </table:table-cell>
          <table:table-cell office:value-type="float" office:value="2566.045" calcext:value-type="float">
            <text:p>2566.045</text:p>
          </table:table-cell>
          <table:table-cell office:value-type="float" office:value="1916.815" calcext:value-type="float">
            <text:p>1916.815</text:p>
          </table:table-cell>
          <table:table-cell office:value-type="float" office:value="200.25696" calcext:value-type="float">
            <text:p>200.25696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50" calcext:value-type="float">
            <text:p>50</text:p>
          </table:table-cell>
          <table:table-cell office:value-type="float" office:value="3411.5165" calcext:value-type="float">
            <text:p>3411.5165</text:p>
          </table:table-cell>
          <table:table-cell office:value-type="float" office:value="3944.342" calcext:value-type="float">
            <text:p>3944.342</text:p>
          </table:table-cell>
          <table:table-cell office:value-type="float" office:value="2929.447" calcext:value-type="float">
            <text:p>2929.447</text:p>
          </table:table-cell>
          <table:table-cell office:value-type="float" office:value="316.91003" calcext:value-type="float">
            <text:p>316.91003</text:p>
          </table:table-cell>
        </table:table-row>
        <table:table-row table:style-name="ro1">
          <table:table-cell office:value-type="string" calcext:value-type="string">
            <text:p>23AllocatorBenchmark_FreeI13BBSTAllocator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50" calcext:value-type="float">
            <text:p>50</text:p>
          </table:table-cell>
          <table:table-cell office:value-type="float" office:value="35.27934" calcext:value-type="float">
            <text:p>35.27934</text:p>
          </table:table-cell>
          <table:table-cell office:value-type="float" office:value="36.578" calcext:value-type="float">
            <text:p>36.578</text:p>
          </table:table-cell>
          <table:table-cell office:value-type="float" office:value="34.475" calcext:value-type="float">
            <text:p>34.475</text:p>
          </table:table-cell>
          <table:table-cell office:value-type="float" office:value="0.70355407" calcext:value-type="float">
            <text:p>0.70355407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50" calcext:value-type="float">
            <text:p>50</text:p>
          </table:table-cell>
          <table:table-cell office:value-type="float" office:value="49.017244" calcext:value-type="float">
            <text:p>49.017244</text:p>
          </table:table-cell>
          <table:table-cell office:value-type="float" office:value="53.92" calcext:value-type="float">
            <text:p>53.92</text:p>
          </table:table-cell>
          <table:table-cell office:value-type="float" office:value="45.16" calcext:value-type="float">
            <text:p>45.16</text:p>
          </table:table-cell>
          <table:table-cell office:value-type="float" office:value="2.627357" calcext:value-type="float">
            <text:p>2.627357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50" calcext:value-type="float">
            <text:p>50</text:p>
          </table:table-cell>
          <table:table-cell office:value-type="float" office:value="50.340004" calcext:value-type="float">
            <text:p>50.340004</text:p>
          </table:table-cell>
          <table:table-cell office:value-type="float" office:value="55.393" calcext:value-type="float">
            <text:p>55.393</text:p>
          </table:table-cell>
          <table:table-cell office:value-type="float" office:value="46.423" calcext:value-type="float">
            <text:p>46.423</text:p>
          </table:table-cell>
          <table:table-cell office:value-type="float" office:value="2.8074057" calcext:value-type="float">
            <text:p>2.8074057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50" calcext:value-type="float">
            <text:p>50</text:p>
          </table:table-cell>
          <table:table-cell office:value-type="float" office:value="50.18488" calcext:value-type="float">
            <text:p>50.18488</text:p>
          </table:table-cell>
          <table:table-cell office:value-type="float" office:value="54.781" calcext:value-type="float">
            <text:p>54.781</text:p>
          </table:table-cell>
          <table:table-cell office:value-type="float" office:value="46.379" calcext:value-type="float">
            <text:p>46.379</text:p>
          </table:table-cell>
          <table:table-cell office:value-type="float" office:value="2.6708763" calcext:value-type="float">
            <text:p>2.6708763</text:p>
          </table:table-cell>
        </table:table-row>
        <table:table-row table:style-name="ro1">
          <table:table-cell office:value-type="string" calcext:value-type="string">
            <text:p>23AllocatorBenchmark_FreeI17DualBBSTAllocator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50" calcext:value-type="float">
            <text:p>50</text:p>
          </table:table-cell>
          <table:table-cell office:value-type="float" office:value="39.146496" calcext:value-type="float">
            <text:p>39.146496</text:p>
          </table:table-cell>
          <table:table-cell office:value-type="float" office:value="40.474" calcext:value-type="float">
            <text:p>40.474</text:p>
          </table:table-cell>
          <table:table-cell office:value-type="float" office:value="38.032" calcext:value-type="float">
            <text:p>38.032</text:p>
          </table:table-cell>
          <table:table-cell office:value-type="float" office:value="0.86255349" calcext:value-type="float">
            <text:p>0.86255349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75" calcext:value-type="float">
            <text:p>75</text:p>
          </table:table-cell>
          <table:table-cell office:value-type="float" office:value="57.9792" calcext:value-type="float">
            <text:p>57.9792</text:p>
          </table:table-cell>
          <table:table-cell office:value-type="float" office:value="79.032" calcext:value-type="float">
            <text:p>79.032</text:p>
          </table:table-cell>
          <table:table-cell office:value-type="float" office:value="41.85" calcext:value-type="float">
            <text:p>41.85</text:p>
          </table:table-cell>
          <table:table-cell office:value-type="float" office:value="12.051803" calcext:value-type="float">
            <text:p>12.051803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75" calcext:value-type="float">
            <text:p>75</text:p>
          </table:table-cell>
          <table:table-cell office:value-type="float" office:value="69.59278" calcext:value-type="float">
            <text:p>69.59278</text:p>
          </table:table-cell>
          <table:table-cell office:value-type="float" office:value="96.246" calcext:value-type="float">
            <text:p>96.246</text:p>
          </table:table-cell>
          <table:table-cell office:value-type="float" office:value="45.506" calcext:value-type="float">
            <text:p>45.506</text:p>
          </table:table-cell>
          <table:table-cell office:value-type="float" office:value="16.50919" calcext:value-type="float">
            <text:p>16.50919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75" calcext:value-type="float">
            <text:p>75</text:p>
          </table:table-cell>
          <table:table-cell office:value-type="float" office:value="82.86082" calcext:value-type="float">
            <text:p>82.86082</text:p>
          </table:table-cell>
          <table:table-cell office:value-type="float" office:value="116.227" calcext:value-type="float">
            <text:p>116.227</text:p>
          </table:table-cell>
          <table:table-cell office:value-type="float" office:value="52.883" calcext:value-type="float">
            <text:p>52.883</text:p>
          </table:table-cell>
          <table:table-cell office:value-type="float" office:value="19.864636" calcext:value-type="float">
            <text:p>19.864636</text:p>
          </table:table-cell>
        </table:table-row>
        <table:table-row table:style-name="ro1">
          <table:table-cell office:value-type="string" calcext:value-type="string">
            <text:p>23AllocatorBenchmark_FreeI23BitmapAllocatorFirstFit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75" calcext:value-type="float">
            <text:p>75</text:p>
          </table:table-cell>
          <table:table-cell office:value-type="float" office:value="28.077412" calcext:value-type="float">
            <text:p>28.077412</text:p>
          </table:table-cell>
          <table:table-cell office:value-type="float" office:value="29.174" calcext:value-type="float">
            <text:p>29.174</text:p>
          </table:table-cell>
          <table:table-cell office:value-type="float" office:value="27.345" calcext:value-type="float">
            <text:p>27.345</text:p>
          </table:table-cell>
          <table:table-cell office:value-type="float" office:value="0.7068615" calcext:value-type="float">
            <text:p>0.7068615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75" calcext:value-type="float">
            <text:p>75</text:p>
          </table:table-cell>
          <table:table-cell office:value-type="float" office:value="33.717256" calcext:value-type="float">
            <text:p>33.717256</text:p>
          </table:table-cell>
          <table:table-cell office:value-type="float" office:value="32.785" calcext:value-type="float">
            <text:p>32.785</text:p>
          </table:table-cell>
          <table:table-cell office:value-type="float" office:value="29.552" calcext:value-type="float">
            <text:p>29.552</text:p>
          </table:table-cell>
          <table:table-cell office:value-type="float" office:value="21.897091" calcext:value-type="float">
            <text:p>21.897091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75" calcext:value-type="float">
            <text:p>75</text:p>
          </table:table-cell>
          <table:table-cell office:value-type="float" office:value="35.262448" calcext:value-type="float">
            <text:p>35.262448</text:p>
          </table:table-cell>
          <table:table-cell office:value-type="float" office:value="33.214" calcext:value-type="float">
            <text:p>33.214</text:p>
          </table:table-cell>
          <table:table-cell office:value-type="float" office:value="29.817" calcext:value-type="float">
            <text:p>29.817</text:p>
          </table:table-cell>
          <table:table-cell office:value-type="float" office:value="38.296857" calcext:value-type="float">
            <text:p>38.296857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75" calcext:value-type="float">
            <text:p>75</text:p>
          </table:table-cell>
          <table:table-cell office:value-type="float" office:value="33.874156" calcext:value-type="float">
            <text:p>33.874156</text:p>
          </table:table-cell>
          <table:table-cell office:value-type="float" office:value="32.725" calcext:value-type="float">
            <text:p>32.725</text:p>
          </table:table-cell>
          <table:table-cell office:value-type="float" office:value="30.253" calcext:value-type="float">
            <text:p>30.253</text:p>
          </table:table-cell>
          <table:table-cell office:value-type="float" office:value="39.582432" calcext:value-type="float">
            <text:p>39.582432</text:p>
          </table:table-cell>
        </table:table-row>
        <table:table-row table:style-name="ro1">
          <table:table-cell office:value-type="string" calcext:value-type="string">
            <text:p>23AllocatorBenchmark_FreeI22BitmapAllocatorNextFit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75" calcext:value-type="float">
            <text:p>75</text:p>
          </table:table-cell>
          <table:table-cell office:value-type="float" office:value="27.816092" calcext:value-type="float">
            <text:p>27.816092</text:p>
          </table:table-cell>
          <table:table-cell office:value-type="float" office:value="28.764" calcext:value-type="float">
            <text:p>28.764</text:p>
          </table:table-cell>
          <table:table-cell office:value-type="float" office:value="27.243" calcext:value-type="float">
            <text:p>27.243</text:p>
          </table:table-cell>
          <table:table-cell office:value-type="float" office:value="0.48716545" calcext:value-type="float">
            <text:p>0.48716545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75" calcext:value-type="float">
            <text:p>75</text:p>
          </table:table-cell>
          <table:table-cell office:value-type="float" office:value="944.46768" calcext:value-type="float">
            <text:p>944.46768</text:p>
          </table:table-cell>
          <table:table-cell office:value-type="float" office:value="1010.449" calcext:value-type="float">
            <text:p>1010.449</text:p>
          </table:table-cell>
          <table:table-cell office:value-type="float" office:value="888.203" calcext:value-type="float">
            <text:p>888.203</text:p>
          </table:table-cell>
          <table:table-cell office:value-type="float" office:value="38.620531" calcext:value-type="float">
            <text:p>38.620531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75" calcext:value-type="float">
            <text:p>75</text:p>
          </table:table-cell>
          <table:table-cell office:value-type="float" office:value="951.2687" calcext:value-type="float">
            <text:p>951.2687</text:p>
          </table:table-cell>
          <table:table-cell office:value-type="float" office:value="1024.177" calcext:value-type="float">
            <text:p>1024.177</text:p>
          </table:table-cell>
          <table:table-cell office:value-type="float" office:value="898.908" calcext:value-type="float">
            <text:p>898.908</text:p>
          </table:table-cell>
          <table:table-cell office:value-type="float" office:value="41.382472" calcext:value-type="float">
            <text:p>41.382472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75" calcext:value-type="float">
            <text:p>75</text:p>
          </table:table-cell>
          <table:table-cell office:value-type="float" office:value="964.79141" calcext:value-type="float">
            <text:p>964.79141</text:p>
          </table:table-cell>
          <table:table-cell office:value-type="float" office:value="1059.093" calcext:value-type="float">
            <text:p>1059.093</text:p>
          </table:table-cell>
          <table:table-cell office:value-type="float" office:value="906.444" calcext:value-type="float">
            <text:p>906.444</text:p>
          </table:table-cell>
          <table:table-cell office:value-type="float" office:value="44.676288" calcext:value-type="float">
            <text:p>44.676288</text:p>
          </table:table-cell>
        </table:table-row>
        <table:table-row table:style-name="ro1">
          <table:table-cell office:value-type="string" calcext:value-type="string">
            <text:p>23AllocatorBenchmark_FreeI22BitmapAllocatorBestFit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75" calcext:value-type="float">
            <text:p>75</text:p>
          </table:table-cell>
          <table:table-cell office:value-type="float" office:value="28.705632" calcext:value-type="float">
            <text:p>28.705632</text:p>
          </table:table-cell>
          <table:table-cell office:value-type="float" office:value="29.757" calcext:value-type="float">
            <text:p>29.757</text:p>
          </table:table-cell>
          <table:table-cell office:value-type="float" office:value="27.966" calcext:value-type="float">
            <text:p>27.966</text:p>
          </table:table-cell>
          <table:table-cell office:value-type="float" office:value="0.54567445" calcext:value-type="float">
            <text:p>0.54567445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75" calcext:value-type="float">
            <text:p>75</text:p>
          </table:table-cell>
          <table:table-cell office:value-type="float" office:value="1116.8461" calcext:value-type="float">
            <text:p>1116.8461</text:p>
          </table:table-cell>
          <table:table-cell office:value-type="float" office:value="1213.649" calcext:value-type="float">
            <text:p>1213.649</text:p>
          </table:table-cell>
          <table:table-cell office:value-type="float" office:value="1039.583" calcext:value-type="float">
            <text:p>1039.583</text:p>
          </table:table-cell>
          <table:table-cell office:value-type="float" office:value="54.420318" calcext:value-type="float">
            <text:p>54.420318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75" calcext:value-type="float">
            <text:p>75</text:p>
          </table:table-cell>
          <table:table-cell office:value-type="float" office:value="1170.7421" calcext:value-type="float">
            <text:p>1170.7421</text:p>
          </table:table-cell>
          <table:table-cell office:value-type="float" office:value="1258.814" calcext:value-type="float">
            <text:p>1258.814</text:p>
          </table:table-cell>
          <table:table-cell office:value-type="float" office:value="1094.568" calcext:value-type="float">
            <text:p>1094.568</text:p>
          </table:table-cell>
          <table:table-cell office:value-type="float" office:value="57.446416" calcext:value-type="float">
            <text:p>57.446416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75" calcext:value-type="float">
            <text:p>75</text:p>
          </table:table-cell>
          <table:table-cell office:value-type="float" office:value="1201.0503" calcext:value-type="float">
            <text:p>1201.0503</text:p>
          </table:table-cell>
          <table:table-cell office:value-type="float" office:value="1316.683" calcext:value-type="float">
            <text:p>1316.683</text:p>
          </table:table-cell>
          <table:table-cell office:value-type="float" office:value="1120.411" calcext:value-type="float">
            <text:p>1120.411</text:p>
          </table:table-cell>
          <table:table-cell office:value-type="float" office:value="59.623123" calcext:value-type="float">
            <text:p>59.623123</text:p>
          </table:table-cell>
        </table:table-row>
        <table:table-row table:style-name="ro1">
          <table:table-cell office:value-type="string" calcext:value-type="string">
            <text:p>23AllocatorBenchmark_FreeI23BitmapAllocatorWorstFit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75" calcext:value-type="float">
            <text:p>75</text:p>
          </table:table-cell>
          <table:table-cell office:value-type="float" office:value="28.423104" calcext:value-type="float">
            <text:p>28.423104</text:p>
          </table:table-cell>
          <table:table-cell office:value-type="float" office:value="29.724" calcext:value-type="float">
            <text:p>29.724</text:p>
          </table:table-cell>
          <table:table-cell office:value-type="float" office:value="27.579" calcext:value-type="float">
            <text:p>27.579</text:p>
          </table:table-cell>
          <table:table-cell office:value-type="float" office:value="0.75960536" calcext:value-type="float">
            <text:p>0.75960536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75" calcext:value-type="float">
            <text:p>75</text:p>
          </table:table-cell>
          <table:table-cell office:value-type="float" office:value="414.95279" calcext:value-type="float">
            <text:p>414.95279</text:p>
          </table:table-cell>
          <table:table-cell office:value-type="float" office:value="536.193" calcext:value-type="float">
            <text:p>536.193</text:p>
          </table:table-cell>
          <table:table-cell office:value-type="float" office:value="292.188" calcext:value-type="float">
            <text:p>292.188</text:p>
          </table:table-cell>
          <table:table-cell office:value-type="float" office:value="72.733293" calcext:value-type="float">
            <text:p>72.733293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75" calcext:value-type="float">
            <text:p>75</text:p>
          </table:table-cell>
          <table:table-cell office:value-type="float" office:value="597.68528" calcext:value-type="float">
            <text:p>597.68528</text:p>
          </table:table-cell>
          <table:table-cell office:value-type="float" office:value="711.998" calcext:value-type="float">
            <text:p>711.998</text:p>
          </table:table-cell>
          <table:table-cell office:value-type="float" office:value="482.112" calcext:value-type="float">
            <text:p>482.112</text:p>
          </table:table-cell>
          <table:table-cell office:value-type="float" office:value="73.525284" calcext:value-type="float">
            <text:p>73.525284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75" calcext:value-type="float">
            <text:p>75</text:p>
          </table:table-cell>
          <table:table-cell office:value-type="float" office:value="66.433104" calcext:value-type="float">
            <text:p>66.433104</text:p>
          </table:table-cell>
          <table:table-cell office:value-type="float" office:value="78.726" calcext:value-type="float">
            <text:p>78.726</text:p>
          </table:table-cell>
          <table:table-cell office:value-type="float" office:value="56.751" calcext:value-type="float">
            <text:p>56.751</text:p>
          </table:table-cell>
          <table:table-cell office:value-type="float" office:value="6.54586" calcext:value-type="float">
            <text:p>6.54586</text:p>
          </table:table-cell>
        </table:table-row>
        <table:table-row table:style-name="ro1">
          <table:table-cell office:value-type="string" calcext:value-type="string">
            <text:p>23AllocatorBenchmark_FreeI14BuddyAllocator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75" calcext:value-type="float">
            <text:p>75</text:p>
          </table:table-cell>
          <table:table-cell office:value-type="float" office:value="32.528484" calcext:value-type="float">
            <text:p>32.528484</text:p>
          </table:table-cell>
          <table:table-cell office:value-type="float" office:value="33.609" calcext:value-type="float">
            <text:p>33.609</text:p>
          </table:table-cell>
          <table:table-cell office:value-type="float" office:value="31.67" calcext:value-type="float">
            <text:p>31.67</text:p>
          </table:table-cell>
          <table:table-cell office:value-type="float" office:value="0.7162001" calcext:value-type="float">
            <text:p>0.7162001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75" calcext:value-type="float">
            <text:p>75</text:p>
          </table:table-cell>
          <table:table-cell office:value-type="float" office:value="605.73094" calcext:value-type="float">
            <text:p>605.73094</text:p>
          </table:table-cell>
          <table:table-cell office:value-type="float" office:value="717.397" calcext:value-type="float">
            <text:p>717.397</text:p>
          </table:table-cell>
          <table:table-cell office:value-type="float" office:value="510.215" calcext:value-type="float">
            <text:p>510.215</text:p>
          </table:table-cell>
          <table:table-cell office:value-type="float" office:value="60.688394" calcext:value-type="float">
            <text:p>60.688394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75" calcext:value-type="float">
            <text:p>75</text:p>
          </table:table-cell>
          <table:table-cell office:value-type="float" office:value="1242.332" calcext:value-type="float">
            <text:p>1242.332</text:p>
          </table:table-cell>
          <table:table-cell office:value-type="float" office:value="1451.076" calcext:value-type="float">
            <text:p>1451.076</text:p>
          </table:table-cell>
          <table:table-cell office:value-type="float" office:value="1031.719" calcext:value-type="float">
            <text:p>1031.719</text:p>
          </table:table-cell>
          <table:table-cell office:value-type="float" office:value="129.77741" calcext:value-type="float">
            <text:p>129.77741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75" calcext:value-type="float">
            <text:p>75</text:p>
          </table:table-cell>
          <table:table-cell office:value-type="float" office:value="1908.4147" calcext:value-type="float">
            <text:p>1908.4147</text:p>
          </table:table-cell>
          <table:table-cell office:value-type="float" office:value="2263.265" calcext:value-type="float">
            <text:p>2263.265</text:p>
          </table:table-cell>
          <table:table-cell office:value-type="float" office:value="1527.126" calcext:value-type="float">
            <text:p>1527.126</text:p>
          </table:table-cell>
          <table:table-cell office:value-type="float" office:value="215.36053" calcext:value-type="float">
            <text:p>215.36053</text:p>
          </table:table-cell>
        </table:table-row>
        <table:table-row table:style-name="ro1">
          <table:table-cell office:value-type="string" calcext:value-type="string">
            <text:p>23AllocatorBenchmark_FreeI27LinkedListAllocatorFirstFit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75" calcext:value-type="float">
            <text:p>75</text:p>
          </table:table-cell>
          <table:table-cell office:value-type="float" office:value="30.466292" calcext:value-type="float">
            <text:p>30.466292</text:p>
          </table:table-cell>
          <table:table-cell office:value-type="float" office:value="31.523" calcext:value-type="float">
            <text:p>31.523</text:p>
          </table:table-cell>
          <table:table-cell office:value-type="float" office:value="29.783" calcext:value-type="float">
            <text:p>29.783</text:p>
          </table:table-cell>
          <table:table-cell office:value-type="float" office:value="0.65952915" calcext:value-type="float">
            <text:p>0.65952915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75" calcext:value-type="float">
            <text:p>75</text:p>
          </table:table-cell>
          <table:table-cell office:value-type="float" office:value="36.057268" calcext:value-type="float">
            <text:p>36.057268</text:p>
          </table:table-cell>
          <table:table-cell office:value-type="float" office:value="38.659" calcext:value-type="float">
            <text:p>38.659</text:p>
          </table:table-cell>
          <table:table-cell office:value-type="float" office:value="33.677" calcext:value-type="float">
            <text:p>33.677</text:p>
          </table:table-cell>
          <table:table-cell office:value-type="float" office:value="2.1952431" calcext:value-type="float">
            <text:p>2.1952431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75" calcext:value-type="float">
            <text:p>75</text:p>
          </table:table-cell>
          <table:table-cell office:value-type="float" office:value="39.082952" calcext:value-type="float">
            <text:p>39.082952</text:p>
          </table:table-cell>
          <table:table-cell office:value-type="float" office:value="42.051" calcext:value-type="float">
            <text:p>42.051</text:p>
          </table:table-cell>
          <table:table-cell office:value-type="float" office:value="36.456" calcext:value-type="float">
            <text:p>36.456</text:p>
          </table:table-cell>
          <table:table-cell office:value-type="float" office:value="2.1647672" calcext:value-type="float">
            <text:p>2.1647672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75" calcext:value-type="float">
            <text:p>75</text:p>
          </table:table-cell>
          <table:table-cell office:value-type="float" office:value="40.291304" calcext:value-type="float">
            <text:p>40.291304</text:p>
          </table:table-cell>
          <table:table-cell office:value-type="float" office:value="43.887" calcext:value-type="float">
            <text:p>43.887</text:p>
          </table:table-cell>
          <table:table-cell office:value-type="float" office:value="37.499" calcext:value-type="float">
            <text:p>37.499</text:p>
          </table:table-cell>
          <table:table-cell office:value-type="float" office:value="3.5315627" calcext:value-type="float">
            <text:p>3.5315627</text:p>
          </table:table-cell>
        </table:table-row>
        <table:table-row table:style-name="ro1">
          <table:table-cell office:value-type="string" calcext:value-type="string">
            <text:p>23AllocatorBenchmark_FreeI26LinkedListAllocatorNextFit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75" calcext:value-type="float">
            <text:p>75</text:p>
          </table:table-cell>
          <table:table-cell office:value-type="float" office:value="30.777776" calcext:value-type="float">
            <text:p>30.777776</text:p>
          </table:table-cell>
          <table:table-cell office:value-type="float" office:value="31.934" calcext:value-type="float">
            <text:p>31.934</text:p>
          </table:table-cell>
          <table:table-cell office:value-type="float" office:value="29.894" calcext:value-type="float">
            <text:p>29.894</text:p>
          </table:table-cell>
          <table:table-cell office:value-type="float" office:value="0.70004663" calcext:value-type="float">
            <text:p>0.70004663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75" calcext:value-type="float">
            <text:p>75</text:p>
          </table:table-cell>
          <table:table-cell office:value-type="float" office:value="1708.8306" calcext:value-type="float">
            <text:p>1708.8306</text:p>
          </table:table-cell>
          <table:table-cell office:value-type="float" office:value="1797.252" calcext:value-type="float">
            <text:p>1797.252</text:p>
          </table:table-cell>
          <table:table-cell office:value-type="float" office:value="1634.723" calcext:value-type="float">
            <text:p>1634.723</text:p>
          </table:table-cell>
          <table:table-cell office:value-type="float" office:value="50.612788" calcext:value-type="float">
            <text:p>50.612788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75" calcext:value-type="float">
            <text:p>75</text:p>
          </table:table-cell>
          <table:table-cell office:value-type="float" office:value="3300.9949" calcext:value-type="float">
            <text:p>3300.9949</text:p>
          </table:table-cell>
          <table:table-cell office:value-type="float" office:value="3449.84" calcext:value-type="float">
            <text:p>3449.84</text:p>
          </table:table-cell>
          <table:table-cell office:value-type="float" office:value="3175.296" calcext:value-type="float">
            <text:p>3175.296</text:p>
          </table:table-cell>
          <table:table-cell office:value-type="float" office:value="87.584786" calcext:value-type="float">
            <text:p>87.584786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75" calcext:value-type="float">
            <text:p>75</text:p>
          </table:table-cell>
          <table:table-cell office:value-type="float" office:value="5055.8148" calcext:value-type="float">
            <text:p>5055.8148</text:p>
          </table:table-cell>
          <table:table-cell office:value-type="float" office:value="5303.289" calcext:value-type="float">
            <text:p>5303.289</text:p>
          </table:table-cell>
          <table:table-cell office:value-type="float" office:value="4827.609" calcext:value-type="float">
            <text:p>4827.609</text:p>
          </table:table-cell>
          <table:table-cell office:value-type="float" office:value="146.30571" calcext:value-type="float">
            <text:p>146.30571</text:p>
          </table:table-cell>
        </table:table-row>
        <table:table-row table:style-name="ro1">
          <table:table-cell office:value-type="string" calcext:value-type="string">
            <text:p>23AllocatorBenchmark_FreeI26LinkedListAllocatorBestFit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75" calcext:value-type="float">
            <text:p>75</text:p>
          </table:table-cell>
          <table:table-cell office:value-type="float" office:value="30.633496" calcext:value-type="float">
            <text:p>30.633496</text:p>
          </table:table-cell>
          <table:table-cell office:value-type="float" office:value="31.641" calcext:value-type="float">
            <text:p>31.641</text:p>
          </table:table-cell>
          <table:table-cell office:value-type="float" office:value="29.746" calcext:value-type="float">
            <text:p>29.746</text:p>
          </table:table-cell>
          <table:table-cell office:value-type="float" office:value="0.72598906" calcext:value-type="float">
            <text:p>0.72598906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75" calcext:value-type="float">
            <text:p>75</text:p>
          </table:table-cell>
          <table:table-cell office:value-type="float" office:value="1691.5459" calcext:value-type="float">
            <text:p>1691.5459</text:p>
          </table:table-cell>
          <table:table-cell office:value-type="float" office:value="1771.29" calcext:value-type="float">
            <text:p>1771.29</text:p>
          </table:table-cell>
          <table:table-cell office:value-type="float" office:value="1613.292" calcext:value-type="float">
            <text:p>1613.292</text:p>
          </table:table-cell>
          <table:table-cell office:value-type="float" office:value="48.267907" calcext:value-type="float">
            <text:p>48.267907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75" calcext:value-type="float">
            <text:p>75</text:p>
          </table:table-cell>
          <table:table-cell office:value-type="float" office:value="3349.3051" calcext:value-type="float">
            <text:p>3349.3051</text:p>
          </table:table-cell>
          <table:table-cell office:value-type="float" office:value="3460.755" calcext:value-type="float">
            <text:p>3460.755</text:p>
          </table:table-cell>
          <table:table-cell office:value-type="float" office:value="3249.677" calcext:value-type="float">
            <text:p>3249.677</text:p>
          </table:table-cell>
          <table:table-cell office:value-type="float" office:value="67.664497" calcext:value-type="float">
            <text:p>67.664497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75" calcext:value-type="float">
            <text:p>75</text:p>
          </table:table-cell>
          <table:table-cell office:value-type="float" office:value="4937.2713" calcext:value-type="float">
            <text:p>4937.2713</text:p>
          </table:table-cell>
          <table:table-cell office:value-type="float" office:value="5141.097" calcext:value-type="float">
            <text:p>5141.097</text:p>
          </table:table-cell>
          <table:table-cell office:value-type="float" office:value="4742.232" calcext:value-type="float">
            <text:p>4742.232</text:p>
          </table:table-cell>
          <table:table-cell office:value-type="float" office:value="123.41418" calcext:value-type="float">
            <text:p>123.41418</text:p>
          </table:table-cell>
        </table:table-row>
        <table:table-row table:style-name="ro1">
          <table:table-cell office:value-type="string" calcext:value-type="string">
            <text:p>23AllocatorBenchmark_FreeI27LinkedListAllocatorWorstFit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75" calcext:value-type="float">
            <text:p>75</text:p>
          </table:table-cell>
          <table:table-cell office:value-type="float" office:value="31.565" calcext:value-type="float">
            <text:p>31.565</text:p>
          </table:table-cell>
          <table:table-cell office:value-type="float" office:value="32.466" calcext:value-type="float">
            <text:p>32.466</text:p>
          </table:table-cell>
          <table:table-cell office:value-type="float" office:value="30.764" calcext:value-type="float">
            <text:p>30.764</text:p>
          </table:table-cell>
          <table:table-cell office:value-type="float" office:value="1.7995999" calcext:value-type="float">
            <text:p>1.7995999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75" calcext:value-type="float">
            <text:p>75</text:p>
          </table:table-cell>
          <table:table-cell office:value-type="float" office:value="2283.4028" calcext:value-type="float">
            <text:p>2283.4028</text:p>
          </table:table-cell>
          <table:table-cell office:value-type="float" office:value="2700.376" calcext:value-type="float">
            <text:p>2700.376</text:p>
          </table:table-cell>
          <table:table-cell office:value-type="float" office:value="1902.283" calcext:value-type="float">
            <text:p>1902.283</text:p>
          </table:table-cell>
          <table:table-cell office:value-type="float" office:value="247.64952" calcext:value-type="float">
            <text:p>247.64952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75" calcext:value-type="float">
            <text:p>75</text:p>
          </table:table-cell>
          <table:table-cell office:value-type="float" office:value="4649.1504" calcext:value-type="float">
            <text:p>4649.1504</text:p>
          </table:table-cell>
          <table:table-cell office:value-type="float" office:value="5445.643" calcext:value-type="float">
            <text:p>5445.643</text:p>
          </table:table-cell>
          <table:table-cell office:value-type="float" office:value="3896.819" calcext:value-type="float">
            <text:p>3896.819</text:p>
          </table:table-cell>
          <table:table-cell office:value-type="float" office:value="488.27356" calcext:value-type="float">
            <text:p>488.27356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75" calcext:value-type="float">
            <text:p>75</text:p>
          </table:table-cell>
          <table:table-cell office:value-type="float" office:value="7159.0741" calcext:value-type="float">
            <text:p>7159.0741</text:p>
          </table:table-cell>
          <table:table-cell office:value-type="float" office:value="8448.294" calcext:value-type="float">
            <text:p>8448.294</text:p>
          </table:table-cell>
          <table:table-cell office:value-type="float" office:value="5922.636" calcext:value-type="float">
            <text:p>5922.636</text:p>
          </table:table-cell>
          <table:table-cell office:value-type="float" office:value="779.15793" calcext:value-type="float">
            <text:p>779.15793</text:p>
          </table:table-cell>
        </table:table-row>
        <table:table-row table:style-name="ro1">
          <table:table-cell office:value-type="string" calcext:value-type="string">
            <text:p>23AllocatorBenchmark_FreeI12BSTAllocator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75" calcext:value-type="float">
            <text:p>75</text:p>
          </table:table-cell>
          <table:table-cell office:value-type="float" office:value="32.322232" calcext:value-type="float">
            <text:p>32.322232</text:p>
          </table:table-cell>
          <table:table-cell office:value-type="float" office:value="33.171" calcext:value-type="float">
            <text:p>33.171</text:p>
          </table:table-cell>
          <table:table-cell office:value-type="float" office:value="31.542" calcext:value-type="float">
            <text:p>31.542</text:p>
          </table:table-cell>
          <table:table-cell office:value-type="float" office:value="0.67189602" calcext:value-type="float">
            <text:p>0.67189602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75" calcext:value-type="float">
            <text:p>75</text:p>
          </table:table-cell>
          <table:table-cell office:value-type="float" office:value="1734.8278" calcext:value-type="float">
            <text:p>1734.8278</text:p>
          </table:table-cell>
          <table:table-cell office:value-type="float" office:value="2068.651" calcext:value-type="float">
            <text:p>2068.651</text:p>
          </table:table-cell>
          <table:table-cell office:value-type="float" office:value="1433.692" calcext:value-type="float">
            <text:p>1433.692</text:p>
          </table:table-cell>
          <table:table-cell office:value-type="float" office:value="196.08109" calcext:value-type="float">
            <text:p>196.08109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75" calcext:value-type="float">
            <text:p>75</text:p>
          </table:table-cell>
          <table:table-cell office:value-type="float" office:value="3584.9953" calcext:value-type="float">
            <text:p>3584.9953</text:p>
          </table:table-cell>
          <table:table-cell office:value-type="float" office:value="4214.255" calcext:value-type="float">
            <text:p>4214.255</text:p>
          </table:table-cell>
          <table:table-cell office:value-type="float" office:value="2918.188" calcext:value-type="float">
            <text:p>2918.188</text:p>
          </table:table-cell>
          <table:table-cell office:value-type="float" office:value="401.50371" calcext:value-type="float">
            <text:p>401.50371</text:p>
          </table:table-cell>
        </table:table-row>
        <table:table-row table:style-name="ro1">
          <table:table-cell office:value-type="string" calcext:value-type="string">
            <text:p>24AllocatorBenchmark_AllocI13B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75" calcext:value-type="float">
            <text:p>75</text:p>
          </table:table-cell>
          <table:table-cell office:value-type="float" office:value="5484.2537" calcext:value-type="float">
            <text:p>5484.2537</text:p>
          </table:table-cell>
          <table:table-cell office:value-type="float" office:value="6632.55" calcext:value-type="float">
            <text:p>6632.55</text:p>
          </table:table-cell>
          <table:table-cell office:value-type="float" office:value="4283.071" calcext:value-type="float">
            <text:p>4283.071</text:p>
          </table:table-cell>
          <table:table-cell office:value-type="float" office:value="678.72015" calcext:value-type="float">
            <text:p>678.72015</text:p>
          </table:table-cell>
        </table:table-row>
        <table:table-row table:style-name="ro1">
          <table:table-cell office:value-type="string" calcext:value-type="string">
            <text:p>23AllocatorBenchmark_FreeI13BBSTAllocator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75" calcext:value-type="float">
            <text:p>75</text:p>
          </table:table-cell>
          <table:table-cell office:value-type="float" office:value="34.042752" calcext:value-type="float">
            <text:p>34.042752</text:p>
          </table:table-cell>
          <table:table-cell office:value-type="float" office:value="35.105" calcext:value-type="float">
            <text:p>35.105</text:p>
          </table:table-cell>
          <table:table-cell office:value-type="float" office:value="33.241" calcext:value-type="float">
            <text:p>33.241</text:p>
          </table:table-cell>
          <table:table-cell office:value-type="float" office:value="0.60436856" calcext:value-type="float">
            <text:p>0.60436856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75" calcext:value-type="float">
            <text:p>75</text:p>
          </table:table-cell>
          <table:table-cell office:value-type="float" office:value="45.412372" calcext:value-type="float">
            <text:p>45.412372</text:p>
          </table:table-cell>
          <table:table-cell office:value-type="float" office:value="50.086" calcext:value-type="float">
            <text:p>50.086</text:p>
          </table:table-cell>
          <table:table-cell office:value-type="float" office:value="41.953" calcext:value-type="float">
            <text:p>41.953</text:p>
          </table:table-cell>
          <table:table-cell office:value-type="float" office:value="3.6286126" calcext:value-type="float">
            <text:p>3.6286126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75" calcext:value-type="float">
            <text:p>75</text:p>
          </table:table-cell>
          <table:table-cell office:value-type="float" office:value="46.792456" calcext:value-type="float">
            <text:p>46.792456</text:p>
          </table:table-cell>
          <table:table-cell office:value-type="float" office:value="50.753" calcext:value-type="float">
            <text:p>50.753</text:p>
          </table:table-cell>
          <table:table-cell office:value-type="float" office:value="43.414" calcext:value-type="float">
            <text:p>43.414</text:p>
          </table:table-cell>
          <table:table-cell office:value-type="float" office:value="2.2528813" calcext:value-type="float">
            <text:p>2.2528813</text:p>
          </table:table-cell>
        </table:table-row>
        <table:table-row table:style-name="ro1">
          <table:table-cell office:value-type="string" calcext:value-type="string">
            <text:p>24AllocatorBenchmark_AllocI17DualBBST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75" calcext:value-type="float">
            <text:p>75</text:p>
          </table:table-cell>
          <table:table-cell office:value-type="float" office:value="47.451504" calcext:value-type="float">
            <text:p>47.451504</text:p>
          </table:table-cell>
          <table:table-cell office:value-type="float" office:value="51.747" calcext:value-type="float">
            <text:p>51.747</text:p>
          </table:table-cell>
          <table:table-cell office:value-type="float" office:value="43.704" calcext:value-type="float">
            <text:p>43.704</text:p>
          </table:table-cell>
          <table:table-cell office:value-type="float" office:value="2.7887487" calcext:value-type="float">
            <text:p>2.7887487</text:p>
          </table:table-cell>
        </table:table-row>
        <table:table-row table:style-name="ro1">
          <table:table-cell office:value-type="string" calcext:value-type="string">
            <text:p>23AllocatorBenchmark_FreeI17DualBBSTAllocator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75" calcext:value-type="float">
            <text:p>75</text:p>
          </table:table-cell>
          <table:table-cell office:value-type="float" office:value="38.820104" calcext:value-type="float">
            <text:p>38.820104</text:p>
          </table:table-cell>
          <table:table-cell office:value-type="float" office:value="40.697" calcext:value-type="float">
            <text:p>40.697</text:p>
          </table:table-cell>
          <table:table-cell office:value-type="float" office:value="36.717" calcext:value-type="float">
            <text:p>36.717</text:p>
          </table:table-cell>
          <table:table-cell office:value-type="float" office:value="1.7513064" calcext:value-type="float">
            <text:p>1.7513064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100" calcext:value-type="float">
            <text:p>100</text:p>
          </table:table-cell>
          <table:table-cell office:value-type="float" office:value="33.43466" calcext:value-type="float">
            <text:p>33.43466</text:p>
          </table:table-cell>
          <table:table-cell office:value-type="float" office:value="35.534" calcext:value-type="float">
            <text:p>35.534</text:p>
          </table:table-cell>
          <table:table-cell office:value-type="float" office:value="29.286" calcext:value-type="float">
            <text:p>29.286</text:p>
          </table:table-cell>
          <table:table-cell office:value-type="float" office:value="1.7487897" calcext:value-type="float">
            <text:p>1.7487897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100" calcext:value-type="float">
            <text:p>100</text:p>
          </table:table-cell>
          <table:table-cell office:value-type="float" office:value="35.69256" calcext:value-type="float">
            <text:p>35.69256</text:p>
          </table:table-cell>
          <table:table-cell office:value-type="float" office:value="38.37" calcext:value-type="float">
            <text:p>38.37</text:p>
          </table:table-cell>
          <table:table-cell office:value-type="float" office:value="29.039" calcext:value-type="float">
            <text:p>29.039</text:p>
          </table:table-cell>
          <table:table-cell office:value-type="float" office:value="2.6823599" calcext:value-type="float">
            <text:p>2.6823599</text:p>
          </table:table-cell>
        </table:table-row>
        <table:table-row table:style-name="ro1">
          <table:table-cell office:value-type="string" calcext:value-type="string">
            <text:p>24AllocatorBenchmark_AllocI23BitmapAllocatorFirstFit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100" calcext:value-type="float">
            <text:p>100</text:p>
          </table:table-cell>
          <table:table-cell office:value-type="float" office:value="38.49198" calcext:value-type="float">
            <text:p>38.49198</text:p>
          </table:table-cell>
          <table:table-cell office:value-type="float" office:value="41.621" calcext:value-type="float">
            <text:p>41.621</text:p>
          </table:table-cell>
          <table:table-cell office:value-type="float" office:value="28.749" calcext:value-type="float">
            <text:p>28.749</text:p>
          </table:table-cell>
          <table:table-cell office:value-type="float" office:value="3.907686" calcext:value-type="float">
            <text:p>3.907686</text:p>
          </table:table-cell>
        </table:table-row>
        <table:table-row table:style-name="ro1">
          <table:table-cell office:value-type="string" calcext:value-type="string">
            <text:p>23AllocatorBenchmark_FreeI23BitmapAllocatorFirstFit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100" calcext:value-type="float">
            <text:p>100</text:p>
          </table:table-cell>
          <table:table-cell office:value-type="float" office:value="27.973296" calcext:value-type="float">
            <text:p>27.973296</text:p>
          </table:table-cell>
          <table:table-cell office:value-type="float" office:value="29.372" calcext:value-type="float">
            <text:p>29.372</text:p>
          </table:table-cell>
          <table:table-cell office:value-type="float" office:value="27.21" calcext:value-type="float">
            <text:p>27.21</text:p>
          </table:table-cell>
          <table:table-cell office:value-type="float" office:value="0.98817945" calcext:value-type="float">
            <text:p>0.98817945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100" calcext:value-type="float">
            <text:p>100</text:p>
          </table:table-cell>
          <table:table-cell office:value-type="float" office:value="28.839456" calcext:value-type="float">
            <text:p>28.839456</text:p>
          </table:table-cell>
          <table:table-cell office:value-type="float" office:value="30.435" calcext:value-type="float">
            <text:p>30.435</text:p>
          </table:table-cell>
          <table:table-cell office:value-type="float" office:value="27.992" calcext:value-type="float">
            <text:p>27.992</text:p>
          </table:table-cell>
          <table:table-cell office:value-type="float" office:value="1.2303627" calcext:value-type="float">
            <text:p>1.2303627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100" calcext:value-type="float">
            <text:p>100</text:p>
          </table:table-cell>
          <table:table-cell office:value-type="float" office:value="29.80114" calcext:value-type="float">
            <text:p>29.80114</text:p>
          </table:table-cell>
          <table:table-cell office:value-type="float" office:value="30.328" calcext:value-type="float">
            <text:p>30.328</text:p>
          </table:table-cell>
          <table:table-cell office:value-type="float" office:value="28.221" calcext:value-type="float">
            <text:p>28.221</text:p>
          </table:table-cell>
          <table:table-cell office:value-type="float" office:value="13.464364" calcext:value-type="float">
            <text:p>13.464364</text:p>
          </table:table-cell>
        </table:table-row>
        <table:table-row table:style-name="ro1">
          <table:table-cell office:value-type="string" calcext:value-type="string">
            <text:p>24AllocatorBenchmark_AllocI22BitmapAllocatorNextFit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100" calcext:value-type="float">
            <text:p>100</text:p>
          </table:table-cell>
          <table:table-cell office:value-type="float" office:value="29.055096" calcext:value-type="float">
            <text:p>29.055096</text:p>
          </table:table-cell>
          <table:table-cell office:value-type="float" office:value="30.248" calcext:value-type="float">
            <text:p>30.248</text:p>
          </table:table-cell>
          <table:table-cell office:value-type="float" office:value="28.28" calcext:value-type="float">
            <text:p>28.28</text:p>
          </table:table-cell>
          <table:table-cell office:value-type="float" office:value="0.90402639" calcext:value-type="float">
            <text:p>0.90402639</text:p>
          </table:table-cell>
        </table:table-row>
        <table:table-row table:style-name="ro1">
          <table:table-cell office:value-type="string" calcext:value-type="string">
            <text:p>23AllocatorBenchmark_FreeI22BitmapAllocatorNextFit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100" calcext:value-type="float">
            <text:p>100</text:p>
          </table:table-cell>
          <table:table-cell office:value-type="float" office:value="27.407428" calcext:value-type="float">
            <text:p>27.407428</text:p>
          </table:table-cell>
          <table:table-cell office:value-type="float" office:value="28.483" calcext:value-type="float">
            <text:p>28.483</text:p>
          </table:table-cell>
          <table:table-cell office:value-type="float" office:value="26.797" calcext:value-type="float">
            <text:p>26.797</text:p>
          </table:table-cell>
          <table:table-cell office:value-type="float" office:value="0.6973669" calcext:value-type="float">
            <text:p>0.6973669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100" calcext:value-type="float">
            <text:p>100</text:p>
          </table:table-cell>
          <table:table-cell office:value-type="float" office:value="861.66743" calcext:value-type="float">
            <text:p>861.66743</text:p>
          </table:table-cell>
          <table:table-cell office:value-type="float" office:value="939.551" calcext:value-type="float">
            <text:p>939.551</text:p>
          </table:table-cell>
          <table:table-cell office:value-type="float" office:value="815.686" calcext:value-type="float">
            <text:p>815.686</text:p>
          </table:table-cell>
          <table:table-cell office:value-type="float" office:value="40.43281" calcext:value-type="float">
            <text:p>40.43281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100" calcext:value-type="float">
            <text:p>100</text:p>
          </table:table-cell>
          <table:table-cell office:value-type="float" office:value="843.95066" calcext:value-type="float">
            <text:p>843.95066</text:p>
          </table:table-cell>
          <table:table-cell office:value-type="float" office:value="921.058" calcext:value-type="float">
            <text:p>921.058</text:p>
          </table:table-cell>
          <table:table-cell office:value-type="float" office:value="810.058" calcext:value-type="float">
            <text:p>810.058</text:p>
          </table:table-cell>
          <table:table-cell office:value-type="float" office:value="39.981231" calcext:value-type="float">
            <text:p>39.981231</text:p>
          </table:table-cell>
        </table:table-row>
        <table:table-row table:style-name="ro1">
          <table:table-cell office:value-type="string" calcext:value-type="string">
            <text:p>24AllocatorBenchmark_AllocI22BitmapAllocatorBestFit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100" calcext:value-type="float">
            <text:p>100</text:p>
          </table:table-cell>
          <table:table-cell office:value-type="float" office:value="851.43396" calcext:value-type="float">
            <text:p>851.43396</text:p>
          </table:table-cell>
          <table:table-cell office:value-type="float" office:value="936.73" calcext:value-type="float">
            <text:p>936.73</text:p>
          </table:table-cell>
          <table:table-cell office:value-type="float" office:value="806.059" calcext:value-type="float">
            <text:p>806.059</text:p>
          </table:table-cell>
          <table:table-cell office:value-type="float" office:value="45.431544" calcext:value-type="float">
            <text:p>45.431544</text:p>
          </table:table-cell>
        </table:table-row>
        <table:table-row table:style-name="ro1">
          <table:table-cell office:value-type="string" calcext:value-type="string">
            <text:p>23AllocatorBenchmark_FreeI22BitmapAllocatorBestFit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100" calcext:value-type="float">
            <text:p>100</text:p>
          </table:table-cell>
          <table:table-cell office:value-type="float" office:value="29.355032" calcext:value-type="float">
            <text:p>29.355032</text:p>
          </table:table-cell>
          <table:table-cell office:value-type="float" office:value="30.274" calcext:value-type="float">
            <text:p>30.274</text:p>
          </table:table-cell>
          <table:table-cell office:value-type="float" office:value="28.715" calcext:value-type="float">
            <text:p>28.715</text:p>
          </table:table-cell>
          <table:table-cell office:value-type="float" office:value="0.53809791" calcext:value-type="float">
            <text:p>0.53809791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100" calcext:value-type="float">
            <text:p>100</text:p>
          </table:table-cell>
          <table:table-cell office:value-type="float" office:value="1006.7817" calcext:value-type="float">
            <text:p>1006.7817</text:p>
          </table:table-cell>
          <table:table-cell office:value-type="float" office:value="1092.339" calcext:value-type="float">
            <text:p>1092.339</text:p>
          </table:table-cell>
          <table:table-cell office:value-type="float" office:value="965.117" calcext:value-type="float">
            <text:p>965.117</text:p>
          </table:table-cell>
          <table:table-cell office:value-type="float" office:value="46.84964" calcext:value-type="float">
            <text:p>46.84964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100" calcext:value-type="float">
            <text:p>100</text:p>
          </table:table-cell>
          <table:table-cell office:value-type="float" office:value="996.9364" calcext:value-type="float">
            <text:p>996.9364</text:p>
          </table:table-cell>
          <table:table-cell office:value-type="float" office:value="1082.531" calcext:value-type="float">
            <text:p>1082.531</text:p>
          </table:table-cell>
          <table:table-cell office:value-type="float" office:value="945.147" calcext:value-type="float">
            <text:p>945.147</text:p>
          </table:table-cell>
          <table:table-cell office:value-type="float" office:value="42.695586" calcext:value-type="float">
            <text:p>42.695586</text:p>
          </table:table-cell>
        </table:table-row>
        <table:table-row table:style-name="ro1">
          <table:table-cell office:value-type="string" calcext:value-type="string">
            <text:p>24AllocatorBenchmark_AllocI23BitmapAllocatorWorstFit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100" calcext:value-type="float">
            <text:p>100</text:p>
          </table:table-cell>
          <table:table-cell office:value-type="float" office:value="1000.5938" calcext:value-type="float">
            <text:p>1000.5938</text:p>
          </table:table-cell>
          <table:table-cell office:value-type="float" office:value="1095.168" calcext:value-type="float">
            <text:p>1095.168</text:p>
          </table:table-cell>
          <table:table-cell office:value-type="float" office:value="953.776" calcext:value-type="float">
            <text:p>953.776</text:p>
          </table:table-cell>
          <table:table-cell office:value-type="float" office:value="47.876712" calcext:value-type="float">
            <text:p>47.876712</text:p>
          </table:table-cell>
        </table:table-row>
        <table:table-row table:style-name="ro1">
          <table:table-cell office:value-type="string" calcext:value-type="string">
            <text:p>23AllocatorBenchmark_FreeI23BitmapAllocatorWorstFit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100" calcext:value-type="float">
            <text:p>100</text:p>
          </table:table-cell>
          <table:table-cell office:value-type="float" office:value="29.741888" calcext:value-type="float">
            <text:p>29.741888</text:p>
          </table:table-cell>
          <table:table-cell office:value-type="float" office:value="30.636" calcext:value-type="float">
            <text:p>30.636</text:p>
          </table:table-cell>
          <table:table-cell office:value-type="float" office:value="29.14" calcext:value-type="float">
            <text:p>29.14</text:p>
          </table:table-cell>
          <table:table-cell office:value-type="float" office:value="0.48882057" calcext:value-type="float">
            <text:p>0.48882057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100" calcext:value-type="float">
            <text:p>100</text:p>
          </table:table-cell>
          <table:table-cell office:value-type="float" office:value="247.6305" calcext:value-type="float">
            <text:p>247.6305</text:p>
          </table:table-cell>
          <table:table-cell office:value-type="float" office:value="295.892" calcext:value-type="float">
            <text:p>295.892</text:p>
          </table:table-cell>
          <table:table-cell office:value-type="float" office:value="181.574" calcext:value-type="float">
            <text:p>181.574</text:p>
          </table:table-cell>
          <table:table-cell office:value-type="float" office:value="36.558523" calcext:value-type="float">
            <text:p>36.558523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100" calcext:value-type="float">
            <text:p>100</text:p>
          </table:table-cell>
          <table:table-cell office:value-type="float" office:value="451.61464" calcext:value-type="float">
            <text:p>451.61464</text:p>
          </table:table-cell>
          <table:table-cell office:value-type="float" office:value="516.426" calcext:value-type="float">
            <text:p>516.426</text:p>
          </table:table-cell>
          <table:table-cell office:value-type="float" office:value="357.228" calcext:value-type="float">
            <text:p>357.228</text:p>
          </table:table-cell>
          <table:table-cell office:value-type="float" office:value="50.11613" calcext:value-type="float">
            <text:p>50.11613</text:p>
          </table:table-cell>
        </table:table-row>
        <table:table-row table:style-name="ro1">
          <table:table-cell office:value-type="string" calcext:value-type="string">
            <text:p>24AllocatorBenchmark_AllocI14BuddyAllocator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100" calcext:value-type="float">
            <text:p>100</text:p>
          </table:table-cell>
          <table:table-cell office:value-type="float" office:value="657.95008" calcext:value-type="float">
            <text:p>657.95008</text:p>
          </table:table-cell>
          <table:table-cell office:value-type="float" office:value="771.681" calcext:value-type="float">
            <text:p>771.681</text:p>
          </table:table-cell>
          <table:table-cell office:value-type="float" office:value="502.794" calcext:value-type="float">
            <text:p>502.794</text:p>
          </table:table-cell>
          <table:table-cell office:value-type="float" office:value="87.904131" calcext:value-type="float">
            <text:p>87.904131</text:p>
          </table:table-cell>
        </table:table-row>
        <table:table-row table:style-name="ro1">
          <table:table-cell office:value-type="string" calcext:value-type="string">
            <text:p>23AllocatorBenchmark_FreeI14BuddyAllocator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100" calcext:value-type="float">
            <text:p>100</text:p>
          </table:table-cell>
          <table:table-cell office:value-type="float" office:value="31.701592" calcext:value-type="float">
            <text:p>31.701592</text:p>
          </table:table-cell>
          <table:table-cell office:value-type="float" office:value="32.94" calcext:value-type="float">
            <text:p>32.94</text:p>
          </table:table-cell>
          <table:table-cell office:value-type="float" office:value="30.893" calcext:value-type="float">
            <text:p>30.893</text:p>
          </table:table-cell>
          <table:table-cell office:value-type="float" office:value="0.6079342" calcext:value-type="float">
            <text:p>0.6079342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100" calcext:value-type="float">
            <text:p>100</text:p>
          </table:table-cell>
          <table:table-cell office:value-type="float" office:value="3553.182" calcext:value-type="float">
            <text:p>3553.182</text:p>
          </table:table-cell>
          <table:table-cell office:value-type="float" office:value="4172.137" calcext:value-type="float">
            <text:p>4172.137</text:p>
          </table:table-cell>
          <table:table-cell office:value-type="float" office:value="2645.103" calcext:value-type="float">
            <text:p>2645.103</text:p>
          </table:table-cell>
          <table:table-cell office:value-type="float" office:value="449.41075" calcext:value-type="float">
            <text:p>449.41075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100" calcext:value-type="float">
            <text:p>100</text:p>
          </table:table-cell>
          <table:table-cell office:value-type="float" office:value="7528.5295" calcext:value-type="float">
            <text:p>7528.5295</text:p>
          </table:table-cell>
          <table:table-cell office:value-type="float" office:value="8888.443" calcext:value-type="float">
            <text:p>8888.443</text:p>
          </table:table-cell>
          <table:table-cell office:value-type="float" office:value="5749.799" calcext:value-type="float">
            <text:p>5749.799</text:p>
          </table:table-cell>
          <table:table-cell office:value-type="float" office:value="1008.8259" calcext:value-type="float">
            <text:p>1008.8259</text:p>
          </table:table-cell>
        </table:table-row>
        <table:table-row table:style-name="ro1">
          <table:table-cell office:value-type="string" calcext:value-type="string">
            <text:p>24AllocatorBenchmark_AllocI27LinkedListAllocatorFirstFit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100" calcext:value-type="float">
            <text:p>100</text:p>
          </table:table-cell>
          <table:table-cell office:value-type="float" office:value="11536.272" calcext:value-type="float">
            <text:p>11536.272</text:p>
          </table:table-cell>
          <table:table-cell office:value-type="float" office:value="13493.725" calcext:value-type="float">
            <text:p>13493.725</text:p>
          </table:table-cell>
          <table:table-cell office:value-type="float" office:value="8593.452" calcext:value-type="float">
            <text:p>8593.452</text:p>
          </table:table-cell>
          <table:table-cell office:value-type="float" office:value="1529.3155" calcext:value-type="float">
            <text:p>1529.3155</text:p>
          </table:table-cell>
        </table:table-row>
        <table:table-row table:style-name="ro1">
          <table:table-cell office:value-type="string" calcext:value-type="string">
            <text:p>23AllocatorBenchmark_FreeI27LinkedListAllocatorFirstFit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100" calcext:value-type="float">
            <text:p>100</text:p>
          </table:table-cell>
          <table:table-cell office:value-type="float" office:value="30.844964" calcext:value-type="float">
            <text:p>30.844964</text:p>
          </table:table-cell>
          <table:table-cell office:value-type="float" office:value="32.628" calcext:value-type="float">
            <text:p>32.628</text:p>
          </table:table-cell>
          <table:table-cell office:value-type="float" office:value="29.71" calcext:value-type="float">
            <text:p>29.71</text:p>
          </table:table-cell>
          <table:table-cell office:value-type="float" office:value="1.2115126" calcext:value-type="float">
            <text:p>1.2115126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100" calcext:value-type="float">
            <text:p>100</text:p>
          </table:table-cell>
          <table:table-cell office:value-type="float" office:value="41.567728" calcext:value-type="float">
            <text:p>41.567728</text:p>
          </table:table-cell>
          <table:table-cell office:value-type="float" office:value="44.172" calcext:value-type="float">
            <text:p>44.172</text:p>
          </table:table-cell>
          <table:table-cell office:value-type="float" office:value="39.473" calcext:value-type="float">
            <text:p>39.473</text:p>
          </table:table-cell>
          <table:table-cell office:value-type="float" office:value="1.4283323" calcext:value-type="float">
            <text:p>1.4283323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100" calcext:value-type="float">
            <text:p>100</text:p>
          </table:table-cell>
          <table:table-cell office:value-type="float" office:value="46.208348" calcext:value-type="float">
            <text:p>46.208348</text:p>
          </table:table-cell>
          <table:table-cell office:value-type="float" office:value="50.194" calcext:value-type="float">
            <text:p>50.194</text:p>
          </table:table-cell>
          <table:table-cell office:value-type="float" office:value="43.283" calcext:value-type="float">
            <text:p>43.283</text:p>
          </table:table-cell>
          <table:table-cell office:value-type="float" office:value="4.8250139" calcext:value-type="float">
            <text:p>4.8250139</text:p>
          </table:table-cell>
        </table:table-row>
        <table:table-row table:style-name="ro1">
          <table:table-cell office:value-type="string" calcext:value-type="string">
            <text:p>24AllocatorBenchmark_AllocI26LinkedListAllocatorNextFit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100" calcext:value-type="float">
            <text:p>100</text:p>
          </table:table-cell>
          <table:table-cell office:value-type="float" office:value="48.661284" calcext:value-type="float">
            <text:p>48.661284</text:p>
          </table:table-cell>
          <table:table-cell office:value-type="float" office:value="53.915" calcext:value-type="float">
            <text:p>53.915</text:p>
          </table:table-cell>
          <table:table-cell office:value-type="float" office:value="44.923" calcext:value-type="float">
            <text:p>44.923</text:p>
          </table:table-cell>
          <table:table-cell office:value-type="float" office:value="2.7405926" calcext:value-type="float">
            <text:p>2.7405926</text:p>
          </table:table-cell>
        </table:table-row>
        <table:table-row table:style-name="ro1">
          <table:table-cell office:value-type="string" calcext:value-type="string">
            <text:p>23AllocatorBenchmark_FreeI26LinkedListAllocatorNextFit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100" calcext:value-type="float">
            <text:p>100</text:p>
          </table:table-cell>
          <table:table-cell office:value-type="float" office:value="31.325744" calcext:value-type="float">
            <text:p>31.325744</text:p>
          </table:table-cell>
          <table:table-cell office:value-type="float" office:value="32.391" calcext:value-type="float">
            <text:p>32.391</text:p>
          </table:table-cell>
          <table:table-cell office:value-type="float" office:value="30.463" calcext:value-type="float">
            <text:p>30.463</text:p>
          </table:table-cell>
          <table:table-cell office:value-type="float" office:value="2.091564" calcext:value-type="float">
            <text:p>2.091564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100" calcext:value-type="float">
            <text:p>100</text:p>
          </table:table-cell>
          <table:table-cell office:value-type="float" office:value="8205.3942" calcext:value-type="float">
            <text:p>8205.3942</text:p>
          </table:table-cell>
          <table:table-cell office:value-type="float" office:value="8486.48" calcext:value-type="float">
            <text:p>8486.48</text:p>
          </table:table-cell>
          <table:table-cell office:value-type="float" office:value="7935.704" calcext:value-type="float">
            <text:p>7935.704</text:p>
          </table:table-cell>
          <table:table-cell office:value-type="float" office:value="171.12437" calcext:value-type="float">
            <text:p>171.12437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100" calcext:value-type="float">
            <text:p>100</text:p>
          </table:table-cell>
          <table:table-cell office:value-type="float" office:value="16642.509" calcext:value-type="float">
            <text:p>16642.509</text:p>
          </table:table-cell>
          <table:table-cell office:value-type="float" office:value="17139.341" calcext:value-type="float">
            <text:p>17139.341</text:p>
          </table:table-cell>
          <table:table-cell office:value-type="float" office:value="15910.718" calcext:value-type="float">
            <text:p>15910.718</text:p>
          </table:table-cell>
          <table:table-cell office:value-type="float" office:value="380.21139" calcext:value-type="float">
            <text:p>380.21139</text:p>
          </table:table-cell>
        </table:table-row>
        <table:table-row table:style-name="ro1">
          <table:table-cell office:value-type="string" calcext:value-type="string">
            <text:p>24AllocatorBenchmark_AllocI26LinkedListAllocatorBestFit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100" calcext:value-type="float">
            <text:p>100</text:p>
          </table:table-cell>
          <table:table-cell office:value-type="float" office:value="25796.979" calcext:value-type="float">
            <text:p>25796.979</text:p>
          </table:table-cell>
          <table:table-cell office:value-type="float" office:value="26601.139" calcext:value-type="float">
            <text:p>26601.139</text:p>
          </table:table-cell>
          <table:table-cell office:value-type="float" office:value="24731.848" calcext:value-type="float">
            <text:p>24731.848</text:p>
          </table:table-cell>
          <table:table-cell office:value-type="float" office:value="566.45401" calcext:value-type="float">
            <text:p>566.45401</text:p>
          </table:table-cell>
        </table:table-row>
        <table:table-row table:style-name="ro1">
          <table:table-cell office:value-type="string" calcext:value-type="string">
            <text:p>23AllocatorBenchmark_FreeI26LinkedListAllocatorBestFit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100" calcext:value-type="float">
            <text:p>100</text:p>
          </table:table-cell>
          <table:table-cell office:value-type="float" office:value="30.163568" calcext:value-type="float">
            <text:p>30.163568</text:p>
          </table:table-cell>
          <table:table-cell office:value-type="float" office:value="31.521" calcext:value-type="float">
            <text:p>31.521</text:p>
          </table:table-cell>
          <table:table-cell office:value-type="float" office:value="29.313" calcext:value-type="float">
            <text:p>29.313</text:p>
          </table:table-cell>
          <table:table-cell office:value-type="float" office:value="0.95921271" calcext:value-type="float">
            <text:p>0.95921271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100" calcext:value-type="float">
            <text:p>100</text:p>
          </table:table-cell>
          <table:table-cell office:value-type="float" office:value="8146.8925" calcext:value-type="float">
            <text:p>8146.8925</text:p>
          </table:table-cell>
          <table:table-cell office:value-type="float" office:value="8377.411" calcext:value-type="float">
            <text:p>8377.411</text:p>
          </table:table-cell>
          <table:table-cell office:value-type="float" office:value="7823.955" calcext:value-type="float">
            <text:p>7823.955</text:p>
          </table:table-cell>
          <table:table-cell office:value-type="float" office:value="177.06647" calcext:value-type="float">
            <text:p>177.06647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50" calcext:value-type="float">
            <text:p>5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100" calcext:value-type="float">
            <text:p>100</text:p>
          </table:table-cell>
          <table:table-cell office:value-type="float" office:value="16582.521" calcext:value-type="float">
            <text:p>16582.521</text:p>
          </table:table-cell>
          <table:table-cell office:value-type="float" office:value="17081.767" calcext:value-type="float">
            <text:p>17081.767</text:p>
          </table:table-cell>
          <table:table-cell office:value-type="float" office:value="15907.431" calcext:value-type="float">
            <text:p>15907.431</text:p>
          </table:table-cell>
          <table:table-cell office:value-type="float" office:value="346.41491" calcext:value-type="float">
            <text:p>346.41491</text:p>
          </table:table-cell>
        </table:table-row>
        <table:table-row table:style-name="ro1">
          <table:table-cell office:value-type="string" calcext:value-type="string">
            <text:p>24AllocatorBenchmark_AllocI27LinkedListAllocatorWorstFitE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100" calcext:value-type="float">
            <text:p>100</text:p>
          </table:table-cell>
          <table:table-cell office:value-type="float" office:value="25869.827" calcext:value-type="float">
            <text:p>25869.827</text:p>
          </table:table-cell>
          <table:table-cell office:value-type="float" office:value="26662.939" calcext:value-type="float">
            <text:p>26662.939</text:p>
          </table:table-cell>
          <table:table-cell office:value-type="float" office:value="24770.403" calcext:value-type="float">
            <text:p>24770.403</text:p>
          </table:table-cell>
          <table:table-cell office:value-type="float" office:value="583.31773" calcext:value-type="float">
            <text:p>583.31773</text:p>
          </table:table-cell>
        </table:table-row>
        <table:table-row table:style-name="ro1">
          <table:table-cell office:value-type="string" calcext:value-type="string">
            <text:p>23AllocatorBenchmark_FreeI27LinkedListAllocatorWorstFitE</text:p>
          </table:table-cell>
          <table:table-cell/>
          <table:table-cell office:value-type="float" office:value="1073741824" calcext:value-type="float">
            <text:p>1073741824</text:p>
          </table:table-cell>
          <table:table-cell office:value-type="float" office:value="100" calcext:value-type="float">
            <text:p>100</text:p>
          </table:table-cell>
          <table:table-cell office:value-type="float" office:value="31.56726" calcext:value-type="float">
            <text:p>31.56726</text:p>
          </table:table-cell>
          <table:table-cell office:value-type="float" office:value="32.811" calcext:value-type="float">
            <text:p>32.811</text:p>
          </table:table-cell>
          <table:table-cell office:value-type="float" office:value="30.728" calcext:value-type="float">
            <text:p>30.728</text:p>
          </table:table-cell>
          <table:table-cell office:value-type="float" office:value="0.75222308" calcext:value-type="float">
            <text:p>0.75222308</text:p>
          </table:table-cell>
        </table:table-row>
        <table:table-row table:style-name="ro1">
          <table:table-cell office:value-type="string" calcext:value-type="string">
            <text:p>24AllocatorBenchmark_AllocI12BSTAllocatorE</text:p>
          </table:table-cell>
          <table:table-cell office:value-type="float" office:value="25" calcext:value-type="float">
            <text:p>2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100" calcext:value-type="float">
            <text:p>100</text:p>
          </table:table-cell>
          <table:table-cell office:value-type="float" office:value="8322.7171" calcext:value-type="float">
            <text:p>8322.7171</text:p>
          </table:table-cell>
          <table:table-cell office:value-type="float" office:value="9541.672" calcext:value-type="float">
            <text:p>9541.672</text:p>
          </table:table-cell>
          <table:table-cell office:value-type="float" office:value="6542.417" calcext:value-type="float">
            <text:p>6542.417</text:p>
          </table:table-cell>
          <table:table-cell office:value-type="float" office:value="960.50407" calcext:value-type="float">
            <text:p>960.504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05T23:24:19.801393875</dc:date>
    <meta:editing-duration>PT2M37S</meta:editing-duration>
    <meta:editing-cycles>1</meta:editing-cycles>
    <meta:document-statistic meta:table-count="1" meta:cell-count="7363" meta:object-count="0"/>
    <meta:generator>LibreOffice/7.4.5.1$Linux_X86_64 LibreOffice_project/40$Build-1</meta:generator>
  </office:meta>
</office:document-meta>
</file>